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rebuchet MS" svg:font-family="&quot;Trebuchet MS&quot;"/>
    <style:font-face style:name="Open Sans" svg:font-family="&quot;Ope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style:style>
    <style:style style:name="ce4"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5" style:family="table-cell" style:parent-style-name="Default" style:data-style-name="N0">
      <style:table-cell-properties style:vertical-align="automatic" fo:wrap-option="wrap"/>
      <style:text-properties style:font-name="Arial" style:font-name-asian="Arial" style:font-name-complex="Arial" fo:font-size="9pt" style:font-size-asian="9pt" style:font-size-complex="9pt"/>
    </style:style>
    <style:style style:name="ce6" style:family="table-cell" style:parent-style-name="Default" style:data-style-name="N0">
      <style:table-cell-properties style:vertical-align="top" fo:wrap-option="wrap"/>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style:vertical-align="automatic" fo:wrap-option="wrap"/>
      <style:text-properties style:font-name="Arial" style:font-name-asian="Arial" style:font-name-complex="Arial"/>
    </style:style>
    <style:style style:name="ce8"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style:vertical-align="automatic" fo:wrap-option="wrap"/>
      <style:text-properties fo:font-size="10pt" style:font-size-asian="10pt" style:font-size-complex="10pt"/>
    </style:style>
    <style:style style:name="ce10" style:family="table-cell" style:parent-style-name="Default" style:data-style-name="N0">
      <style:table-cell-properties style:vertical-align="automatic" fo:wrap-option="wrap"/>
      <style:text-properties style:font-name="Trebuchet MS" style:font-name-asian="Trebuchet MS" style:font-name-complex="Trebuchet MS" fo:font-size="10pt" style:font-size-asian="10pt" style:font-size-complex="10pt"/>
    </style:style>
    <style:style style:name="ce11" style:family="table-cell" style:parent-style-name="Default" style:data-style-name="N0">
      <style:table-cell-properties style:vertical-align="automatic" fo:wrap-option="wrap"/>
      <style:text-properties style:font-name="Open Sans" style:font-name-asian="Open Sans" style:font-name-complex="Open Sans" fo:font-size="10pt" style:font-size-asian="10pt" style:font-size-complex="10pt"/>
    </style:style>
    <style:style style:name="ce12"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style:style>
    <style:style style:name="ce13" style:family="table-cell" style:parent-style-name="Default" style:data-style-name="N0">
      <style:table-cell-properties style:vertical-align="top" fo:wrap-option="wrap" fo:background-color="#FFFF00" style:repeat-content="false"/>
      <style:paragraph-properties fo:text-align="start" fo:margin-left="0cm"/>
      <style:text-properties style:font-name="Arial" style:font-name-asian="Arial" style:font-name-complex="Arial"/>
    </style:style>
    <style:style style:name="ce14" style:family="table-cell" style:parent-style-name="Default" style:data-style-name="N3">
      <style:table-cell-properties style:vertical-align="top" fo:wrap-option="wrap" style:repeat-content="false"/>
      <style:paragraph-properties fo:text-align="start" fo:margin-left="0cm"/>
      <style:text-properties style:font-name="Arial" style:font-name-asian="Arial" style:font-name-complex="Arial"/>
    </style:style>
    <style:style style:name="ce15" style:family="table-cell" style:parent-style-name="Default" style:data-style-name="N0">
      <style:table-cell-properties style:vertical-align="top" fo:wrap-option="wrap" style:repeat-content="false"/>
      <style:paragraph-properties fo:text-align="start" fo:margin-left="0cm"/>
      <style:text-properties fo:color="#676565" style:font-name="Arial" style:font-name-asian="Arial" style:font-name-complex="Arial"/>
    </style:style>
    <style:style style:name="ce16" style:family="table-cell" style:parent-style-name="Default" style:data-style-name="N3">
      <style:table-cell-properties style:vertical-align="top" fo:wrap-option="wrap" fo:background-color="#FFFF00" style:repeat-content="false"/>
      <style:paragraph-properties fo:text-align="start" fo:margin-left="0cm"/>
      <style:text-properties style:font-name="Arial" style:font-name-asian="Arial" style:font-name-complex="Arial"/>
    </style:style>
    <style:style style:name="ce17" style:family="table-cell" style:parent-style-name="Default" style:data-style-name="N0">
      <style:table-cell-properties style:vertical-align="top" fo:wrap-option="wrap" style:repeat-content="false"/>
      <style:paragraph-properties fo:text-align="start" fo:margin-left="0cm"/>
      <style:text-properties fo:color="#555554" style:font-name="Arial" style:font-name-asian="Arial" style:font-name-complex="Arial"/>
    </style:style>
    <style:style style:name="ce18" style:family="table-cell" style:parent-style-name="Default" style:data-style-name="N0">
      <style:text-properties style:font-name="Arial" style:font-name-asian="Arial" style:font-name-complex="Arial"/>
    </style:style>
    <style:style style:name="ce19"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style:style>
    <style:style style:name="ce20" style:family="table-cell" style:parent-style-name="Default" style:data-style-name="N0">
      <style:table-cell-properties style:vertical-align="top"/>
      <style:text-properties style:font-name="Arial" style:font-name-asian="Arial" style:font-name-complex="Arial"/>
    </style:style>
    <style:style style:name="ce21" style:family="table-cell" style:parent-style-name="Default" style:data-style-name="N0">
      <style:table-cell-properties style:vertical-align="top" fo:wrap-option="wrap"/>
      <style:text-properties style:font-name="Arial" style:font-name-asian="Arial" style:font-name-complex="Arial"/>
    </style:style>
    <style:style style:name="ce22" style:family="table-cell" style:parent-style-name="Default" style:data-style-name="N0">
      <style:table-cell-properties style:vertical-align="top" fo:background-color="#FFFF00"/>
      <style:text-properties style:font-name="Arial" style:font-name-asian="Arial" style:font-name-complex="Arial"/>
    </style:style>
    <style:style style:name="ce23" style:family="table-cell" style:parent-style-name="Default" style:data-style-name="N0">
      <style:table-cell-properties style:vertical-align="middle" fo:wrap-option="wrap" style:repeat-content="false"/>
      <style:paragraph-properties fo:text-align="justify"/>
      <style:text-properties style:font-name="Arial" style:font-name-asian="Arial" style:font-name-complex="Arial"/>
    </style:style>
    <style:style style:name="ce24" style:family="table-cell" style:parent-style-name="Default" style:data-style-name="N0">
      <style:table-cell-properties style:vertical-align="top" fo:wrap-option="wrap" fo:background-color="#FFFFFF"/>
      <style:text-properties style:font-name="Arial" style:font-name-asian="Arial" style:font-name-complex="Arial"/>
    </style:style>
    <style:style style:name="ce25" style:family="table-cell" style:parent-style-name="Default" style:data-style-name="N0">
      <style:table-cell-properties style:vertical-align="top" fo:wrap-option="wrap" style:repeat-content="false"/>
      <style:paragraph-properties fo:text-align="start" fo:margin-left="0cm"/>
    </style:style>
    <style:style style:name="ce26" style:family="table-cell" style:parent-style-name="Default" style:data-style-name="N3">
      <style:table-cell-properties style:vertical-align="top" fo:wrap-option="wrap" style:repeat-content="false"/>
      <style:paragraph-properties fo:text-align="start" fo:margin-left="0cm"/>
    </style:style>
    <style:style style:name="ce27" style:family="table-cell" style:parent-style-name="Default" style:data-style-name="N0">
      <style:table-cell-properties fo:background-color="#FFFF00"/>
    </style:style>
    <style:style style:name="ce28" style:family="table-cell" style:parent-style-name="Default" style:data-style-name="N0">
      <style:table-cell-properties style:vertical-align="top" fo:wrap-option="wrap"/>
    </style:style>
    <style:style style:name="ce29" style:family="table-cell" style:parent-style-name="Default" style:data-style-name="N3">
      <style:text-properties style:font-name="Arial" style:font-name-asian="Arial" style:font-name-complex="Arial" fo:font-size="12pt" style:font-size-asian="12pt" style:font-size-complex="12pt"/>
    </style:style>
    <style:style style:name="ce30" style:family="table-cell" style:parent-style-name="Default" style:data-style-name="N1">
      <style:table-cell-properties style:vertical-align="top" fo:wrap-option="wrap" style:repeat-content="false"/>
      <style:paragraph-properties fo:text-align="start" fo:margin-left="0cm"/>
      <style:text-properties style:font-name="Arial" style:font-name-asian="Arial" style:font-name-complex="Arial"/>
    </style:style>
    <style:style style:name="ce31" style:family="table-cell" style:parent-style-name="Default" style:data-style-name="N0">
      <style:table-cell-properties fo:border-top="none" fo:border-bottom="none" fo:border-left="2pt solid #D9D9D9" fo:border-right="none" style:vertical-align="top" fo:wrap-option="wrap" fo:background-color="#FFFFFF" style:repeat-content="false"/>
      <style:paragraph-properties fo:text-align="start" fo:margin-left="0cm"/>
      <style:text-properties style:font-name="Arial" style:font-name-asian="Arial" style:font-name-complex="Arial"/>
    </style:style>
    <style:style style:name="ce32" style:family="table-cell" style:parent-style-name="Default" style:data-style-name="N2">
      <style:table-cell-properties style:vertical-align="top" fo:wrap-option="wrap" style:repeat-content="false"/>
      <style:paragraph-properties fo:text-align="start" fo:margin-left="0cm"/>
      <style:text-properties style:font-name="Arial" style:font-name-asian="Arial" style:font-name-complex="Arial"/>
    </style:style>
    <style:style style:name="ce33" style:family="table-cell" style:parent-style-name="Default" style:data-style-name="N0">
      <style:table-cell-properties style:vertical-align="top" fo:wrap-option="wrap"/>
      <style:text-properties fo:color="#3E454C" style:font-name="Arial" style:font-name-asian="Arial" style:font-name-complex="Arial"/>
    </style:style>
    <style:style style:name="ce34" style:family="table-cell" style:parent-style-name="Default" style:data-style-name="N3">
      <style:table-cell-properties style:vertical-align="top" fo:wrap-option="wrap"/>
      <style:text-properties style:font-name="Arial" style:font-name-asian="Arial" style:font-name-complex="Arial"/>
    </style:style>
    <style:style style:name="ce35" style:family="table-cell" style:parent-style-name="Default" style:data-style-name="N0">
      <style:table-cell-properties style:vertical-align="top" fo:wrap-option="wrap" fo:background-color="#FFFF00"/>
      <style:text-properties style:font-name="Arial" style:font-name-asian="Arial" style:font-name-complex="Arial"/>
    </style:style>
    <style:style style:name="ce36" style:family="table-cell" style:parent-style-name="Default" style:data-style-name="N3">
      <style:text-properties style:font-name="Arial" style:font-name-asian="Arial" style:font-name-complex="Arial"/>
    </style:style>
    <style:style style:name="ce37" style:family="table-cell" style:parent-style-name="Default" style:data-style-name="N0">
      <style:table-cell-properties style:vertical-align="automatic" fo:wrap-option="wrap" fo:background-color="#FFFF00"/>
      <style:text-properties style:font-name="Arial" style:font-name-asian="Arial" style:font-name-complex="Arial"/>
    </style:style>
    <style:style style:name="ce38" style:family="table-cell" style:parent-style-name="Default" style:data-style-name="N3">
      <style:table-cell-properties style:vertical-align="automatic" fo:wrap-option="wrap"/>
      <style:text-properties style:font-name="Arial" style:font-name-asian="Arial" style:font-name-complex="Arial"/>
    </style:style>
    <style:style style:name="ce39" style:family="table-cell" style:parent-style-name="Default" style:data-style-name="N0">
      <style:table-cell-properties style:vertical-align="middle" fo:wrap-option="wrap"/>
      <style:text-properties style:font-name="Arial" style:font-name-asian="Arial" style:font-name-complex="Arial"/>
    </style:style>
    <style:style style:name="ce40" style:family="table-cell" style:parent-style-name="Default" style:data-style-name="N3">
      <style:table-cell-properties style:vertical-align="top" style:repeat-content="false"/>
      <style:paragraph-properties fo:text-align="start" fo:margin-left="0cm"/>
      <style:text-properties style:font-name="Arial" style:font-name-asian="Arial" style:font-name-complex="Arial"/>
    </style:style>
    <style:style style:name="ce41" style:family="table-cell" style:parent-style-name="Default" style:data-style-name="N3">
      <style:table-cell-properties style:vertical-align="top" fo:background-color="transparent" style:repeat-content="false"/>
      <style:paragraph-properties fo:text-align="start" fo:margin-left="0cm"/>
      <style:text-properties style:font-name="Arial" style:font-name-asian="Arial" style:font-name-complex="Arial"/>
    </style:style>
    <style:style style:name="ce4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style>
    <style:style style:name="ce43" style:family="table-cell" style:parent-style-name="Default" style:data-style-name="N0">
      <style:table-cell-properties style:vertical-align="top" fo:background-color="#FFFF00" style:repeat-content="false"/>
      <style:paragraph-properties fo:text-align="start" fo:margin-left="0cm"/>
      <style:text-properties style:font-name="Arial" style:font-name-asian="Arial" style:font-name-complex="Arial"/>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2.143125cm"/>
    </style:style>
    <style:style style:name="co2" style:family="table-column">
      <style:table-column-properties fo:break-before="auto" style:column-width="4.89479166666667cm"/>
    </style:style>
    <style:style style:name="co3" style:family="table-column">
      <style:table-column-properties fo:break-before="auto" style:column-width="2.38125cm"/>
    </style:style>
    <style:style style:name="co4" style:family="table-column">
      <style:table-column-properties fo:break-before="auto" style:column-width="5.10645833333333cm"/>
    </style:style>
    <style:style style:name="co5" style:family="table-column">
      <style:table-column-properties fo:break-before="auto" style:column-width="3.36020833333333cm"/>
    </style:style>
    <style:style style:name="co6" style:family="table-column">
      <style:table-column-properties fo:break-before="auto" style:column-width="1.69333333333333cm"/>
    </style:style>
    <style:style style:name="co7" style:family="table-column">
      <style:table-column-properties fo:break-before="auto" style:column-width="4.15395833333333cm"/>
    </style:style>
    <style:style style:name="co8" style:family="table-column">
      <style:table-column-properties fo:break-before="auto" style:column-width="18.8647916666667cm"/>
    </style:style>
    <style:style style:name="ro1" style:family="table-row">
      <style:table-row-properties style:row-height="30pt" style:use-optimal-row-height="true" fo:break-before="auto"/>
    </style:style>
    <style:style style:name="ro2" style:family="table-row">
      <style:table-row-properties style:row-height="63.75pt" style:use-optimal-row-height="true" fo:break-before="auto"/>
    </style:style>
    <style:style style:name="ro3" style:family="table-row">
      <style:table-row-properties style:row-height="38.2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89.25pt" style:use-optimal-row-height="true" fo:break-before="auto"/>
    </style:style>
    <style:style style:name="ro7" style:family="table-row">
      <style:table-row-properties style:row-height="102pt" style:use-optimal-row-height="true" fo:break-before="auto"/>
    </style:style>
    <style:style style:name="ro8" style:family="table-row">
      <style:table-row-properties style:row-height="39pt" style:use-optimal-row-height="true" fo:break-before="auto"/>
    </style:style>
    <style:style style:name="ro9" style:family="table-row">
      <style:table-row-properties style:row-height="60pt" style:use-optimal-row-height="true" fo:break-before="auto"/>
    </style:style>
    <style:style style:name="ro10" style:family="table-row">
      <style:table-row-properties style:row-height="42.75pt" style:use-optimal-row-height="true" fo:break-before="auto"/>
    </style:style>
    <style:style style:name="ro11" style:family="table-row">
      <style:table-row-properties style:row-height="99.75pt" style:use-optimal-row-height="true" fo:break-before="auto"/>
    </style:style>
    <style:style style:name="ro12" style:family="table-row">
      <style:table-row-properties style:row-height="71.25pt" style:use-optimal-row-height="true" fo:break-before="auto"/>
    </style:style>
    <style:style style:name="ro13" style:family="table-row">
      <style:table-row-properties style:row-height="85.5pt" style:use-optimal-row-height="true" fo:break-before="auto"/>
    </style:style>
    <style:style style:name="ro14" style:family="table-row">
      <style:table-row-properties style:row-height="142.5pt" style:use-optimal-row-height="true" fo:break-before="auto"/>
    </style:style>
    <style:style style:name="ro15" style:family="table-row">
      <style:table-row-properties style:row-height="256.5pt" style:use-optimal-row-height="true" fo:break-before="auto"/>
    </style:style>
    <style:style style:name="ro16" style:family="table-row">
      <style:table-row-properties style:row-height="57pt" style:use-optimal-row-height="true" fo:break-before="auto"/>
    </style:style>
    <style:style style:name="ro17" style:family="table-row">
      <style:table-row-properties style:row-height="15pt" style:use-optimal-row-height="true" fo:break-before="auto"/>
    </style:style>
    <style:style style:name="ro18" style:family="table-row">
      <style:table-row-properties style:row-height="128.25pt" style:use-optimal-row-height="true" fo:break-before="auto"/>
    </style:style>
    <style:style style:name="ro19" style:family="table-row">
      <style:table-row-properties style:row-height="228.75pt" style:use-optimal-row-height="true" fo:break-before="auto"/>
    </style:style>
    <style:style style:name="ro20" style:family="table-row">
      <style:table-row-properties style:row-height="100.5pt" style:use-optimal-row-height="true" fo:break-before="auto"/>
    </style:style>
    <style:style style:name="ro21" style:family="table-row">
      <style:table-row-properties style:row-height="114.75pt" style:use-optimal-row-height="true" fo:break-before="auto"/>
    </style:style>
    <style:style style:name="ro22" style:family="table-row">
      <style:table-row-properties style:row-height="214.5pt" style:use-optimal-row-height="true" fo:break-before="auto"/>
    </style:style>
    <style:style style:name="ro23" style:family="table-row">
      <style:table-row-properties style:row-height="171.75pt" style:use-optimal-row-height="true" fo:break-before="auto"/>
    </style:style>
    <style:style style:name="ro24" style:family="table-row">
      <style:table-row-properties style:row-height="186pt" style:use-optimal-row-height="true" fo:break-before="auto"/>
    </style:style>
    <style:style style:name="ro25" style:family="table-row">
      <style:table-row-properties style:row-height="105pt" style:use-optimal-row-height="true" fo:break-before="auto"/>
    </style:style>
    <style:style style:name="ro26" style:family="table-row">
      <style:table-row-properties style:row-height="75pt" style:use-optimal-row-height="true" fo:break-before="auto"/>
    </style:style>
    <style:style style:name="ro27" style:family="table-row">
      <style:table-row-properties style:row-height="120pt" style:use-optimal-row-height="true" fo:break-before="auto"/>
    </style:style>
    <style:style style:name="ro28" style:family="table-row">
      <style:table-row-properties style:row-height="90pt" style:use-optimal-row-height="true" fo:break-before="auto"/>
    </style:style>
    <style:style style:name="ro29" style:family="table-row">
      <style:table-row-properties style:row-height="135pt" style:use-optimal-row-height="true" fo:break-before="auto"/>
    </style:style>
    <style:style style:name="ro30" style:family="table-row">
      <style:table-row-properties style:row-height="150pt" style:use-optimal-row-height="true" fo:break-before="auto"/>
    </style:style>
    <style:style style:name="ro31" style:family="table-row">
      <style:table-row-properties style:row-height="45pt" style:use-optimal-row-height="true" fo:break-before="auto"/>
    </style:style>
    <style:style style:name="ro32" style:family="table-row">
      <style:table-row-properties style:row-height="114pt" style:use-optimal-row-height="true" fo:break-before="auto"/>
    </style:style>
    <style:style style:name="ro33" style:family="table-row">
      <style:table-row-properties style:row-height="171pt" style:use-optimal-row-height="true" fo:break-before="auto"/>
    </style:style>
    <style:style style:name="ro34" style:family="table-row">
      <style:table-row-properties style:row-height="28.5pt" style:use-optimal-row-height="true" fo:break-before="auto"/>
    </style:style>
    <style:style style:name="ro35" style:family="table-row">
      <style:table-row-properties style:row-height="156.75pt" style:use-optimal-row-height="true" fo:break-before="auto"/>
    </style:style>
    <style:style style:name="ro36" style:family="table-row">
      <style:table-row-properties style:row-height="86.25pt" style:use-optimal-row-height="true" fo:break-before="auto"/>
    </style:style>
    <style:style style:name="ro37" style:family="table-row">
      <style:table-row-properties style:row-height="57.75pt" style:use-optimal-row-height="true" fo:break-before="auto"/>
    </style:style>
    <style:style style:name="ro38" style:family="table-row">
      <style:table-row-properties style:row-height="129pt" style:use-optimal-row-height="true" fo:break-before="auto"/>
    </style:style>
    <style:style style:name="ro39" style:family="table-row">
      <style:table-row-properties style:row-height="72pt" style:use-optimal-row-height="true" fo:break-before="auto"/>
    </style:style>
    <style:style style:name="ro40" style:family="table-row">
      <style:table-row-properties style:row-height="29.25pt" style:use-optimal-row-height="true" fo:break-before="auto"/>
    </style:style>
    <style:style style:name="ro41" style:family="table-row">
      <style:table-row-properties style:row-height="43.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egrados" table:style-name="ta1">
        <table:table-column table:style-name="co1"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6" table:number-columns-repeated="16375" table:default-cell-style-name="ce1"/>
        <table:table-row table:style-name="ro1">
          <table:table-cell office:value-type="string" table:style-name="ce2">
            <text:p>idpregrado</text:p>
          </table:table-cell>
          <table:table-cell office:value-type="string" table:style-name="ce2">
            <text:p>nombre</text:p>
          </table:table-cell>
          <table:table-cell office:value-type="string" table:style-name="ce2">
            <text:p>precio</text:p>
          </table:table-cell>
          <table:table-cell office:value-type="string" table:style-name="ce2">
            <text:p>iduniversidad</text:p>
          </table:table-cell>
          <table:table-cell office:value-type="string" table:style-name="ce2">
            <text:p>titulo</text:p>
          </table:table-cell>
          <table:table-cell office:value-type="string" table:style-name="ce2">
            <text:p>disciplina</text:p>
          </table:table-cell>
          <table:table-cell office:value-type="string" table:style-name="ce2">
            <text:p>duracion</text:p>
          </table:table-cell>
          <table:table-cell office:value-type="string" table:style-name="ce2">
            <text:p>salariopromedio</text:p>
          </table:table-cell>
          <table:table-cell office:value-type="string" table:style-name="ce3">
            <text:p>descripcion</text:p>
          </table:table-cell>
          <table:table-cell table:number-columns-repeated="16375"/>
        </table:table-row>
        <table:table-row table:style-name="ro2">
          <table:table-cell office:value-type="float" office:value="1" table:style-name="ce2">
            <text:p>1</text:p>
          </table:table-cell>
          <table:table-cell office:value-type="string" table:style-name="ce2">
            <text:p> Mercadeo</text:p>
          </table:table-cell>
          <table:table-cell office:value-type="float" office:value="6540000" table:style-name="ce1">
            <text:p>6540000</text:p>
          </table:table-cell>
          <table:table-cell office:value-type="float" office:value="1" table:style-name="ce2">
            <text:p>1</text:p>
          </table:table-cell>
          <table:table-cell office:value-type="string" table:style-name="ce4">
            <text:p>Profesional en Mercadeo</text:p>
          </table:table-cell>
          <table:table-cell office:value-type="string" table:style-name="ce2">
            <text:p>Economia</text:p>
          </table:table-cell>
          <table:table-cell office:value-type="float" office:value="10" table:style-name="ce2">
            <text:p>10</text:p>
          </table:table-cell>
          <table:table-cell office:value-type="string" table:style-name="ce5">
            <text:p>2,937,766</text:p>
          </table:table-cell>
          <table:table-cell office:value-type="string" table:style-name="ce6">
            <text:p>El egresado será un profesional con capacidad analítica y comprensiva, con una formación multidisciplinaria y una comprensión del impacto del entorno social, cultural, económico y político sobre las actividades de mercadeo de la organización. Tendrá una visión local, regional y global en el ámbito de los negocios, un sentido ético y de responsabilidad social, y la convicción de que su actuar profesional contribuirá al desarrollo social y económico de la población.</text:p>
          </table:table-cell>
          <table:table-cell table:number-columns-repeated="16375" table:style-name="ce2"/>
        </table:table-row>
        <table:table-row table:style-name="ro3">
          <table:table-cell office:value-type="float" office:value="2" table:style-name="ce2">
            <text:p>2</text:p>
          </table:table-cell>
          <table:table-cell office:value-type="string" table:style-name="ce2">
            <text:p> Psicología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Profesional en Psicología</text:p>
          </table:table-cell>
          <table:table-cell office:value-type="string" table:style-name="ce2">
            <text:p>Ciencias Sociales y Humanas</text:p>
          </table:table-cell>
          <table:table-cell office:value-type="float" office:value="10" table:style-name="ce2">
            <text:p>10</text:p>
          </table:table-cell>
          <table:table-cell table:style-name="ce2"/>
          <table:table-cell office:value-type="string" table:style-name="ce6">
            <text:p>El psicólogo de la Universidad EAFIT será un profesional con una actitud analítica, investigativa y comprensiva de los contextos organizacionales (empresariales, educativos, de la salud, deportivos, investigativos, jurídicos, social comunitarios, etc.) y sociales en los que interviene.</text:p>
          </table:table-cell>
          <table:table-cell table:number-columns-repeated="16375" table:style-name="ce2"/>
        </table:table-row>
        <table:table-row table:style-name="ro2">
          <table:table-cell office:value-type="float" office:value="3" table:style-name="ce2">
            <text:p>3</text:p>
          </table:table-cell>
          <table:table-cell office:value-type="string" table:style-name="ce2">
            <text:p> Administración de Negocios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Administrador de Negocios</text:p>
          </table:table-cell>
          <table:table-cell office:value-type="string" table:style-name="ce2">
            <text:p>Economia</text:p>
          </table:table-cell>
          <table:table-cell office:value-type="float" office:value="10" table:style-name="ce2">
            <text:p>10</text:p>
          </table:table-cell>
          <table:table-cell office:value-type="string" table:style-name="ce5">
            <text:p>2,937,766</text:p>
          </table:table-cell>
          <table:table-cell office:value-type="string" table:style-name="ce8">
            <text:p>El egresado será un profesional con capacidad analítica y comprensiva, con una formación multidisciplinaria y una comprensión del impacto del entorno social, cultural, económico y político sobre las actividades de mercadeo de la organización. Tendrá una visión local, regional y global en el ámbito de los negocios, un sentido ético y de responsabilidad social, y la convicción de que su actuar profesional contribuirá al desarrollo social y económico de la población.</text:p>
          </table:table-cell>
          <table:table-cell table:number-columns-repeated="16375" table:style-name="ce2"/>
        </table:table-row>
        <table:table-row table:style-name="ro4">
          <table:table-cell office:value-type="float" office:value="4" table:style-name="ce2">
            <text:p>4</text:p>
          </table:table-cell>
          <table:table-cell office:value-type="string" table:style-name="ce2">
            <text:p> Negocios Internacionales</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Negociador Internacional</text:p>
          </table:table-cell>
          <table:table-cell office:value-type="string" table:style-name="ce2">
            <text:p>Economia</text:p>
          </table:table-cell>
          <table:table-cell office:value-type="float" office:value="10" table:style-name="ce2">
            <text:p>10</text:p>
          </table:table-cell>
          <table:table-cell office:value-type="string" table:style-name="ce5">
            <text:p>2,814,837</text:p>
          </table:table-cell>
          <table:table-cell office:value-type="string" table:style-name="ce6">
            <text:p>El Negociador Internacional de la Universidad EAFIT, fiel a los valores inculcados por la Institución, es un profesional que a partir de su formación multidisciplinaria y multilingüe, formula y ejecuta procesos de internacionalización, por medio de la solución de diferencias mediante la negociación, a partir del análisis de los entornos económico, político, legal, cultural y organizacional.</text:p>
          </table:table-cell>
          <table:table-cell table:number-columns-repeated="16375" table:style-name="ce2"/>
        </table:table-row>
        <table:table-row table:style-name="ro5">
          <table:table-cell office:value-type="float" office:value="5" table:style-name="ce2">
            <text:p>5</text:p>
          </table:table-cell>
          <table:table-cell office:value-type="string" table:style-name="ce2">
            <text:p> Contaduría Pública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Contador Público</text:p>
          </table:table-cell>
          <table:table-cell office:value-type="string" table:style-name="ce2">
            <text:p>Economia</text:p>
          </table:table-cell>
          <table:table-cell office:value-type="float" office:value="9" table:style-name="ce2">
            <text:p>9</text:p>
          </table:table-cell>
          <table:table-cell office:value-type="string" table:style-name="ce5">
            <text:p>2,884,754</text:p>
          </table:table-cell>
          <table:table-cell office:value-type="string" table:style-name="ce6">
            <text:p/>
            <text:p/>
          </table:table-cell>
          <table:table-cell table:number-columns-repeated="16375"/>
        </table:table-row>
        <table:table-row table:style-name="ro3">
          <table:table-cell office:value-type="float" office:value="6" table:style-name="ce2">
            <text:p>6</text:p>
          </table:table-cell>
          <table:table-cell office:value-type="string" table:style-name="ce2">
            <text:p> Geología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Geólogo</text:p>
          </table:table-cell>
          <table:table-cell office:value-type="string" table:style-name="ce2">
            <text:p>Ingenierias</text:p>
          </table:table-cell>
          <table:table-cell office:value-type="float" office:value="10" table:style-name="ce2">
            <text:p>10</text:p>
          </table:table-cell>
          <table:table-cell office:value-type="string" table:style-name="ce5">
            <text:p>4,290,750</text:p>
          </table:table-cell>
          <table:table-cell office:value-type="string" table:style-name="ce6">
            <text:p>El Geólogo trabaja como prospector de nuevos recursos minerales y petrolíferos, como consultores en problemas ingenieriles y ambientales, suplen las necesidades actuales y futuras del país en la áreas de las Ciencias de la Tierra, y como investigadores. El trabajo del geólogo se divide entre trabajo de campo, laboratorio y oficina.</text:p>
          </table:table-cell>
          <table:table-cell table:number-columns-repeated="16375"/>
        </table:table-row>
        <table:table-row table:style-name="ro3">
          <table:table-cell office:value-type="float" office:value="7" table:style-name="ce2">
            <text:p>7</text:p>
          </table:table-cell>
          <table:table-cell office:value-type="string" table:style-name="ce2">
            <text:p> Ingenierias Civil</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Ingeniero Civil</text:p>
          </table:table-cell>
          <table:table-cell office:value-type="string" table:style-name="ce2">
            <text:p>Ingenierias</text:p>
          </table:table-cell>
          <table:table-cell office:value-type="float" office:value="10" table:style-name="ce2">
            <text:p>10</text:p>
          </table:table-cell>
          <table:table-cell office:value-type="string" table:style-name="ce5">
            <text:p>2,686,410</text:p>
          </table:table-cell>
          <table:table-cell office:value-type="string" table:style-name="ce6">
            <text:p>Profesionales con alto nivel tecnológico (científico y técnico). Capaces de resolver problemas de infraestructura para la comunidad.  Individuos creativos y pragmáticos, que decidan bajo criterios técnicos y económicos, teniendo en cuenta al hombre y el ambiente.</text:p>
          </table:table-cell>
          <table:table-cell table:number-columns-repeated="16375"/>
        </table:table-row>
        <table:table-row table:style-name="ro6">
          <table:table-cell office:value-type="float" office:value="8" table:style-name="ce2">
            <text:p>8</text:p>
          </table:table-cell>
          <table:table-cell office:value-type="string" table:style-name="ce2">
            <text:p> Ingenierias de Diseño de Producto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Ingeniero de Diseño de Producto</text:p>
          </table:table-cell>
          <table:table-cell office:value-type="string" table:style-name="ce2">
            <text:p>Ingenierias</text:p>
          </table:table-cell>
          <table:table-cell office:value-type="float" office:value="10" table:style-name="ce2">
            <text:p>10</text:p>
          </table:table-cell>
          <table:table-cell office:value-type="string" table:style-name="ce5">
            <text:p>2,157,793</text:p>
          </table:table-cell>
          <table:table-cell office:value-type="string" table:style-name="ce6">
            <text:p>La Ingenierias de Diseño de Producto es el término empleado para definir la profesión de aquellas personas que diseñan y desarrollan productos desde el punto de vista del usuario final y la producción industrial. Fuera del rendimiento técnico y económico de los productos, estos deben ser novedosos, fáciles de entender, de operar y capaces de generar una atracción visual y estética para competir en el mercado exitosamente. Es así como en la Ingenierias de Diseño de Producto convergen los factores de diseño, que hacen que un producto sea deseado por los usuarios; factores de ingeniería, que garantizan la factibilidad tecnológica del mismo; y por último los factores de mercado, que soportan la viabilidad del producto como negocio.</text:p>
          </table:table-cell>
          <table:table-cell table:number-columns-repeated="16375"/>
        </table:table-row>
        <table:table-row table:style-name="ro4">
          <table:table-cell office:value-type="float" office:value="9" table:style-name="ce2">
            <text:p>9</text:p>
          </table:table-cell>
          <table:table-cell office:value-type="string" table:style-name="ce2">
            <text:p> Ingenierias Mecánica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Ingeniero Mecanico</text:p>
          </table:table-cell>
          <table:table-cell office:value-type="string" table:style-name="ce2">
            <text:p>Ingenierias</text:p>
          </table:table-cell>
          <table:table-cell office:value-type="float" office:value="10" table:style-name="ce2">
            <text:p>10</text:p>
          </table:table-cell>
          <table:table-cell office:value-type="string" table:style-name="ce5">
            <text:p>3,356,831</text:p>
          </table:table-cell>
          <table:table-cell office:value-type="string" table:style-name="ce6">
            <text:p>El ingeniero Mecánico desarrolla competencias específicas que le permiten enfrentar eficientemente actividades propias de su profesión en diferentes condiciones de trabajo. <text:s/>En la Universidad EAFIT se considera especialmente el desarrollo de habilidades para:Actuar adecuada y asertivamente en un espacio productivo, aportando sus talentos y desarrollando sus potenciales, en el marco de comportamientos social y universalmente aceptados</text:p>
          </table:table-cell>
          <table:table-cell table:number-columns-repeated="16375"/>
        </table:table-row>
        <table:table-row table:style-name="ro2">
          <table:table-cell office:value-type="float" office:value="10" table:style-name="ce2">
            <text:p>10</text:p>
          </table:table-cell>
          <table:table-cell office:value-type="string" table:style-name="ce2">
            <text:p> Ingenierias de Procesos</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Ingeniero de Procesos</text:p>
          </table:table-cell>
          <table:table-cell office:value-type="string" table:style-name="ce2">
            <text:p>Ingenierias</text:p>
          </table:table-cell>
          <table:table-cell office:value-type="float" office:value="10" table:style-name="ce2">
            <text:p>10</text:p>
          </table:table-cell>
          <table:table-cell office:value-type="string" table:style-name="ce5">
            <text:p>3,011,242</text:p>
          </table:table-cell>
          <table:table-cell office:value-type="string" table:style-name="ce6">
            <text:p><text:s/>El egresado será un profesional en capacidad de desempeñarse en procesos industriales a nivel nacional, internacional o su propia empresa, en diferentes campos de acción como:La industria de producción de bienes: Productos químicos, textiles, alimentos, agroquímicos, bebidas, pinturas, plásticos, minerales, papeles y cartones, cosméticos, entre otras.En el sector de servicios: Financieros, servicios ambientales, salud, inversión, software, cajas de compensación, asesorías de calidad, proyectos, entre otras.</text:p>
          </table:table-cell>
          <table:table-cell table:number-columns-repeated="16375"/>
        </table:table-row>
        <table:table-row table:style-name="ro2">
          <table:table-cell office:value-type="float" office:value="11" table:style-name="ce2">
            <text:p>11</text:p>
          </table:table-cell>
          <table:table-cell office:value-type="string" table:style-name="ce2">
            <text:p> Comunicación Social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Comunicador Social</text:p>
          </table:table-cell>
          <table:table-cell office:value-type="string" table:style-name="ce2">
            <text:p>Ciencias Sociales y Humanas</text:p>
          </table:table-cell>
          <table:table-cell office:value-type="float" office:value="10" table:style-name="ce2">
            <text:p>10</text:p>
          </table:table-cell>
          <table:table-cell office:value-type="string" table:style-name="ce5">
            <text:p>1,769,261</text:p>
          </table:table-cell>
          <table:table-cell office:value-type="string" table:style-name="ce6">
            <text:p>El comunicador social egresado de la Universidad EAFIT es un profesional que:Está capacitado para participar en la formulación, generación, desarrollo y gestión de proyectos de comunicación periodística, multimedial y audiovisual.Tiene facilidades para participar en proyectos de tipo organizacional, en particular para el diseño de arquitecturas de la información, procesos de interactividad y responsabilidad en usabilidad para proyectos digitales y para la web.</text:p>
          </table:table-cell>
          <table:table-cell table:number-columns-repeated="16375"/>
        </table:table-row>
        <table:table-row table:style-name="ro2">
          <table:table-cell office:value-type="float" office:value="12" table:style-name="ce2">
            <text:p>12</text:p>
          </table:table-cell>
          <table:table-cell office:value-type="string" table:style-name="ce2">
            <text:p> Ciencias Políticas</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Politologo</text:p>
          </table:table-cell>
          <table:table-cell office:value-type="string" table:style-name="ce2">
            <text:p>Ciencias Sociales y Humanas</text:p>
          </table:table-cell>
          <table:table-cell office:value-type="float" office:value="10" table:style-name="ce2">
            <text:p>10</text:p>
          </table:table-cell>
          <table:table-cell office:value-type="string" table:style-name="ce5">
            <text:p>1,416,333</text:p>
          </table:table-cell>
          <table:table-cell office:value-type="string" table:style-name="ce6">
            <text:p>Nuestros politólogos cuentan con las siguientes competencias claves para actuar en la gestión pública: elaboración de políticas públicas, análisis de opinión, procesos de comunicación pública y política, cabildeo legislativo y trabajo social en comunidades complejas. Su perfil se ajusta también sector privado en el que se pueden desempeñar en temas como el análisis de riesgos, la responsabilidad social empresarial y las relaciones del sector privado del Congreso o con el Estado. </text:p>
          </table:table-cell>
          <table:table-cell table:number-columns-repeated="16375"/>
        </table:table-row>
        <table:table-row table:style-name="ro6">
          <table:table-cell office:value-type="float" office:value="13" table:style-name="ce2">
            <text:p>13</text:p>
          </table:table-cell>
          <table:table-cell office:value-type="string" table:style-name="ce2">
            <text:p> Ingenierias de Producción</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Ingeniero de Produccion</text:p>
          </table:table-cell>
          <table:table-cell office:value-type="string" table:style-name="ce2">
            <text:p>Ingenierias</text:p>
          </table:table-cell>
          <table:table-cell office:value-type="float" office:value="10" table:style-name="ce2">
            <text:p>10</text:p>
          </table:table-cell>
          <table:table-cell office:value-type="string" table:style-name="ce5">
            <text:p>3,085,345</text:p>
          </table:table-cell>
          <table:table-cell office:value-type="string" table:style-name="ce6">
            <text:p>El egresado será un profesional con capacidad de desempeñarse profesionalmente en las diferentes clases de industria manufactura y de servicio tanto a nivel nacional como internacional o en la creación de sus propias empresas en ámbitos como: Planeación,Programación,Control de la producción,Mejoramiento de los procesos y procedimientos de fabricación,Implementación de sistemas de mejoramiento de procesos,Administración de las operaciones y la cadena de abastecimiento.</text:p>
            <text:p/>
            <text:p/>
          </table:table-cell>
          <table:table-cell table:number-columns-repeated="16375"/>
        </table:table-row>
        <table:table-row table:style-name="ro7">
          <table:table-cell office:value-type="float" office:value="14" table:style-name="ce2">
            <text:p>14</text:p>
          </table:table-cell>
          <table:table-cell office:value-type="string" table:style-name="ce2">
            <text:p> Ingenierias de Sistemas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Ingeniera de Sistemas</text:p>
          </table:table-cell>
          <table:table-cell office:value-type="string" table:style-name="ce2">
            <text:p>Ingenierias</text:p>
          </table:table-cell>
          <table:table-cell office:value-type="float" office:value="9" table:style-name="ce2">
            <text:p>9</text:p>
          </table:table-cell>
          <table:table-cell office:value-type="string" table:style-name="ce5">
            <text:p>3,132,385</text:p>
          </table:table-cell>
          <table:table-cell office:value-type="string" table:style-name="ce6">
            <text:p>Profesional de sólida formación integral en el campo científico, técnico, tecnológico y humanístico, con énfasis en el área de los sistemas y ciencias de la computación.Persona solvente en el ejercicio de su profesión en empresas del sector tecnológico en áreas tales como el desarrollo de software, administración de redes, gerencia de proyectos informáticos, entre otros, y en los sectores industrial y de servicios apoyando el desarrollo de las tecnologías de Información como soporte a la estrategia empresarial.Profesional preparado para enfrentar el reto de liderar su propia empresa.Ingeniero capacitado para crear, implantar, mejorar y administrar estructuras que permitan el desarrollo de todo lo que respecta a tecnologías de información y telecomunicaciones en una organizaciónPersona capacitada para promover y gerenciar proyectos informáticos que lleven a las organizaciones la modernización y competitividad.</text:p>
          </table:table-cell>
          <table:table-cell table:number-columns-repeated="16375"/>
        </table:table-row>
        <table:table-row table:style-name="ro2">
          <table:table-cell office:value-type="float" office:value="15" table:style-name="ce2">
            <text:p>15</text:p>
          </table:table-cell>
          <table:table-cell office:value-type="string" table:style-name="ce2">
            <text:p> Ingenierias Física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Ingeniero Fisico</text:p>
          </table:table-cell>
          <table:table-cell office:value-type="string" table:style-name="ce2">
            <text:p>Ingenierias</text:p>
          </table:table-cell>
          <table:table-cell office:value-type="float" office:value="9" table:style-name="ce2">
            <text:p>9</text:p>
          </table:table-cell>
          <table:table-cell office:value-type="string" table:style-name="ce5">
            <text:p>1,794,833</text:p>
          </table:table-cell>
          <table:table-cell office:value-type="string" table:style-name="ce6">
            <text:p>El estudiante de Ingeniera Física se caracterizará principalmente por su:</text:p>
            <text:p>mplio conocimiento de la Física y disposición para afrontar la solución de problemas aplicados.Habilidades instrumentales en la ingeniería y capacidad para aplicar las herramientas propias del conocimiento científico en la solución de problemas tecnológicos.Formación más amplia y flexibilidad para contribuir en las diferentes ingenierías y por fuera de sus campos específicos de acción</text:p>
          </table:table-cell>
          <table:table-cell table:number-columns-repeated="16375"/>
        </table:table-row>
        <table:table-row table:style-name="ro2">
          <table:table-cell office:value-type="float" office:value="16" table:style-name="ce2">
            <text:p>16</text:p>
          </table:table-cell>
          <table:table-cell office:value-type="string" table:style-name="ce2">
            <text:p> Biología</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Biologo</text:p>
          </table:table-cell>
          <table:table-cell office:value-type="string" table:style-name="ce2">
            <text:p>Ciencias Naturales y Matematicas</text:p>
          </table:table-cell>
          <table:table-cell office:value-type="float" office:value="10" table:style-name="ce2">
            <text:p>10</text:p>
          </table:table-cell>
          <table:table-cell table:style-name="ce2"/>
          <table:table-cell office:value-type="string" table:style-name="ce6">
            <text:p>El egresado del programa de Biología de la Universidad EAFIT será un profesional:Con alto grado de compromiso por la contribución al desarrollo de la sociedad basado en ciencia.Con conocimientos éticos y respeto por la riqueza natural, ambiental y cultural el país.Fundamentado en actitudes y aptitudes que faciliten su alto nivel de desempeño en investigación en diferentes aspectos de las ciencias biológicas.Con competencias y sentido crítico para analizar e interpretar los fenómenos, aportando a la solución de problemas biológicos y de contextos interdisciplinarios.</text:p>
          </table:table-cell>
          <table:table-cell table:number-columns-repeated="16375"/>
        </table:table-row>
        <table:table-row table:style-name="ro8">
          <table:table-cell office:value-type="float" office:value="17" table:style-name="ce2">
            <text:p>17</text:p>
          </table:table-cell>
          <table:table-cell office:value-type="string" table:style-name="ce2">
            <text:p> Ingenierias Matemática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Ingeniero Matemático</text:p>
          </table:table-cell>
          <table:table-cell office:value-type="string" table:style-name="ce2">
            <text:p>Ingenierias</text:p>
          </table:table-cell>
          <table:table-cell office:value-type="float" office:value="9" table:style-name="ce2">
            <text:p>9</text:p>
          </table:table-cell>
          <table:table-cell office:value-type="string" table:style-name="ce5">
            <text:p>2,827,862</text:p>
          </table:table-cell>
          <table:table-cell office:value-type="string" table:style-name="ce9">
            <text:p>La Ingenierias matemática es una rama de la ingeniería, que usa la matemática aplicada, apoyada en el uso de herramientas computacionales para resolver problemas de la ingeniería, principalmente relacionados con el modelamiento de diversos procesos (tanto naturales como artificiales).</text:p>
          </table:table-cell>
          <table:table-cell table:number-columns-repeated="16375"/>
        </table:table-row>
        <table:table-row table:style-name="ro9">
          <table:table-cell office:value-type="float" office:value="18" table:style-name="ce2">
            <text:p>18</text:p>
          </table:table-cell>
          <table:table-cell office:value-type="string" table:style-name="ce2">
            <text:p> Música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Profesional en Música</text:p>
          </table:table-cell>
          <table:table-cell office:value-type="string" table:style-name="ce2">
            <text:p>Artes</text:p>
          </table:table-cell>
          <table:table-cell office:value-type="float" office:value="10" table:style-name="ce2">
            <text:p>10</text:p>
          </table:table-cell>
          <table:table-cell office:value-type="string" table:style-name="ce5">
            <text:p>1,943,406</text:p>
          </table:table-cell>
          <table:table-cell office:value-type="string" table:style-name="ce10">
            <text:p>El egresado del programa con título de Músico Instrumentista estará en capacidad de desempeñarse como intérprete en el instrumento escogido en agrupaciones instrumentales y vocales o como solista. El egresado con título de Músico Director podrá conformar y dirigir grupos corales y orquestales. El egresado con título de Músico Compositor estará en capacidad de realizar creaciones musicales, investigaciones y docencia.</text:p>
          </table:table-cell>
          <table:table-cell table:number-columns-repeated="16375"/>
        </table:table-row>
        <table:table-row table:style-name="ro1">
          <table:table-cell office:value-type="float" office:value="19" table:style-name="ce2">
            <text:p>19</text:p>
          </table:table-cell>
          <table:table-cell office:value-type="string" table:style-name="ce2">
            <text:p>Derecho</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Abogado</text:p>
          </table:table-cell>
          <table:table-cell office:value-type="string" table:style-name="ce2">
            <text:p>Ciencias Sociales y Humanas</text:p>
          </table:table-cell>
          <table:table-cell office:value-type="float" office:value="10" table:style-name="ce2">
            <text:p>10</text:p>
          </table:table-cell>
          <table:table-cell office:value-type="string" table:style-name="ce5">
            <text:p>2,563,365</text:p>
          </table:table-cell>
          <table:table-cell office:value-type="string" table:style-name="ce11">
            <text:p>Un egresado ​del pregrado en Derecho eafitense podrá desempeñarse en cualquiera de las áreas del derecho, bien sea en una organización privada, entidad del Estado o como abogado independiente.</text:p>
          </table:table-cell>
          <table:table-cell table:number-columns-repeated="16375"/>
        </table:table-row>
        <table:table-row table:style-name="ro10">
          <table:table-cell office:value-type="float" office:value="20" table:style-name="ce2">
            <text:p>20</text:p>
          </table:table-cell>
          <table:table-cell office:value-type="string" table:style-name="ce12">
            <text:p>Administracion de Empresas</text:p>
          </table:table-cell>
          <table:table-cell office:value-type="float" office:value="5073000" table:style-name="ce12">
            <text:p>5073000</text:p>
          </table:table-cell>
          <table:table-cell office:value-type="float" office:value="4" table:style-name="ce12">
            <text:p>4</text:p>
          </table:table-cell>
          <table:table-cell office:value-type="string" table:style-name="ce12">
            <text:p>Administrador de Empresas</text:p>
          </table:table-cell>
          <table:table-cell office:value-type="string" table:style-name="ce12">
            <text:p>Administrativas</text:p>
          </table:table-cell>
          <table:table-cell office:value-type="float" office:value="10" table:style-name="ce12">
            <text:p>10</text:p>
          </table:table-cell>
          <table:table-cell table:style-name="ce13"/>
          <table:table-cell office:value-type="string" table:style-name="ce12">
            <text:p>La Universidad CES, con su programa de pregrado en Administración de Empresas tiene como propósito formar integralmente profesionales en administración de empresas capaces de evaluar y atender las necesidades de distintos sectores económicos, con criterios de responsabilidad y sensibilidad social.</text:p>
          </table:table-cell>
          <table:table-cell table:number-columns-repeated="16375"/>
        </table:table-row>
        <table:table-row table:style-name="ro11">
          <table:table-cell office:value-type="float" office:value="21" table:style-name="ce2">
            <text:p>21</text:p>
          </table:table-cell>
          <table:table-cell office:value-type="string" table:style-name="ce12">
            <text:p>Biología</text:p>
          </table:table-cell>
          <table:table-cell office:value-type="float" office:value="5178000" table:style-name="ce12">
            <text:p>5178000</text:p>
          </table:table-cell>
          <table:table-cell office:value-type="float" office:value="4" table:style-name="ce12">
            <text:p>4</text:p>
          </table:table-cell>
          <table:table-cell office:value-type="string" table:style-name="ce12">
            <text:p>Biologo</text:p>
          </table:table-cell>
          <table:table-cell office:value-type="string" table:style-name="ce12">
            <text:p>Ciencias Naturales y Matematicas</text:p>
          </table:table-cell>
          <table:table-cell office:value-type="float" office:value="10" table:style-name="ce12">
            <text:p>10</text:p>
          </table:table-cell>
          <table:table-cell office:value-type="float" office:value="2324500" table:style-name="ce12">
            <text:p>2324500</text:p>
          </table:table-cell>
          <table:table-cell office:value-type="string" table:style-name="ce12">
            <text:p>Un biólogo es un profesional dedicado al estudio de la vida, con altos estándares académicos y científicos, sensible, apasionado por lo que hace, socialmente comprometido y conocedor de los fundamentos básicos y aplicados de la biología, con destrezas en las diferentes técnicas y metodologías que le permiten:Crear, liderar, <text:s/>y desempeñarse en laboratorios, empresas e instituciones científicas públicas y privadas que apliquen los conocimientos de la Biología en el estudio, diagnóstico y control de enfermedades, biotecnología, control biológico, bioprospección, estudios de impacto ambiental y <text:s/>conservación de la biodiversidad.</text:p>
          </table:table-cell>
          <table:table-cell table:number-columns-repeated="16375"/>
        </table:table-row>
        <table:table-row table:style-name="ro12">
          <table:table-cell office:value-type="float" office:value="22" table:style-name="ce2">
            <text:p>22</text:p>
          </table:table-cell>
          <table:table-cell office:value-type="string" table:style-name="ce12">
            <text:p>Derecho</text:p>
          </table:table-cell>
          <table:table-cell office:value-type="float" office:value="5073000" table:style-name="ce12">
            <text:p>5073000</text:p>
          </table:table-cell>
          <table:table-cell office:value-type="float" office:value="4" table:style-name="ce12">
            <text:p>4</text:p>
          </table:table-cell>
          <table:table-cell office:value-type="string" table:style-name="ce12">
            <text:p>Abogado</text:p>
          </table:table-cell>
          <table:table-cell office:value-type="string" table:style-name="ce12">
            <text:p>Ciencias sociales y humanas</text:p>
          </table:table-cell>
          <table:table-cell office:value-type="float" office:value="10" table:style-name="ce12">
            <text:p>10</text:p>
          </table:table-cell>
          <table:table-cell office:value-type="float" office:value="2255200" table:style-name="ce12">
            <text:p>2255200</text:p>
          </table:table-cell>
          <table:table-cell office:value-type="string" table:style-name="ce12">
            <text:p>El programa de Derecho fue estructurado por un grupo de profesionales de diferentes disciplinas de reconocida trayectoria profesional que buscaban la consolidación de un programa diferente a los programas tradicionalmente ofrecidos. El CES pretendía con su programa, además de las áreas básicas del Derecho, contemplar otras áreas como la Seguridad Social, la Responsabilidad Civil, la Gerencia y las Comunicaciones entre otras.</text:p>
          </table:table-cell>
          <table:table-cell table:number-columns-repeated="16375"/>
        </table:table-row>
        <table:table-row table:style-name="ro13">
          <table:table-cell office:value-type="float" office:value="23" table:style-name="ce2">
            <text:p>23</text:p>
          </table:table-cell>
          <table:table-cell office:value-type="string" table:style-name="ce12">
            <text:p>Fisioterapia</text:p>
          </table:table-cell>
          <table:table-cell office:value-type="float" office:value="5320000" table:style-name="ce12">
            <text:p>5320000</text:p>
          </table:table-cell>
          <table:table-cell office:value-type="float" office:value="4" table:style-name="ce12">
            <text:p>4</text:p>
          </table:table-cell>
          <table:table-cell office:value-type="string" table:style-name="ce12">
            <text:p>Fisioterapeuta</text:p>
          </table:table-cell>
          <table:table-cell office:value-type="string" table:style-name="ce12">
            <text:p>Ciencias de la Salud</text:p>
          </table:table-cell>
          <table:table-cell office:value-type="float" office:value="10" table:style-name="ce12">
            <text:p>10</text:p>
          </table:table-cell>
          <table:table-cell table:style-name="ce13"/>
          <table:table-cell office:value-type="string" table:style-name="ce12">
            <text:p>La Fisioterapia es una profesión del área de la salud, que estudia el movimiento del hombre aplicado al bienestar de las personas, la familia y la comunidad. El Programa de Fisioterapia del CES forma profesionales con calidad académica y habilidades para desempeñarse en diferentes ambientes como el clínico, el deportivo, ocupacional y de salud pública, entre otros. <text:s/>Podrá desenvolverse en espacios interdisciplinarios y áreas de alta complejidad como las Unidades de Cuidados Intensivos de adultos y neonatos, los centros de alta complejidad clínica y los de alto rendimiento deportivo.</text:p>
          </table:table-cell>
          <table:table-cell table:number-columns-repeated="16375"/>
        </table:table-row>
        <table:table-row table:style-name="ro13">
          <table:table-cell office:value-type="float" office:value="24" table:style-name="ce2">
            <text:p>24</text:p>
          </table:table-cell>
          <table:table-cell office:value-type="string" table:style-name="ce12">
            <text:p>Ingenierias Biomédica</text:p>
          </table:table-cell>
          <table:table-cell office:value-type="float" office:value="6900000" table:style-name="ce12">
            <text:p>6900000</text:p>
          </table:table-cell>
          <table:table-cell office:value-type="float" office:value="4" table:style-name="ce12">
            <text:p>4</text:p>
          </table:table-cell>
          <table:table-cell office:value-type="string" table:style-name="ce12">
            <text:p>Ingeniero Biomedico</text:p>
          </table:table-cell>
          <table:table-cell office:value-type="string" table:style-name="ce12">
            <text:p>Ingenierias</text:p>
          </table:table-cell>
          <table:table-cell office:value-type="float" office:value="10" table:style-name="ce12">
            <text:p>10</text:p>
          </table:table-cell>
          <table:table-cell table:style-name="ce13"/>
          <table:table-cell office:value-type="string" table:style-name="ce12">
            <text:p>La Ingenierias Biomédica es la integración de la Ingenierias, la Biología y la Medicina para el desarrollo de soluciones a los retos tecnológicos y científicos que se presentan en el área de la salud. Como Ingeniero Biomédico de la EIA-CES podrá diseñar, desarrollar y administrar tecnología, además podrá trabajar con material biológico, con el fin de ayudar a la humanidad a través de una atención en salud más oportuna, efectiva y eficiente. En síntesis, la Ingenierias Biomédica conjuga los conocimientos técnicos y científicos con el interés por mejorar la calidad de vida de los seres humanos.</text:p>
          </table:table-cell>
          <table:table-cell table:number-columns-repeated="16375"/>
        </table:table-row>
        <table:table-row table:style-name="ro10">
          <table:table-cell office:value-type="float" office:value="25" table:style-name="ce2">
            <text:p>25</text:p>
          </table:table-cell>
          <table:table-cell office:value-type="string" table:style-name="ce12">
            <text:p>Medicina</text:p>
          </table:table-cell>
          <table:table-cell office:value-type="float" office:value="8189000" table:style-name="ce12">
            <text:p>8189000</text:p>
          </table:table-cell>
          <table:table-cell office:value-type="float" office:value="4" table:style-name="ce12">
            <text:p>4</text:p>
          </table:table-cell>
          <table:table-cell office:value-type="string" table:style-name="ce12">
            <text:p>Medico y Cirujano</text:p>
          </table:table-cell>
          <table:table-cell office:value-type="string" table:style-name="ce12">
            <text:p>Ciencias de la Salud</text:p>
          </table:table-cell>
          <table:table-cell office:value-type="float" office:value="12" table:style-name="ce12">
            <text:p>12</text:p>
          </table:table-cell>
          <table:table-cell office:value-type="float" office:value="2373015" table:style-name="ce12">
            <text:p>2373015</text:p>
          </table:table-cell>
          <table:table-cell office:value-type="string" table:style-name="ce12">
            <text:p>El programa de Medicina tiene como objetivo fundamental la formación de profesionales médicos con la más alta calidad humana, ética y científica, que estén comprometidos con el devenir de nuestra sociedad y se adapten a las condiciones de un entorno cambiante, dinámico y competitivo.</text:p>
          </table:table-cell>
          <table:table-cell table:number-columns-repeated="16375"/>
        </table:table-row>
        <table:table-row table:style-name="ro13">
          <table:table-cell office:value-type="float" office:value="26" table:style-name="ce2">
            <text:p>26</text:p>
          </table:table-cell>
          <table:table-cell office:value-type="string" table:style-name="ce12">
            <text:p>Medicina Veterinaria y Zootecnia</text:p>
          </table:table-cell>
          <table:table-cell office:value-type="float" office:value="8189000" table:style-name="ce12">
            <text:p>8189000</text:p>
          </table:table-cell>
          <table:table-cell office:value-type="float" office:value="4" table:style-name="ce12">
            <text:p>4</text:p>
          </table:table-cell>
          <table:table-cell office:value-type="string" table:style-name="ce12">
            <text:p>Medico Veterinario y Zootecnista</text:p>
          </table:table-cell>
          <table:table-cell office:value-type="string" table:style-name="ce12">
            <text:p>Ciencias de la Salud</text:p>
          </table:table-cell>
          <table:table-cell office:value-type="float" office:value="10" table:style-name="ce12">
            <text:p>10</text:p>
          </table:table-cell>
          <table:table-cell office:value-type="float" office:value="3240878" table:style-name="ce12">
            <text:p>3240878</text:p>
          </table:table-cell>
          <table:table-cell office:value-type="string" table:style-name="ce12">
            <text:p>El pregrado de Medicina Veterinaria y Zootecnia de la Universidad CES es un programa de educación superior que mediante un compromiso con la excelencia académica forma médicos veterinarios zootecnistas con alta calidad profesional, que pueden brindar soluciones a problemas del sector agropecuario en las áreas de la salud animal, la producción pecuaria, la salud pública veterinaria, la investigación y la gestión empresarial; enmarcados en un compromiso ético y de responsabilidad social en armonía con el bienestar animal y el desarrollo rural sostenible.</text:p>
          </table:table-cell>
          <table:table-cell table:number-columns-repeated="16375"/>
        </table:table-row>
        <table:table-row table:style-name="ro14">
          <table:table-cell office:value-type="float" office:value="27" table:style-name="ce2">
            <text:p>27</text:p>
          </table:table-cell>
          <table:table-cell office:value-type="string" table:style-name="ce12">
            <text:p>Odontología</text:p>
          </table:table-cell>
          <table:table-cell office:value-type="float" office:value="7809000" table:style-name="ce12">
            <text:p>7809000</text:p>
          </table:table-cell>
          <table:table-cell office:value-type="float" office:value="4" table:style-name="ce12">
            <text:p>4</text:p>
          </table:table-cell>
          <table:table-cell office:value-type="string" table:style-name="ce12">
            <text:p>Odontologo</text:p>
          </table:table-cell>
          <table:table-cell office:value-type="string" table:style-name="ce12">
            <text:p>Ciencias de la Salud</text:p>
          </table:table-cell>
          <table:table-cell office:value-type="float" office:value="10" table:style-name="ce12">
            <text:p>10</text:p>
          </table:table-cell>
          <table:table-cell office:value-type="float" office:value="1436173" table:style-name="ce12">
            <text:p>1436173</text:p>
          </table:table-cell>
          <table:table-cell office:value-type="string" table:style-name="ce12">
            <text:p>El Programa de Odontología tiene una duración de 10 semestres al final de los cuales el estudiante estará en capacidad de :Diagnosticar y solucionar problemas y situaciones concernientes a la salud oral, individual y colectiva con criterio preventivo y científico.Practicar su profesión odontológica con sentido educativo y de servicio, demostrando una actitud interdisciplinaria y humanística.Investigar los problemas científicos y técnicos de la odontología, haciendo uso de los recursos informáticos y de las nuevas tecnologías.Gerenciar y liderar proyectos únicos e interdisciplinarios relativos a la salud oral de la población.Vincularse a la comunidad científica y gremial, nacional e internacional, mediante propuestas creativas y de repercusión social.Desempeñar su profesión en forma honesta y responsable frente a la sociedad, su propia persona, la Universidad y el gremio de odontólogos.Educar a sus pacientes y a los odontólogos del futuro</text:p>
          </table:table-cell>
          <table:table-cell table:number-columns-repeated="16375"/>
        </table:table-row>
        <table:table-row table:style-name="ro12">
          <table:table-cell office:value-type="float" office:value="28" table:style-name="ce2">
            <text:p>28</text:p>
          </table:table-cell>
          <table:table-cell office:value-type="string" table:style-name="ce12">
            <text:p>Psicología</text:p>
          </table:table-cell>
          <table:table-cell office:value-type="float" office:value="5441000" table:style-name="ce12">
            <text:p>5441000</text:p>
          </table:table-cell>
          <table:table-cell office:value-type="float" office:value="4" table:style-name="ce12">
            <text:p>4</text:p>
          </table:table-cell>
          <table:table-cell office:value-type="string" table:style-name="ce12">
            <text:p>Psicologo</text:p>
          </table:table-cell>
          <table:table-cell office:value-type="string" table:style-name="ce12">
            <text:p>Ciencias sociales y humanas</text:p>
          </table:table-cell>
          <table:table-cell office:value-type="float" office:value="10" table:style-name="ce12">
            <text:p>10</text:p>
          </table:table-cell>
          <table:table-cell office:value-type="float" office:value="1988333" table:style-name="ce12">
            <text:p>1988333</text:p>
          </table:table-cell>
          <table:table-cell office:value-type="string" table:style-name="ce12">
            <text:p>El Psicólogo del CES estará en capacidad de: Utilizar métodos y técnicas psicológicas que le posibiliten llevar a cabo el diagnóstico, orientación, análisis, investigación, prevención y tratamiento individual y grupal.</text:p>
            <text:p>- Participar desde la perspectiva psicológica en la planeación, evaluación y ejecución de planes y programas en diferentes sectores</text:p>
          </table:table-cell>
          <table:table-cell table:number-columns-repeated="16375"/>
        </table:table-row>
        <table:table-row table:style-name="ro15">
          <table:table-cell office:value-type="float" office:value="29" table:style-name="ce2">
            <text:p>29</text:p>
          </table:table-cell>
          <table:table-cell office:value-type="string" table:style-name="ce12">
            <text:p>Química Farmacéutica</text:p>
          </table:table-cell>
          <table:table-cell office:value-type="float" office:value="5168000" table:style-name="ce12">
            <text:p>5168000</text:p>
          </table:table-cell>
          <table:table-cell office:value-type="float" office:value="4" table:style-name="ce12">
            <text:p>4</text:p>
          </table:table-cell>
          <table:table-cell office:value-type="string" table:style-name="ce12">
            <text:p>Quimico Farmaceutico</text:p>
          </table:table-cell>
          <table:table-cell office:value-type="string" table:style-name="ce12">
            <text:p>Ciencias Naturales y Matematicas</text:p>
          </table:table-cell>
          <table:table-cell office:value-type="float" office:value="10" table:style-name="ce12">
            <text:p>10</text:p>
          </table:table-cell>
          <table:table-cell table:style-name="ce13"/>
          <table:table-cell office:value-type="string" table:style-name="ce12">
            <text:p>El Químico Farmacéutico puede realizar su labor profesional en diversos campos.</text:p>
            <text:p/>
            <text:p>En la industria farmacéutica:</text:p>
            <text:p>• Diseña y ejecuta programas de investigación y desarrollo científico y tecnológico, de interés para la producción de diversas formas farmacéuticas, medicamentos en todas sus presentaciones, productos biológicos y biotecnológicos, productos cosméticos y fitoterapéuticos.<text:s/></text:p>
            <text:p>• Realiza actividades de investigación clínica para identificar los medicamentos más eficaces para la prevención y tratamiento de las enfermedades de los humanos y los animales.</text:p>
            <text:p>• Desarrolla procesos y procedimientos innovadores para búsqueda de nuevas moléculas de origen químico o de origen biotecnológico útiles para el control de las enfermedades.</text:p>
            <text:p>• Participa y ejecuta proyectos de investigación que integran las ciencias biomédicas y las ciencias naturales, que permitan aprovechar los recursos naturales para la obtención, desarrollo e innovación de medicamentos, alimentos y cosméticos, sin deterioro del equilibrio propio de la biodiversidad.</text:p>
            <text:p>• Realiza investigación científica en campos relacionados con la farmacogenética, la biotecnología farmacéutica, la farmacoepidemiología y la farmacoeconomía, que permita mejorar las condiciones de acceso, cobertura y cuidado de la salud de las poblaciones</text:p>
            <text:p>• Lidera equipos de trabajo dedicados a la investigación farmacéutica, el control de calidad y la producción eficiente de formas farmacéuticas, cosméticos, alimentos y elementos de aseo.</text:p>
          </table:table-cell>
          <table:table-cell table:number-columns-repeated="16375"/>
        </table:table-row>
        <table:table-row table:style-name="ro12">
          <table:table-cell office:value-type="float" office:value="30" table:style-name="ce2">
            <text:p>30</text:p>
          </table:table-cell>
          <table:table-cell office:value-type="string" table:style-name="ce12">
            <text:p>Ecología</text:p>
          </table:table-cell>
          <table:table-cell office:value-type="float" office:value="5168000" table:style-name="ce12">
            <text:p>5168000</text:p>
          </table:table-cell>
          <table:table-cell office:value-type="float" office:value="4" table:style-name="ce12">
            <text:p>4</text:p>
          </table:table-cell>
          <table:table-cell office:value-type="string" table:style-name="ce12">
            <text:p>Ecologo</text:p>
          </table:table-cell>
          <table:table-cell office:value-type="string" table:style-name="ce12">
            <text:p>Ciencias Ambientales</text:p>
          </table:table-cell>
          <table:table-cell office:value-type="float" office:value="10" table:style-name="ce12">
            <text:p>10</text:p>
          </table:table-cell>
          <table:table-cell table:style-name="ce13"/>
          <table:table-cell office:value-type="string" table:style-name="ce12">
            <text:p>El programa de ecología <text:s/>busca formar profesionales en Ecología con alta calidad académica, competentes para dirigir investigaciones tendientes a producir conocimiento y proponer soluciones a los problemas ambientales, destinados a lograr alternativas sostenibles para el aprovechamiento de los recursos naturales, con capacidad de gestionar y administrar los recursos naturales y desempeñarse eficientemente en las instituciones del Sistema Nacional Ambiental.</text:p>
          </table:table-cell>
          <table:table-cell table:number-columns-repeated="16375"/>
        </table:table-row>
        <table:table-row table:style-name="ro16">
          <table:table-cell office:value-type="float" office:value="31" table:style-name="ce2">
            <text:p>31</text:p>
          </table:table-cell>
          <table:table-cell office:value-type="string" table:style-name="ce12">
            <text:p>Derecho</text:p>
          </table:table-cell>
          <table:table-cell office:value-type="float" office:value="2548000" table:style-name="ce12">
            <text:p>2548000</text:p>
          </table:table-cell>
          <table:table-cell office:value-type="float" office:value="9" table:style-name="ce12">
            <text:p>9</text:p>
          </table:table-cell>
          <table:table-cell office:value-type="string" table:style-name="ce12">
            <text:p>Abogado</text:p>
          </table:table-cell>
          <table:table-cell office:value-type="string" table:style-name="ce12">
            <text:p>Ciencias sociales y humanas</text:p>
          </table:table-cell>
          <table:table-cell office:value-type="float" office:value="10" table:style-name="ce12">
            <text:p>10</text:p>
          </table:table-cell>
          <table:table-cell office:value-type="float" office:value="1879399" table:style-name="ce14">
            <text:p>1.879.399</text:p>
          </table:table-cell>
          <table:table-cell office:value-type="string" table:style-name="ce15">
            <text:p>El abogado UNIREMINGTON cuenta con una sólida formación académica integral que lo faculta para el desempeño profesional del Derecho con el conocimiento del marco jurídico vigente y con la capacidad analítica y crítica para la interpretación de los problemas sociales, políticos y económicos del país a través de su papel mediador.</text:p>
          </table:table-cell>
          <table:table-cell table:number-columns-repeated="16375"/>
        </table:table-row>
        <table:table-row table:style-name="ro11">
          <table:table-cell office:value-type="float" office:value="32" table:style-name="ce2">
            <text:p>32</text:p>
          </table:table-cell>
          <table:table-cell office:value-type="string" table:style-name="ce12">
            <text:p>Diseño Visual</text:p>
          </table:table-cell>
          <table:table-cell office:value-type="float" office:value="2787200" table:style-name="ce12">
            <text:p>2787200</text:p>
          </table:table-cell>
          <table:table-cell office:value-type="float" office:value="9" table:style-name="ce12">
            <text:p>9</text:p>
          </table:table-cell>
          <table:table-cell office:value-type="string" table:style-name="ce12">
            <text:p>Diseñador visual</text:p>
          </table:table-cell>
          <table:table-cell office:value-type="string" table:style-name="ce12">
            <text:p>Artes</text:p>
          </table:table-cell>
          <table:table-cell office:value-type="float" office:value="8" table:style-name="ce12">
            <text:p>8</text:p>
          </table:table-cell>
          <table:table-cell table:style-name="ce16"/>
          <table:table-cell office:value-type="string" table:style-name="ce15">
            <text:p>Diseño Visual es un concepto relativamente nuevo que en el ámbito profesional, va más allá del diseño gráfico. Es una disciplina profesional que busca integrar y articular los aspectos de la comunicación visual, entendida no sólo en medios impresos y multimediales, sino también en entornos espaciales, el territorio y en el caso particular de la propuesta académica de la Facultad de Artes y Diseño de la CUR, busca un énfasis claramente marcado en el paisaje como concepto integrador de las relaciones del hombre con el territorio, cómo este lo interviene y altera y cómo el diseñador visual puede aportar positiva y efectivamente en dichas intervenciones como estratega del mensaje visual.</text:p>
          </table:table-cell>
          <table:table-cell table:number-columns-repeated="16375"/>
        </table:table-row>
        <table:table-row table:style-name="ro11">
          <table:table-cell office:value-type="float" office:value="33" table:style-name="ce2">
            <text:p>33</text:p>
          </table:table-cell>
          <table:table-cell office:value-type="string" table:style-name="ce12">
            <text:p>Enfermería</text:p>
          </table:table-cell>
          <table:table-cell office:value-type="float" office:value="4622400" table:style-name="ce12">
            <text:p>4622400</text:p>
          </table:table-cell>
          <table:table-cell office:value-type="float" office:value="9" table:style-name="ce12">
            <text:p>9</text:p>
          </table:table-cell>
          <table:table-cell office:value-type="string" table:style-name="ce12">
            <text:p>Enfermero(a)</text:p>
          </table:table-cell>
          <table:table-cell office:value-type="string" table:style-name="ce12">
            <text:p>Ciencias de la Salud</text:p>
          </table:table-cell>
          <table:table-cell office:value-type="float" office:value="10" table:style-name="ce12">
            <text:p>10</text:p>
          </table:table-cell>
          <table:table-cell table:style-name="ce16"/>
          <table:table-cell office:value-type="string" table:style-name="ce15">
            <text:p>El profesional en Enfermería que forma UNIREMIGNTON Corporación Universitaria , está capacitado para comprender el proceso salud-enfermedad de una manera integral y holística; abordándolo desde los frentes asistenciales, investigativo, educativo y de gestión. El profesional en Enfermería estará orientado al cuidado desde la promoción de la salud, prevención de la enfermedad, rehabilitación y curación, no solo a las personas, sino también a las familias y a las Comunidades con valores éticos personales y propios de la profesión, de manera critica, propositiva y con altos estándares de calidad, con la capacidad para trabajar en grupos interdisciplinarios, liderarlos y orientarlos.</text:p>
          </table:table-cell>
          <table:table-cell table:number-columns-repeated="16375"/>
        </table:table-row>
        <table:table-row table:style-name="ro12">
          <table:table-cell office:value-type="float" office:value="34" table:style-name="ce2">
            <text:p>34</text:p>
          </table:table-cell>
          <table:table-cell office:value-type="string" table:style-name="ce12">
            <text:p>Medicina</text:p>
          </table:table-cell>
          <table:table-cell office:value-type="float" office:value="9520000" table:style-name="ce12">
            <text:p>9520000</text:p>
          </table:table-cell>
          <table:table-cell office:value-type="float" office:value="9" table:style-name="ce12">
            <text:p>9</text:p>
          </table:table-cell>
          <table:table-cell office:value-type="string" table:style-name="ce12">
            <text:p>Médico</text:p>
          </table:table-cell>
          <table:table-cell office:value-type="string" table:style-name="ce12">
            <text:p>Ciencias de la Salud</text:p>
          </table:table-cell>
          <table:table-cell office:value-type="float" office:value="12" table:style-name="ce12">
            <text:p>12</text:p>
          </table:table-cell>
          <table:table-cell office:value-type="float" office:value="3196144" table:style-name="ce14">
            <text:p>3.196.144</text:p>
          </table:table-cell>
          <table:table-cell office:value-type="string" table:style-name="ce17">
            <text:p>El Médico egresado de la Facultad de Ciencias de la Salud del programa de Medicina de UNIREMINGTON Corporación Universitaria, tendrá la capacidad para trabajar en grupos interdisciplinarios, para liderarlos y orientarlos; proponer, liderar y desarrollar procesos de investigación generando conocimiento que impacte las comunidades; comprender el proceso salud-enfermedad de una manera integral y holística, a través de la promoción de la salud, la prevención de la enfermedad, la atención, la curación, y la rehabilitación.</text:p>
          </table:table-cell>
          <table:table-cell table:number-columns-repeated="16375"/>
        </table:table-row>
        <table:table-row table:style-name="ro11">
          <table:table-cell office:value-type="float" office:value="35" table:style-name="ce2">
            <text:p>35</text:p>
          </table:table-cell>
          <table:table-cell office:value-type="string" table:style-name="ce12">
            <text:p>Medicina Veterinaria</text:p>
          </table:table-cell>
          <table:table-cell office:value-type="float" office:value="4536000" table:style-name="ce12">
            <text:p>4536000</text:p>
          </table:table-cell>
          <table:table-cell office:value-type="float" office:value="9" table:style-name="ce12">
            <text:p>9</text:p>
          </table:table-cell>
          <table:table-cell office:value-type="string" table:style-name="ce12">
            <text:p>Médico Veterinario</text:p>
          </table:table-cell>
          <table:table-cell office:value-type="string" table:style-name="ce12">
            <text:p>Ciencias de la Salud</text:p>
          </table:table-cell>
          <table:table-cell office:value-type="float" office:value="10" table:style-name="ce12">
            <text:p>10</text:p>
          </table:table-cell>
          <table:table-cell table:style-name="ce13"/>
          <table:table-cell office:value-type="string" table:style-name="ce12">
            <text:p>La carrera de Medicina Veterinaria perfilada en UNIREMINGTON Corporación Universitaria, tiene como finalidad la obtención de bases científicas para conocer y comprender los factores que intervienen en las enfermedades de los animales, posibilitando la promoción, la prevención y el tratamiento de la salud animal. UNIREMINGTON Corporación Universitaria, consciente de la tradición e importancia del sector pecuario del país, busca fortalecerlo con la formación de un profesional en Medicina Veterinaria, con una sólida formación científica y una clara orientación hacia la práctica, en permanente contacto con los animales en su hábitat natural.</text:p>
          </table:table-cell>
          <table:table-cell table:number-columns-repeated="16375"/>
        </table:table-row>
        <table:table-row table:style-name="ro10">
          <table:table-cell office:value-type="float" office:value="36" table:style-name="ce2">
            <text:p>36</text:p>
          </table:table-cell>
          <table:table-cell office:value-type="string" table:style-name="ce12">
            <text:p>Ingenierias Civil</text:p>
          </table:table-cell>
          <table:table-cell office:value-type="float" office:value="3300000" table:style-name="ce12">
            <text:p>3300000</text:p>
          </table:table-cell>
          <table:table-cell office:value-type="float" office:value="9" table:style-name="ce12">
            <text:p>9</text:p>
          </table:table-cell>
          <table:table-cell office:value-type="string" table:style-name="ce12">
            <text:p>Ingeniero civil</text:p>
          </table:table-cell>
          <table:table-cell office:value-type="string" table:style-name="ce12">
            <text:p>Ingenierias</text:p>
          </table:table-cell>
          <table:table-cell office:value-type="float" office:value="10" table:style-name="ce12">
            <text:p>10</text:p>
          </table:table-cell>
          <table:table-cell table:style-name="ce13"/>
          <table:table-cell office:value-type="string" table:style-name="ce12">
            <text:p>El ingeniero civil egresado de la Uniremington es un profesional facultado para la planificación, diseño, construcción y control de obras civiles y edificaciones, apoyados en la tecnología, de acuerdo con las buenas prácticas, normas y leyes vigentes para el sector constructor y en armonía con el medioambiente.</text:p>
          </table:table-cell>
          <table:table-cell table:number-columns-repeated="16375"/>
        </table:table-row>
        <table:table-row table:style-name="ro13">
          <table:table-cell office:value-type="float" office:value="37" table:style-name="ce2">
            <text:p>37</text:p>
          </table:table-cell>
          <table:table-cell office:value-type="string" table:style-name="ce12">
            <text:p>Ingenierias de Sistemas</text:p>
          </table:table-cell>
          <table:table-cell office:value-type="float" office:value="2246400" table:style-name="ce12">
            <text:p>2246400</text:p>
          </table:table-cell>
          <table:table-cell office:value-type="float" office:value="9" table:style-name="ce12">
            <text:p>9</text:p>
          </table:table-cell>
          <table:table-cell office:value-type="string" table:style-name="ce12">
            <text:p>Ingeniero de Sistemas</text:p>
          </table:table-cell>
          <table:table-cell office:value-type="string" table:style-name="ce12">
            <text:p>Ingenierias</text:p>
          </table:table-cell>
          <table:table-cell office:value-type="float" office:value="9" table:style-name="ce12">
            <text:p>9</text:p>
          </table:table-cell>
          <table:table-cell office:value-type="float" office:value="1816479" table:style-name="ce14">
            <text:p>1.816.479</text:p>
          </table:table-cell>
          <table:table-cell office:value-type="string" table:style-name="ce12">
            <text:p>El programa de Ingenierias de Sistemas de la CORPORACIÓN UNIVERSITARIA REMINGTON forma profesionales con capacidad para planear, diseñar, implementar y administrar sistemas de información, formular y ejecutar proyectos informáticos, considerando los estándares de la industria del software, aplicando las mejores prácticas empresariales que permitan el logro de los objetivos estratégicos en las organizaciones, con un alto sentido de responsabilidad social, humanista, competente e idóneo y con gran capacidad de análisis.</text:p>
          </table:table-cell>
          <table:table-cell table:number-columns-repeated="16375"/>
        </table:table-row>
        <table:table-row table:style-name="ro12">
          <table:table-cell office:value-type="float" office:value="38" table:style-name="ce2">
            <text:p>38</text:p>
          </table:table-cell>
          <table:table-cell office:value-type="string" table:style-name="ce12">
            <text:p>Ingenierias Industrial</text:p>
          </table:table-cell>
          <table:table-cell office:value-type="float" office:value="1874400" table:style-name="ce12">
            <text:p>1874400</text:p>
          </table:table-cell>
          <table:table-cell office:value-type="float" office:value="9" table:style-name="ce12">
            <text:p>9</text:p>
          </table:table-cell>
          <table:table-cell office:value-type="string" table:style-name="ce12">
            <text:p>Ingeniero Industrial</text:p>
          </table:table-cell>
          <table:table-cell office:value-type="string" table:style-name="ce12">
            <text:p>Ingenierias</text:p>
          </table:table-cell>
          <table:table-cell office:value-type="float" office:value="10" table:style-name="ce12">
            <text:p>10</text:p>
          </table:table-cell>
          <table:table-cell table:style-name="ce13"/>
          <table:table-cell office:value-type="string" table:style-name="ce12">
            <text:p>El programa de Ingenierias Industrial está orientado al desarrollo de profesionales con capacidades para gestionar y dirigir la operación de sistemas integrados para la producción de bienes y prestación de servicios, orientando su trabajo hacia la mejora de la productividad mediante la optimización de los recursos disponibles y hacia el cumplimiento de los estándares de calidad para la satisfacción de la demanda local, regional, nacional e internacional; lo anterior con criterios éticos y responsabilidad social.</text:p>
          </table:table-cell>
          <table:table-cell table:number-columns-repeated="16375"/>
        </table:table-row>
        <table:table-row table:style-name="ro13">
          <table:table-cell office:value-type="float" office:value="39" table:style-name="ce2">
            <text:p>39</text:p>
          </table:table-cell>
          <table:table-cell office:value-type="string" table:style-name="ce12">
            <text:p>Administración de Empresas</text:p>
          </table:table-cell>
          <table:table-cell office:value-type="float" office:value="2246400" table:style-name="ce12">
            <text:p>2246400</text:p>
          </table:table-cell>
          <table:table-cell office:value-type="float" office:value="9" table:style-name="ce12">
            <text:p>9</text:p>
          </table:table-cell>
          <table:table-cell office:value-type="string" table:style-name="ce12">
            <text:p>Administrador de empresas</text:p>
          </table:table-cell>
          <table:table-cell office:value-type="string" table:style-name="ce12">
            <text:p>Administrativas</text:p>
          </table:table-cell>
          <table:table-cell office:value-type="float" office:value="10" table:style-name="ce12">
            <text:p>10</text:p>
          </table:table-cell>
          <table:table-cell office:value-type="float" office:value="1603349" table:style-name="ce14">
            <text:p>1.603.349</text:p>
          </table:table-cell>
          <table:table-cell office:value-type="string" table:style-name="ce12">
            <text:p>El profesional de Administración de Empresas y Finanzas que se forma en UNIREMINGTON Corporación Universitaria, es una persona íntegra con características de líder, creativo, innovador, emprendedor, proactivo e interdisciplinario. Es un profesional comprometido con la empresa, con la sociedad y con el medio ambiente. Garantiza la eficacia en los procesos de negocios en los ámbitos local, regional y global, contribuyendo a la construcción de un país más justo, convirtiéndose en el eje participativo de la dinámica social.</text:p>
          </table:table-cell>
          <table:table-cell table:number-columns-repeated="16375"/>
        </table:table-row>
        <table:table-row table:style-name="ro13">
          <table:table-cell office:value-type="float" office:value="40" table:style-name="ce2">
            <text:p>40</text:p>
          </table:table-cell>
          <table:table-cell office:value-type="string" table:style-name="ce12">
            <text:p>Contaduría Publica</text:p>
          </table:table-cell>
          <table:table-cell office:value-type="float" office:value="2246400" table:style-name="ce12">
            <text:p>2246400</text:p>
          </table:table-cell>
          <table:table-cell office:value-type="float" office:value="9" table:style-name="ce12">
            <text:p>9</text:p>
          </table:table-cell>
          <table:table-cell office:value-type="string" table:style-name="ce12">
            <text:p>Contador público</text:p>
          </table:table-cell>
          <table:table-cell office:value-type="string" table:style-name="ce12">
            <text:p>Administrativas</text:p>
          </table:table-cell>
          <table:table-cell office:value-type="float" office:value="10" table:style-name="ce12">
            <text:p>10</text:p>
          </table:table-cell>
          <table:table-cell office:value-type="float" office:value="1700964" table:style-name="ce14">
            <text:p>1.700.964</text:p>
          </table:table-cell>
          <table:table-cell office:value-type="string" table:style-name="ce12">
            <text:p>El contador público egresado de UNIREMINGTON Corporación Universitaria es un profesional con alto sentido de responsabilidad social; humanista, competente e idóneo; con gran capacidad de análisis en la aplicación de la teoría y la práctica contable en los procesos organizacionales a partir del logro de los objetivos estratégicos y basado en la normatividad vigente. Ha sido formado con una orientación ética y responsable con el medioambiente, mediante el uso racional de recursos y la optimización de los procesos empresariales.</text:p>
          </table:table-cell>
          <table:table-cell table:number-columns-repeated="16375"/>
        </table:table-row>
        <table:table-row table:style-name="ro12">
          <table:table-cell office:value-type="float" office:value="41" table:style-name="ce2">
            <text:p>41</text:p>
          </table:table-cell>
          <table:table-cell office:value-type="string" table:style-name="ce18">
            <text:p>Ingenierias Administrativa</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Administrativo</text:p>
          </table:table-cell>
          <table:table-cell office:value-type="string" table:style-name="ce18">
            <text:p>Ingenierias</text:p>
          </table:table-cell>
          <table:table-cell office:value-type="float" office:value="10" table:style-name="ce19">
            <text:p>10</text:p>
          </table:table-cell>
          <table:table-cell office:value-type="string" table:style-name="ce20">
            <text:p>3,631,395</text:p>
          </table:table-cell>
          <table:table-cell office:value-type="string" table:style-name="ce21">
            <text:p>Ingenierias Administrativa en la EIA es una oportunidad de crecimiento personal para proyectarse en el mundo de las organizaciones, ya sea como organizador de recursos, como administrador de competencias y del talento humano, como líder de equipos de alto rendimiento, como diseñador y modelador de las dinámicas y los procesos empresariales, como analista de los procesos financieros y como investigador de nuevas plazas, precios y productos, entre otros.</text:p>
          </table:table-cell>
          <table:table-cell table:number-columns-repeated="16375"/>
        </table:table-row>
        <table:table-row table:style-name="ro17">
          <table:table-cell office:value-type="float" office:value="42" table:style-name="ce2">
            <text:p>42</text:p>
          </table:table-cell>
          <table:table-cell office:value-type="string" table:style-name="ce18">
            <text:p>Ingenierias Ambiental</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Ambiental</text:p>
          </table:table-cell>
          <table:table-cell office:value-type="string" table:style-name="ce18">
            <text:p>Ingenierias</text:p>
          </table:table-cell>
          <table:table-cell office:value-type="float" office:value="10" table:style-name="ce19">
            <text:p>10</text:p>
          </table:table-cell>
          <table:table-cell office:value-type="string" table:style-name="ce20">
            <text:p>3,041,736</text:p>
          </table:table-cell>
          <table:table-cell office:value-type="string" table:style-name="ce18">
            <text:p>Estudiar Ingenierias Ambiental en la EIA permite a los estudiantes participar de un proyecto educativo destacado en los ámbitos nacional e internacional por la calidad de sus estudiantes y egresados. La vida institucional se desarrolla en un ambiente de acompañamiento integral por parte de los profesores, de trabajo por proyectos de ingeniería y de participación en las actividades académicas.</text:p>
          </table:table-cell>
          <table:table-cell table:number-columns-repeated="16375"/>
        </table:table-row>
        <table:table-row table:style-name="ro18">
          <table:table-cell office:value-type="float" office:value="43" table:style-name="ce2">
            <text:p>43</text:p>
          </table:table-cell>
          <table:table-cell office:value-type="string" table:style-name="ce18">
            <text:p>Biología - Convenio EIA - CES</text:p>
          </table:table-cell>
          <table:table-cell office:value-type="float" office:value="6900000" table:style-name="ce19">
            <text:p>6900000</text:p>
          </table:table-cell>
          <table:table-cell office:value-type="float" office:value="5" table:style-name="ce19">
            <text:p>5</text:p>
          </table:table-cell>
          <table:table-cell office:value-type="string" table:style-name="ce18">
            <text:p>Biologo</text:p>
          </table:table-cell>
          <table:table-cell office:value-type="string" table:style-name="ce18">
            <text:p>Ciencias Naturales y Matematicas</text:p>
          </table:table-cell>
          <table:table-cell office:value-type="float" office:value="10" table:style-name="ce19">
            <text:p>10</text:p>
          </table:table-cell>
          <table:table-cell table:style-name="ce22"/>
          <table:table-cell office:value-type="string" table:style-name="ce23">
            <text:p>El Biólogo del convenio CES-EIA será un profesional con alto estándares académicos y científicos, con una adecuada actitud ética, sensibilidad y compromiso social, respetuoso de la diversidad cultural, biológica y ambiental, conocedor de los fundamentos teóricos básicos de la biología, y con destrezas en la diferentes técnicas y metodologías de la biotecnología moderna, que le dan la capacidad de generar acciones sistematizadas creativas e innovadoras, reflejadas en su ejercicio profesional, en su disposición para el trabajo individual y en equipo, el aprendizaje continuo, el carácter emprendedor e innovador, la habilidad para resolver problemas, para comunicarse, la capacidad de liderazgo. Lo anterior lo proyectará hacia el desarrollo de nuevos avances científicos y/o tecnológicos, para hacer frente a las cambiantes demandas del entorno laboral, social y cultural.</text:p>
          </table:table-cell>
          <table:table-cell table:number-columns-repeated="16375"/>
        </table:table-row>
        <table:table-row table:style-name="ro17">
          <table:table-cell office:value-type="float" office:value="44" table:style-name="ce2">
            <text:p>44</text:p>
          </table:table-cell>
          <table:table-cell office:value-type="string" table:style-name="ce18">
            <text:p>Ingenierias Biomédica - Convenio EIA - CES</text:p>
          </table:table-cell>
          <table:table-cell office:value-type="float" office:value="6900000" table:style-name="ce19">
            <text:p>6900000</text:p>
          </table:table-cell>
          <table:table-cell office:value-type="float" office:value="5" table:style-name="ce19">
            <text:p>5</text:p>
          </table:table-cell>
          <table:table-cell office:value-type="string" table:style-name="ce18">
            <text:p>Ingeniero Biomedica</text:p>
          </table:table-cell>
          <table:table-cell office:value-type="string" table:style-name="ce18">
            <text:p>Ingenierias</text:p>
          </table:table-cell>
          <table:table-cell office:value-type="float" office:value="10" table:style-name="ce19">
            <text:p>10</text:p>
          </table:table-cell>
          <table:table-cell office:value-type="string" table:style-name="ce20">
            <text:p>2,754,372</text:p>
          </table:table-cell>
          <table:table-cell office:value-type="string" table:style-name="ce18">
            <text:p>Estudiar Ingenierias Biomédica en el convenio EIA –CES es una oportunidad de crecimiento personal y profesional en un ambiente de exigencia académica y calidad pedagógica, apoyado con laboratorios especializados para la experimentación y la práctica académica y con las herramientas y tecnologías de la información y comunicación como medios para potenciar en los estudiantes mayores niveles de aprendizaje. Se destacan además, las siguientes ventajas:</text:p>
          </table:table-cell>
          <table:table-cell table:number-columns-repeated="16375"/>
        </table:table-row>
        <table:table-row table:style-name="ro19">
          <table:table-cell office:value-type="float" office:value="45" table:style-name="ce2">
            <text:p>45</text:p>
          </table:table-cell>
          <table:table-cell office:value-type="string" table:style-name="ce18">
            <text:p>Ingenierias Civil</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Civil</text:p>
          </table:table-cell>
          <table:table-cell office:value-type="string" table:style-name="ce18">
            <text:p>Ingenierias</text:p>
          </table:table-cell>
          <table:table-cell office:value-type="float" office:value="10" table:style-name="ce19">
            <text:p>10</text:p>
          </table:table-cell>
          <table:table-cell office:value-type="string" table:style-name="ce20">
            <text:p>2,690,795</text:p>
          </table:table-cell>
          <table:table-cell office:value-type="string" table:style-name="ce7">
            <text:p>Estudiar ingeniería civil en la EIA es una oportunidad de crecimiento personal y profesional en un ambiente de exigencia académica y de calidad pedagógica, que lo hará diferenciarse por:</text:p>
            <text:p/>
            <text:p>Tener una formación general, sin caer en la especialización en alguna de sus áreas, pero permitiendo la profundización en un tema por medio de materias optativas y el trabajo de grado. Este tipo de formación le provee al egresado una visión amplia de todos los campos de acción del ingeniero civil, que le permite identificar los problemas, plantear soluciones y tomar decisiones considerando todos los conceptos que afectan una obra.</text:p>
            <text:p>Tener la posibilidad de desempeñarse o especializarse en cualquiera de las ramas del conocimiento de la ingeniería civil y otras, ya que posee conocimientos básicos en todos los campos.</text:p>
            <text:p>Tener un proceso de formación en investigación que le permite desempeñarse como generador de conocimiento, innovador e implementador de desarrollo en empresas y universidades.</text:p>
            <text:p>Poseer formación en ciencias económico administrativas para gestionar recursos humanos y materiales, controlar procesos y en general administrar empresas propias y ajenas, de una manera acertada, técnica e ética.</text:p>
            <text:p>Ser una persona racional, lógica y sistemática en sus pensamientos y procedimientos.</text:p>
          </table:table-cell>
          <table:table-cell table:number-columns-repeated="16375"/>
        </table:table-row>
        <table:table-row table:style-name="ro20">
          <table:table-cell office:value-type="float" office:value="46" table:style-name="ce2">
            <text:p>46</text:p>
          </table:table-cell>
          <table:table-cell office:value-type="string" table:style-name="ce18">
            <text:p>Ingenierias Financiera </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Finanaciero</text:p>
          </table:table-cell>
          <table:table-cell office:value-type="string" table:style-name="ce18">
            <text:p>Ingenierias</text:p>
          </table:table-cell>
          <table:table-cell office:value-type="float" office:value="10" table:style-name="ce19">
            <text:p>10</text:p>
          </table:table-cell>
          <table:table-cell table:style-name="ce22"/>
          <table:table-cell office:value-type="string" table:style-name="ce7">
            <text:p>Es una ingeniería cuyo campo de acción es el área financiera de las organizaciones, en tres áreas de actuación que son: Finanzas Corporativas, Mercado de Capitales y Riesgos.</text:p>
            <text:p>El programa surge por la necesidad de un profesional capacitado para contribuir al crecimiento de las organizaciones a partir de la gestión de las variables financieras y de la toma de decisiones que generen valor, para participar en el mercado de capitales a través de la operación y diseño de instrumentos financieros de inversión, financiación y cobertura y para identificar, cuantificar y gestionar la exposición a los diferentes tipos de riesgo financiero de las organizaciones.</text:p>
          </table:table-cell>
          <table:table-cell table:number-columns-repeated="16375"/>
        </table:table-row>
        <table:table-row table:style-name="ro21">
          <table:table-cell office:value-type="float" office:value="47" table:style-name="ce2">
            <text:p>47</text:p>
          </table:table-cell>
          <table:table-cell office:value-type="string" table:style-name="ce18">
            <text:p>Ingenierias Geológica</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Geologica</text:p>
          </table:table-cell>
          <table:table-cell office:value-type="string" table:style-name="ce18">
            <text:p>Ingenierias</text:p>
          </table:table-cell>
          <table:table-cell office:value-type="float" office:value="10" table:style-name="ce19">
            <text:p>10</text:p>
          </table:table-cell>
          <table:table-cell table:style-name="ce22"/>
          <table:table-cell office:value-type="string" table:style-name="ce7">
            <text:p>Los aspirantes al programa de Ingenierias Geológica, poseen la curiosidad propia del ingeniero que junto la observación directa de los fenómenos terrestres, asimilan la Tierra como un planeta dinámico que tiene una incidencia directa sobre la vida en ella.</text:p>
            <text:p/>
            <text:p>Se caracterizan por un profundo respeto por la tierra, un especial gusto por el trabajo al aire libre, un deseo de conocer y entender el porqué de los lugares más espectaculares conocidos, y el deseo de aplicar de los conceptos científicos en pro del bienestar del hombre pero con el cuidado que la naturaleza requiere.</text:p>
          </table:table-cell>
          <table:table-cell table:number-columns-repeated="16375"/>
        </table:table-row>
        <table:table-row table:style-name="ro22">
          <table:table-cell office:value-type="float" office:value="48" table:style-name="ce2">
            <text:p>48</text:p>
          </table:table-cell>
          <table:table-cell office:value-type="string" table:style-name="ce18">
            <text:p>Ingenierias Industrial</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Industrial</text:p>
          </table:table-cell>
          <table:table-cell office:value-type="string" table:style-name="ce18">
            <text:p>Ingenierias</text:p>
          </table:table-cell>
          <table:table-cell office:value-type="float" office:value="10" table:style-name="ce19">
            <text:p>10</text:p>
          </table:table-cell>
          <table:table-cell office:value-type="string" table:style-name="ce24">
            <text:p>3,246,412</text:p>
          </table:table-cell>
          <table:table-cell office:value-type="string" table:style-name="ce7">
            <text:p>El ingeniero Industrial de la EIA desarrollará competencias para:</text:p>
            <text:p/>
            <text:p>Procesos de la Cadena de Suministro (Procesos Logísticos): Diseñar y optimizar los procesos de la cadena de suministro de acuerdo con los objetivos estratégicos de la organización y las oportunidades del entorno.</text:p>
            <text:p>Procesos de Producción de Bienes: Diseñar y desarrollar procesos de producción de bienes bajo los estándares de calidad requeridos para el logro de la competitividad de la industria.</text:p>
            <text:p>Procesos de Prestación de Servicios: Diseñar y desarrollar procesos de prestación de servicios bajo los estándares de calidad requeridos que guíen a la organización hacia altos niveles de competitividad.</text:p>
            <text:p>Económico – Administrativa: Planear, organizar, implementar y evaluar procesos y proyectos de ingeniería considerando los aspectos técnicos, económicos y financieros, el talento, los requerimientos legales y ambientales y el correspondiente análisis de los impactos.</text:p>
            <text:p>Modelos y simulación: Desarrollar modelos sistémicos para representar, predecir y analizar el comportamiento de un sistema cuya complejidad requiere de técnicas avanzadas del modelado y la aplicación de herramientas de simulación.</text:p>
          </table:table-cell>
          <table:table-cell table:number-columns-repeated="16375"/>
        </table:table-row>
        <table:table-row table:style-name="ro17">
          <table:table-cell office:value-type="float" office:value="49" table:style-name="ce2">
            <text:p>49</text:p>
          </table:table-cell>
          <table:table-cell office:value-type="string" table:style-name="ce18">
            <text:p>Ingenierias de Sistemas y Computación</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de Sistemas</text:p>
          </table:table-cell>
          <table:table-cell office:value-type="string" table:style-name="ce18">
            <text:p>Ingenierias</text:p>
          </table:table-cell>
          <table:table-cell office:value-type="float" office:value="10" table:style-name="ce19">
            <text:p>10</text:p>
          </table:table-cell>
          <table:table-cell office:value-type="string" table:style-name="ce20">
            <text:p>3,955,850</text:p>
          </table:table-cell>
          <table:table-cell office:value-type="string" table:style-name="ce18">
            <text:p>El programa está pensado para jóvenes que quieren ir más allá de la simple programación de computadores y aspiran más bien al aprovechamiento de los múltiples recursos actuales y futuros de hardware y comunicaciones para la creación de novedosas formas de explotación de la información y de todas sus formas de representación, mediadas por la aplicación de modelos matemáticos pertinentes y herramientas de software de plena actualidad y calidad. </text:p>
          </table:table-cell>
          <table:table-cell table:number-columns-repeated="16375"/>
        </table:table-row>
        <table:table-row table:style-name="ro23">
          <table:table-cell office:value-type="float" office:value="50" table:style-name="ce2">
            <text:p>50</text:p>
          </table:table-cell>
          <table:table-cell office:value-type="string" table:style-name="ce18">
            <text:p>Ingenierias Mecánica</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Mecanico</text:p>
          </table:table-cell>
          <table:table-cell office:value-type="string" table:style-name="ce18">
            <text:p>Ingenierias</text:p>
          </table:table-cell>
          <table:table-cell office:value-type="float" office:value="10" table:style-name="ce19">
            <text:p>10</text:p>
          </table:table-cell>
          <table:table-cell table:style-name="ce22"/>
          <table:table-cell office:value-type="string" table:style-name="ce7">
            <text:p>El ingeniero mecánico de la EIA desarrollará competencias para:</text:p>
            <text:p/>
            <text:p>Sistemas Energéticos: Proponer, construir y optimizar sistemas que aprovechen las diversas formas de la energía y contribuyan al desarrollo de la organización.</text:p>
            <text:p>Sistemas de Manufactura: Diseñar e implementar soluciones que otorguen valor agregado al bien producido y garanticen su función para el ciclo de vida esperado.</text:p>
            <text:p>Económico - Administrativa: Planear, organizar, implementar y evaluar procesos y proyectos de ingeniería considerando los aspectos técnicos, económicos y financieros, el talento, los requerimientos legales y ambientales y el correspondiente análisis de los impactos</text:p>
            <text:p>Modelos y simulación: Desarrollar modelos sistémicos para representar, predecir y analizar el comportamiento de un sistema cuya complejidad requiere de técnicas avanzadas del modelado y la aplicación de herramientas de simulación.</text:p>
          </table:table-cell>
          <table:table-cell table:number-columns-repeated="16375"/>
        </table:table-row>
        <table:table-row table:style-name="ro24">
          <table:table-cell office:value-type="float" office:value="51" table:style-name="ce2">
            <text:p>51</text:p>
          </table:table-cell>
          <table:table-cell office:value-type="string" table:style-name="ce18">
            <text:p>Ingenierias Mecatrónica</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Mecatronico</text:p>
          </table:table-cell>
          <table:table-cell office:value-type="string" table:style-name="ce18">
            <text:p>Ingenierias</text:p>
          </table:table-cell>
          <table:table-cell office:value-type="float" office:value="10" table:style-name="ce19">
            <text:p>10</text:p>
          </table:table-cell>
          <table:table-cell office:value-type="string" table:style-name="ce20">
            <text:p>2,273,753</text:p>
          </table:table-cell>
          <table:table-cell office:value-type="string" table:style-name="ce7">
            <text:p>El ingeniero mecatrónico desarrollará competencias para:</text:p>
            <text:p/>
            <text:p>Sistemas Automáticos: Diseñar, desarrollar, repotenciar o reconvertir máquinas y sistemas automáticos para mejorar la producción en la industria o la calidad de vida de las personas.</text:p>
            <text:p>Sistemas Flexibles: Diseñar, desarrollar, repotenciar o reconvertir soluciones adaptables a diferentes procesos productivos mediante la integración y la modificación de sistemas mecánicos, eléctricos y electrónicos.</text:p>
            <text:p>Sistemas Robóticos: Diseñar, desarrollar, repotenciar o reconvertir sistemas robóticos para realizar tareas con precisión, eficiencia y que corrigen en ocasiones los posibles errores que se presenten en su funcionamiento.</text:p>
            <text:p>Económico - Administrativa: Planear, organizar, implementar y evaluar procesos y proyectos de ingeniería considerando los aspectos técnicos, económicos y financieros, el talento, los requerimientos legales y ambientales y el correspondiente análisis de los impactos.</text:p>
          </table:table-cell>
          <table:table-cell table:number-columns-repeated="16375"/>
        </table:table-row>
        <table:table-row table:style-name="ro9">
          <table:table-cell office:value-type="float" office:value="52" table:style-name="ce2">
            <text:p>52</text:p>
          </table:table-cell>
          <table:table-cell office:value-type="string" table:style-name="ce25">
            <text:p>Administración de Empresas Agropecuarias</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Administrador de Empresas Agropecuarias</text:p>
          </table:table-cell>
          <table:table-cell office:value-type="string" table:style-name="ce25">
            <text:p>Administrativas</text:p>
          </table:table-cell>
          <table:table-cell office:value-type="float" office:value="10" table:style-name="ce25">
            <text:p>10</text:p>
          </table:table-cell>
          <table:table-cell office:value-type="float" office:value="1831045" table:style-name="ce26">
            <text:p>1.831.045</text:p>
          </table:table-cell>
          <table:table-cell office:value-type="string" table:style-name="ce25">
            <text:p>El programa de Administración de Empresas Agropecuarias tiene como propósito formar profesionales con amplios conocimientos en planificación, finanzas, mercadeo, elaboración de proyectos, control administrativo y comercio exterior. Los Administradores de Empresas Agropecuarias están capacitados técnica y científicamente para aplicar sus conocimientos en la promoción, diseño, planeación y gestión de las empresas agropecuarias.</text:p>
          </table:table-cell>
          <table:table-cell table:number-columns-repeated="16375"/>
        </table:table-row>
        <table:table-row table:style-name="ro25">
          <table:table-cell office:value-type="float" office:value="53" table:style-name="ce2">
            <text:p>53</text:p>
          </table:table-cell>
          <table:table-cell office:value-type="string" table:style-name="ce25">
            <text:p>Contaduría pública</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Contador Público</text:p>
          </table:table-cell>
          <table:table-cell office:value-type="string" table:style-name="ce25">
            <text:p>Administrativas</text:p>
          </table:table-cell>
          <table:table-cell office:value-type="float" office:value="10" table:style-name="ce25">
            <text:p>10</text:p>
          </table:table-cell>
          <table:table-cell office:value-type="float" office:value="1759999" table:style-name="ce26">
            <text:p>1.759.999</text:p>
          </table:table-cell>
          <table:table-cell office:value-type="string" table:style-name="ce25">
            <text:p>El contador público del Politécnico Colombiano Jaime Isaza Cadavid es un profesional con formación integral y competencias para diagnosticar la situación contable, financiera y administrativa del ente económico y proponer soluciones a los problemas encontrados. El profesional en contaduría pública puede desempeñarse en diferentes actividades profesionales de carácter contable en los sectores público y privado: revisor fiscal, contralor, jefe de contabilidad, jefe de costos, asesor contable y tributario, consultor, auditor externo, auditor interno, auditor tributario, investigador contable, jefe de impuestos, director de control interno y docente universitario.</text:p>
          </table:table-cell>
          <table:table-cell table:number-columns-repeated="16375"/>
        </table:table-row>
        <table:table-row table:style-name="ro26">
          <table:table-cell office:value-type="float" office:value="54" table:style-name="ce2">
            <text:p>54</text:p>
          </table:table-cell>
          <table:table-cell office:value-type="string" table:style-name="ce25">
            <text:p>Comunicación Audiovisual</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Comunicador Audiovisual</text:p>
          </table:table-cell>
          <table:table-cell office:value-type="string" table:style-name="ce25">
            <text:p>Ciencias sociales y humanas</text:p>
          </table:table-cell>
          <table:table-cell office:value-type="float" office:value="10" table:style-name="ce25">
            <text:p>10</text:p>
          </table:table-cell>
          <table:table-cell office:value-type="float" office:value="1390263" table:style-name="ce26">
            <text:p>1.390.263</text:p>
          </table:table-cell>
          <table:table-cell office:value-type="string" table:style-name="ce25">
            <text:p>El Comunicador Audiovisual es un profesional de las comunicaciones que crea contenidos sobre la base de una metodología orientada a las necesidades del mercado, las ventanas de exhibición y las audiencias. Sus áreas de desarrollo abarcan los aspectos narrativos, de realización y producción audiovisual, elementos estéticos y técnicos de la puesta en escena, procesos de postproducción, así como gestión del negocio audiovisual y generación de emprendimientos.</text:p>
          </table:table-cell>
          <table:table-cell table:number-columns-repeated="16375"/>
        </table:table-row>
        <table:table-row table:style-name="ro27">
          <table:table-cell office:value-type="float" office:value="55" table:style-name="ce2">
            <text:p>55</text:p>
          </table:table-cell>
          <table:table-cell office:value-type="string" table:style-name="ce25">
            <text:p>Ingenierias Agropecuaria</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Ingeniero Agropecuario</text:p>
          </table:table-cell>
          <table:table-cell office:value-type="string" table:style-name="ce25">
            <text:p>Ingenierias</text:p>
          </table:table-cell>
          <table:table-cell office:value-type="float" office:value="10" table:style-name="ce25">
            <text:p>10</text:p>
          </table:table-cell>
          <table:table-cell office:value-type="float" office:value="1515665" table:style-name="ce26">
            <text:p>1.515.665</text:p>
          </table:table-cell>
          <table:table-cell office:value-type="string" table:style-name="ce25">
            <text:p>El profesional de la Ingenierias Agropecuaria está en capacidad de participar activamente en la definición de políticas y estrategias para el sector agropecuario; asesorar, gestar y administrar empresas del sector agropecuario; desarrollar proyectos para el manejo racional de los recursos naturales; trabajar en procesos de producción agropecuaria que desarrollen el manejo poscosecha de productos y su comercialización; prestar asesoría y asistencia técnica a pequeños, medianos y grandes productores del sector agropecuario; realizar extensión rural con base en tecnologías innovadoras del sector agropecuario con conciencia humanística y criterios de equidad; y participar en investigación básica y aplicada, mediante la conformación de equipos interdisciplinarios.</text:p>
          </table:table-cell>
          <table:table-cell table:number-columns-repeated="16375"/>
        </table:table-row>
        <table:table-row table:style-name="ro9">
          <table:table-cell office:value-type="float" office:value="56" table:style-name="ce2">
            <text:p>56</text:p>
          </table:table-cell>
          <table:table-cell office:value-type="string" table:style-name="ce25">
            <text:p>Ingenierias de Productividad y Calidad</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Ingeniero de Productividad y Calidad</text:p>
          </table:table-cell>
          <table:table-cell office:value-type="string" table:style-name="ce25">
            <text:p>Ingenierias</text:p>
          </table:table-cell>
          <table:table-cell office:value-type="float" office:value="10" table:style-name="ce25">
            <text:p>10</text:p>
          </table:table-cell>
          <table:table-cell office:value-type="float" office:value="2254215" table:style-name="ce26">
            <text:p>2.254.215</text:p>
          </table:table-cell>
          <table:table-cell office:value-type="string" table:style-name="ce25">
            <text:p>El Ingeniero de Productividad y Calidad del Politécnico Colombiano Jaime Isaza Cadavid es un profesional integral y competente para gestionar la productividad y la calidad en todas las áreas de los sistemas organizacionales, mediante el diseño, planeación, ejecución, control y mejoramiento de los procesos, con criterios de responsabilidad social, equidad, transparencia y respeto, en un marco de desarrollo sustentable.</text:p>
          </table:table-cell>
          <table:table-cell table:number-columns-repeated="16375"/>
        </table:table-row>
        <table:table-row table:style-name="ro27">
          <table:table-cell office:value-type="float" office:value="57" table:style-name="ce2">
            <text:p>57</text:p>
          </table:table-cell>
          <table:table-cell office:value-type="string" table:style-name="ce25">
            <text:p>Ingenierias en Instrumentación y Control</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Ingeniero en Instrumentación y Control</text:p>
          </table:table-cell>
          <table:table-cell office:value-type="string" table:style-name="ce25">
            <text:p>Ingenierias</text:p>
          </table:table-cell>
          <table:table-cell office:value-type="float" office:value="10" table:style-name="ce25">
            <text:p>10</text:p>
          </table:table-cell>
          <table:table-cell office:value-type="float" office:value="2160210" table:style-name="ce26">
            <text:p>2.160.210</text:p>
          </table:table-cell>
          <table:table-cell office:value-type="string" table:style-name="ce25">
            <text:p>El Ingeniero en Instrumentación y control del Politécnico Colombiano Jaime Isaza Cadavid es un profesional con formación integral y competencias para elaborar, administrar y asesorar proyectos y montajes de automatización de procesos industriales; resolver problemas de automatización y optimizar los sistemas existentes; proponer el desarrollo de nuevas técnicas de control; desarrollar e implementar algoritmos de control utilizando lenguajes de alto y bajo nivel; desarrollar proyectos de investigación en el campo de la medición y el control; utilizar técnicas de inteligencia artificial y robótica en la automatización de procesos de producción y servicios; y diseñar e implementar interfaces para sistemas de adquisición de datos y procesamiento de señales.</text:p>
          </table:table-cell>
          <table:table-cell table:number-columns-repeated="16375"/>
        </table:table-row>
        <table:table-row table:style-name="ro27">
          <table:table-cell office:value-type="float" office:value="58" table:style-name="ce2">
            <text:p>58</text:p>
          </table:table-cell>
          <table:table-cell office:value-type="string" table:style-name="ce25">
            <text:p>Ingenierias Civil</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 Ingeniero Civil</text:p>
          </table:table-cell>
          <table:table-cell office:value-type="string" table:style-name="ce25">
            <text:p>Ingenierias</text:p>
          </table:table-cell>
          <table:table-cell office:value-type="float" office:value="10" table:style-name="ce25">
            <text:p>10</text:p>
          </table:table-cell>
          <table:table-cell office:value-type="float" office:value="2224342" table:style-name="ce26">
            <text:p>2.224.342</text:p>
          </table:table-cell>
          <table:table-cell office:value-type="string" table:style-name="ce25">
            <text:p>El Ingeniero Civil del Politécnico Colombiano Jaime Isaza Cadavid es un profesional con formación integral y competencias para investigar y planear soluciones a los problemas que plantean las obras civiles; diseñar en forma segura, eficiente, económica y estética obras civiles; y supervisar y controlar el desarrollo de las obras previamente diseñadas, con el propósito de garantizar una correcta construcción y un eficaz mantenimiento durante su vida útil. El profesional de la Ingenierias Civil puede desempeñarse en el diseño, la construcción, la interventoría, la operación y el mantenimiento de obras civiles en la industria, en empresas del sector de la construcción o en instituciones del Estado. Igualmente puede desempeñarse como docente, consultor y asesor en la solución de problemas de ingeniería.</text:p>
          </table:table-cell>
          <table:table-cell table:number-columns-repeated="16375"/>
        </table:table-row>
        <table:table-row table:style-name="ro28">
          <table:table-cell office:value-type="float" office:value="59" table:style-name="ce2">
            <text:p>59</text:p>
          </table:table-cell>
          <table:table-cell office:value-type="string" table:style-name="ce25">
            <text:p>Ingenierias en Higiene y Seguridad Ocupacional</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 Ingeniero en Higiene y Seguridad Ocupacional</text:p>
          </table:table-cell>
          <table:table-cell office:value-type="string" table:style-name="ce25">
            <text:p>Ingenierias</text:p>
          </table:table-cell>
          <table:table-cell office:value-type="float" office:value="10" table:style-name="ce25">
            <text:p>10</text:p>
          </table:table-cell>
          <table:table-cell office:value-type="float" office:value="2949634" table:style-name="ce26">
            <text:p>2.949.634</text:p>
          </table:table-cell>
          <table:table-cell office:value-type="string" table:style-name="ce25">
            <text:p>Los procesos que se desarrollan en las empresas son susceptibles de sufrir pérdidas representadas en lesiones personales, enfermedades y daños a maquinaria, equipos e instalaciones. Estas circunstancias generan disminución en la productividad, deterioro en la calidad de los procesos y en la calidad de vida de la población trabajadora. La Ingenierias en Higiene y Seguridad Ocupacional es una herramienta estratégica para la formación de líderes orientados al desarrollo de planes que propicien la cultura del autocuidado en salud, la prevención, el control de riesgos en los ambientes de trabajo, la productividad y la calidad en las organizaciones.</text:p>
          </table:table-cell>
          <table:table-cell table:number-columns-repeated="16375"/>
        </table:table-row>
        <table:table-row table:style-name="ro29">
          <table:table-cell office:value-type="float" office:value="60" table:style-name="ce2">
            <text:p>60</text:p>
          </table:table-cell>
          <table:table-cell office:value-type="string" table:style-name="ce25">
            <text:p>Ingenierias Informática</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 Ingeniero Informático</text:p>
          </table:table-cell>
          <table:table-cell office:value-type="string" table:style-name="ce25">
            <text:p>Ingenierias</text:p>
          </table:table-cell>
          <table:table-cell office:value-type="float" office:value="10" table:style-name="ce25">
            <text:p>10</text:p>
          </table:table-cell>
          <table:table-cell office:value-type="float" office:value="2248531" table:style-name="ce26">
            <text:p>2.248.531</text:p>
          </table:table-cell>
          <table:table-cell office:value-type="string" table:style-name="ce25">
            <text:p>La Ingenierias Informática tiene como propósito formar profesionales en el campo de la informática con una sólida formación básica, con una elevada capacidad de análisis, un buen sentido de la lógica, una actitud crítica e innovadora y con destrezas interdisciplinarias para la generación de empresas informáticas, acordes con las necesidades del medio. La informática es la disciplina que se ocupa de la planeación, diseño, construcción, instalación, mantenimiento, soporte y conversión de sistemas de información. Esta disciplina se fundamenta en el modelamiento de una realidad que no se manipula físicamente y tiene por objeto central el manejo de la información de cualquier proceso con criterios de calidad y agregación de valor. El Ingeniero informático es el responsable de gestionar la tecnología de hardware, comunicaciones y software en la empresa, compatibilizando requerimientos con necesidades.</text:p>
          </table:table-cell>
          <table:table-cell table:number-columns-repeated="16375"/>
        </table:table-row>
        <table:table-row table:style-name="ro9">
          <table:table-cell office:value-type="float" office:value="61" table:style-name="ce2">
            <text:p>61</text:p>
          </table:table-cell>
          <table:table-cell office:value-type="string" table:style-name="ce25">
            <text:p>Licenciatura en Educación Básica con Énfasis en Educación Física, Recreación y Deportes</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 Licenciado en Educación Básica con Énfasis en Educación Física, Recreación y Deportes</text:p>
          </table:table-cell>
          <table:table-cell office:value-type="string" table:style-name="ce25">
            <text:p>Ciencias de la Educacion</text:p>
          </table:table-cell>
          <table:table-cell office:value-type="float" office:value="10" table:style-name="ce25">
            <text:p>10</text:p>
          </table:table-cell>
          <table:table-cell office:value-type="float" office:value="1431993" table:style-name="ce26">
            <text:p>1.431.993</text:p>
          </table:table-cell>
          <table:table-cell office:value-type="string" table:style-name="ce25">
            <text:p>La Licenciatura en Educación Básica con énfasis en Educación Física, Recreación y Deportes tiene como propósito contribuir a la formación de educadores capaces de afrontar los retos que les presenta un mundo en acelerada dinámica de cambio y de intervenir adecuadamente desde su saber disciplinar en la formación de niños y jóvenes que dentro de ese mundo optan por una mejor calidad de vida.</text:p>
          </table:table-cell>
          <table:table-cell table:number-columns-repeated="16375"/>
        </table:table-row>
        <table:table-row table:style-name="ro30">
          <table:table-cell office:value-type="float" office:value="62" table:style-name="ce2">
            <text:p>62</text:p>
          </table:table-cell>
          <table:table-cell office:value-type="string" table:style-name="ce25">
            <text:p>Profesional en Deporte</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Profesional en Deporte</text:p>
          </table:table-cell>
          <table:table-cell office:value-type="string" table:style-name="ce25">
            <text:p>Ciencias de la Salud</text:p>
          </table:table-cell>
          <table:table-cell office:value-type="float" office:value="10" table:style-name="ce25">
            <text:p>10</text:p>
          </table:table-cell>
          <table:table-cell office:value-type="float" office:value="1382696" table:style-name="ce26">
            <text:p>1.382.696</text:p>
          </table:table-cell>
          <table:table-cell office:value-type="string" table:style-name="ce25">
            <text:p>El Profesional en Deporte del Politécnico Colombiano Jaime Isaza Cadavid tiene formación integral sobre las características biológicas, fisiológicas y psicológicas del hombre en los distintos estados de su desarrollo; sobre el movimiento, el entrenamiento deportivo y los demás procesos de carácter técnico, y sobre la fundamentación básica de los deportes individuales, de pelota, de combate y mixtos.El Profesional en Deporte puede gestar su propia empresa deportiva, administrar programas y proyectos deportivos de organizaciones públicas y privadas, gerenciar ligas y/o clubes deportivos competitivos y de alto rendimiento, coordinar programas de mejoramiento de la condiciones de vida de la tercera edad, programas de formación deportiva para niños y jóvenes y programas de formación deportiva no formal en gimnasios, academias y clubes deportivos.El Profesional en Deporte puede desempeñarse como administrador y gestor deportivo, entrenador, instructor, preparador físico y kinesiólogo.</text:p>
          </table:table-cell>
          <table:table-cell table:number-columns-repeated="16375"/>
        </table:table-row>
        <table:table-row table:style-name="ro27">
          <table:table-cell office:value-type="float" office:value="63" table:style-name="ce2">
            <text:p>63</text:p>
          </table:table-cell>
          <table:table-cell office:value-type="string" table:style-name="ce2">
            <text:p>Administración de Empresas</text:p>
          </table:table-cell>
          <table:table-cell office:value-type="float" office:value="1950000" table:style-name="ce1">
            <text:p>1950000</text:p>
          </table:table-cell>
          <table:table-cell office:value-type="float" office:value="3" table:style-name="ce1">
            <text:p>3</text:p>
          </table:table-cell>
          <table:table-cell office:value-type="string" table:style-name="ce2">
            <text:p>Administrador de Empresas</text:p>
          </table:table-cell>
          <table:table-cell office:value-type="string" table:style-name="ce2">
            <text:p>Administrativas</text:p>
          </table:table-cell>
          <table:table-cell office:value-type="float" office:value="8" table:style-name="ce1">
            <text:p>8</text:p>
          </table:table-cell>
          <table:table-cell table:style-name="ce27"/>
          <table:table-cell office:value-type="string" table:style-name="ce28">
            <text:p>El egresado de Administración de Empresas de UNAULA estará en capacidad de elaborar, evaluar y administrar planes y programas orientados al desarrollo estratégico, táctico y operativo para las organizaciones, será un profesional con una visión global y dominio del entorno a nivel económico, político, ambiental y social, apoyado en habilidades directivas y de liderazgo, para alcanzar el logro de metas a través del análisis e interpretación de información contable, financiera  y  de  inversión por medio de la toma de decisiones gerenciales, así mismo, podrá gestionar y desarrollar el talento humano de la organización, formular planes de mercadeo, identificar oportunidades de negocio, desarrollar nuevos productos y mejorar e innovar en procesos administrativos.</text:p>
          </table:table-cell>
          <table:table-cell table:number-columns-repeated="16375"/>
        </table:table-row>
        <table:table-row table:style-name="ro27">
          <table:table-cell office:value-type="float" office:value="64" table:style-name="ce2">
            <text:p>64</text:p>
          </table:table-cell>
          <table:table-cell office:value-type="string" table:style-name="ce2">
            <text:p>Contaduría Pública</text:p>
          </table:table-cell>
          <table:table-cell office:value-type="float" office:value="1950000" table:style-name="ce1">
            <text:p>1950000</text:p>
          </table:table-cell>
          <table:table-cell office:value-type="float" office:value="3" table:style-name="ce1">
            <text:p>3</text:p>
          </table:table-cell>
          <table:table-cell office:value-type="string" table:style-name="ce2">
            <text:p>Contador Público</text:p>
          </table:table-cell>
          <table:table-cell office:value-type="string" table:style-name="ce2">
            <text:p>Administrativas</text:p>
          </table:table-cell>
          <table:table-cell office:value-type="float" office:value="10" table:style-name="ce1">
            <text:p>10</text:p>
          </table:table-cell>
          <table:table-cell office:value-type="float" office:value="1926407" table:style-name="ce29">
            <text:p>1.926.407</text:p>
          </table:table-cell>
          <table:table-cell office:value-type="string" table:style-name="ce2">
            <text:p>El egresado de Administración de Empresas de UNAULA estará en capacidad de elaborar, evaluar y administrar planes y programas orientados al desarrollo estratégico, táctico y operativo para las organizaciones, será un profesional con una visión global y dominio del entorno a nivel económico, político, ambiental y social, apoyado en habilidades directivas y de liderazgo, para alcanzar el logro de metas a través del análisis e interpretación de información contable, financiera  y  de  inversión por medio de la toma de decisiones gerenciales, así mismo, podrá gestionar y desarrollar el talento humano de la organización, formular planes de mercadeo, identificar oportunidades de negocio, desarrollar nuevos productos y mejorar e innovar en procesos administrativos.</text:p>
          </table:table-cell>
          <table:table-cell table:number-columns-repeated="16375"/>
        </table:table-row>
        <table:table-row table:style-name="ro31">
          <table:table-cell office:value-type="float" office:value="65" table:style-name="ce2">
            <text:p>65</text:p>
          </table:table-cell>
          <table:table-cell office:value-type="string" table:style-name="ce2">
            <text:p>Derecho</text:p>
          </table:table-cell>
          <table:table-cell office:value-type="float" office:value="1950000" table:style-name="ce1">
            <text:p>1950000</text:p>
          </table:table-cell>
          <table:table-cell office:value-type="float" office:value="3" table:style-name="ce1">
            <text:p>3</text:p>
          </table:table-cell>
          <table:table-cell office:value-type="string" table:style-name="ce2">
            <text:p>Abogado</text:p>
          </table:table-cell>
          <table:table-cell office:value-type="string" table:style-name="ce2">
            <text:p>Ciencias sociales y humanas</text:p>
          </table:table-cell>
          <table:table-cell office:value-type="float" office:value="10" table:style-name="ce1">
            <text:p>10</text:p>
          </table:table-cell>
          <table:table-cell office:value-type="float" office:value="2022311" table:style-name="ce29">
            <text:p>2.022.311</text:p>
          </table:table-cell>
          <table:table-cell office:value-type="string" table:style-name="ce2">
            <text:p>La tendencia de ocupación de los abogados de la Universidad Autónoma Latinoamericana, tiene un fuerte énfasis en el derecho público. Los egresados de la Facultad de derecho en las diferentes instancias del poder judicial, así como en las instituciones administrativas y de defensa de los derechos fundamentales.</text:p>
          </table:table-cell>
          <table:table-cell table:number-columns-repeated="16375"/>
        </table:table-row>
        <table:table-row table:style-name="ro31">
          <table:table-cell office:value-type="float" office:value="66" table:style-name="ce2">
            <text:p>66</text:p>
          </table:table-cell>
          <table:table-cell office:value-type="string" table:style-name="ce2">
            <text:p>Ingenierias Industrial</text:p>
          </table:table-cell>
          <table:table-cell office:value-type="float" office:value="1950000" table:style-name="ce1">
            <text:p>1950000</text:p>
          </table:table-cell>
          <table:table-cell office:value-type="float" office:value="3" table:style-name="ce1">
            <text:p>3</text:p>
          </table:table-cell>
          <table:table-cell office:value-type="string" table:style-name="ce2">
            <text:p>Ingeniero Industrial</text:p>
          </table:table-cell>
          <table:table-cell office:value-type="string" table:style-name="ce2">
            <text:p>Ingenierias</text:p>
          </table:table-cell>
          <table:table-cell office:value-type="float" office:value="10" table:style-name="ce1">
            <text:p>10</text:p>
          </table:table-cell>
          <table:table-cell office:value-type="float" office:value="2229439" table:style-name="ce29">
            <text:p>2.229.439</text:p>
          </table:table-cell>
          <table:table-cell office:value-type="string" table:style-name="ce28">
            <text:p>La ingeniería industrial es una rama de laingeniería que se ocupa del desarrollo, mejora, implantación y evaluación de sistemas integrados de gente, riqueza, conocimientos, información, equipamiento, energía, materiales y procesos. También trata sobre el diseño de prototipos para optimizar sistemas y equipos.</text:p>
          </table:table-cell>
          <table:table-cell table:number-columns-repeated="16375"/>
        </table:table-row>
        <table:table-row table:style-name="ro9">
          <table:table-cell office:value-type="float" office:value="67" table:style-name="ce2">
            <text:p>67</text:p>
          </table:table-cell>
          <table:table-cell office:value-type="string" table:style-name="ce2">
            <text:p>Ingenierias Informatica</text:p>
          </table:table-cell>
          <table:table-cell office:value-type="float" office:value="1950000" table:style-name="ce1">
            <text:p>1950000</text:p>
          </table:table-cell>
          <table:table-cell office:value-type="float" office:value="3" table:style-name="ce1">
            <text:p>3</text:p>
          </table:table-cell>
          <table:table-cell office:value-type="string" table:style-name="ce2">
            <text:p>Ingeniero Informático</text:p>
          </table:table-cell>
          <table:table-cell office:value-type="string" table:style-name="ce2">
            <text:p>Ingenierias</text:p>
          </table:table-cell>
          <table:table-cell office:value-type="float" office:value="10" table:style-name="ce1">
            <text:p>10</text:p>
          </table:table-cell>
          <table:table-cell table:style-name="ce27"/>
          <table:table-cell office:value-type="string" table:style-name="ce2">
            <text:p>Un ingeniero de sistemas desarrolla proyectos de software desde su concepción hasta su puesta en marcha y funcionamiento. Diseña implementar y administrar redes de información y bases de datos. Gestiona proyectos, áreas o empresas de softaware. Adecua e implementa la tecnología informática que requiere <text:s/>la empresa y realiza investigación aplicada a la innovación y adaptación <text:s/>de tecnologías.</text:p>
          </table:table-cell>
          <table:table-cell table:number-columns-repeated="16375"/>
        </table:table-row>
        <table:table-row table:style-name="ro31">
          <table:table-cell office:value-type="float" office:value="68" table:style-name="ce2">
            <text:p>68</text:p>
          </table:table-cell>
          <table:table-cell office:value-type="string" table:style-name="ce2">
            <text:p>Economia</text:p>
          </table:table-cell>
          <table:table-cell office:value-type="float" office:value="1950000" table:style-name="ce1">
            <text:p>1950000</text:p>
          </table:table-cell>
          <table:table-cell office:value-type="float" office:value="3" table:style-name="ce1">
            <text:p>3</text:p>
          </table:table-cell>
          <table:table-cell office:value-type="string" table:style-name="ce2">
            <text:p>Economista</text:p>
          </table:table-cell>
          <table:table-cell office:value-type="string" table:style-name="ce2">
            <text:p>Administrativas</text:p>
          </table:table-cell>
          <table:table-cell office:value-type="float" office:value="10" table:style-name="ce1">
            <text:p>10</text:p>
          </table:table-cell>
          <table:table-cell office:value-type="float" office:value="2321081" table:style-name="ce29">
            <text:p>2.321.081</text:p>
          </table:table-cell>
          <table:table-cell office:value-type="string" table:style-name="ce2">
            <text:p>Conoce la teoría económica desde los aspectos fundamentales hasta los más complejos, por lo cual está en capacidad se desempeñarse profesionalmente como investigador económico, analista económico, emprendedor de empresas y evaluador de proyectos públicos y privados, entre otros</text:p>
          </table:table-cell>
          <table:table-cell table:number-columns-repeated="16375"/>
        </table:table-row>
        <table:table-row table:style-name="ro9">
          <table:table-cell office:value-type="float" office:value="69" table:style-name="ce2">
            <text:p>69</text:p>
          </table:table-cell>
          <table:table-cell office:value-type="string" table:style-name="ce2">
            <text:p>Licenciatura en Ciencias Sociales</text:p>
          </table:table-cell>
          <table:table-cell office:value-type="float" office:value="1370000" table:style-name="ce1">
            <text:p>1370000</text:p>
          </table:table-cell>
          <table:table-cell office:value-type="float" office:value="3" table:style-name="ce1">
            <text:p>3</text:p>
          </table:table-cell>
          <table:table-cell office:value-type="string" table:style-name="ce2">
            <text:p>Licenciado en Ciencias Sociales</text:p>
          </table:table-cell>
          <table:table-cell office:value-type="string" table:style-name="ce2">
            <text:p>Ciencias de la Educacion</text:p>
          </table:table-cell>
          <table:table-cell office:value-type="float" office:value="8" table:style-name="ce1">
            <text:p>8</text:p>
          </table:table-cell>
          <table:table-cell office:value-type="float" office:value="1320293" table:style-name="ce29">
            <text:p>1.320.293</text:p>
          </table:table-cell>
          <table:table-cell office:value-type="string" table:style-name="ce2">
            <text:p>Formar un nuevo profesional más productivo en lo económico, por su imaginación y creatividad; más solidario en lo social, por su especial sensibilidad; más participativo y tolerante en lo político, más respetuoso de los derechos humanos, más consciente del valor de la naturaleza y del medio ambiente, más integrado en lo cultural y más orgulloso de su condición de colombiano.</text:p>
          </table:table-cell>
          <table:table-cell table:number-columns-repeated="16375"/>
        </table:table-row>
        <table:table-row table:style-name="ro11">
          <table:table-cell office:value-type="float" office:value="70" table:style-name="ce2">
            <text:p>70</text:p>
          </table:table-cell>
          <table:table-cell office:value-type="string" table:style-name="ce12">
            <text:p>ADMINISTRACIÓN DE EMPRESAS</text:p>
          </table:table-cell>
          <table:table-cell office:value-type="string" table:style-name="ce12">
            <text:p>no disponible</text:p>
          </table:table-cell>
          <table:table-cell office:value-type="float" office:value="7" table:style-name="ce12">
            <text:p>7</text:p>
          </table:table-cell>
          <table:table-cell office:value-type="string" table:style-name="ce12">
            <text:p>ADMINISTRADOR DE EMPRESAS</text:p>
          </table:table-cell>
          <table:table-cell office:value-type="string" table:style-name="ce12">
            <text:p>Administrativas</text:p>
          </table:table-cell>
          <table:table-cell office:value-type="float" office:value="10" table:style-name="ce30">
            <text:p>10</text:p>
          </table:table-cell>
          <table:table-cell office:value-type="float" office:value="1787672" table:style-name="ce14">
            <text:p>1.787.672</text:p>
          </table:table-cell>
          <table:table-cell office:value-type="string" table:style-name="ce31">
            <text:p>El Programa de Administración, en concordancia con el objeto de la Universidad de Antioquia, de búsqueda, desarrollo y difusión del conocimiento en los campos de las humanidades, la ciencia, las Artes, la filosofía, la técnica y la tecnología, busca la formación integral del futuro egresado mediante la adopción de estrategias de enseñanza - aprendizaje centradas en el estudiante, con énfasis en el servicio social, el sentido crítico y la capacidad investigativa. Como objetivo general, pretende: Construir y desarrollar con los estudiantes, los conocimientos, habilidades, capacidades y competencias necesarias para desempeñarse en las organizaciones, contribuyendo a que éstas sean productivas y competitivas.</text:p>
          </table:table-cell>
          <table:table-cell table:number-columns-repeated="16375"/>
        </table:table-row>
        <table:table-row table:style-name="ro16">
          <table:table-cell office:value-type="float" office:value="71" table:style-name="ce2">
            <text:p>71</text:p>
          </table:table-cell>
          <table:table-cell office:value-type="string" table:style-name="ce12">
            <text:p>ADMINISTRACIÓN EN SALUD: GESTIÓN DE SERVICIOS DE SALUD</text:p>
          </table:table-cell>
          <table:table-cell office:value-type="string" table:style-name="ce12">
            <text:p>no disponible</text:p>
          </table:table-cell>
          <table:table-cell office:value-type="float" office:value="7" table:style-name="ce12">
            <text:p>7</text:p>
          </table:table-cell>
          <table:table-cell office:value-type="string" table:style-name="ce12">
            <text:p>ADMINISTRADOR EN SALUD: GESTIÓN DE SERVICIOS DE SALUD</text:p>
          </table:table-cell>
          <table:table-cell office:value-type="string" table:style-name="ce12">
            <text:p>Administrativas</text:p>
          </table:table-cell>
          <table:table-cell office:value-type="string" table:style-name="ce32">
            <text:p>8 </text:p>
          </table:table-cell>
          <table:table-cell office:value-type="float" office:value="2424898" table:style-name="ce14">
            <text:p>2.424.898</text:p>
          </table:table-cell>
          <table:table-cell office:value-type="string" table:style-name="ce12">
            <text:p>La administración en salud o administración sanitaria es la ciencia social y técnica relacionada con la planificación, organización, dirección y control de las empresas públicas y privadas del sector salud, medio ambiente, recursos naturales, saneamiento básico urbano y rural, innovación tecnológica, mediante la optimización de recursos financieros, tecnológicos y humanos.<text:s/></text:p>
          </table:table-cell>
          <table:table-cell table:number-columns-repeated="16375"/>
        </table:table-row>
        <table:table-row table:style-name="ro16">
          <table:table-cell office:value-type="float" office:value="72" table:style-name="ce2">
            <text:p>72</text:p>
          </table:table-cell>
          <table:table-cell office:value-type="string" table:style-name="ce12">
            <text:p>ADMINISTRACIÓN EN SALUD: GESTION SANITARIA Y AMBIENTAL</text:p>
          </table:table-cell>
          <table:table-cell office:value-type="string" table:style-name="ce12">
            <text:p>no disponible</text:p>
          </table:table-cell>
          <table:table-cell office:value-type="float" office:value="7" table:style-name="ce12">
            <text:p>7</text:p>
          </table:table-cell>
          <table:table-cell office:value-type="string" table:style-name="ce12">
            <text:p>ADMINISTRADOR EN SALUD: GESTION SANITARIA Y AMBIENTAL</text:p>
          </table:table-cell>
          <table:table-cell office:value-type="string" table:style-name="ce12">
            <text:p>Administrativas</text:p>
          </table:table-cell>
          <table:table-cell office:value-type="string" table:style-name="ce32">
            <text:p>8 </text:p>
          </table:table-cell>
          <table:table-cell office:value-type="float" office:value="1855712" table:style-name="ce14">
            <text:p>1.855.712</text:p>
          </table:table-cell>
          <table:table-cell office:value-type="string" table:style-name="ce12">
            <text:p>La administración en salud o administración sanitaria es la ciencia social y técnica relacionada con la planificación, organización, dirección y control de las empresas públicas y privadas del sector salud, medio ambiente, recursos naturales, saneamiento básico urbano y rural, innovación tecnológica, mediante la optimización de recursos financieros, tecnológicos y humanos.<text:s/></text:p>
          </table:table-cell>
          <table:table-cell table:number-columns-repeated="16375"/>
        </table:table-row>
        <table:table-row table:style-name="ro10">
          <table:table-cell office:value-type="float" office:value="73" table:style-name="ce2">
            <text:p>73</text:p>
          </table:table-cell>
          <table:table-cell office:value-type="string" table:style-name="ce12">
            <text:p>ANTROPOLOGÍA</text:p>
          </table:table-cell>
          <table:table-cell office:value-type="string" table:style-name="ce12">
            <text:p>no disponible</text:p>
          </table:table-cell>
          <table:table-cell office:value-type="float" office:value="7" table:style-name="ce12">
            <text:p>7</text:p>
          </table:table-cell>
          <table:table-cell office:value-type="string" table:style-name="ce12">
            <text:p>ANTROPÓLOGO</text:p>
          </table:table-cell>
          <table:table-cell office:value-type="string" table:style-name="ce12">
            <text:p>Ciencias Sociales y Humanas</text:p>
          </table:table-cell>
          <table:table-cell office:value-type="string" table:style-name="ce32">
            <text:p>8 </text:p>
          </table:table-cell>
          <table:table-cell office:value-type="float" office:value="2047269" table:style-name="ce14">
            <text:p>2.047.269</text:p>
          </table:table-cell>
          <table:table-cell office:value-type="string" table:style-name="ce12">
            <text:p>El egresado del programa está en condiciones de asumir roles ocupacionales diversos relacionados con el estudio del ser humano en su dimensión biológica y cultural, la vida social y la cultura, y con la intervención en procesos relacionados con estos ámbitos y dimensiones</text:p>
          </table:table-cell>
          <table:table-cell table:number-columns-repeated="16375"/>
        </table:table-row>
        <table:table-row table:style-name="ro10">
          <table:table-cell office:value-type="float" office:value="74" table:style-name="ce2">
            <text:p>74</text:p>
          </table:table-cell>
          <table:table-cell office:value-type="string" table:style-name="ce12">
            <text:p>ARCHIVÍSTICA</text:p>
          </table:table-cell>
          <table:table-cell office:value-type="string" table:style-name="ce12">
            <text:p>no disponible</text:p>
          </table:table-cell>
          <table:table-cell office:value-type="float" office:value="7" table:style-name="ce12">
            <text:p>7</text:p>
          </table:table-cell>
          <table:table-cell office:value-type="string" table:style-name="ce12">
            <text:p>ARCHIVISTA</text:p>
          </table:table-cell>
          <table:table-cell office:value-type="string" table:style-name="ce12">
            <text:p>Ciencias Sociales y Humanas</text:p>
          </table:table-cell>
          <table:table-cell office:value-type="string" table:style-name="ce32">
            <text:p>8 </text:p>
          </table:table-cell>
          <table:table-cell table:style-name="ce13"/>
          <table:table-cell office:value-type="string" table:style-name="ce12">
            <text:p>La archivística o archivología, en algunos países archivonomía es el estudio teórico y práctico de los principios, procedimientos y problemas concernientes al almacenamiento de documentos, buscando que dicha documentación se mantenga en el tiempo, pueda ser consultada y clasificada.</text:p>
          </table:table-cell>
          <table:table-cell table:number-columns-repeated="16375"/>
        </table:table-row>
        <table:table-row table:style-name="ro11">
          <table:table-cell office:value-type="float" office:value="75" table:style-name="ce2">
            <text:p>75</text:p>
          </table:table-cell>
          <table:table-cell office:value-type="string" table:style-name="ce12">
            <text:p>ARTE DRAMÁTICO</text:p>
          </table:table-cell>
          <table:table-cell office:value-type="string" table:style-name="ce12">
            <text:p>no disponible</text:p>
          </table:table-cell>
          <table:table-cell office:value-type="float" office:value="7" table:style-name="ce12">
            <text:p>7</text:p>
          </table:table-cell>
          <table:table-cell office:value-type="string" table:style-name="ce12">
            <text:p>MAESTRO EN ARTE DRAMÁTICO</text:p>
          </table:table-cell>
          <table:table-cell office:value-type="string" table:style-name="ce12">
            <text:p>Artes</text:p>
          </table:table-cell>
          <table:table-cell office:value-type="string" table:style-name="ce32">
            <text:p>8 </text:p>
          </table:table-cell>
          <table:table-cell office:value-type="float" office:value="1363427" table:style-name="ce14">
            <text:p>1.363.427</text:p>
          </table:table-cell>
          <table:table-cell office:value-type="string" table:style-name="ce12">
            <text:p>Los Maestros en Arte Dramático de la Universidad de Antioquia son capaces de usar los conocimientos y experiencias logrados en el desarrollo de sus estudios y aplicarlos en la actuación en distintos medios; en la asistencia de dirección de diferentes montajes; en la gestión cultural y administración de proyectos artísticos; en la producción de piezas y performances; en la investigación teatral (teórica o aplicada); y en la realización de cualquier tipo de montaje de arte dramático y musical. El Maestro en Arte Dramático será capaz de trabajar en equipo vinculando diferentes disciplinas, atendiendo a las exigencias que conllevan las diferentes manifestaciones de la dramaturgia.</text:p>
          </table:table-cell>
          <table:table-cell table:number-columns-repeated="16375"/>
        </table:table-row>
        <table:table-row table:style-name="ro12">
          <table:table-cell office:value-type="float" office:value="76" table:style-name="ce2">
            <text:p>76</text:p>
          </table:table-cell>
          <table:table-cell office:value-type="string" table:style-name="ce12">
            <text:p>ARTES PLÁSTICAS</text:p>
          </table:table-cell>
          <table:table-cell office:value-type="string" table:style-name="ce12">
            <text:p>no disponible</text:p>
          </table:table-cell>
          <table:table-cell office:value-type="float" office:value="7" table:style-name="ce12">
            <text:p>7</text:p>
          </table:table-cell>
          <table:table-cell office:value-type="string" table:style-name="ce12">
            <text:p>MAESTRO EN ARTES PLÁSTICAS</text:p>
          </table:table-cell>
          <table:table-cell office:value-type="string" table:style-name="ce12">
            <text:p>Artes</text:p>
          </table:table-cell>
          <table:table-cell office:value-type="string" table:style-name="ce32">
            <text:p>8 </text:p>
          </table:table-cell>
          <table:table-cell office:value-type="float" office:value="1327555" table:style-name="ce14">
            <text:p>1.327.555</text:p>
          </table:table-cell>
          <table:table-cell office:value-type="string" table:style-name="ce12">
            <text:p>Las Artes plásticas es la rama del arte que agrupa aquellas formas de arte que utilizan materiales capaces de ser modificados o moldeados por el artista para crear una obra. Incluidas dentro de las Bellas Artes, el termino Artes plásticas aparece a principios del siglo XIX para referirse a  escultura, dibujo, arquitectura, grabado, cerámica, orfebrería y pintura mural para diferenciarlas de otras ramas de las bellas Artes como la literatura o la danza.</text:p>
          </table:table-cell>
          <table:table-cell table:number-columns-repeated="16375"/>
        </table:table-row>
        <table:table-row table:style-name="ro12">
          <table:table-cell office:value-type="float" office:value="77" table:style-name="ce2">
            <text:p>77</text:p>
          </table:table-cell>
          <table:table-cell office:value-type="string" table:style-name="ce12">
            <text:p>ASTRONOMÍA</text:p>
          </table:table-cell>
          <table:table-cell office:value-type="string" table:style-name="ce12">
            <text:p>no disponible</text:p>
          </table:table-cell>
          <table:table-cell office:value-type="float" office:value="7" table:style-name="ce12">
            <text:p>7</text:p>
          </table:table-cell>
          <table:table-cell office:value-type="string" table:style-name="ce12">
            <text:p>ASTRÓNOMO</text:p>
          </table:table-cell>
          <table:table-cell office:value-type="string" table:style-name="ce12">
            <text:p>Ciencias Naturales y Matematicas</text:p>
          </table:table-cell>
          <table:table-cell office:value-type="string" table:style-name="ce32">
            <text:p>10 </text:p>
          </table:table-cell>
          <table:table-cell table:style-name="ce13"/>
          <table:table-cell office:value-type="string" table:style-name="ce12">
            <text:p>Es la ciencia que se ocupa del estudio de los cuerpos celestesdel universo, incluidos los planetas y sus satélites, los cometas y meteoroides, las estrellas y la <text:span text:style-name="T2">materia interestelar</text:span>, los sistemas demateria oscura, estrellas, gas y polvo llamados galaxias y los cúmulos de galaxias; por lo que estudia sus movimientos y los fenómenos ligados a ellos. Su registro y la investigación de su origen viene a partir de la información que llega de ellos a través de la radiación electromagnética o de cualquier otro medio.</text:p>
          </table:table-cell>
          <table:table-cell table:number-columns-repeated="16375"/>
        </table:table-row>
        <table:table-row table:style-name="ro32">
          <table:table-cell office:value-type="float" office:value="78" table:style-name="ce2">
            <text:p>78</text:p>
          </table:table-cell>
          <table:table-cell office:value-type="string" table:style-name="ce12">
            <text:p>BIBLIOTECOLOGÍA</text:p>
          </table:table-cell>
          <table:table-cell office:value-type="string" table:style-name="ce12">
            <text:p>no disponible</text:p>
          </table:table-cell>
          <table:table-cell office:value-type="float" office:value="7" table:style-name="ce12">
            <text:p>7</text:p>
          </table:table-cell>
          <table:table-cell office:value-type="string" table:style-name="ce12">
            <text:p>BIBLIOTECÓLOGO</text:p>
          </table:table-cell>
          <table:table-cell office:value-type="string" table:style-name="ce12">
            <text:p>Administrativas</text:p>
          </table:table-cell>
          <table:table-cell office:value-type="string" table:style-name="ce32">
            <text:p>8 </text:p>
          </table:table-cell>
          <table:table-cell office:value-type="float" office:value="2031495" table:style-name="ce14">
            <text:p>2.031.495</text:p>
          </table:table-cell>
          <table:table-cell office:value-type="string" table:style-name="ce12">
            <text:p>El bibliotecario es la persona que está encargada de la administración de una biblioteca, lugar en el cual se guardan libros y en general, todo tipo de material impreso que se exhibe y puede ser utilizado por el público. En este sentido, el bibliotecólogo o bibliotecario, ha realizado estudios que le permiten realizar de manera correcta su trabajo, sobre todo en el caso de la clasificación bibliográfica que es la base para organizar todo el material de la biblioteca y ofrecer entonces a los usuarios una buena búsqueda y optimizar los tiempos para encontrar los materiales que se necesiten.</text:p>
            <text:p/>
            <text:p/>
          </table:table-cell>
          <table:table-cell table:number-columns-repeated="16375"/>
        </table:table-row>
        <table:table-row table:style-name="ro12">
          <table:table-cell office:value-type="float" office:value="79" table:style-name="ce2">
            <text:p>79</text:p>
          </table:table-cell>
          <table:table-cell office:value-type="string" table:style-name="ce12">
            <text:p>BIOINGENIERÍA</text:p>
          </table:table-cell>
          <table:table-cell office:value-type="string" table:style-name="ce12">
            <text:p>no disponible</text:p>
          </table:table-cell>
          <table:table-cell office:value-type="float" office:value="7" table:style-name="ce12">
            <text:p>7</text:p>
          </table:table-cell>
          <table:table-cell office:value-type="string" table:style-name="ce12">
            <text:p>BIOINGENIERO</text:p>
          </table:table-cell>
          <table:table-cell office:value-type="string" table:style-name="ce12">
            <text:p>Ingenierias</text:p>
          </table:table-cell>
          <table:table-cell office:value-type="string" table:style-name="ce32">
            <text:p>10 </text:p>
          </table:table-cell>
          <table:table-cell office:value-type="float" office:value="1880743" table:style-name="ce14">
            <text:p>1.880.743</text:p>
          </table:table-cell>
          <table:table-cell office:value-type="string" table:style-name="ce12">
            <text:p>El Programa de Bioingeniería de la Universidad de Antioquia está comprometido con la generación, aplicación y difusión del conocimiento propio de la ingeniería, aplicado a las áreas de la vida. Tendrá una gran vocación de servicio, de respeto por las instituciones que requieran de éstos y, sobre todo, formará profesionales capaces, íntegros, con capacidad para innovar, transformar y mejorar el entorno en el cual les corresponda desempeñarse.</text:p>
          </table:table-cell>
          <table:table-cell table:number-columns-repeated="16375"/>
        </table:table-row>
        <table:table-row table:style-name="ro33">
          <table:table-cell office:value-type="float" office:value="80" table:style-name="ce2">
            <text:p>80</text:p>
          </table:table-cell>
          <table:table-cell office:value-type="string" table:style-name="ce12">
            <text:p>BIOLOGÍA</text:p>
          </table:table-cell>
          <table:table-cell office:value-type="string" table:style-name="ce12">
            <text:p>no disponible</text:p>
          </table:table-cell>
          <table:table-cell office:value-type="float" office:value="7" table:style-name="ce12">
            <text:p>7</text:p>
          </table:table-cell>
          <table:table-cell office:value-type="string" table:style-name="ce12">
            <text:p>BIÓLOGO</text:p>
          </table:table-cell>
          <table:table-cell office:value-type="string" table:style-name="ce12">
            <text:p>Ciencias Ambientales</text:p>
          </table:table-cell>
          <table:table-cell office:value-type="string" table:style-name="ce32">
            <text:p>10 </text:p>
          </table:table-cell>
          <table:table-cell office:value-type="float" office:value="1555907" table:style-name="ce14">
            <text:p>1.555.907</text:p>
          </table:table-cell>
          <table:table-cell office:value-type="string" table:style-name="ce12">
            <text:p>El biólogo de la Universidad de Antioquia posee una sólida fundamentación básica y epistemológica; entiende que su disciplina tiene como marco la evolución orgánica. Su solvencia conceptual y metodológica estará matizada por el énfasis en al menos una de las siguientes áreas: 1) Genética, Biología Celular y Molecular; 2) Sistemática; 3) Ecología de Poblaciones, Comunidades y Ecosistemas; 4) Biotecnología.</text:p>
            <text:p>Estará en capacidad de contribuir al progreso del País mediante la investigación básica y aplicada, la docencia y las consultorías y asesorías en diferentes áreas de las ciencias biológicas. Podrá participar con calidad, en estudios e investigación sobre la biodiversidad regional, nacional e internacional; aportar al diseño y gestión de programas de conservación, manejo y uso sostenible de los recursos naturales; conformar y coordinar grupos de investigación multidisciplinarios y, con mentalidad innovadora, desarrollar tecnologías apropiadas en la búsqueda de soluciones a problemas en áreas de la educación, la salud, la industria agropecuaria y otras industrias así como los relacionados con el medio ambiente.</text:p>
          </table:table-cell>
          <table:table-cell table:number-columns-repeated="16375"/>
        </table:table-row>
        <table:table-row table:style-name="ro34">
          <table:table-cell office:value-type="float" office:value="81" table:style-name="ce2">
            <text:p>81</text:p>
          </table:table-cell>
          <table:table-cell office:value-type="string" table:style-name="ce12">
            <text:p>CIENCIA POLÍTICA</text:p>
          </table:table-cell>
          <table:table-cell office:value-type="string" table:style-name="ce12">
            <text:p>no disponible</text:p>
          </table:table-cell>
          <table:table-cell office:value-type="float" office:value="7" table:style-name="ce12">
            <text:p>7</text:p>
          </table:table-cell>
          <table:table-cell office:value-type="string" table:style-name="ce12">
            <text:p>POLITÓLOGO</text:p>
          </table:table-cell>
          <table:table-cell office:value-type="string" table:style-name="ce12">
            <text:p>Ciencias Sociales y Humanas</text:p>
          </table:table-cell>
          <table:table-cell office:value-type="string" table:style-name="ce32">
            <text:p>8 </text:p>
          </table:table-cell>
          <table:table-cell office:value-type="float" office:value="849900" table:style-name="ce14">
            <text:p>849.900</text:p>
          </table:table-cell>
          <table:table-cell table:style-name="ce12"/>
          <table:table-cell table:number-columns-repeated="16375"/>
        </table:table-row>
        <table:table-row table:style-name="ro32">
          <table:table-cell office:value-type="float" office:value="82" table:style-name="ce2">
            <text:p>82</text:p>
          </table:table-cell>
          <table:table-cell office:value-type="string" table:style-name="ce12">
            <text:p>COMUNICACIÓN AUDIOVISUAL Y MULTIMEDIAL</text:p>
          </table:table-cell>
          <table:table-cell office:value-type="string" table:style-name="ce12">
            <text:p>no disponible</text:p>
          </table:table-cell>
          <table:table-cell office:value-type="float" office:value="7" table:style-name="ce12">
            <text:p>7</text:p>
          </table:table-cell>
          <table:table-cell office:value-type="string" table:style-name="ce12">
            <text:p>COMUNICADOR AUDIOVISUAL Y MULTIMEDIAL</text:p>
          </table:table-cell>
          <table:table-cell office:value-type="string" table:style-name="ce12">
            <text:p>Ciencias Sociales y Humanas</text:p>
          </table:table-cell>
          <table:table-cell office:value-type="string" table:style-name="ce32">
            <text:p>8 </text:p>
          </table:table-cell>
          <table:table-cell office:value-type="float" office:value="1471000" table:style-name="ce14">
            <text:p>1.471.000</text:p>
          </table:table-cell>
          <table:table-cell office:value-type="string" table:style-name="ce12">
            <text:p>Un comunicador audiovisual y multimedia:– Planificar, gestionar y presentar proyectos de comunicación integrando el uso de herramientas multimediales y audiovisuales.</text:p>
            <text:p>– Producción y postproducción de documentales, animaciones, vídeos institucionales, videoclips y cortometrajes.</text:p>
            <text:p>– Diseñar y producir material multimedia con fines educativos, institucionales, publicitarios y de entretenimiento.</text:p>
            <text:p>– Planificar y desarrollar productos y estrategias de comunicación para medios tradicionales y digitales.</text:p>
            <text:p>– Producción y manejo de redes sociales.</text:p>
          </table:table-cell>
          <table:table-cell table:number-columns-repeated="16375"/>
        </table:table-row>
        <table:table-row table:style-name="ro10">
          <table:table-cell office:value-type="float" office:value="83" table:style-name="ce2">
            <text:p>83</text:p>
          </table:table-cell>
          <table:table-cell office:value-type="string" table:style-name="ce12">
            <text:p>COMUNICACIÓN SOCIAL</text:p>
          </table:table-cell>
          <table:table-cell office:value-type="string" table:style-name="ce12">
            <text:p>no disponible</text:p>
          </table:table-cell>
          <table:table-cell office:value-type="float" office:value="7" table:style-name="ce12">
            <text:p>7</text:p>
          </table:table-cell>
          <table:table-cell office:value-type="string" table:style-name="ce12">
            <text:p>COMUNICADOR SOCIAL - PERIODISTA</text:p>
          </table:table-cell>
          <table:table-cell office:value-type="string" table:style-name="ce12">
            <text:p>Ciencias Sociales y Humanas</text:p>
          </table:table-cell>
          <table:table-cell office:value-type="string" table:style-name="ce32">
            <text:p>8 </text:p>
          </table:table-cell>
          <table:table-cell office:value-type="float" office:value="1945447" table:style-name="ce14">
            <text:p>1.945.447</text:p>
          </table:table-cell>
          <table:table-cell office:value-type="string" table:style-name="ce12">
            <text:p>La comunicación social es un campo de estudios interdisciplinarios que investigan la información y la expresión, los medios de difusión masivos y las industrias culturales. Sus conceptos teóricos provienen primordialmente de la sociología, seguidos del periodismo y la filosofía.</text:p>
          </table:table-cell>
          <table:table-cell table:number-columns-repeated="16375"/>
        </table:table-row>
        <table:table-row table:style-name="ro12">
          <table:table-cell office:value-type="float" office:value="84" table:style-name="ce2">
            <text:p>84</text:p>
          </table:table-cell>
          <table:table-cell office:value-type="string" table:style-name="ce12">
            <text:p>COMUNICACIONES</text:p>
          </table:table-cell>
          <table:table-cell office:value-type="string" table:style-name="ce12">
            <text:p>no disponible</text:p>
          </table:table-cell>
          <table:table-cell office:value-type="float" office:value="7" table:style-name="ce12">
            <text:p>7</text:p>
          </table:table-cell>
          <table:table-cell office:value-type="string" table:style-name="ce12">
            <text:p>COMUNICADOR</text:p>
          </table:table-cell>
          <table:table-cell office:value-type="string" table:style-name="ce12">
            <text:p>Ciencias Sociales y Humanas</text:p>
          </table:table-cell>
          <table:table-cell office:value-type="string" table:style-name="ce32">
            <text:p>8 </text:p>
          </table:table-cell>
          <table:table-cell office:value-type="float" office:value="1521054" table:style-name="ce14">
            <text:p>1.521.054</text:p>
          </table:table-cell>
          <table:table-cell office:value-type="string" office:string-value="En la Microbiología como área del conocimiento de carácter disciplinar, el objeto de estudio está conformado por la vida microscópica y algunos macro-organismos y partículas subcelulares,  específicamente en el programa de  Microbiología y Bioanálisis la dimensión material del objeto de estudio corresponde con: MICROORGANISMOS, PARÁSITOS, CÉLULAS Y ANALITOS  y la dimensión formal con EL  PROCESO SALUD ENFERMEDAD" table:formula="of:=[.I136]" table:style-name="ce12">
            <text:p>En la Microbiología como área del conocimiento de carácter disciplinar, el objeto de estudio está conformado por la vida microscópica y algunos macro-organismos y partículas subcelulares,  específicamente en el programa de  Microbiología y Bioanálisis la dimensión material del objeto de estudio corresponde con: MICROORGANISMOS, PARÁSITOS, CÉLULAS Y ANALITOS  y la dimensión formal con EL  PROCESO SALUD ENFERMEDAD</text:p>
          </table:table-cell>
          <table:table-cell table:number-columns-repeated="16375"/>
        </table:table-row>
        <table:table-row table:style-name="ro32">
          <table:table-cell office:value-type="float" office:value="85" table:style-name="ce2">
            <text:p>85</text:p>
          </table:table-cell>
          <table:table-cell office:value-type="string" table:style-name="ce12">
            <text:p>CONTADURÍA</text:p>
          </table:table-cell>
          <table:table-cell office:value-type="string" table:style-name="ce12">
            <text:p>no disponible</text:p>
          </table:table-cell>
          <table:table-cell office:value-type="float" office:value="7" table:style-name="ce12">
            <text:p>7</text:p>
          </table:table-cell>
          <table:table-cell office:value-type="string" table:style-name="ce12">
            <text:p>CONTADOR PÚBLICO</text:p>
          </table:table-cell>
          <table:table-cell office:value-type="string" table:style-name="ce12">
            <text:p>Administrativas</text:p>
          </table:table-cell>
          <table:table-cell office:value-type="string" table:style-name="ce32">
            <text:p>10 </text:p>
          </table:table-cell>
          <table:table-cell office:value-type="float" office:value="1735197" table:style-name="ce14">
            <text:p>1.735.197</text:p>
          </table:table-cell>
          <table:table-cell office:value-type="string" table:style-name="ce12">
            <text:p>El contador público de la Universidad de Antioquia es una persona</text:p>
            <text:p>con significativa capacidad para desenvolverse en el medio contable.</text:p>
            <text:p>Muestra habilidades para el análisis de problemas, contribuyendo al</text:p>
            <text:p>desarrollo de los procesos que encaucen soluciones adecuadas y</text:p>
            <text:p>oportunas. Es razonador, creativo cuando se trata de diseños, tiene</text:p>
            <text:p>sólida formación conceptual, es diligente y dedicado a su trabajo.</text:p>
            <text:p>Manifiesta deseos de superación y perfeccionamiento en los campos</text:p>
            <text:p>personal y profesional.</text:p>
          </table:table-cell>
          <table:table-cell table:number-columns-repeated="16375"/>
        </table:table-row>
        <table:table-row table:style-name="ro14">
          <table:table-cell office:value-type="float" office:value="86" table:style-name="ce2">
            <text:p>86</text:p>
          </table:table-cell>
          <table:table-cell office:value-type="string" table:style-name="ce12">
            <text:p>DERECHO</text:p>
          </table:table-cell>
          <table:table-cell office:value-type="string" table:style-name="ce12">
            <text:p>no disponible</text:p>
          </table:table-cell>
          <table:table-cell office:value-type="float" office:value="7" table:style-name="ce12">
            <text:p>7</text:p>
          </table:table-cell>
          <table:table-cell office:value-type="string" table:style-name="ce12">
            <text:p>ABOGADO</text:p>
          </table:table-cell>
          <table:table-cell office:value-type="string" table:style-name="ce12">
            <text:p>Ciencias Sociales y Humanas</text:p>
          </table:table-cell>
          <table:table-cell office:value-type="string" table:style-name="ce32">
            <text:p>10 </text:p>
          </table:table-cell>
          <table:table-cell office:value-type="float" office:value="2185858" table:style-name="ce14">
            <text:p>2.185.858</text:p>
          </table:table-cell>
          <table:table-cell office:value-type="string" table:style-name="ce12">
            <text:p>Carrera dirigida a estudiantes con capacidad de reflexión y análisis crítico, interesados en el conocimiento jurídico y de otras ciencias relevantes para la comprensión del fenómeno jurídico, además de valorar los aspectos históricos de él y su importancia para la sociedad y el desarrollo del país.</text:p>
            <text:p/>
            <text:p>Campo laboral: Los abogados tienen amplias posibilidades de ejercicio de su profesión. La más frecuentada es el ejercicio libre e independiente, manteniendo una oficina de atención. El trabajo en el sistema ordinario de los tribunales de justicia del país, es otra importante alternativa. Además, pueden ejercer los cargos de asesores jurídicos de empresas, grupos, asociaciones y organizaciones de amplio espectro. El servicio diplomático, la docencia y los cargos de representación pública, son otras importantes opciones del ejercicio profesional.</text:p>
          </table:table-cell>
          <table:table-cell table:number-columns-repeated="16375"/>
        </table:table-row>
        <table:table-row table:style-name="ro14">
          <table:table-cell office:value-type="float" office:value="87" table:style-name="ce2">
            <text:p>87</text:p>
          </table:table-cell>
          <table:table-cell office:value-type="string" table:style-name="ce12">
            <text:p>ECONOMÍA</text:p>
          </table:table-cell>
          <table:table-cell office:value-type="string" table:style-name="ce12">
            <text:p>no disponible</text:p>
          </table:table-cell>
          <table:table-cell office:value-type="float" office:value="7" table:style-name="ce12">
            <text:p>7</text:p>
          </table:table-cell>
          <table:table-cell office:value-type="string" table:style-name="ce12">
            <text:p>ECONOMISTA</text:p>
          </table:table-cell>
          <table:table-cell office:value-type="string" table:style-name="ce12">
            <text:p>Administrativas</text:p>
          </table:table-cell>
          <table:table-cell office:value-type="string" table:style-name="ce32">
            <text:p>10 </text:p>
          </table:table-cell>
          <table:table-cell office:value-type="float" office:value="1836403" table:style-name="ce14">
            <text:p>1.836.403</text:p>
          </table:table-cell>
          <table:table-cell office:value-type="string" table:style-name="ce12">
            <text:p>La Facultad de Economia de la Universidad de Antioquia es reconocida como la mejor del país y una de las más importantes en América Latina, destacándose por un plan de formación académicamente sólido, permanentemente actualizado y estrechamente vinculado con los fenómenos económicos del país y del mundo; así como por una plana docente reconocida a nivel nacional e internacional por su excelente desempeño profesional.</text:p>
            <text:p><text:s/></text:p>
            <text:p>La Facultad de Economia se encarga de formar economistas académica, profesional y moralmente sólidos que destacan en los diversos campos en los que ejercen: el sector académico, el mundo empresarial, las instituciones públicas, los organismos internacionales y otras entidades sin fines de lucro.</text:p>
          </table:table-cell>
          <table:table-cell table:number-columns-repeated="16375"/>
        </table:table-row>
        <table:table-row table:style-name="ro11">
          <table:table-cell office:value-type="float" office:value="88" table:style-name="ce2">
            <text:p>88</text:p>
          </table:table-cell>
          <table:table-cell office:value-type="string" table:style-name="ce12">
            <text:p>ENFERMERÍA</text:p>
          </table:table-cell>
          <table:table-cell office:value-type="string" table:style-name="ce12">
            <text:p>no disponible</text:p>
          </table:table-cell>
          <table:table-cell office:value-type="float" office:value="7" table:style-name="ce12">
            <text:p>7</text:p>
          </table:table-cell>
          <table:table-cell office:value-type="string" table:style-name="ce12">
            <text:p>ENFERMERA (O)</text:p>
          </table:table-cell>
          <table:table-cell office:value-type="string" table:style-name="ce12">
            <text:p>Ciencias de la Salud</text:p>
          </table:table-cell>
          <table:table-cell office:value-type="string" table:style-name="ce32">
            <text:p>8 </text:p>
          </table:table-cell>
          <table:table-cell office:value-type="float" office:value="2605105" table:style-name="ce14">
            <text:p>2.605.105</text:p>
          </table:table-cell>
          <table:table-cell office:value-type="string" table:style-name="ce12">
            <text:p>La Facultad de Enfermería de la Universidad de Antioquia forma profesionales de enfermería en programas de pregrado y postgrado en la ciudad y en las regiones, así mismo apoya la formación postgraduada de otras disciplinas y la educación continua; con criterios de excelencia académica, ética, con responsabilidad social, sentido crítico y compromiso político. Busca incidir en el mejoramiento de la calidad de vida y en los procesos que intervienen en el cuidado de la salud del individuo, la familia y la comunidad con base en la disciplina de la enfermería, las ciencias humanas y ciencias sociales, mediante la docencia, la extensión y la investigación.</text:p>
          </table:table-cell>
          <table:table-cell table:number-columns-repeated="16375"/>
        </table:table-row>
        <table:table-row table:style-name="ro18">
          <table:table-cell office:value-type="float" office:value="89" table:style-name="ce2">
            <text:p>89</text:p>
          </table:table-cell>
          <table:table-cell office:value-type="string" table:style-name="ce12">
            <text:p>ENTRENAMIENTO DEPORTIVO</text:p>
          </table:table-cell>
          <table:table-cell office:value-type="string" table:style-name="ce12">
            <text:p>no disponible</text:p>
          </table:table-cell>
          <table:table-cell office:value-type="float" office:value="7" table:style-name="ce12">
            <text:p>7</text:p>
          </table:table-cell>
          <table:table-cell office:value-type="string" table:style-name="ce12">
            <text:p>PROFESIONAL EN ENTRENAMIENTO DEPORTIVO</text:p>
          </table:table-cell>
          <table:table-cell office:value-type="string" table:style-name="ce12">
            <text:p>Ciencias de la Salud</text:p>
          </table:table-cell>
          <table:table-cell office:value-type="string" table:style-name="ce32">
            <text:p>8 </text:p>
          </table:table-cell>
          <table:table-cell table:style-name="ce13"/>
          <table:table-cell office:value-type="string" table:style-name="ce12">
            <text:p>El pregrado en entrenamiento deportivo es un proyecto académico que además de responder a las necesidades del país y de la región, pretende contribuir a la transformación del Instituto Universitario de Educación Física de la Universidad de Antioquia; que se enmarca en el plan de desarrollo de dirección del Instituto, cumpliendo los lineamientos del plan de desarrollo de la universidad. El plan de estudios, así como los objetivos del pregrado se han formulado atendiendo además de la filosofía de la Universidad de Antioquia y del Instituto Universitario de Educación Física a los estándares internacionales de formación de entrenadores deportivos de universidades latinoamericanas (Instituto Superior de Cultura Física Manuel Fajardo), y europeas (Universidad de Goetingan, Universidad de Munich, Universidad de Granada) con quienes tenemos convenios de apoyo académico e investigativo.</text:p>
          </table:table-cell>
          <table:table-cell table:number-columns-repeated="16375"/>
        </table:table-row>
        <table:table-row table:style-name="ro13">
          <table:table-cell office:value-type="float" office:value="90" table:style-name="ce2">
            <text:p>90</text:p>
          </table:table-cell>
          <table:table-cell office:value-type="string" table:style-name="ce12">
            <text:p>ESTADÍSTICA</text:p>
          </table:table-cell>
          <table:table-cell office:value-type="string" table:style-name="ce12">
            <text:p>no disponible</text:p>
          </table:table-cell>
          <table:table-cell office:value-type="float" office:value="7" table:style-name="ce12">
            <text:p>7</text:p>
          </table:table-cell>
          <table:table-cell office:value-type="string" table:style-name="ce12">
            <text:p>ESTADÍSTICO</text:p>
          </table:table-cell>
          <table:table-cell office:value-type="string" table:style-name="ce12">
            <text:p>Ciencias Naturales y Matematicas</text:p>
          </table:table-cell>
          <table:table-cell office:value-type="float" office:value="9" table:style-name="ce30">
            <text:p>9</text:p>
          </table:table-cell>
          <table:table-cell table:style-name="ce13"/>
          <table:table-cell office:value-type="string" table:style-name="ce12">
            <text:p>El estadístico de la Universidad <text:s/>de Antioquia es un profesional formado y capacitado dentro de una rigurosa disciplina académica para que desarrolle funciones estratégicas en la planeación de investigaciones, en gestión de procesos de acopio de datos y de liderazgo y ejecución en el análisis de los mismos, ejerciendo su profesión de manera interdisciplinaria como canal comunicativo inmanente del grupo a través de la aplicación, adaptación o autoría de procedimientos, métodos o algoritmos estadísticos y de la custodia por las buenas prácticas en cumplimiento de su responsabilidad social</text:p>
          </table:table-cell>
          <table:table-cell table:number-columns-repeated="16375"/>
        </table:table-row>
        <table:table-row table:style-name="ro11">
          <table:table-cell office:value-type="float" office:value="91" table:style-name="ce2">
            <text:p>91</text:p>
          </table:table-cell>
          <table:table-cell office:value-type="string" table:style-name="ce12">
            <text:p>FILOSOFÍA</text:p>
          </table:table-cell>
          <table:table-cell office:value-type="string" table:style-name="ce12">
            <text:p>no disponible</text:p>
          </table:table-cell>
          <table:table-cell office:value-type="float" office:value="7" table:style-name="ce12">
            <text:p>7</text:p>
          </table:table-cell>
          <table:table-cell office:value-type="string" table:style-name="ce12">
            <text:p>FILÓSOFO</text:p>
          </table:table-cell>
          <table:table-cell office:value-type="string" table:style-name="ce12">
            <text:p>Ciencias Sociales y Humanas</text:p>
          </table:table-cell>
          <table:table-cell office:value-type="float" office:value="8" table:style-name="ce30">
            <text:p>8</text:p>
          </table:table-cell>
          <table:table-cell office:value-type="float" office:value="1657443" table:style-name="ce14">
            <text:p>1.657.443</text:p>
          </table:table-cell>
          <table:table-cell office:value-type="string" table:style-name="ce12">
            <text:p>El egresado de filosofía estará en capacidad de liderar y desarrollar investigaciones interdisciplinarias en los problemas de la filosofía y en relación con las ciencias sociales y humanas, la educación, las Artes o las ciencias naturales, en consonancia con su énfasis investigativo durante el programa. Además, podrá desempeñarse en la docencia en Educación Superior. Estará en capacidad de desarrollar y evaluar diferentes actividades relacionadas con los procesos de escritura, redacción y análisis de textos. Podrá desempeñarse como gestor cultural y asesor de equipos interdisciplinarios dedicados al estudio de situaciones de crisis de su comunidad y problemas complejos de la sociedad contemporánea.</text:p>
          </table:table-cell>
          <table:table-cell table:number-columns-repeated="16375"/>
        </table:table-row>
        <table:table-row table:style-name="ro11">
          <table:table-cell office:value-type="float" office:value="92" table:style-name="ce2">
            <text:p>92</text:p>
          </table:table-cell>
          <table:table-cell office:value-type="string" table:style-name="ce12">
            <text:p>FÍSICA</text:p>
          </table:table-cell>
          <table:table-cell office:value-type="string" table:style-name="ce12">
            <text:p>no disponible</text:p>
          </table:table-cell>
          <table:table-cell office:value-type="float" office:value="7" table:style-name="ce12">
            <text:p>7</text:p>
          </table:table-cell>
          <table:table-cell office:value-type="string" table:style-name="ce12">
            <text:p>FÍSICO</text:p>
          </table:table-cell>
          <table:table-cell office:value-type="string" table:style-name="ce12">
            <text:p>Ciencias Naturales y Matematicas</text:p>
          </table:table-cell>
          <table:table-cell office:value-type="float" office:value="10" table:style-name="ce30">
            <text:p>10</text:p>
          </table:table-cell>
          <table:table-cell office:value-type="float" office:value="1628010" table:style-name="ce14">
            <text:p>1.628.010</text:p>
          </table:table-cell>
          <table:table-cell office:value-type="string" table:style-name="ce12">
            <text:p>El programa de Física tiene el propósito de formar profesionales idóneos en esta ciencia, para lo que cuenta con personal profesoral de alta calidad, capacitado para realizar investigación científica de frontera y con una adecuada dotación de laboratorios de docencia e investigación. Contribuir al desarrollo de las interdisciplinas a nivel de enseñanza, divulgación, investigación y extensión. Formar egresados que estén en capacidad de enfrentar retos en investigación científica y tecnológica y podrán contribuir al desarrollo de la industria y a la formación de otros profesionales. Formar egresados con capacidad de continuar con éxito estudios de posgrado a nivel de Maestría y Doctorado.</text:p>
          </table:table-cell>
          <table:table-cell table:number-columns-repeated="16375"/>
        </table:table-row>
        <table:table-row table:style-name="ro12">
          <table:table-cell office:value-type="float" office:value="93" table:style-name="ce2">
            <text:p>93</text:p>
          </table:table-cell>
          <table:table-cell office:value-type="string" table:style-name="ce12">
            <text:p>GERENCIA DE SISTEMAS DE INFORMACIÓN EN SALUD</text:p>
          </table:table-cell>
          <table:table-cell office:value-type="string" table:style-name="ce12">
            <text:p>no disponible</text:p>
          </table:table-cell>
          <table:table-cell office:value-type="float" office:value="7" table:style-name="ce12">
            <text:p>7</text:p>
          </table:table-cell>
          <table:table-cell office:value-type="string" table:style-name="ce12">
            <text:p>PROFESIONAL EN GERENCIA DE SISTEMAS DE INFORMACIÓN EN SALUD</text:p>
          </table:table-cell>
          <table:table-cell office:value-type="string" table:style-name="ce12">
            <text:p>Administrativas</text:p>
          </table:table-cell>
          <table:table-cell office:value-type="string" table:style-name="ce32">
            <text:p>8 </text:p>
          </table:table-cell>
          <table:table-cell office:value-type="float" office:value="1908659" table:style-name="ce14">
            <text:p>1.908.659</text:p>
          </table:table-cell>
          <table:table-cell office:value-type="string" table:style-name="ce12">
            <text:p>El Gerente de Sistemas de Información en Salud es un profesional capacitado en la gestión de la información en salud, con la habilidad de ordenar e interpretar datos y con base en estos describir una situación existente, comparar las situaciones alcanzadas con las deseadas, analizar y explicar razones obstáculos y problemas, efectos de las acciones ejecutadas y mantiene informada a toda la institución con reportes e indicadores de situaciones actuales y realiza propuestas acerca de las medidas a tomar.</text:p>
          </table:table-cell>
          <table:table-cell table:number-columns-repeated="16375"/>
        </table:table-row>
        <table:table-row table:style-name="ro34">
          <table:table-cell office:value-type="float" office:value="94" table:style-name="ce2">
            <text:p>94</text:p>
          </table:table-cell>
          <table:table-cell office:value-type="string" table:style-name="ce12">
            <text:p>HISTORIA</text:p>
          </table:table-cell>
          <table:table-cell office:value-type="string" table:style-name="ce12">
            <text:p>no disponible</text:p>
          </table:table-cell>
          <table:table-cell office:value-type="float" office:value="7" table:style-name="ce12">
            <text:p>7</text:p>
          </table:table-cell>
          <table:table-cell office:value-type="string" table:style-name="ce12">
            <text:p>HISTORIADOR</text:p>
          </table:table-cell>
          <table:table-cell office:value-type="string" table:style-name="ce12">
            <text:p>Ciencias Sociales y Humanas</text:p>
          </table:table-cell>
          <table:table-cell office:value-type="string" table:style-name="ce32">
            <text:p>8 </text:p>
          </table:table-cell>
          <table:table-cell office:value-type="float" office:value="1584098" table:style-name="ce14">
            <text:p>1.584.098</text:p>
          </table:table-cell>
          <table:table-cell office:value-type="string" table:style-name="ce12">
            <text:p>Los historiadores investigan, analizan, interpretan y presentan el pasado a través del estudio de diversos documentos y fuentes históricas.</text:p>
          </table:table-cell>
          <table:table-cell table:number-columns-repeated="16375"/>
        </table:table-row>
        <table:table-row table:style-name="ro12">
          <table:table-cell office:value-type="float" office:value="95" table:style-name="ce2">
            <text:p>95</text:p>
          </table:table-cell>
          <table:table-cell office:value-type="string" table:style-name="ce12">
            <text:p>INGENIERÍA AMBIENTAL</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AMBIENTAL</text:p>
          </table:table-cell>
          <table:table-cell office:value-type="string" table:style-name="ce12">
            <text:p>Ingenierias</text:p>
          </table:table-cell>
          <table:table-cell office:value-type="string" table:style-name="ce32">
            <text:p>10 </text:p>
          </table:table-cell>
          <table:table-cell table:style-name="ce13"/>
          <table:table-cell office:value-type="string" table:style-name="ce12">
            <text:p>La Ingenierias ambiental en la Universidad de Antioquia, es un programa de pregrado adscrito a la escuela ambiental de la Facultad de Ingenierias. El programa está dirigido a jóvenes bachilleres con vocación por la ingeniería, con habilidades en las áreas de las matemáticas y la física, que conscientes de la problemática ambiental que amenaza la sostenibilidad de los recursos naturales, sienta que pueda contribuir a su solución.</text:p>
          </table:table-cell>
          <table:table-cell table:number-columns-repeated="16375"/>
        </table:table-row>
        <table:table-row table:style-name="ro32">
          <table:table-cell office:value-type="float" office:value="96" table:style-name="ce2">
            <text:p>96</text:p>
          </table:table-cell>
          <table:table-cell office:value-type="string" table:style-name="ce12">
            <text:p>INGENIERÍA CIVIL</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CIVIL</text:p>
          </table:table-cell>
          <table:table-cell office:value-type="string" table:style-name="ce12">
            <text:p>Ingenierias</text:p>
          </table:table-cell>
          <table:table-cell office:value-type="string" table:style-name="ce32">
            <text:p>10 </text:p>
          </table:table-cell>
          <table:table-cell office:value-type="float" office:value="1556581" table:style-name="ce14">
            <text:p>1.556.581</text:p>
          </table:table-cell>
          <table:table-cell office:value-type="string" table:style-name="ce12">
            <text:p>El programa de Ingenierias Civil de la Universidad de Antioquia tiene como misión formar ingenieros capaces de manejar y controlar fuerzas, procesos y materiales para la concepción, diseño, construcción, operación y mantenimiento de obras civiles con el fin de proveer la infraestructura necesaria para el desarrollo del país y para la prevención, manejo y recuperación ante desastres. Son sus objetivos principales: Seleccionar y generar técnicas y tecnologías adecuadas para el monitoreo, control, modelación, diseño, construcción y mantenimiento de obras civiles que garanticen confiabilidad. Administrar y construir la infraestructura del país, sin deteriorar el medio ambiente. Emplear modelos numéricos para simular y entender fenómenos naturales e inducidos.</text:p>
          </table:table-cell>
          <table:table-cell table:number-columns-repeated="16375"/>
        </table:table-row>
        <table:table-row table:style-name="ro11">
          <table:table-cell office:value-type="float" office:value="97" table:style-name="ce2">
            <text:p>97</text:p>
          </table:table-cell>
          <table:table-cell office:value-type="string" table:style-name="ce12">
            <text:p>NGENIERÍA DE ALIMENTOS</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DE ALIMENTOS</text:p>
          </table:table-cell>
          <table:table-cell office:value-type="string" table:style-name="ce12">
            <text:p>Ingenierias</text:p>
          </table:table-cell>
          <table:table-cell office:value-type="string" table:style-name="ce32">
            <text:p>10 </text:p>
          </table:table-cell>
          <table:table-cell office:value-type="float" office:value="1319866" table:style-name="ce14">
            <text:p>1.319.866</text:p>
          </table:table-cell>
          <table:table-cell office:value-type="string" table:style-name="ce12">
            <text:p>La Universidad está comprometida con la formación integral, por lo tanto el profesional egresado como Ingeniero de Alimentos, posee una sólida estructura científica y técnica enmarcada en una fundamentación humanística e investigativa, es un ciudadano ético, creativo, racional, crítico, con sensibilidad social, con conocimiento en la ingeniería, procesos alimentarios, aseguramiento de la calidad y administración, con profundo respeto por su entorno, capacidad de interactuar en grupos interdisciplinarios, investigar, desarrollar, diseñar, implementar y optimizar las más avanzadas tecnologías limpias y de punta.</text:p>
          </table:table-cell>
          <table:table-cell table:number-columns-repeated="16375"/>
        </table:table-row>
        <table:table-row table:style-name="ro13">
          <table:table-cell office:value-type="float" office:value="98" table:style-name="ce2">
            <text:p>98</text:p>
          </table:table-cell>
          <table:table-cell office:value-type="string" table:style-name="ce12">
            <text:p>INGENIERÍA DE MATERIALES</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DE MATERIALES</text:p>
          </table:table-cell>
          <table:table-cell office:value-type="string" table:style-name="ce12">
            <text:p>Ingenierias</text:p>
          </table:table-cell>
          <table:table-cell office:value-type="string" table:style-name="ce32">
            <text:p>10 </text:p>
          </table:table-cell>
          <table:table-cell office:value-type="float" office:value="1944352" table:style-name="ce14">
            <text:p>1.944.352</text:p>
          </table:table-cell>
          <table:table-cell office:value-type="string" table:style-name="ce12">
            <text:p>La carrera de Ingenierias de Materiales en la Universidad de Antioquia es un programa de pregrado que forma ingenieros en el campo de los materiales de ingeniería a través de diez semestres académicos en los cuales los estudiantes deben cursar una serie de materias que están distribuidas en cuatro ciclos: Ciencias Básicas, Ciencias Básicas de Ingenierias, Ingenierias Aplicada y Socio-humanísticas, con los cuales se busca darle al estudiante una formación integral que lo deje capacitado para desempeñarse profesionalmente en los materiales de ingeniería con un sentido altamente ético, social y profesional.</text:p>
          </table:table-cell>
          <table:table-cell table:number-columns-repeated="16375"/>
        </table:table-row>
        <table:table-row table:style-name="ro32">
          <table:table-cell office:value-type="float" office:value="99" table:style-name="ce2">
            <text:p>99</text:p>
          </table:table-cell>
          <table:table-cell office:value-type="string" table:style-name="ce12">
            <text:p>INGENIERÍA DE SISTEMAS</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DE SISTEMAS</text:p>
          </table:table-cell>
          <table:table-cell office:value-type="string" table:style-name="ce12">
            <text:p>Ingenierias</text:p>
          </table:table-cell>
          <table:table-cell office:value-type="string" table:style-name="ce32">
            <text:p>10 </text:p>
          </table:table-cell>
          <table:table-cell office:value-type="float" office:value="2453304" table:style-name="ce14">
            <text:p>2.453.304</text:p>
          </table:table-cell>
          <table:table-cell office:value-type="string" table:style-name="ce12">
            <text:p>El programa de Ingenierias de Sistemas retoma los principios curriculares y principios pedagógicos definidos en el documento rector de la Facultad. En el marco establecido por dicho documento, el funcionamiento del programa de ingeniería de sistemas se fundamenta en los siguientes elementos: Un modelo pedagógico de tipo investigativo y centrado en tres ejes conceptuales: el "ser", el "saber" y el "hacer", un modelo curricular orientado a la solución de problemas y al logro de competencias. Tiene como objeto el estudio de elementos en ciencia y tecnología para la investigación, innovación, modelación, implantación y gestión de "sistemas" físicos o abstractos, orientados al "procesamiento simbólico"; concebidos en consonancia con criterios estéticos, económicos, culturales y de respeto del entorno</text:p>
          </table:table-cell>
          <table:table-cell table:number-columns-repeated="16375"/>
        </table:table-row>
        <table:table-row table:style-name="ro11">
          <table:table-cell office:value-type="float" office:value="100" table:style-name="ce2">
            <text:p>100</text:p>
          </table:table-cell>
          <table:table-cell office:value-type="string" table:style-name="ce12">
            <text:p>INGENIERÍA DE TELECOMUNICACIONES</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DE TELECOMUNICACIONES</text:p>
          </table:table-cell>
          <table:table-cell office:value-type="string" table:style-name="ce12">
            <text:p>Ingenierias</text:p>
          </table:table-cell>
          <table:table-cell office:value-type="string" table:style-name="ce32">
            <text:p>10 </text:p>
          </table:table-cell>
          <table:table-cell office:value-type="float" office:value="2914000" table:style-name="ce14">
            <text:p>2.914.000</text:p>
          </table:table-cell>
          <table:table-cell office:value-type="string" table:style-name="ce12">
            <text:p>El objeto de estudio de la Ingenierias de Telecomunicaciones es planificar, diseñar, implementar y gestionar sistemas y servicios de Telecomunicaciones e informática, para lograr contacto ágil y eficiente entre las personas a través de máquinas. Además, y dada la gran dependencia tecnológica que enfrentamos, el programa busca formar profesionales con capacidad de apropiación y de procurar desarrollos con aplicación al entorno nacional, profesionales con amplio conocimiento del medio en el que viven y de la problemática que los rodea. La globalización de las Telecomunicaciones e Informática requieren de profesionales para el sector, con una visión universalizada y comprometidos con el país.</text:p>
          </table:table-cell>
          <table:table-cell table:number-columns-repeated="16375"/>
        </table:table-row>
        <table:table-row table:style-name="ro12">
          <table:table-cell office:value-type="float" office:value="101" table:style-name="ce2">
            <text:p>101</text:p>
          </table:table-cell>
          <table:table-cell office:value-type="string" table:style-name="ce12">
            <text:p>INGENIERÍA ELÉCTRICA</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ELECTRICISTA</text:p>
          </table:table-cell>
          <table:table-cell office:value-type="string" table:style-name="ce12">
            <text:p>Ingenierias</text:p>
          </table:table-cell>
          <table:table-cell office:value-type="string" table:style-name="ce32">
            <text:p>10 </text:p>
          </table:table-cell>
          <table:table-cell office:value-type="float" office:value="2305294" table:style-name="ce14">
            <text:p>2.305.294</text:p>
          </table:table-cell>
          <table:table-cell office:value-type="string" table:style-name="ce12">
            <text:p>Ingenierias Eléctrica es un programa presencial con una duración de 10 semestres y periodicidad de admisión semestral. Se fundamenta en las ciencias exactas y naturales, específicamente en las áreas de física y matemáticas. Tiene establecido como unidades de organización curricular: electromagnetismo aplicado; transformación de energía; transporte de energía eléctrica; planeamiento, diseño, operación y mantenimiento de sistemas eléctricos; control y automatización; manejo eficiente de la energía.</text:p>
          </table:table-cell>
          <table:table-cell table:number-columns-repeated="16375"/>
        </table:table-row>
        <table:table-row table:style-name="ro12">
          <table:table-cell office:value-type="float" office:value="102" table:style-name="ce2">
            <text:p>102</text:p>
          </table:table-cell>
          <table:table-cell office:value-type="string" table:style-name="ce12">
            <text:p>INGENIERÍA ELECTRÓNICA</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ELECTRÓNICO</text:p>
          </table:table-cell>
          <table:table-cell office:value-type="string" table:style-name="ce12">
            <text:p>Ingenierias</text:p>
          </table:table-cell>
          <table:table-cell office:value-type="string" table:style-name="ce32">
            <text:p>10 </text:p>
          </table:table-cell>
          <table:table-cell office:value-type="float" office:value="2258378" table:style-name="ce14">
            <text:p>2.258.378</text:p>
          </table:table-cell>
          <table:table-cell office:value-type="string" table:style-name="ce12">
            <text:p>El objeto propio de la Ingenierias Electrónica de la Universidad de Antioquia consiste en la solución de problemas relacionados con la electricidad, el magnetismo, la informática, la automatización, el control y las telecomunicaciones, en todos los sectores de la economía, de manera sostenible, para mejorar la calidad de vida de los colombianos. El programa, forma ingenieros electrónicos con énfasis en: Sistemas Digitales, Telecomunicaciones y/o Automatización y Control</text:p>
          </table:table-cell>
          <table:table-cell table:number-columns-repeated="16375"/>
        </table:table-row>
        <table:table-row table:style-name="ro12">
          <table:table-cell office:value-type="float" office:value="103" table:style-name="ce2">
            <text:p>103</text:p>
          </table:table-cell>
          <table:table-cell office:value-type="string" table:style-name="ce12">
            <text:p>INGENIERÍA INDUSTRIAL</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INDUSTRIAL</text:p>
          </table:table-cell>
          <table:table-cell office:value-type="string" table:style-name="ce12">
            <text:p>Ingenierias</text:p>
          </table:table-cell>
          <table:table-cell office:value-type="string" table:style-name="ce32">
            <text:p>10 </text:p>
          </table:table-cell>
          <table:table-cell office:value-type="float" office:value="2125564" table:style-name="ce14">
            <text:p>2.125.564</text:p>
          </table:table-cell>
          <table:table-cell office:value-type="string" table:style-name="ce12">
            <text:p>El ingeniero industrial de la Universidad de Antioquia es un profesional con competencias globales consolidadas para gerenciar sistemas de producción de servicios y bienes con criterios de competitividad , cuidado con el medio ambiente y responsabilidad social; Interactuar con las personas de manera efectiva y respetuosa e Innovar procesos, productos y servicios con criterios de competitividad, cuidado con el medio ambiente y responsabilidad ética y social.</text:p>
          </table:table-cell>
          <table:table-cell table:number-columns-repeated="16375"/>
        </table:table-row>
        <table:table-row table:style-name="ro12">
          <table:table-cell office:value-type="float" office:value="104" table:style-name="ce2">
            <text:p>104</text:p>
          </table:table-cell>
          <table:table-cell office:value-type="string" table:style-name="ce12">
            <text:p>INGENIERÍA MECÁNICA</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MECÁNICO</text:p>
          </table:table-cell>
          <table:table-cell office:value-type="string" table:style-name="ce12">
            <text:p>Ingenierias</text:p>
          </table:table-cell>
          <table:table-cell office:value-type="string" table:style-name="ce32">
            <text:p>10 </text:p>
          </table:table-cell>
          <table:table-cell office:value-type="float" office:value="2135924" table:style-name="ce14">
            <text:p>2.135.924</text:p>
          </table:table-cell>
          <table:table-cell office:value-type="string" table:style-name="ce12">
            <text:p>El pregrado de Ingenieria Mecanica de la Universidad de Antioquia tiene como misión final que se formarán ingenieros con características científicas, con sólidos conocimientos en matemáticas y física, con habilidad para manejar información, con características tecnológicas, con capacidad para adquirir, diseñar, construir, instalar, regular y conservar componentes o conjuntos mecánicos, con características socio-humanísticas, con conciencia y responsabilidad de su compromiso con la empresa y la sociedad.</text:p>
          </table:table-cell>
          <table:table-cell table:number-columns-repeated="16375"/>
        </table:table-row>
        <table:table-row table:style-name="ro12">
          <table:table-cell office:value-type="float" office:value="105" table:style-name="ce2">
            <text:p>105</text:p>
          </table:table-cell>
          <table:table-cell office:value-type="string" table:style-name="ce12">
            <text:p>INGENIERÍA QUÍMICA</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QUÍMICO</text:p>
          </table:table-cell>
          <table:table-cell office:value-type="string" table:style-name="ce12">
            <text:p>Ingenierias</text:p>
          </table:table-cell>
          <table:table-cell office:value-type="string" table:style-name="ce32">
            <text:p>10 </text:p>
          </table:table-cell>
          <table:table-cell office:value-type="float" office:value="1984118" table:style-name="ce14">
            <text:p>1.984.118</text:p>
          </table:table-cell>
          <table:table-cell office:value-type="string" table:style-name="ce12">
            <text:p>La Ingenierias Química aplica el conocimiento de las ciencias físicas, químicas y matemáticas y de la ingeniería, como también de los principios de las Ciencias Económicas y de las relaciones humanas, en la concepción, investigación, análisis, diseño, construcción, adaptación, montaje, operación, control y administración, de procesos en los cuales se efectúen transformaciones físicas, químicas y biológicas de materia prima para la obtención de sustancias y materiales elaboradas o semielaborados.</text:p>
          </table:table-cell>
          <table:table-cell table:number-columns-repeated="16375"/>
        </table:table-row>
        <table:table-row table:style-name="ro12">
          <table:table-cell office:value-type="float" office:value="106" table:style-name="ce2">
            <text:p>106</text:p>
          </table:table-cell>
          <table:table-cell office:value-type="string" table:style-name="ce12">
            <text:p>INGENIERÍA SANITARIA</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SANITARIO</text:p>
          </table:table-cell>
          <table:table-cell office:value-type="string" table:style-name="ce12">
            <text:p>Ingenierias</text:p>
          </table:table-cell>
          <table:table-cell office:value-type="string" table:style-name="ce32">
            <text:p>10 </text:p>
          </table:table-cell>
          <table:table-cell office:value-type="float" office:value="1900885" table:style-name="ce14">
            <text:p>1.900.885</text:p>
          </table:table-cell>
          <table:table-cell office:value-type="string" table:style-name="ce12">
            <text:p>La Ingenierias Sanitaria, creada en la Universidad de Antioquia en febrero de 1968, es la profesión que fundamentada en sólidos conocimientos de matemáticas y ciencias naturales, aborda el estudio de las disciplinas relacionadas con el saneamiento y protección del ambiente. Estos conocimientos son empleados para desarrollar y utilizar económica y eficientemente los recursos con el fin de conservar y mejorar el ambiente en el provecho de la salud colectiva y el bienestar social</text:p>
          </table:table-cell>
          <table:table-cell table:number-columns-repeated="16375"/>
        </table:table-row>
        <table:table-row table:style-name="ro13">
          <table:table-cell office:value-type="float" office:value="107" table:style-name="ce2">
            <text:p>107</text:p>
          </table:table-cell>
          <table:table-cell office:value-type="string" table:style-name="ce12">
            <text:p>INSTRUMENTACIÓN QUIRÚRGICA</text:p>
          </table:table-cell>
          <table:table-cell office:value-type="string" table:style-name="ce12">
            <text:p>no disponible</text:p>
          </table:table-cell>
          <table:table-cell office:value-type="float" office:value="7" table:style-name="ce12">
            <text:p>7</text:p>
          </table:table-cell>
          <table:table-cell office:value-type="string" table:style-name="ce12">
            <text:p>INSTRUMENTADOR QUIRÚRGICO</text:p>
          </table:table-cell>
          <table:table-cell office:value-type="string" table:style-name="ce12">
            <text:p>Ciencias de la Salud</text:p>
          </table:table-cell>
          <table:table-cell office:value-type="string" table:style-name="ce32">
            <text:p>8 </text:p>
          </table:table-cell>
          <table:table-cell office:value-type="float" office:value="1929621" table:style-name="ce14">
            <text:p>1.929.621</text:p>
          </table:table-cell>
          <table:table-cell office:value-type="string" table:style-name="ce12">
            <text:p>Un intstrumentador quirurgico de la Universdiad de Antioquia tiene compentencias en <text:s/>competencias en planeación, organización, ejecución, supervisión, evaluación y dirección de los procesos de instrumentación quirúrgica; veedor de las normas universales de asepsia, desinfección, esterilización y bioseguridad; con manejo de alta tecnología, administración de quirófanos y centrales de esterilización y con un gran compromiso para la interacción con el equipo de salud en la toma de decisiones, con el propósito de mejorar las condiciones de vida del paciente que requiere tratamiento quirúrgico</text:p>
          </table:table-cell>
          <table:table-cell table:number-columns-repeated="16375"/>
        </table:table-row>
        <table:table-row table:style-name="ro34">
          <table:table-cell office:value-type="float" office:value="108" table:style-name="ce2">
            <text:p>108</text:p>
          </table:table-cell>
          <table:table-cell office:value-type="string" table:style-name="ce12">
            <text:p>LETRAS: FILOLOGÍA HISPÁNICA</text:p>
          </table:table-cell>
          <table:table-cell office:value-type="string" table:style-name="ce12">
            <text:p>no disponible</text:p>
          </table:table-cell>
          <table:table-cell office:value-type="float" office:value="7" table:style-name="ce12">
            <text:p>7</text:p>
          </table:table-cell>
          <table:table-cell office:value-type="string" table:style-name="ce12">
            <text:p>FILÓLOGO HISPANISTA</text:p>
          </table:table-cell>
          <table:table-cell office:value-type="string" table:style-name="ce12">
            <text:p>Ciencias de la Educacion</text:p>
          </table:table-cell>
          <table:table-cell office:value-type="string" table:style-name="ce32">
            <text:p>10 </text:p>
          </table:table-cell>
          <table:table-cell office:value-type="float" office:value="1817500" table:style-name="ce14">
            <text:p>1.817.500</text:p>
          </table:table-cell>
          <table:table-cell office:value-type="string" table:style-name="ce12">
            <text:p>La filología hispánica es la rama de la filología que se ocupa del estudio de la lengua española y su literatura, y en ocasiones de las demás lenguas y literaturas de España</text:p>
          </table:table-cell>
          <table:table-cell table:number-columns-repeated="16375"/>
        </table:table-row>
        <table:table-row table:style-name="ro33">
          <table:table-cell office:value-type="float" office:value="109" table:style-name="ce2">
            <text:p>109</text:p>
          </table:table-cell>
          <table:table-cell office:value-type="string" table:style-name="ce12">
            <text:p>LICENCIATURA EN EDUCACIÓN BÁSICA ÉNFASIS ARTÍSTICO - ARTES REP MEDELLIN</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CON ÉNFASIS EN EDUCACIÓN ARTÍSTICA Y CULTURAL: ARTES REPRESENTATIVAS</text:p>
          </table:table-cell>
          <table:table-cell office:value-type="string" table:style-name="ce12">
            <text:p>Ciencias de la Educacion</text:p>
          </table:table-cell>
          <table:table-cell office:value-type="string" table:style-name="ce32">
            <text:p>10 </text:p>
          </table:table-cell>
          <table:table-cell office:value-type="float" office:value="1686779" table:style-name="ce14">
            <text:p>1.686.779</text:p>
          </table:table-cell>
          <table:table-cell office:value-type="string" table:style-name="ce12">
            <text:p>El perfil ocupacional del Licenciado en Ciencias Sociales espera desarrollar las siguientes competencias para que el egresado:</text:p>
            <text:p>Diseñe y ejecute propuestas para la enseñanza y aprendizaje de las Ciencias Sociales de manera integrada de acuerdo con las necesidades y aspiraciones de la comunidad.</text:p>
            <text:p>Lleve a cabo con idoneidad científica, pedagógica y ética la docencia en los niveles de educación básica, media y normalista en los campos de conocimiento de las Ciencias Sociales.</text:p>
            <text:p>Oriente con actitud abierta al cambio en lo social, político, cultural y pedagógico, con fundamentos epistemológicos, filosóficos y científicos.</text:p>
            <text:p>Coordine las acciones de educación para la vida democrática, la convivencia, la participación y el fortalecimiento de la sociedad civil.</text:p>
            <text:p>Participe en la elaboración y desarrollo de proyectos investigativos y de recuperación de la memoria histórica, regional y local</text:p>
          </table:table-cell>
          <table:table-cell table:number-columns-repeated="16375"/>
        </table:table-row>
        <table:table-row table:style-name="ro18">
          <table:table-cell office:value-type="float" office:value="110" table:style-name="ce2">
            <text:p>110</text:p>
          </table:table-cell>
          <table:table-cell office:value-type="string" table:style-name="ce12">
            <text:p>LICENCIATURA EN EDUCACIÓN BÁSICA ÉNFASIS ARTÍSTICO - ARTES REPRESENTATIVAS</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CON ÉNFASIS EN EDUCACIÓN ARTÍSTICA Y CULTURAL: ARTES REPRESENTATIVAS</text:p>
          </table:table-cell>
          <table:table-cell office:value-type="string" table:style-name="ce12">
            <text:p>Ciencias de la Educacion</text:p>
          </table:table-cell>
          <table:table-cell office:value-type="string" table:style-name="ce32">
            <text:p>10 </text:p>
          </table:table-cell>
          <table:table-cell office:value-type="float" office:value="1361438" table:style-name="ce14">
            <text:p>1.361.438</text:p>
          </table:table-cell>
          <table:table-cell office:value-type="string" table:style-name="ce12">
            <text:p>Licenciatura en Educación Artística corresponde a la finalidad de la Facultad de Educación de proponer un espacio de formación de docentes en el área de la Educación Artística, con el ánimo de profundizar en las didácticas propias de la enseñanza de las Artes y contribuir con ello a la formación en competencia propositiva y el desarrollo de los lenguajes de significación de los estudiantes en los niveles iniciales de la escolaridad. El programa propende por la formación de licenciados que hagan una reflexión sobre el arte como uno de los lenguajes de significación en los cuales se mueve la sociedad contemporánea. El pensum de la licenciatura está conformado por la congruencia del saber pedagógico y el saber artístico obedeciendo a un modelo integrador y a un enfoque transformador que se propone transformar personas, instituciones y saberes.</text:p>
          </table:table-cell>
          <table:table-cell table:number-columns-repeated="16375"/>
        </table:table-row>
        <table:table-row table:style-name="ro12">
          <table:table-cell office:value-type="float" office:value="111" table:style-name="ce2">
            <text:p>111</text:p>
          </table:table-cell>
          <table:table-cell office:value-type="string" table:style-name="ce12">
            <text:p>LICENCIATURA EN EDUCACIÓN BÁSICA ÉNFASIS EN CIENCIAS NATURALES Y EDUCACIÓN AMBIENTAL.</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CON ÉNFASIS EN CIENCIAS NATURALES Y EDUCACION AMBIENTAL</text:p>
          </table:table-cell>
          <table:table-cell office:value-type="string" table:style-name="ce12">
            <text:p>Ciencias de la Educacion</text:p>
          </table:table-cell>
          <table:table-cell office:value-type="string" table:style-name="ce32">
            <text:p>10 </text:p>
          </table:table-cell>
          <table:table-cell office:value-type="float" office:value="1229562" table:style-name="ce14">
            <text:p>1.229.562</text:p>
          </table:table-cell>
          <table:table-cell office:value-type="string" table:style-name="ce12">
            <text:p><text:s/></text:p>
            <text:p>La Licenciatura para la educación básica en ciencias naturales y educación ambiental tiene como finalidad desarrollar las potencialidades de los estudiantes, dentro de la formación que logre satisfacer sus intereses y necesidades lúdicas, afectivas, estéricas, cognitivas integradas a una perspectiva que responda a las condiciones concretas de la existencia de cada uno de ellos</text:p>
          </table:table-cell>
          <table:table-cell table:number-columns-repeated="16375"/>
        </table:table-row>
        <table:table-row table:style-name="ro13">
          <table:table-cell office:value-type="float" office:value="112" table:style-name="ce2">
            <text:p>112</text:p>
          </table:table-cell>
          <table:table-cell office:value-type="string" table:style-name="ce12">
            <text:p>LICENCIATURA EN EDUCACIÓN BÁSICA ÉNFASIS EN HUMANIDADES LENGUA CASTELLANA</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CON ÉNFASIS EN HUMANIDADES LENGUA CASTELLANA</text:p>
          </table:table-cell>
          <table:table-cell office:value-type="string" table:style-name="ce12">
            <text:p>Ciencias de la Educacion</text:p>
          </table:table-cell>
          <table:table-cell office:value-type="string" table:style-name="ce32">
            <text:p>10 </text:p>
          </table:table-cell>
          <table:table-cell office:value-type="float" office:value="1327798" table:style-name="ce14">
            <text:p>1.327.798</text:p>
          </table:table-cell>
          <table:table-cell office:value-type="string" table:style-name="ce12">
            <text:p>La licenciatura en Lengua Castellana y Literatura de la Universidad de Antioquia, se presenta como respuesta institucional a la demanda social que sobre la enseñanza del español como lengua materna se propugna en la Constitución Política de Colombia; es así, que el presente programa académico ofrece espacios de trabajo académico reflexivo entorno a las didácticas de la adquisición de la lengua española, de la enseñanza de la literatura, del uso ético de los medios de comunicación, y del acercamiento a los diferentes sistemas de significación que dan lugar a la cultura.</text:p>
          </table:table-cell>
          <table:table-cell table:number-columns-repeated="16375"/>
        </table:table-row>
        <table:table-row table:style-name="ro16">
          <table:table-cell office:value-type="float" office:value="113" table:style-name="ce2">
            <text:p>113</text:p>
          </table:table-cell>
          <table:table-cell office:value-type="string" table:style-name="ce12">
            <text:p>LICENCIATURA EDUCACIÓN BÁSICA ÉNFASIS EN CIENCIAS SOCIALES</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CON ÉNFASIS EN CIENCIAS SOCIALES</text:p>
          </table:table-cell>
          <table:table-cell office:value-type="string" table:style-name="ce12">
            <text:p>Ciencias de la Educacion</text:p>
          </table:table-cell>
          <table:table-cell office:value-type="string" table:style-name="ce32">
            <text:p>10 </text:p>
          </table:table-cell>
          <table:table-cell office:value-type="float" office:value="1235614" table:style-name="ce14">
            <text:p>1.235.614</text:p>
          </table:table-cell>
          <table:table-cell office:value-type="string" table:style-name="ce12">
            <text:p>La Licenciatura en Ciencias Sociales de la Universidad de Antioquia, busca formar integralmente un Licenciado en Ciencias Sociales que conozca la realidad histórica, social y cultural en la cual se encuentra inmerso y tenga el conocimiento y competencias pedagógicas propias de la enseñanza de este campo disciplinar.</text:p>
          </table:table-cell>
          <table:table-cell table:number-columns-repeated="16375"/>
        </table:table-row>
        <table:table-row table:style-name="ro12">
          <table:table-cell office:value-type="float" office:value="114" table:style-name="ce2">
            <text:p>114</text:p>
          </table:table-cell>
          <table:table-cell office:value-type="string" table:style-name="ce12">
            <text:p>LICENCIATURA EN EDUCACIÓN BÁSICA ÉNFASIS ARTÍSTICO - MUSICA MEDELLIN</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CON ÉNFASIS EN EDUCACIÓN ARTÍSTICA Y CULTURAL: MUSICAL</text:p>
          </table:table-cell>
          <table:table-cell office:value-type="string" table:style-name="ce12">
            <text:p>Ciencias de la Educacion</text:p>
          </table:table-cell>
          <table:table-cell office:value-type="string" table:style-name="ce32">
            <text:p>10 </text:p>
          </table:table-cell>
          <table:table-cell office:value-type="float" office:value="1537159" table:style-name="ce14">
            <text:p>1.537.159</text:p>
          </table:table-cell>
          <table:table-cell office:value-type="string" table:style-name="ce12">
            <text:p>La Licenciatura en Educación Básica con énfasis en Educación Artística resulta de gran pertinencia para responder a los fines de la educación Colombiana en el marco de la formación integral, analizando, comprendiendo y planteando propuestas de solución a la problemática artístico cultural que repercute directamente en el desarrollo del país.</text:p>
          </table:table-cell>
          <table:table-cell table:number-columns-repeated="16375"/>
        </table:table-row>
        <table:table-row table:style-name="ro13">
          <table:table-cell office:value-type="float" office:value="115" table:style-name="ce2">
            <text:p>115</text:p>
          </table:table-cell>
          <table:table-cell office:value-type="string" table:style-name="ce12">
            <text:p>LICENCIATURA EN EDUCACIÓN: ARTES PLÁSTICAS</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ARTES PLÁSTICAS</text:p>
          </table:table-cell>
          <table:table-cell office:value-type="string" table:style-name="ce12">
            <text:p>Ciencias de la Educacion</text:p>
          </table:table-cell>
          <table:table-cell office:value-type="string" table:style-name="ce32">
            <text:p>10 </text:p>
          </table:table-cell>
          <table:table-cell office:value-type="float" office:value="1411616" table:style-name="ce14">
            <text:p>1.411.616</text:p>
          </table:table-cell>
          <table:table-cell office:value-type="string" table:style-name="ce12">
            <text:p>La Licenciatura en Artes Plásticas centra su formación en la producción plástica e investigación artística.<text:s/></text:p>
            <text:p/>
            <text:p>Los espacios destinados específicamente a la producción artística: Dibujo, Escultura, Grabado y Pintura implementan la metodología del aula taller, donde se aborda la problemática de la imagen gráfica, pictórica y escultórica en su dimensión conceptual, formal, material y técnico-procedimental. El alumno, desde una postura reflexiva y crítica va construyendo un lenguaje plástico personal.</text:p>
          </table:table-cell>
          <table:table-cell table:number-columns-repeated="16375"/>
        </table:table-row>
        <table:table-row table:style-name="ro16">
          <table:table-cell office:value-type="float" office:value="116" table:style-name="ce2">
            <text:p>116</text:p>
          </table:table-cell>
          <table:table-cell office:value-type="string" table:style-name="ce12">
            <text:p>LICENCIATURA EN EDUCACIÓN BÁSICA CON ÉNFASIS EN MATEMÁTICAS</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CON ÉNFASIS EN MATEMÁTICAS</text:p>
          </table:table-cell>
          <table:table-cell office:value-type="string" table:style-name="ce12">
            <text:p>Ciencias de la Educacion</text:p>
          </table:table-cell>
          <table:table-cell office:value-type="string" table:style-name="ce32">
            <text:p>10 </text:p>
          </table:table-cell>
          <table:table-cell office:value-type="float" office:value="1261522" table:style-name="ce14">
            <text:p>1.261.522</text:p>
          </table:table-cell>
          <table:table-cell office:value-type="string" table:style-name="ce12">
            <text:p>La licenciatura con enfásis en matemáticas tiene como fin promover la generación de espacios de reflexión sobre la interrelación entre ciencia, cultura y sociedad, que resalten la función social tanto de los conocimientos científicos y matemáticos, como de los conocimientos relativos a su enseñanza y aprendizaje, y su potencialidad para intervenir en la transformación de las prácticas culturales</text:p>
          </table:table-cell>
          <table:table-cell table:number-columns-repeated="16375"/>
        </table:table-row>
        <table:table-row table:style-name="ro16">
          <table:table-cell office:value-type="float" office:value="117" table:style-name="ce2">
            <text:p>117</text:p>
          </table:table-cell>
          <table:table-cell office:value-type="string" table:style-name="ce12">
            <text:p>LICENCIATURA EN EDUCACIÓN BÁSICA EN DANZA</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EN DANZA</text:p>
          </table:table-cell>
          <table:table-cell office:value-type="string" table:style-name="ce12">
            <text:p>Ciencias de la Educacion</text:p>
          </table:table-cell>
          <table:table-cell office:value-type="string" table:style-name="ce32">
            <text:p>10 </text:p>
          </table:table-cell>
          <table:table-cell office:value-type="float" office:value="1552606" table:style-name="ce14">
            <text:p>1.552.606</text:p>
          </table:table-cell>
          <table:table-cell office:value-type="string" table:style-name="ce12">
            <text:p>Como licenciado en Danza, te formarás profesionalmente en esta disciplina dominando sus fundamentos teóricos, metodológicos, prácticos y técnicos; cuyos pilares de formación son las técnicas corporales-performativas,las competencias teóricas, la creación, la gestión, la producción, la docencia y la investigación</text:p>
          </table:table-cell>
          <table:table-cell table:number-columns-repeated="16375"/>
        </table:table-row>
        <table:table-row table:style-name="ro16">
          <table:table-cell office:value-type="float" office:value="118" table:style-name="ce2">
            <text:p>118</text:p>
          </table:table-cell>
          <table:table-cell office:value-type="string" table:style-name="ce12">
            <text:p>LICENCIATURA EN EDUCACIÓN BÁSICA EN DANZA - MEDELLIN</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EN DANZA</text:p>
          </table:table-cell>
          <table:table-cell office:value-type="string" table:style-name="ce12">
            <text:p>Ciencias de la Educacion</text:p>
          </table:table-cell>
          <table:table-cell office:value-type="string" table:style-name="ce32">
            <text:p>10 </text:p>
          </table:table-cell>
          <table:table-cell office:value-type="float" office:value="1552606" table:style-name="ce14">
            <text:p>1.552.606</text:p>
          </table:table-cell>
          <table:table-cell office:value-type="string" table:style-name="ce12">
            <text:p>Como licenciado en Danza, te formarás profesionalmente en esta disciplina dominando sus fundamentos teóricos, metodológicos, prácticos y técnicos; cuyos pilares de formación son las técnicas corporales-performativas,las competencias teóricas, la creación, la gestión, la producción, la docencia y la investigación</text:p>
          </table:table-cell>
          <table:table-cell table:number-columns-repeated="16375"/>
        </table:table-row>
        <table:table-row table:style-name="ro16">
          <table:table-cell office:value-type="float" office:value="119" table:style-name="ce2">
            <text:p>119</text:p>
          </table:table-cell>
          <table:table-cell office:value-type="string" table:style-name="ce12">
            <text:p>LICENCIATURA EN EDUCACIÓN ESPAÑOL Y LITERATURA</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SPAÑOL Y LITERATURA</text:p>
          </table:table-cell>
          <table:table-cell office:value-type="string" table:style-name="ce12">
            <text:p>Ciencias de la Educacion</text:p>
          </table:table-cell>
          <table:table-cell office:value-type="string" table:style-name="ce32">
            <text:p>8 </text:p>
          </table:table-cell>
          <table:table-cell office:value-type="float" office:value="1419010" table:style-name="ce14">
            <text:p>1.419.010</text:p>
          </table:table-cell>
          <table:table-cell office:value-type="string" table:style-name="ce12">
            <text:p>La comunidad demanda pensadores con autonomía y sentido crítico hacia los fenómenos sociales, que motiven a los ciudadanos a conocer e interpretar el mundo de diversas formas. De igual manera, se considera la necesidad de tener profesionales capacitados para la enseñanza, tanto oral como escrita, del lenguaje y la creación literaria con todas las formalidades técnicas.</text:p>
          </table:table-cell>
          <table:table-cell table:number-columns-repeated="16375"/>
        </table:table-row>
        <table:table-row table:style-name="ro16">
          <table:table-cell office:value-type="float" office:value="120" table:style-name="ce2">
            <text:p>120</text:p>
          </table:table-cell>
          <table:table-cell office:value-type="string" table:style-name="ce12">
            <text:p>LICENCIATURA EN EDUCACIÓN ESPECIAL</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ESPECIAL</text:p>
          </table:table-cell>
          <table:table-cell office:value-type="string" table:style-name="ce12">
            <text:p>Ciencias de la Educacion</text:p>
          </table:table-cell>
          <table:table-cell office:value-type="string" table:style-name="ce32">
            <text:p>10 </text:p>
          </table:table-cell>
          <table:table-cell office:value-type="float" office:value="1302165" table:style-name="ce14">
            <text:p>1.302.165</text:p>
          </table:table-cell>
          <table:table-cell office:value-type="string" table:style-name="ce12">
            <text:p>Es un programa que se orienta a la formación de formadores, con las competencias necesarias para desarrollar el potencial humano, los talentos y la creatividad en los niños y las niñas con discapacidad, con la pedagogía como ciencia fundante, apoyada en la didáctica y en la interacción dinámica de la teoría, la práctica y la investigación, bajo el concepto de responsabilidad social</text:p>
          </table:table-cell>
          <table:table-cell table:number-columns-repeated="16375"/>
        </table:table-row>
        <table:table-row table:style-name="ro13">
          <table:table-cell office:value-type="float" office:value="121" table:style-name="ce2">
            <text:p>121</text:p>
          </table:table-cell>
          <table:table-cell office:value-type="string" table:style-name="ce12">
            <text:p>LICENCIATURA EN EDUCACIÓN FÍSICA</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FÍSICA</text:p>
          </table:table-cell>
          <table:table-cell office:value-type="string" table:style-name="ce12">
            <text:p>Ciencias de la Educacion</text:p>
          </table:table-cell>
          <table:table-cell office:value-type="string" table:style-name="ce32">
            <text:p>10 </text:p>
          </table:table-cell>
          <table:table-cell table:style-name="ce13"/>
          <table:table-cell office:value-type="string" table:style-name="ce12">
            <text:p>El potencial educativo de la educación física, la recreación y el deporte parte de la capacidad por ofrecer y proporcionar situaciones pedagógicas que estimulen el desarrollo y experimentación de acciones psico-motrices esenciales en la formación integral de los educandos. Haciendo uso de recursos como el juego y las acción de jugar como actividad pedagógica que sintetiza como ninguna el acontecer de la realidad humana. También desde una perspectiva antroposocial capaz de ofrecer ante sus escolares realidades legítimamente culturales como es el caso de los deportes y los juegos tradicionales.</text:p>
          </table:table-cell>
          <table:table-cell table:number-columns-repeated="16375"/>
        </table:table-row>
        <table:table-row table:style-name="ro12">
          <table:table-cell office:value-type="float" office:value="122" table:style-name="ce2">
            <text:p>122</text:p>
          </table:table-cell>
          <table:table-cell office:value-type="string" table:style-name="ce12">
            <text:p>LICENCIATURA EN FILOSOFÍA</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FILOSOFÍA</text:p>
          </table:table-cell>
          <table:table-cell office:value-type="string" table:style-name="ce12">
            <text:p>Ciencias de la Educacion</text:p>
          </table:table-cell>
          <table:table-cell office:value-type="string" table:style-name="ce32">
            <text:p>10 </text:p>
          </table:table-cell>
          <table:table-cell office:value-type="float" office:value="1353004" table:style-name="ce14">
            <text:p>1.353.004</text:p>
          </table:table-cell>
          <table:table-cell office:value-type="string" table:style-name="ce12">
            <text:p> La formación del egresado en Filosofía y Humanidades le permite desarrollarse en el ámbito de los sectores sociales que requieren de una visión holística para el planteamiento y solución de sus problemas, a través de la docencia, de la realización de proyectos académicos y socio-culturales, de la asesoría y consejería para la toma de decisiones estratégicas que contribuyan al desarrollo sustentable de la sociedad</text:p>
          </table:table-cell>
          <table:table-cell table:number-columns-repeated="16375"/>
        </table:table-row>
        <table:table-row table:style-name="ro13">
          <table:table-cell office:value-type="float" office:value="123" table:style-name="ce2">
            <text:p>123</text:p>
          </table:table-cell>
          <table:table-cell office:value-type="string" table:style-name="ce12">
            <text:p>LICENCIATURA EN LENGUAS EXTRANJERAS</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LENGUAS EXTRANJERAS</text:p>
          </table:table-cell>
          <table:table-cell office:value-type="string" table:style-name="ce12">
            <text:p>Ciencias de la Educacion</text:p>
          </table:table-cell>
          <table:table-cell office:value-type="string" table:style-name="ce32">
            <text:p>10 </text:p>
          </table:table-cell>
          <table:table-cell office:value-type="float" office:value="1864633" table:style-name="ce14">
            <text:p>1.864.633</text:p>
          </table:table-cell>
          <table:table-cell office:value-type="string" table:style-name="ce12">
            <text:p>Este programa tiene como objetivo fundamental formar un Licenciado(a) en Lenguas Extranjeras (Inglés-Francés), profesional integral autónomo y creativo de excelente nivel académico, que pueda dar una adecuada orientación en lenguas extranjeras en la educación media, tanto en la académica como en la formación al trabajo, con una visión de la función social del lenguaje; conocedor de la realidad educativa de nuestro país; que realice su actividad académica con conciencia crítica, compromiso ético como persona, con respeto y tolerancia por las ideas ajenas.</text:p>
          </table:table-cell>
          <table:table-cell table:number-columns-repeated="16375"/>
        </table:table-row>
        <table:table-row table:style-name="ro16">
          <table:table-cell office:value-type="float" office:value="124" table:style-name="ce2">
            <text:p>124</text:p>
          </table:table-cell>
          <table:table-cell office:value-type="string" table:style-name="ce12">
            <text:p>LICENCIATURA EN MATEMÁTICAS Y FÍSICA</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MATEMÁTICAS Y FÍSICA</text:p>
          </table:table-cell>
          <table:table-cell office:value-type="string" table:style-name="ce12">
            <text:p>Ciencias de la Educacion</text:p>
          </table:table-cell>
          <table:table-cell office:value-type="string" table:style-name="ce32">
            <text:p>10 </text:p>
          </table:table-cell>
          <table:table-cell office:value-type="float" office:value="1416294" table:style-name="ce14">
            <text:p>1.416.294</text:p>
          </table:table-cell>
          <table:table-cell office:value-type="string" table:style-name="ce12">
            <text:p>La licenciatura con enfásis en matemáticas y fisica tiene como fin promover la generación de espacios de reflexión sobre la interrelación entre ciencia, cultura y sociedad, que resalten la función social tanto de los conocimientos científicos y matemáticos, como de los conocimientos relativos a su enseñanza y aprendizaje, y su potencialidad para intervenir en la transformación de las prácticas culturales</text:p>
          </table:table-cell>
          <table:table-cell table:number-columns-repeated="16375"/>
        </table:table-row>
        <table:table-row table:style-name="ro11">
          <table:table-cell office:value-type="float" office:value="125" table:style-name="ce2">
            <text:p>125</text:p>
          </table:table-cell>
          <table:table-cell office:value-type="string" table:style-name="ce12">
            <text:p>LICENCIATURA EN MÚSICA</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MÚSICA</text:p>
          </table:table-cell>
          <table:table-cell office:value-type="string" table:style-name="ce12">
            <text:p>Ciencias de la Educacion</text:p>
          </table:table-cell>
          <table:table-cell office:value-type="string" table:style-name="ce32">
            <text:p>10 </text:p>
          </table:table-cell>
          <table:table-cell table:style-name="ce13"/>
          <table:table-cell office:value-type="string" table:style-name="ce12">
            <text:p>Es una carrera eminentemente práctica sustentada por una sólida base teórica caracterizada por el desarrollo de habilidades y destrezas físicas e intelectuales, así como el cultivo de la sensibilidad. Para personas con interés por el Arte en general y la música en particular, por transmitir ideas, sentimientos y emociones a través del sonido, por expresarse a sí mismo o por crear una composición en base a material sonoro. Se requiere estar en buenas condiciones físicas, tener buenos hábitos de estudio, ser capaz de establecer una disciplina para práctica musical y ser seguro de sí mismo.</text:p>
            <text:p/>
          </table:table-cell>
          <table:table-cell table:number-columns-repeated="16375"/>
        </table:table-row>
        <table:table-row table:style-name="ro11">
          <table:table-cell office:value-type="float" office:value="126" table:style-name="ce2">
            <text:p>126</text:p>
          </table:table-cell>
          <table:table-cell office:value-type="string" table:style-name="ce12">
            <text:p>LICENCIATURA EN MÚSICA-MEDELLIN</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MÚSICA</text:p>
          </table:table-cell>
          <table:table-cell office:value-type="string" table:style-name="ce12">
            <text:p>Ciencias de la Educacion</text:p>
          </table:table-cell>
          <table:table-cell office:value-type="string" table:style-name="ce32">
            <text:p>10 </text:p>
          </table:table-cell>
          <table:table-cell table:style-name="ce13"/>
          <table:table-cell office:value-type="string" table:style-name="ce12">
            <text:p>Es una carrera eminentemente práctica sustentada por una sólida base teórica caracterizada por el desarrollo de habilidades y destrezas físicas e intelectuales, así como el cultivo de la sensibilidad. Para personas con interés por el Arte en general y la música en particular, por transmitir ideas, sentimientos y emociones a través del sonido, por expresarse a sí mismo o por crear una composición en base a material sonoro. Se requiere estar en buenas condiciones físicas, tener buenos hábitos de estudio, ser capaz de establecer una disciplina para práctica musical y ser seguro de sí mismo.</text:p>
            <text:p/>
          </table:table-cell>
          <table:table-cell table:number-columns-repeated="16375"/>
        </table:table-row>
        <table:table-row table:style-name="ro32">
          <table:table-cell office:value-type="float" office:value="127" table:style-name="ce2">
            <text:p>127</text:p>
          </table:table-cell>
          <table:table-cell office:value-type="string" table:style-name="ce12">
            <text:p>LICENCIATURA EN PEDAGOGIA DE LA MADRE TIERRA</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PEDAGOGIA DE LA MADRE TIERRA</text:p>
          </table:table-cell>
          <table:table-cell office:value-type="string" table:style-name="ce12">
            <text:p>Ciencias de la Educacion</text:p>
          </table:table-cell>
          <table:table-cell office:value-type="string" table:style-name="ce32">
            <text:p>10 </text:p>
          </table:table-cell>
          <table:table-cell table:style-name="ce13"/>
          <table:table-cell office:value-type="string" table:style-name="ce12">
            <text:p>La licenciatura en pedagogía de la madre de la tierra de la universidad de antioquia A pesar de que hay otras universidades del país con pregrados orientados a la etnoeducación, Abadio Green explica que la principal diferencia de estos programas con la licenciatura de Madre Tierra es que este pregrado se construyó colectivamente con las comunidades y se basa en los conocimientos indígenas, no en los occidentales.</text:p>
            <text:p>Aunque se está trabajando inicialmente con comunidades indígenas, toda la propuesta metodológica, pedagógica y política está organizada para adelantarla con comunidades indígenas, campesinas y afrodescendientes.</text:p>
          </table:table-cell>
          <table:table-cell table:number-columns-repeated="16375"/>
        </table:table-row>
        <table:table-row table:style-name="ro33">
          <table:table-cell office:value-type="float" office:value="128" table:style-name="ce2">
            <text:p>128</text:p>
          </table:table-cell>
          <table:table-cell office:value-type="string" table:style-name="ce12">
            <text:p>LICENCIATURA EN PEDAGOGÍA INFANTIL</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PEDAGOGÍA INFANTIL</text:p>
          </table:table-cell>
          <table:table-cell office:value-type="string" table:style-name="ce12">
            <text:p>Ciencias de la Educacion</text:p>
          </table:table-cell>
          <table:table-cell office:value-type="string" table:style-name="ce32">
            <text:p>10 </text:p>
          </table:table-cell>
          <table:table-cell table:style-name="ce13"/>
          <table:table-cell office:value-type="string" table:style-name="ce12">
            <text:p>El Programa de Pedagogía Infantil forma maestros que se conviertan en voceros y promotores del desarrollo integral de la infancia.<text:s/></text:p>
            <text:p/>
            <text:p>Desde los primeros niveles, el programa convierte la práctica en un medio fundamental para la investigación y construcción de conocimiento. Investigación y práctica están soportadas por una sólida formación en los tres campos que constituyen el programa: pedagogía, didáctica y problemáticas propias de la infancia, sobre los cuales se le da al estudiante la posibilidad de conocer diversos enfoques.<text:s/></text:p>
            <text:p/>
            <text:p>El objetivo del Programa de Pedagogía Infantil es formar Pedagogos que tengan la capacidad de hacer lecturas críticas y constructivas a las concepciones políticas, prácticas y problemáticas de la infancia en sus diferentes contextos (culturales, sociales, educativos y pedagógicos), así como identificar su incidencia en la formación de los niños y los adultos significativos.</text:p>
          </table:table-cell>
          <table:table-cell table:number-columns-repeated="16375"/>
        </table:table-row>
        <table:table-row table:style-name="ro10">
          <table:table-cell office:value-type="float" office:value="129" table:style-name="ce2">
            <text:p>129</text:p>
          </table:table-cell>
          <table:table-cell office:value-type="string" table:style-name="ce12">
            <text:p>LICENCIATURA EN TEATRO</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TEATRO</text:p>
          </table:table-cell>
          <table:table-cell office:value-type="string" table:style-name="ce12">
            <text:p>Ciencias de la Educacion</text:p>
          </table:table-cell>
          <table:table-cell office:value-type="string" table:style-name="ce32">
            <text:p>10 </text:p>
          </table:table-cell>
          <table:table-cell table:style-name="ce13"/>
          <table:table-cell office:value-type="string" table:style-name="ce12">
            <text:p>El profesional en actuación se podrá desempeñar en el teatro, en las tablas aplicando sus conocimientos teatrales en espacios convencionales y no convencionales.</text:p>
            <text:p>Este desempeño lo prepara de manera muy sólida para ejercer la actuación en los diferentes escenarios.</text:p>
          </table:table-cell>
          <table:table-cell table:number-columns-repeated="16375"/>
        </table:table-row>
        <table:table-row table:style-name="ro10">
          <table:table-cell office:value-type="float" office:value="130" table:style-name="ce2">
            <text:p>130</text:p>
          </table:table-cell>
          <table:table-cell office:value-type="string" table:style-name="ce12">
            <text:p>LICENCIATURA EN TEATRO - MEDELLIN</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TEATRO</text:p>
          </table:table-cell>
          <table:table-cell office:value-type="string" table:style-name="ce12">
            <text:p>Ciencias de la Educacion</text:p>
          </table:table-cell>
          <table:table-cell office:value-type="string" table:style-name="ce32">
            <text:p>10 </text:p>
          </table:table-cell>
          <table:table-cell table:style-name="ce13"/>
          <table:table-cell office:value-type="string" table:style-name="ce12">
            <text:p>El profesional en actuación se podrá desempeñar en el teatro, en las tablas aplicando sus conocimientos teatrales en espacios convencionales y no convencionales.</text:p>
            <text:p>Este desempeño lo prepara de manera muy sólida para ejercer la actuación en los diferentes escenarios.</text:p>
          </table:table-cell>
          <table:table-cell table:number-columns-repeated="16375"/>
        </table:table-row>
        <table:table-row table:style-name="ro18">
          <table:table-cell office:value-type="float" office:value="131" table:style-name="ce2">
            <text:p>131</text:p>
          </table:table-cell>
          <table:table-cell office:value-type="string" table:style-name="ce12">
            <text:p>MATEMÁTICAS</text:p>
          </table:table-cell>
          <table:table-cell office:value-type="string" table:style-name="ce12">
            <text:p>no disponible</text:p>
          </table:table-cell>
          <table:table-cell office:value-type="float" office:value="7" table:style-name="ce12">
            <text:p>7</text:p>
          </table:table-cell>
          <table:table-cell office:value-type="string" table:style-name="ce12">
            <text:p>MATEMÁTICO</text:p>
          </table:table-cell>
          <table:table-cell office:value-type="string" table:style-name="ce12">
            <text:p>Ciencias Naturales y Matematicas</text:p>
          </table:table-cell>
          <table:table-cell office:value-type="string" table:style-name="ce32">
            <text:p>10 </text:p>
          </table:table-cell>
          <table:table-cell office:value-type="float" office:value="1988967" table:style-name="ce14">
            <text:p>1.988.967</text:p>
          </table:table-cell>
          <table:table-cell office:value-type="string" table:style-name="ce31">
            <text:p>La misión fundamental del Programa de Matemáticas es formar, promover, promulgar y desarrollar el conocimiento matemático puro e interdisciplinario no sólo para la región sino también en el país, mediante un programa académico de alta calidad que fortalezca la disciplina matemática a todos los niveles y en diferentes carreras. El Programa en Matemáticas tiene, también, como misión la formación de profesionales idóneos en las áreas fundamentales de la Matemática, en la introducción a la investigación básica e interdisciplinaria y a la docencia universitaria. De esta manera, el programa promueve y orienta permanentemente el espíritu investigativo, la disciplina de trabajo, el aprecio por los valores científicos, éticos y civiles, en procura de entregar a la sociedad profesionales con altas calidades académicas y humanas</text:p>
          </table:table-cell>
          <table:table-cell table:number-columns-repeated="16375"/>
        </table:table-row>
        <table:table-row table:style-name="ro11">
          <table:table-cell office:value-type="float" office:value="132" table:style-name="ce2">
            <text:p>132</text:p>
          </table:table-cell>
          <table:table-cell office:value-type="string" table:style-name="ce12">
            <text:p>MEDICINA</text:p>
          </table:table-cell>
          <table:table-cell office:value-type="string" table:style-name="ce12">
            <text:p>no disponible</text:p>
          </table:table-cell>
          <table:table-cell office:value-type="float" office:value="7" table:style-name="ce12">
            <text:p>7</text:p>
          </table:table-cell>
          <table:table-cell office:value-type="string" table:style-name="ce12">
            <text:p>MÉDICO</text:p>
          </table:table-cell>
          <table:table-cell office:value-type="string" table:style-name="ce12">
            <text:p>Ciencias de la Salud</text:p>
          </table:table-cell>
          <table:table-cell office:value-type="string" table:style-name="ce32">
            <text:p>13 </text:p>
          </table:table-cell>
          <table:table-cell office:value-type="float" office:value="2946064" table:style-name="ce14">
            <text:p>2.946.064</text:p>
          </table:table-cell>
          <table:table-cell office:value-type="string" table:style-name="ce12">
            <text:p>La comunidad universitaria de la Facultad de Medicina de la Universidad de Antioquia aspira a formar excelentes médicos generales que: -Sean profesionales integros en el ser y en el hacer, autónomos, reflexivos, críticos, que sepan escuchar, cuestionar y disfrutar. -Muestren capacidad de trabajar en forma interdiciplinaria para intervenir en el proceso salud/enfermedad en el ser humano desde la promoción, prevención, tratamiento y rehabilitación, con el fin de actuar como agentes de cambio para mejorar la calidad de vida de la comunidad. -Propendan a las relaciones democráticas y éticas con las personas y con la sociedad</text:p>
          </table:table-cell>
          <table:table-cell table:number-columns-repeated="16375"/>
        </table:table-row>
        <table:table-row table:style-name="ro34">
          <table:table-cell office:value-type="float" office:value="133" table:style-name="ce2">
            <text:p>133</text:p>
          </table:table-cell>
          <table:table-cell office:value-type="string" table:style-name="ce12">
            <text:p>MEDICINA VETERINARIA</text:p>
          </table:table-cell>
          <table:table-cell office:value-type="string" table:style-name="ce12">
            <text:p>no disponible</text:p>
          </table:table-cell>
          <table:table-cell office:value-type="float" office:value="7" table:style-name="ce12">
            <text:p>7</text:p>
          </table:table-cell>
          <table:table-cell office:value-type="string" table:style-name="ce12">
            <text:p>MÉDICO VETERINARIO</text:p>
          </table:table-cell>
          <table:table-cell office:value-type="string" table:style-name="ce12">
            <text:p>Ciencias de la Salud</text:p>
          </table:table-cell>
          <table:table-cell office:value-type="float" office:value="10" table:style-name="ce32">
            <text:p>10,00</text:p>
          </table:table-cell>
          <table:table-cell office:value-type="float" office:value="1517752" table:style-name="ce14">
            <text:p>1.517.752</text:p>
          </table:table-cell>
          <table:table-cell office:value-type="string" table:style-name="ce12">
            <text:p>El objeto de estudio de la Medicina Veterinaria es la Salud Animal y la Salud Pública</text:p>
          </table:table-cell>
          <table:table-cell table:number-columns-repeated="16375"/>
        </table:table-row>
        <table:table-row table:style-name="ro13">
          <table:table-cell office:value-type="float" office:value="134" table:style-name="ce2">
            <text:p>134</text:p>
          </table:table-cell>
          <table:table-cell office:value-type="string" table:style-name="ce12">
            <text:p>MICROBIOLOGÍA INDUSTRIAL Y AMBIENTAL</text:p>
          </table:table-cell>
          <table:table-cell office:value-type="string" table:style-name="ce12">
            <text:p>no disponible</text:p>
          </table:table-cell>
          <table:table-cell office:value-type="float" office:value="7" table:style-name="ce12">
            <text:p>7</text:p>
          </table:table-cell>
          <table:table-cell office:value-type="string" table:style-name="ce12">
            <text:p>MICROBIÓLOGO INDUSTRIAL Y AMBIENTAL</text:p>
          </table:table-cell>
          <table:table-cell office:value-type="string" table:style-name="ce12">
            <text:p>Ciencias Naturales y Matematicas</text:p>
          </table:table-cell>
          <table:table-cell office:value-type="float" office:value="10" table:style-name="ce32">
            <text:p>10,00</text:p>
          </table:table-cell>
          <table:table-cell office:value-type="float" office:value="1353651" table:style-name="ce14">
            <text:p>1.353.651</text:p>
          </table:table-cell>
          <table:table-cell office:value-type="string" table:style-name="ce12">
            <text:p/>
            <text:p>Las áreas de actuación de los egresados son todas aquellas en las que aísla, identifica, caracteriza, mejora y conserva microorganismos para el diseño, optimización de procesos y desarrollo de productos en los campos ambiental, industrial, agrícola, veterinario y biomédico. Esta en capacidad de:</text:p>
            <text:p><text:s/>Identificar, plantear y desarrollar proyectos de investigación básica y aplicada desde la perspectiva de la microbiología.</text:p>
          </table:table-cell>
          <table:table-cell table:number-columns-repeated="16375"/>
        </table:table-row>
        <table:table-row table:style-name="ro12">
          <table:table-cell office:value-type="float" office:value="135" table:style-name="ce2">
            <text:p>135</text:p>
          </table:table-cell>
          <table:table-cell office:value-type="string" table:style-name="ce12">
            <text:p>MICROBIOLOGÍA Y BIOANÁLISIS</text:p>
          </table:table-cell>
          <table:table-cell office:value-type="string" table:style-name="ce12">
            <text:p>no disponible</text:p>
          </table:table-cell>
          <table:table-cell office:value-type="float" office:value="7" table:style-name="ce12">
            <text:p>7</text:p>
          </table:table-cell>
          <table:table-cell office:value-type="string" table:style-name="ce12">
            <text:p>MICROBIÓLOGO Y BIOANALISTA</text:p>
          </table:table-cell>
          <table:table-cell office:value-type="string" table:style-name="ce12">
            <text:p>Ciencias Naturales y Matematicas</text:p>
          </table:table-cell>
          <table:table-cell office:value-type="float" office:value="10" table:style-name="ce32">
            <text:p>10,00</text:p>
          </table:table-cell>
          <table:table-cell office:value-type="float" office:value="1845273" table:style-name="ce14">
            <text:p>1.845.273</text:p>
          </table:table-cell>
          <table:table-cell office:value-type="string" table:style-name="ce12">
            <text:p>En la Microbiología como área del conocimiento de carácter disciplinar, el objeto de estudio está conformado por la vida microscópica y algunos macro-organismos y partículas subcelulares,  específicamente en el programa de  Microbiología y Bioanálisis la dimensión material del objeto de estudio corresponde con: MICROORGANISMOS, PARÁSITOS, CÉLULAS Y ANALITOS  y la dimensión formal con EL  PROCESO SALUD ENFERMEDAD</text:p>
          </table:table-cell>
          <table:table-cell table:number-columns-repeated="16375"/>
        </table:table-row>
        <table:table-row table:style-name="ro13">
          <table:table-cell office:value-type="float" office:value="136" table:style-name="ce2">
            <text:p>136</text:p>
          </table:table-cell>
          <table:table-cell office:value-type="string" table:style-name="ce12">
            <text:p>MÚSICA - CANTO</text:p>
          </table:table-cell>
          <table:table-cell office:value-type="string" table:style-name="ce12">
            <text:p>no disponible</text:p>
          </table:table-cell>
          <table:table-cell office:value-type="float" office:value="7" table:style-name="ce12">
            <text:p>7</text:p>
          </table:table-cell>
          <table:table-cell office:value-type="string" table:style-name="ce12">
            <text:p>MAESTRO EN CANTO</text:p>
          </table:table-cell>
          <table:table-cell office:value-type="string" table:style-name="ce12">
            <text:p>Artes</text:p>
          </table:table-cell>
          <table:table-cell office:value-type="string" table:style-name="ce32">
            <text:p>8 </text:p>
          </table:table-cell>
          <table:table-cell office:value-type="float" office:value="1371000" table:style-name="ce14">
            <text:p>1.371.000</text:p>
          </table:table-cell>
          <table:table-cell office:value-type="string" table:style-name="ce12">
            <text:p>Dirigido a aspirantes con un talento vocal sobresaliente e inclinación hacia la formación profesional como cantante. El estudiante del programa música Canto deberá tener la vocación y la aptitud que se requieren para conseguir una sólida formación vocal y el dominio de un amplio repertorio. Contará con una asesoría permanente en el manejo sano y flexible de la voz, buscando el desarrollo de una técnica que este en función, de una interpretación destacada. Se desempeñará como solista en los espacios pertinentes para cantantes profesionales en canto lírico o popular</text:p>
          </table:table-cell>
          <table:table-cell table:number-columns-repeated="16375"/>
        </table:table-row>
        <table:table-row table:style-name="ro16">
          <table:table-cell office:value-type="float" office:value="137" table:style-name="ce2">
            <text:p>137</text:p>
          </table:table-cell>
          <table:table-cell office:value-type="string" table:style-name="ce12">
            <text:p>MÚSICA INSTRUMENTO</text:p>
          </table:table-cell>
          <table:table-cell office:value-type="string" table:style-name="ce12">
            <text:p>no disponible</text:p>
          </table:table-cell>
          <table:table-cell office:value-type="float" office:value="7" table:style-name="ce12">
            <text:p>7</text:p>
          </table:table-cell>
          <table:table-cell office:value-type="string" table:style-name="ce12">
            <text:p>MAESTRO EN INSTRUMENTO</text:p>
          </table:table-cell>
          <table:table-cell office:value-type="string" table:style-name="ce12">
            <text:p>Artes</text:p>
          </table:table-cell>
          <table:table-cell office:value-type="string" table:style-name="ce32">
            <text:p>10 </text:p>
          </table:table-cell>
          <table:table-cell office:value-type="float" office:value="1650149" table:style-name="ce14">
            <text:p>1.650.149</text:p>
          </table:table-cell>
          <table:table-cell office:value-type="string" table:style-name="ce12">
            <text:p><text:s/>Este programa está dirigido a personas con un talento sobresaliente, un conocimiento previo y una inclinación al estudio profesional de un instrumento musical (Solo en ciudad universitaria). Se ofrece una sólida formación instrumental individual y grupal que le permitan desempeñarse como solista y como integrante de conjuntos instrumentales.</text:p>
          </table:table-cell>
          <table:table-cell table:number-columns-repeated="16375"/>
        </table:table-row>
        <table:table-row table:style-name="ro10">
          <table:table-cell office:value-type="float" office:value="138" table:style-name="ce2">
            <text:p>138</text:p>
          </table:table-cell>
          <table:table-cell office:value-type="string" table:style-name="ce12">
            <text:p>NUTRICIÓN Y DIETÉTICA</text:p>
          </table:table-cell>
          <table:table-cell office:value-type="string" table:style-name="ce12">
            <text:p>no disponible</text:p>
          </table:table-cell>
          <table:table-cell office:value-type="float" office:value="7" table:style-name="ce12">
            <text:p>7</text:p>
          </table:table-cell>
          <table:table-cell office:value-type="string" table:style-name="ce12">
            <text:p>NUTRICIONISTA DIETISTA</text:p>
          </table:table-cell>
          <table:table-cell office:value-type="string" table:style-name="ce12">
            <text:p>Ciencias de la Salud</text:p>
          </table:table-cell>
          <table:table-cell office:value-type="string" table:style-name="ce32">
            <text:p>10 </text:p>
          </table:table-cell>
          <table:table-cell office:value-type="float" office:value="1807130" table:style-name="ce14">
            <text:p>1.807.130</text:p>
          </table:table-cell>
          <table:table-cell office:value-type="string" table:style-name="ce12">
            <text:p>El programa de nutricion y dietetica de la universidad de Antioquia tiene como objetivo formar profesionales que contribuyan a la solución de los problemas alimentarios y nutricionales de la comunidad regional, nacional y latinoamericana</text:p>
          </table:table-cell>
          <table:table-cell table:number-columns-repeated="16375"/>
        </table:table-row>
        <table:table-row table:style-name="ro34">
          <table:table-cell office:value-type="float" office:value="139" table:style-name="ce2">
            <text:p>139</text:p>
          </table:table-cell>
          <table:table-cell office:value-type="string" table:style-name="ce12">
            <text:p>ODONTOLOGÍA</text:p>
          </table:table-cell>
          <table:table-cell office:value-type="string" table:style-name="ce12">
            <text:p>no disponible</text:p>
          </table:table-cell>
          <table:table-cell office:value-type="float" office:value="7" table:style-name="ce12">
            <text:p>7</text:p>
          </table:table-cell>
          <table:table-cell office:value-type="string" table:style-name="ce12">
            <text:p>ODONTÓLOGO (A)</text:p>
          </table:table-cell>
          <table:table-cell office:value-type="string" table:style-name="ce12">
            <text:p>Ciencias de la Salud</text:p>
          </table:table-cell>
          <table:table-cell office:value-type="string" table:style-name="ce32">
            <text:p>10 </text:p>
          </table:table-cell>
          <table:table-cell office:value-type="float" office:value="1675125" table:style-name="ce14">
            <text:p>1.675.125</text:p>
          </table:table-cell>
          <table:table-cell office:value-type="string" table:style-name="ce12">
            <text:p>El cirujano dentista del siglo XXI debe poseer competencias que vayan más allá de las habilidades propias de la profesión para realizar un trabajo de excelencia.</text:p>
          </table:table-cell>
          <table:table-cell table:number-columns-repeated="16375"/>
        </table:table-row>
        <table:table-row table:style-name="ro34">
          <table:table-cell office:value-type="float" office:value="140" table:style-name="ce2">
            <text:p>140</text:p>
          </table:table-cell>
          <table:table-cell office:value-type="string" table:style-name="ce12">
            <text:p>PERIODISMO</text:p>
          </table:table-cell>
          <table:table-cell office:value-type="string" table:style-name="ce12">
            <text:p>no disponible</text:p>
          </table:table-cell>
          <table:table-cell office:value-type="float" office:value="7" table:style-name="ce12">
            <text:p>7</text:p>
          </table:table-cell>
          <table:table-cell office:value-type="string" table:style-name="ce12">
            <text:p>PERIODISTA</text:p>
          </table:table-cell>
          <table:table-cell office:value-type="string" table:style-name="ce12">
            <text:p>Ciencias Sociales y Humanas</text:p>
          </table:table-cell>
          <table:table-cell office:value-type="string" table:style-name="ce32">
            <text:p>8 </text:p>
          </table:table-cell>
          <table:table-cell office:value-type="float" office:value="1645236" table:style-name="ce14">
            <text:p>1.645.236</text:p>
          </table:table-cell>
          <table:table-cell office:value-type="string" table:style-name="ce12">
            <text:p>El periodismo como ejercicio profesional cumple la función de darle vida a los derechos básicos ciudadanos de las libertades de expresión, información y prensa. </text:p>
          </table:table-cell>
          <table:table-cell table:number-columns-repeated="16375"/>
        </table:table-row>
        <table:table-row table:style-name="ro16">
          <table:table-cell office:value-type="float" office:value="141" table:style-name="ce2">
            <text:p>141</text:p>
          </table:table-cell>
          <table:table-cell office:value-type="string" table:style-name="ce12">
            <text:p>PSICOLOGÍA</text:p>
          </table:table-cell>
          <table:table-cell office:value-type="string" table:style-name="ce12">
            <text:p>no disponible</text:p>
          </table:table-cell>
          <table:table-cell office:value-type="float" office:value="7" table:style-name="ce12">
            <text:p>7</text:p>
          </table:table-cell>
          <table:table-cell office:value-type="string" table:style-name="ce12">
            <text:p>PSICÓLOGO</text:p>
          </table:table-cell>
          <table:table-cell office:value-type="string" table:style-name="ce12">
            <text:p>Ciencias Sociales y Humanas</text:p>
          </table:table-cell>
          <table:table-cell office:value-type="string" table:style-name="ce32">
            <text:p>10 </text:p>
          </table:table-cell>
          <table:table-cell office:value-type="float" office:value="1576415" table:style-name="ce14">
            <text:p>1.576.415</text:p>
          </table:table-cell>
          <table:table-cell office:value-type="string" table:style-name="ce12">
            <text:p>El programa de Psicología de la Universidad de Antioquia se ocupa de estudiar las principales teorías sobre los procesos psicológicos a partir de principios científicos, éticos y socio-humanísticos. De esta forma, pretende orientar la reflexión académica, la praxis y la actitud investigativa en los diversos campos de acción de la psicología.</text:p>
          </table:table-cell>
          <table:table-cell table:number-columns-repeated="16375"/>
        </table:table-row>
        <table:table-row table:style-name="ro14">
          <table:table-cell office:value-type="float" office:value="142" table:style-name="ce2">
            <text:p>142</text:p>
          </table:table-cell>
          <table:table-cell office:value-type="string" table:style-name="ce12">
            <text:p>QUÍMICA</text:p>
          </table:table-cell>
          <table:table-cell office:value-type="string" table:style-name="ce12">
            <text:p>no disponible</text:p>
          </table:table-cell>
          <table:table-cell office:value-type="float" office:value="7" table:style-name="ce12">
            <text:p>7</text:p>
          </table:table-cell>
          <table:table-cell office:value-type="string" table:style-name="ce12">
            <text:p>QUÍMICO</text:p>
          </table:table-cell>
          <table:table-cell office:value-type="string" table:style-name="ce12">
            <text:p>Ciencias Naturales y Matematicas</text:p>
          </table:table-cell>
          <table:table-cell office:value-type="string" table:style-name="ce32">
            <text:p>10 </text:p>
          </table:table-cell>
          <table:table-cell office:value-type="float" office:value="1942901" table:style-name="ce14">
            <text:p>1.942.901</text:p>
          </table:table-cell>
          <table:table-cell office:value-type="string" table:style-name="ce12">
            <text:p>El quimico de la universidad de Antioquia se caracteriza por Realizar estudios, investigaciones <text:s/>y <text:s/>asesoramiento referidos <text:s/>a <text:s/>las <text:s/>sustancias constitutivas <text:s/>de la materia, sus combinaciones, <text:s/>sus estructuras y propiedades, variaciones, leyes y procesos que rigen sus transformaciones y comportamientos, analizando las condiciones óptimas para los mismos.</text:p>
            <text:p>​Realizar <text:s/>análisis <text:s/>y ensayos <text:s/>químicos <text:s/>y fisicoquímicos <text:s/>de materiales <text:s/>puros o mezclas de origen natural o artificial para determinar su composición, estructura y propiedades destinados al desarrollo de nuevos materiales.</text:p>
            <text:p>Programar, dirigir, coordinar, supervisar, ejecutar y evaluar las actividades que se <text:s/>desarrollen en un laboratorio <text:s/>donde se realicen análisis, ensayos, síntesis o elaboración de sustancias, control de producción, tareas de investigación y desarrollo correspondientes.</text:p>
          </table:table-cell>
          <table:table-cell table:number-columns-repeated="16375"/>
        </table:table-row>
        <table:table-row table:style-name="ro11">
          <table:table-cell office:value-type="float" office:value="143" table:style-name="ce2">
            <text:p>143</text:p>
          </table:table-cell>
          <table:table-cell office:value-type="string" table:style-name="ce12">
            <text:p>QUÍMICA FARMACÉUTICA</text:p>
          </table:table-cell>
          <table:table-cell office:value-type="string" table:style-name="ce12">
            <text:p>no disponible</text:p>
          </table:table-cell>
          <table:table-cell office:value-type="float" office:value="7" table:style-name="ce12">
            <text:p>7</text:p>
          </table:table-cell>
          <table:table-cell office:value-type="string" table:style-name="ce12">
            <text:p>QUÍMICO FARMACÉUTICO</text:p>
          </table:table-cell>
          <table:table-cell office:value-type="string" table:style-name="ce12">
            <text:p>Ciencias de la Salud</text:p>
          </table:table-cell>
          <table:table-cell office:value-type="string" table:style-name="ce32">
            <text:p>10 </text:p>
          </table:table-cell>
          <table:table-cell office:value-type="float" office:value="2249593" table:style-name="ce14">
            <text:p>2.249.593</text:p>
          </table:table-cell>
          <table:table-cell office:value-type="string" table:style-name="ce12">
            <text:p>La Química Farmacéutica es la rama de este campo de estudio que se puede tildar deterapéutica ya que comprende el análisis, estudio, búsqueda y sintonización decompuestos orgánicos e inorgánicos para ser utilizados en la medicina. La química farmacéutica es una de las aplicaciones más directas en la sociedad, ya que su impacto en esta es tan importante que representa una de las primeras variantes que se analizan a la hora de encontrar un nuevo elemento o componente en la naturales, Básicamente es preguntarse si lo nuevo que se está consiguiendo o sintetizando sirve como tratamiento para alguna enfermedad.</text:p>
          </table:table-cell>
          <table:table-cell table:number-columns-repeated="16375"/>
        </table:table-row>
        <table:table-row table:style-name="ro12">
          <table:table-cell office:value-type="float" office:value="144" table:style-name="ce2">
            <text:p>144</text:p>
          </table:table-cell>
          <table:table-cell office:value-type="string" table:style-name="ce12">
            <text:p>SOCIOLOGÍA</text:p>
          </table:table-cell>
          <table:table-cell office:value-type="string" table:style-name="ce12">
            <text:p>no disponible</text:p>
          </table:table-cell>
          <table:table-cell office:value-type="float" office:value="7" table:style-name="ce12">
            <text:p>7</text:p>
          </table:table-cell>
          <table:table-cell office:value-type="string" table:style-name="ce12">
            <text:p>SOCIÓLOGO</text:p>
          </table:table-cell>
          <table:table-cell office:value-type="string" table:style-name="ce12">
            <text:p>Ciencias Sociales y Humanas</text:p>
          </table:table-cell>
          <table:table-cell office:value-type="string" table:style-name="ce32">
            <text:p>8 </text:p>
          </table:table-cell>
          <table:table-cell office:value-type="float" office:value="1876603" table:style-name="ce14">
            <text:p>1.876.603</text:p>
          </table:table-cell>
          <table:table-cell office:value-type="string" table:style-name="ce12">
            <text:p>El Departamento de Sociología de la Universidad de Antioquia es un espacio académico para la formación de sociólogos destinado a producir y a enriquecer el pensamiento sociológico, a generar interpretaciones y análisis de la realidad social nacional e internacional, desde la perspectiva de un saber que se apoya en su tradición crítica buscando afianzar la democracia, mejorar la calidad de vida e impulsar el desarrollo sostenible para la sociedad colombiana.</text:p>
          </table:table-cell>
          <table:table-cell table:number-columns-repeated="16375"/>
        </table:table-row>
        <table:table-row table:style-name="ro11">
          <table:table-cell office:value-type="float" office:value="145" table:style-name="ce2">
            <text:p>145</text:p>
          </table:table-cell>
          <table:table-cell office:value-type="string" table:style-name="ce12">
            <text:p>TRABAJO SOCIAL</text:p>
          </table:table-cell>
          <table:table-cell office:value-type="string" table:style-name="ce12">
            <text:p>no disponible</text:p>
          </table:table-cell>
          <table:table-cell office:value-type="float" office:value="7" table:style-name="ce12">
            <text:p>7</text:p>
          </table:table-cell>
          <table:table-cell office:value-type="string" table:style-name="ce12">
            <text:p>TRABAJADOR SOCIAL</text:p>
          </table:table-cell>
          <table:table-cell office:value-type="string" table:style-name="ce12">
            <text:p>Ciencias Sociales y Humanas</text:p>
          </table:table-cell>
          <table:table-cell office:value-type="string" table:style-name="ce32">
            <text:p>10 </text:p>
          </table:table-cell>
          <table:table-cell office:value-type="float" office:value="1620589" table:style-name="ce14">
            <text:p>1.620.589</text:p>
          </table:table-cell>
          <table:table-cell office:value-type="string" table:style-name="ce12">
            <text:p>El Departamento de Trabajo Social forma profesionales en Trabajo Social, humanistas y autónomos, con visión global del mundo, capaces de aportar al conocimiento y al desarrollo humano y social, con responsabilidad ética y sentido democrático. A través de la Docencia, la Investigación y la Extensión, soportados en una sólida fundamentación teórica, metodológica y técnica, se desarrolla en la comunidad académica la capacidad analítica, la creatividad y el estímulo del trabajo interdisciplinario. Interactúa con redes y organismos del sector social, fortaleciendo la comunidad científica y académica local, regional, nacional e internacional.</text:p>
          </table:table-cell>
          <table:table-cell table:number-columns-repeated="16375"/>
        </table:table-row>
        <table:table-row table:style-name="ro13">
          <table:table-cell office:value-type="float" office:value="146" table:style-name="ce2">
            <text:p>146</text:p>
          </table:table-cell>
          <table:table-cell office:value-type="string" table:style-name="ce12">
            <text:p>TRADUCCIÓN INGLÉS - FRANCÉS - ESPAÑOL</text:p>
          </table:table-cell>
          <table:table-cell office:value-type="string" table:style-name="ce12">
            <text:p>no disponible</text:p>
          </table:table-cell>
          <table:table-cell office:value-type="float" office:value="7" table:style-name="ce12">
            <text:p>7</text:p>
          </table:table-cell>
          <table:table-cell office:value-type="string" table:style-name="ce12">
            <text:p>TRADUCTOR INGLÉS - FRANCÉS - ESPAÑOL</text:p>
          </table:table-cell>
          <table:table-cell office:value-type="string" table:style-name="ce12">
            <text:p>Ciencias de la Educacion</text:p>
          </table:table-cell>
          <table:table-cell office:value-type="string" table:style-name="ce32">
            <text:p>8 </text:p>
          </table:table-cell>
          <table:table-cell office:value-type="float" office:value="1570084" table:style-name="ce14">
            <text:p>1.570.084</text:p>
          </table:table-cell>
          <table:table-cell office:value-type="string" table:style-name="ce12">
            <text:p>El egresado del programa Traducción inglés-francés-español está preparado para traducir de manera escrita en las lenguas de formación. Posee conocimiento en las nuevas tecnologías de la información y de la comunicación, así como de la terminología y la documentación como herramientas fundamentales para las labores específicas de traducción. En el área de la investigación, se integra a grupos interdisciplinarios, genera y ejecuta proyectos de investigación que tengan como objeto la generación de conocimientos y la solución de problemas del área del saber.</text:p>
          </table:table-cell>
          <table:table-cell table:number-columns-repeated="16375"/>
        </table:table-row>
        <table:table-row table:style-name="ro16">
          <table:table-cell office:value-type="float" office:value="147" table:style-name="ce2">
            <text:p>147</text:p>
          </table:table-cell>
          <table:table-cell office:value-type="string" table:style-name="ce12">
            <text:p>ZOOTECNIA</text:p>
          </table:table-cell>
          <table:table-cell office:value-type="string" table:style-name="ce12">
            <text:p>no disponible</text:p>
          </table:table-cell>
          <table:table-cell office:value-type="float" office:value="7" table:style-name="ce12">
            <text:p>7</text:p>
          </table:table-cell>
          <table:table-cell office:value-type="string" table:style-name="ce12">
            <text:p>ZOOTECNISTA</text:p>
          </table:table-cell>
          <table:table-cell office:value-type="string" table:style-name="ce12">
            <text:p>Ciencias Ambientales</text:p>
          </table:table-cell>
          <table:table-cell office:value-type="string" table:style-name="ce32">
            <text:p>10 </text:p>
          </table:table-cell>
          <table:table-cell office:value-type="float" office:value="1440750" table:style-name="ce14">
            <text:p>1.440.750</text:p>
          </table:table-cell>
          <table:table-cell office:value-type="string" table:style-name="ce12">
            <text:p>La zootecnia es una ciencia que estudia diversos parámetros para el mejor aprovechamiento de los animales domésticos y silvestres, pero siempre teniendo en cuenta el bienestar animal ante todo y si estos serán útiles al hombre con la finalidad de obtener el máximo rendimiento, administrando los recursos adecuadamente bajo criterios de sostenibilidad.</text:p>
          </table:table-cell>
          <table:table-cell table:number-columns-repeated="16375"/>
        </table:table-row>
        <table:table-row table:style-name="ro13">
          <table:table-cell office:value-type="float" office:value="148" table:style-name="ce2">
            <text:p>148</text:p>
          </table:table-cell>
          <table:table-cell office:value-type="string" table:style-name="ce33">
            <text:p>Derecho</text:p>
          </table:table-cell>
          <table:table-cell table:style-name="ce21"/>
          <table:table-cell office:value-type="float" office:value="8" table:style-name="ce21">
            <text:p>8</text:p>
          </table:table-cell>
          <table:table-cell office:value-type="string" table:style-name="ce21">
            <text:p>Abogado </text:p>
          </table:table-cell>
          <table:table-cell office:value-type="string" table:style-name="ce21">
            <text:p>Ciencias sociales y humanas</text:p>
          </table:table-cell>
          <table:table-cell office:value-type="float" office:value="10" table:style-name="ce21">
            <text:p>10</text:p>
          </table:table-cell>
          <table:table-cell office:value-type="float" office:value="2233812" table:style-name="ce34">
            <text:p>2.233.812</text:p>
          </table:table-cell>
          <table:table-cell office:value-type="string" table:style-name="ce21">
            <text:p>El programa de Derecho pretende formar un profesional Consciente de la función social que debe desarrollar a través del ejercicio del Derecho, siempre con vocación de justicia, servicio y solidaridad social. Responsable de sus deberes éticos para con la sociedad, el Estado y la propia profesión. Con aptitudes y actitudes propias de la profesión de abogado, agente ético cuyos actos estén regulados por los valores humanos. Capaz de tomar decisiones en los diferentes momentos y escenarios que se le presenten en su ejercicio profesional.</text:p>
          </table:table-cell>
          <table:table-cell table:number-columns-repeated="16375"/>
        </table:table-row>
        <table:table-row table:style-name="ro13">
          <table:table-cell office:value-type="float" office:value="149" table:style-name="ce2">
            <text:p>149</text:p>
          </table:table-cell>
          <table:table-cell office:value-type="string" table:style-name="ce33">
            <text:p>Investigación criminal</text:p>
          </table:table-cell>
          <table:table-cell table:style-name="ce21"/>
          <table:table-cell office:value-type="float" office:value="8" table:style-name="ce21">
            <text:p>8</text:p>
          </table:table-cell>
          <table:table-cell office:value-type="string" table:style-name="ce21">
            <text:p>Profesional en Investigación Criminal</text:p>
          </table:table-cell>
          <table:table-cell office:value-type="string" table:style-name="ce21">
            <text:p>Ciencias sociales y humanas</text:p>
          </table:table-cell>
          <table:table-cell office:value-type="float" office:value="9" table:style-name="ce21">
            <text:p>9</text:p>
          </table:table-cell>
          <table:table-cell table:style-name="ce35"/>
          <table:table-cell office:value-type="string" table:style-name="ce21">
            <text:p>Formar integralmente profesionales en investigación criminal, competentes en la solución de los problemas propios de su ramo, la lucha contra la injusticia, la impunidad y cualquier forma de crimen, a través de la aplicación de las ciencias forenses, respondiendo al reto de apoyar a nuestro sistema judicial en la lucha contra la injusticia, fomentando la cultura investigativa mediante la enseñanza libre, en un ambiente de excelencia académica, responsabilidad social, guiados además por el lema universitario de Ciencia y libertad.</text:p>
          </table:table-cell>
          <table:table-cell table:number-columns-repeated="16375"/>
        </table:table-row>
        <table:table-row table:style-name="ro32">
          <table:table-cell office:value-type="float" office:value="150" table:style-name="ce2">
            <text:p>150</text:p>
          </table:table-cell>
          <table:table-cell office:value-type="string" table:style-name="ce33">
            <text:p>Psicología</text:p>
          </table:table-cell>
          <table:table-cell table:style-name="ce21"/>
          <table:table-cell office:value-type="float" office:value="8" table:style-name="ce21">
            <text:p>8</text:p>
          </table:table-cell>
          <table:table-cell office:value-type="string" table:style-name="ce21">
            <text:p>Psicólogo</text:p>
          </table:table-cell>
          <table:table-cell office:value-type="string" table:style-name="ce21">
            <text:p>Ciencias sociales y humanas</text:p>
          </table:table-cell>
          <table:table-cell office:value-type="float" office:value="9" table:style-name="ce21">
            <text:p>9</text:p>
          </table:table-cell>
          <table:table-cell table:style-name="ce35"/>
          <table:table-cell office:value-type="string" table:style-name="ce21">
            <text:p>Una sólida formación psicológica construye un profesional íntegro y competente, capaz de afrontar los nuevos retos de la sociedad, aportando adecuadas y novedosas soluciones desde la psicología y sus ciencias auxiliares. El programa de Psicología mantiene su compromiso de aportar a la solución de problemas sociales y de salud de la población colombiana, y por ello ofrece a la comunidad el pregrado de en Psicología como una contribución al desarrollo de las ciencias sociales. En tal sentido, el Programa de Psicología se orienta en diversos campos de acción con alta pertinencia social en las áreas educativas, sociales y comunitarias, organizacionales, clínicas y jurídico-forenses, las cuales posibilitan la formación integral de profesionales comprometidos con la solución problemas y la promoción del desarrollo humano.</text:p>
          </table:table-cell>
          <table:table-cell table:number-columns-repeated="16375"/>
        </table:table-row>
        <table:table-row table:style-name="ro12">
          <table:table-cell office:value-type="float" office:value="151" table:style-name="ce2">
            <text:p>151</text:p>
          </table:table-cell>
          <table:table-cell office:value-type="string" table:style-name="ce33">
            <text:p>Administración de empresas</text:p>
          </table:table-cell>
          <table:table-cell table:style-name="ce21"/>
          <table:table-cell office:value-type="float" office:value="8" table:style-name="ce21">
            <text:p>8</text:p>
          </table:table-cell>
          <table:table-cell office:value-type="string" table:style-name="ce21">
            <text:p>Administrador de Empresas</text:p>
          </table:table-cell>
          <table:table-cell office:value-type="string" table:style-name="ce21">
            <text:p>Administrativas</text:p>
          </table:table-cell>
          <table:table-cell office:value-type="float" office:value="9" table:style-name="ce21">
            <text:p>9</text:p>
          </table:table-cell>
          <table:table-cell office:value-type="float" office:value="2044617" table:style-name="ce34">
            <text:p>2.044.617</text:p>
          </table:table-cell>
          <table:table-cell office:value-type="string" table:style-name="ce21">
            <text:p>El administrador egresado de la Universidad de Medellín es una persona con formación integral fundamentada en la libertad y en la responsabilidad social, competente para dirigir organizaciones en ambientes complejos y cambiantes, y capaz de gestionar nuevas culturas organizacionales. El egresado responde a las necesidades del medio laboral, con posibilidades de crear su propia empresa o de desempeñarse en cualquier organización de los sectores público y privado.</text:p>
          </table:table-cell>
          <table:table-cell table:number-columns-repeated="16375"/>
        </table:table-row>
        <table:table-row table:style-name="ro14">
          <table:table-cell office:value-type="float" office:value="152" table:style-name="ce2">
            <text:p>152</text:p>
          </table:table-cell>
          <table:table-cell office:value-type="string" table:style-name="ce33">
            <text:p>Administración de empresas turísticas</text:p>
          </table:table-cell>
          <table:table-cell table:style-name="ce21"/>
          <table:table-cell office:value-type="float" office:value="8" table:style-name="ce21">
            <text:p>8</text:p>
          </table:table-cell>
          <table:table-cell office:value-type="string" table:style-name="ce21">
            <text:p>Administrador de Empresas Turísticas</text:p>
          </table:table-cell>
          <table:table-cell office:value-type="string" table:style-name="ce21">
            <text:p>Administrativas</text:p>
          </table:table-cell>
          <table:table-cell office:value-type="float" office:value="9" table:style-name="ce21">
            <text:p>9</text:p>
          </table:table-cell>
          <table:table-cell office:value-type="float" office:value="1710125" table:style-name="ce34">
            <text:p>1.710.125</text:p>
          </table:table-cell>
          <table:table-cell office:value-type="string" table:style-name="ce21">
            <text:p>Son objeto de estudio de la Administración de Empresas Turísticas las organizaciones del sector Turismo, entendidas como sistemas sociales, artificiales, dinámicos y complejos, conformadas con el propósito de cumplir unos objetivos. Entre estas organizaciones se pueden mencionar: hoteles, restaurantes, agencias de viajes, aerolíneas, empresas de transporte terrestre, líneas de cruceros marítimos, promotoras y entes gubernamentales de turismo nacional, regional y local. Incluso un Administrador de Empresas Turísticas está en capacidad de orientar clínicas, hospitales y centros de acondicionamiento físico y mental. Hace parte también, de su objeto de estudio, la Gestión de esas organizaciones, a partir de la comprensión de las relaciones que se dan en su interior y con su entorno, del proceso de toma de decisiones y de la aplicación de conceptos derivados del pensamiento administrativo.</text:p>
          </table:table-cell>
          <table:table-cell table:number-columns-repeated="16375"/>
        </table:table-row>
        <table:table-row table:style-name="ro18">
          <table:table-cell office:value-type="float" office:value="153" table:style-name="ce2">
            <text:p>153</text:p>
          </table:table-cell>
          <table:table-cell office:value-type="string" table:style-name="ce33">
            <text:p>Administración de agronegocios</text:p>
          </table:table-cell>
          <table:table-cell table:style-name="ce21"/>
          <table:table-cell office:value-type="float" office:value="8" table:style-name="ce21">
            <text:p>8</text:p>
          </table:table-cell>
          <table:table-cell office:value-type="string" table:style-name="ce21">
            <text:p>Administrador de Agronegocios</text:p>
          </table:table-cell>
          <table:table-cell office:value-type="string" table:style-name="ce21">
            <text:p>Administrativas</text:p>
          </table:table-cell>
          <table:table-cell office:value-type="float" office:value="9" table:style-name="ce21">
            <text:p>9</text:p>
          </table:table-cell>
          <table:table-cell table:style-name="ce35"/>
          <table:table-cell office:value-type="string" table:style-name="ce21">
            <text:p>Esta carrera tiene como finalidad que el(la) profesional desarrolle una visión más amplia sobre la actividad técnica y empresarial propia del sector agropecuario y agroindustrial a través del uso de herramientas y prácticas modernas de planificación, organización y ejecución de programas y proyectos agropecuarios agroindustriales. Ello le permitirá alcanzar estándares de eficiencia y eficacia que impacten de forma positiva en la actividad económica del país. Los(as) administradores de agronegocios serán profesionales capaces de entender y aplicar tecnologías de producción y agregación de valor coherentes con las necesidades que el mercado demanda al sector agropecuario y agroindustrial, a fin de garantizar niveles de productividad, rentabilidad y sostenibilidad que dinamicen el proceso de desarrollo rural, agroindustrial y la seguridad alimentaria de la región. Todo ello tomando en cuenta la conservación del medio ambiente.</text:p>
          </table:table-cell>
          <table:table-cell table:number-columns-repeated="16375"/>
        </table:table-row>
        <table:table-row table:style-name="ro14">
          <table:table-cell office:value-type="float" office:value="154" table:style-name="ce2">
            <text:p>154</text:p>
          </table:table-cell>
          <table:table-cell office:value-type="string" table:style-name="ce33">
            <text:p>Contaduría Pública</text:p>
          </table:table-cell>
          <table:table-cell table:style-name="ce21"/>
          <table:table-cell office:value-type="float" office:value="8" table:style-name="ce21">
            <text:p>8</text:p>
          </table:table-cell>
          <table:table-cell office:value-type="string" table:style-name="ce21">
            <text:p>Contador Público</text:p>
          </table:table-cell>
          <table:table-cell office:value-type="string" table:style-name="ce21">
            <text:p>Administrativas</text:p>
          </table:table-cell>
          <table:table-cell office:value-type="float" office:value="9" table:style-name="ce21">
            <text:p>9</text:p>
          </table:table-cell>
          <table:table-cell office:value-type="float" office:value="2112095" table:style-name="ce34">
            <text:p>2.112.095</text:p>
          </table:table-cell>
          <table:table-cell office:value-type="string" table:style-name="ce21">
            <text:p>El egresado de Contaduría Pública de la Universidad de Medellín tendrá la capacidad de desenvolverse en entornos económicos y tecnológicos globalizados, con el fin de solucionar desde sus competencias técnico-científicas problemas concernientes a la construcción, control y certificación de información, para comunicarla de manera efectiva como conocimiento útil en el proceso de desarrollo de oportunidades presentes y futuras de las personas y las organizaciones, especialmente en los campos financiero y tributario. Además, el Contador Público de la Universidad de Medellín, tendrá plena conciencia de la importancia e impacto social y humano del ejercicio de la profesión y la ejerza con los más altos estándares éticos generando en los usuarios de sus ideas, plena confianza en la integridad de los resultados obtenidos sobre la base de la constante actualización de sus conocimientos, de manera que puedan plantear caminos alternativos que transformen la realidad. </text:p>
          </table:table-cell>
          <table:table-cell table:number-columns-repeated="16375"/>
        </table:table-row>
        <table:table-row table:style-name="ro11">
          <table:table-cell office:value-type="float" office:value="155" table:style-name="ce2">
            <text:p>155</text:p>
          </table:table-cell>
          <table:table-cell office:value-type="string" table:style-name="ce33">
            <text:p>Economia</text:p>
          </table:table-cell>
          <table:table-cell table:style-name="ce21"/>
          <table:table-cell office:value-type="float" office:value="8" table:style-name="ce21">
            <text:p>8</text:p>
          </table:table-cell>
          <table:table-cell office:value-type="string" table:style-name="ce21">
            <text:p>Economista</text:p>
          </table:table-cell>
          <table:table-cell office:value-type="string" table:style-name="ce21">
            <text:p>Administrativas</text:p>
          </table:table-cell>
          <table:table-cell office:value-type="float" office:value="9" table:style-name="ce21">
            <text:p>9</text:p>
          </table:table-cell>
          <table:table-cell office:value-type="float" office:value="2432410" table:style-name="ce34">
            <text:p>2.432.410</text:p>
          </table:table-cell>
          <table:table-cell office:value-type="string" table:style-name="ce21">
            <text:p>El economista de la Universidad de Medellín, gracias a su formación académica, puede desempeñarse tanto en el sector público como en el privado; dicho entorno está marcado por un profundo sentido práctico de tratamiento de la actividad económica y de las modernas metodologías de organización y control, tanto de los procesos productivos como de los aspectos financieros y ambientales. Su formación integral le permite, además, competir efectivamente, en otros sectores económicos, dada su capacidad investigativa y analítica, su sólida formación en finanzas, en formulación y evaluación proyectos de inversión y su capacidad de liderazgo.</text:p>
          </table:table-cell>
          <table:table-cell table:number-columns-repeated="16375"/>
        </table:table-row>
        <table:table-row table:style-name="ro16">
          <table:table-cell office:value-type="float" office:value="156" table:style-name="ce2">
            <text:p>156</text:p>
          </table:table-cell>
          <table:table-cell office:value-type="string" table:style-name="ce33">
            <text:p>Mercadeo</text:p>
          </table:table-cell>
          <table:table-cell table:style-name="ce21"/>
          <table:table-cell office:value-type="float" office:value="8" table:style-name="ce21">
            <text:p>8</text:p>
          </table:table-cell>
          <table:table-cell office:value-type="string" table:style-name="ce21">
            <text:p>Profesional en Mercadeo</text:p>
          </table:table-cell>
          <table:table-cell office:value-type="string" table:style-name="ce21">
            <text:p>Administrativas</text:p>
          </table:table-cell>
          <table:table-cell office:value-type="float" office:value="9" table:style-name="ce21">
            <text:p>9</text:p>
          </table:table-cell>
          <table:table-cell table:style-name="ce35"/>
          <table:table-cell office:value-type="string" table:style-name="ce21">
            <text:p>El profesional en Mercadeo egresado de la Universidad de Medellín es una persona con formación integral fundamentada en la libertad y en la responsabilidad social, competente para dirigir el mercadeo en organizaciones con ambientes complejos y cambiantes, capaz de transformar culturas organizacionales y gestionar nuevos procesos.</text:p>
          </table:table-cell>
          <table:table-cell table:number-columns-repeated="16375"/>
        </table:table-row>
        <table:table-row table:style-name="ro13">
          <table:table-cell office:value-type="float" office:value="157" table:style-name="ce2">
            <text:p>157</text:p>
          </table:table-cell>
          <table:table-cell office:value-type="string" table:style-name="ce33">
            <text:p>Negocios internacionales</text:p>
          </table:table-cell>
          <table:table-cell table:style-name="ce21"/>
          <table:table-cell office:value-type="float" office:value="8" table:style-name="ce21">
            <text:p>8</text:p>
          </table:table-cell>
          <table:table-cell office:value-type="string" table:style-name="ce21">
            <text:p>Profesional en Negocios Internacionales</text:p>
          </table:table-cell>
          <table:table-cell office:value-type="string" table:style-name="ce21">
            <text:p>Administrativas</text:p>
          </table:table-cell>
          <table:table-cell office:value-type="float" office:value="9" table:style-name="ce21">
            <text:p>9</text:p>
          </table:table-cell>
          <table:table-cell office:value-type="float" office:value="1534542" table:style-name="ce34">
            <text:p>1.534.542</text:p>
          </table:table-cell>
          <table:table-cell office:value-type="string" table:style-name="ce21">
            <text:p>El egresado de negocios Internacionales es un profesional con visión global del mundo de los negocios, criterio acertado que le permite ser un actor flexible que se adapta de manera estratégica a los diferentes entornos de los negocios internacionales. El programa prepara al egresado en el dominio de los siguientes roles: Generador de iniciativas empresariales, Habilidad para establecer redes, Investigador de mercados internacionales, Administrador de procesos logísticos internacionales, Impulsor de las relaciones internacionales y Estratega Internacional.</text:p>
          </table:table-cell>
          <table:table-cell table:number-columns-repeated="16375"/>
        </table:table-row>
        <table:table-row table:style-name="ro13">
          <table:table-cell office:value-type="float" office:value="158" table:style-name="ce2">
            <text:p>158</text:p>
          </table:table-cell>
          <table:table-cell office:value-type="string" table:style-name="ce33">
            <text:p>Ingenierias Ambiental</text:p>
          </table:table-cell>
          <table:table-cell table:style-name="ce21"/>
          <table:table-cell office:value-type="float" office:value="8" table:style-name="ce21">
            <text:p>8</text:p>
          </table:table-cell>
          <table:table-cell office:value-type="string" table:style-name="ce21">
            <text:p> Ingeniero Ambiental</text:p>
          </table:table-cell>
          <table:table-cell office:value-type="string" table:style-name="ce21">
            <text:p>Ingenierias</text:p>
          </table:table-cell>
          <table:table-cell office:value-type="float" office:value="10" table:style-name="ce21">
            <text:p>10</text:p>
          </table:table-cell>
          <table:table-cell office:value-type="float" office:value="2188181" table:style-name="ce34">
            <text:p>2.188.181</text:p>
          </table:table-cell>
          <table:table-cell office:value-type="string" table:style-name="ce21">
            <text:p>La Ingenierias ambiental es una rama de la ingeniería que estudia los procesos naturales (químicos, físicos y biológicos) y su interacción con los procesos económicos, sociales, políticos y tecnológicos, con el fin de determinar el estado y las tendencias de los problemas ambientales resultantes para atenderlos con respuestas de ingeniería basadas en el conocimiento específico, el empirismo y la legislación aplicable que incluyen la prevención, el control, la mitigación, la compensación, la corrección y demás medidas de gestión ambiental en busca del desarrollo sostenible.</text:p>
          </table:table-cell>
          <table:table-cell table:number-columns-repeated="16375"/>
        </table:table-row>
        <table:table-row table:style-name="ro12">
          <table:table-cell office:value-type="float" office:value="159" table:style-name="ce2">
            <text:p>159</text:p>
          </table:table-cell>
          <table:table-cell office:value-type="string" table:style-name="ce33">
            <text:p>Ingenierias Civil</text:p>
          </table:table-cell>
          <table:table-cell table:style-name="ce21"/>
          <table:table-cell office:value-type="float" office:value="8" table:style-name="ce21">
            <text:p>8</text:p>
          </table:table-cell>
          <table:table-cell office:value-type="string" table:style-name="ce21">
            <text:p>Ingeniero Civil</text:p>
          </table:table-cell>
          <table:table-cell office:value-type="string" table:style-name="ce21">
            <text:p>Ingenierias</text:p>
          </table:table-cell>
          <table:table-cell office:value-type="float" office:value="10" table:style-name="ce21">
            <text:p>10</text:p>
          </table:table-cell>
          <table:table-cell office:value-type="float" office:value="2313527" table:style-name="ce34">
            <text:p>2.313.527</text:p>
          </table:table-cell>
          <table:table-cell office:value-type="string" table:style-name="ce21">
            <text:p>El programa de Ingenierias Civil integra elementos de las matemáticas, la física, las cienciassociales y humanas, para contribuir a la formación integral  de nuestros profesionales, de tal manera que nuestros egresados, sean capaces de planear, diseñar, calcular, dirigir y controlar, obras  y  proyectos desarrollados  en diferentes líneas de la ingeniería civil como: las estructuras y la edificación, Las vías  y los transportes, las obras hidráulicas, el  saneamiento ambiental, la geotecnia y las construcciones.</text:p>
          </table:table-cell>
          <table:table-cell table:number-columns-repeated="16375"/>
        </table:table-row>
        <table:table-row table:style-name="ro12">
          <table:table-cell office:value-type="float" office:value="160" table:style-name="ce2">
            <text:p>160</text:p>
          </table:table-cell>
          <table:table-cell office:value-type="string" table:style-name="ce33">
            <text:p>Ingenierias de Sistemas</text:p>
          </table:table-cell>
          <table:table-cell table:style-name="ce21"/>
          <table:table-cell office:value-type="float" office:value="8" table:style-name="ce21">
            <text:p>8</text:p>
          </table:table-cell>
          <table:table-cell office:value-type="string" table:style-name="ce21">
            <text:p>Ingeniero de Sistemas</text:p>
          </table:table-cell>
          <table:table-cell office:value-type="string" table:style-name="ce21">
            <text:p>Ingenierias</text:p>
          </table:table-cell>
          <table:table-cell office:value-type="float" office:value="10" table:style-name="ce21">
            <text:p>10</text:p>
          </table:table-cell>
          <table:table-cell office:value-type="float" office:value="2492650" table:style-name="ce34">
            <text:p>2.492.650</text:p>
          </table:table-cell>
          <table:table-cell office:value-type="string" table:style-name="ce21">
            <text:p>El Ingeniero de Sistemas de la Universidad de Medellín, en su ejercicio profesional estará en capacidad de: Diseñar sistemas y procesos que cumplan con las especificaciones deseadas. Modelar contextos de acuerdo a las necesidades establecidas, teniendo en cuenta las restricciones económicas, ambientales, sociales y de seguridad. Capacidad para identificar y formular problemas de ingeniería. Seleccionar, analizar, transformar y usar la información para soportar la toma de decisiones.</text:p>
          </table:table-cell>
          <table:table-cell table:number-columns-repeated="16375"/>
        </table:table-row>
        <table:table-row table:style-name="ro12">
          <table:table-cell office:value-type="float" office:value="161" table:style-name="ce2">
            <text:p>161</text:p>
          </table:table-cell>
          <table:table-cell office:value-type="string" table:style-name="ce33">
            <text:p>Ingenierias en Energía</text:p>
          </table:table-cell>
          <table:table-cell table:style-name="ce21"/>
          <table:table-cell office:value-type="float" office:value="8" table:style-name="ce21">
            <text:p>8</text:p>
          </table:table-cell>
          <table:table-cell office:value-type="string" table:style-name="ce21">
            <text:p>Ingeniero en Energía</text:p>
          </table:table-cell>
          <table:table-cell office:value-type="string" table:style-name="ce21">
            <text:p>Ingenierias</text:p>
          </table:table-cell>
          <table:table-cell office:value-type="float" office:value="10" table:style-name="ce21">
            <text:p>10</text:p>
          </table:table-cell>
          <table:table-cell table:style-name="ce35"/>
          <table:table-cell office:value-type="string" table:style-name="ce21">
            <text:p>El Ingeniero en Energía de la Universidad de Medellín deberá ser un profesional con las siguientes características: crear sistemas energéticos productivos, no contaminantes y ambientalmente realizables. Supervisar y controlar los sistemas de generación, conversión, transporte, distribución y comercialización de energía. Analizar y evaluar oportunidades para el aprovechamiento de fuentes energéticas convencionales y de energía renovable o alternativas.</text:p>
          </table:table-cell>
          <table:table-cell table:number-columns-repeated="16375"/>
        </table:table-row>
        <table:table-row table:style-name="ro11">
          <table:table-cell office:value-type="float" office:value="162" table:style-name="ce2">
            <text:p>162</text:p>
          </table:table-cell>
          <table:table-cell office:value-type="string" table:style-name="ce33">
            <text:p>Ingenierias Financiera</text:p>
          </table:table-cell>
          <table:table-cell table:style-name="ce21"/>
          <table:table-cell office:value-type="float" office:value="8" table:style-name="ce21">
            <text:p>8</text:p>
          </table:table-cell>
          <table:table-cell office:value-type="string" table:style-name="ce21">
            <text:p>Ingeniero Financiero</text:p>
          </table:table-cell>
          <table:table-cell office:value-type="string" table:style-name="ce21">
            <text:p>Ingenierias</text:p>
          </table:table-cell>
          <table:table-cell office:value-type="float" office:value="10" table:style-name="ce21">
            <text:p>10</text:p>
          </table:table-cell>
          <table:table-cell office:value-type="float" office:value="2331396" table:style-name="ce34">
            <text:p>2.331.396</text:p>
          </table:table-cell>
          <table:table-cell office:value-type="string" table:style-name="ce21">
            <text:p>Es un programa de pregrado en Ingenierias que tiene como objeto de estudio el diseño, desarrollo e implementación de instrumentos y procesos financieros innovadores, apoyada en herramientas matemáticas, estadísticas, de simulación y computación, para la gestión óptima del riesgo y la toma de decisiones financieras. La Ingenierias Financiera busca ir más allá de los contenidos tradicionales de enseñanza impartidos en nuestro medio académico, buscando formar profesionales con conocimientos sólidos en lo científico y técnico, innovadores, con capacidad para la toma de decisiones y dar soluciones a los problemas de su entorno.</text:p>
          </table:table-cell>
          <table:table-cell table:number-columns-repeated="16375"/>
        </table:table-row>
        <table:table-row table:style-name="ro13">
          <table:table-cell office:value-type="float" office:value="163" table:style-name="ce2">
            <text:p>163</text:p>
          </table:table-cell>
          <table:table-cell office:value-type="string" table:style-name="ce33">
            <text:p>Ingenierias de Telecomunicaciones</text:p>
          </table:table-cell>
          <table:table-cell table:style-name="ce21"/>
          <table:table-cell office:value-type="float" office:value="8" table:style-name="ce21">
            <text:p>8</text:p>
          </table:table-cell>
          <table:table-cell office:value-type="string" table:style-name="ce21">
            <text:p>Ingeniero de Telecomunicaciones</text:p>
          </table:table-cell>
          <table:table-cell office:value-type="string" table:style-name="ce21">
            <text:p>Ingenierias</text:p>
          </table:table-cell>
          <table:table-cell office:value-type="float" office:value="10" table:style-name="ce21">
            <text:p>10</text:p>
          </table:table-cell>
          <table:table-cell office:value-type="float" office:value="1762733" table:style-name="ce34">
            <text:p>1.762.733</text:p>
          </table:table-cell>
          <table:table-cell office:value-type="string" table:style-name="ce21">
            <text:p>Abarca el estudio de la rama del saber de mayor desarrollo científico y tecnológico a nivel mundial para el diseño e implementación de sistemas de comunicación automática de voz, datos, música, imágenes, textos, fax, etc.; a través del avance de la microelectrónica, el procesamiento de la información, el refinamiento de los medios de transmisión de alta capacidad, antenas de alta eficiencia, software de gran poder ejecutorio, todo ello para la prestación de nuevos, oportunos y eficientes servicios que contribuyan al desarrollo y mejoramiento de la sociedad global.</text:p>
          </table:table-cell>
          <table:table-cell table:number-columns-repeated="16375"/>
        </table:table-row>
        <table:table-row table:style-name="ro12">
          <table:table-cell office:value-type="float" office:value="164" table:style-name="ce2">
            <text:p>164</text:p>
          </table:table-cell>
          <table:table-cell office:value-type="string" table:style-name="ce33">
            <text:p>Ingenierias de Materiales</text:p>
          </table:table-cell>
          <table:table-cell table:style-name="ce21"/>
          <table:table-cell office:value-type="float" office:value="8" table:style-name="ce21">
            <text:p>8</text:p>
          </table:table-cell>
          <table:table-cell office:value-type="string" table:style-name="ce21">
            <text:p>Ingeniero en de Materiales</text:p>
          </table:table-cell>
          <table:table-cell office:value-type="string" table:style-name="ce21">
            <text:p>Ingenierias</text:p>
          </table:table-cell>
          <table:table-cell office:value-type="float" office:value="10" table:style-name="ce21">
            <text:p>10</text:p>
          </table:table-cell>
          <table:table-cell table:style-name="ce35"/>
          <table:table-cell office:value-type="string" table:style-name="ce21">
            <text:p>La Ingenierias de materiales tiene que ver con la generación y aplicación del conocimiento que relaciona la composición, estructura y procesado de los materiales con sus propiedades y usos. Surge como una doctrina coherente o un campo técnico con profundas raíces intelectuales. Combina de manera íntima el conocimiento de la materia con el mundo real de la función del material y su desempeño. Liga el estudio profundo, fundamental de la materia con el imperativo de la satisfacción de las necesidades humanas.</text:p>
          </table:table-cell>
          <table:table-cell table:number-columns-repeated="16375"/>
        </table:table-row>
        <table:table-row table:style-name="ro14">
          <table:table-cell office:value-type="float" office:value="165" table:style-name="ce2">
            <text:p>165</text:p>
          </table:table-cell>
          <table:table-cell office:value-type="string" table:style-name="ce33">
            <text:p>Ingenierias Industrial</text:p>
          </table:table-cell>
          <table:table-cell table:style-name="ce21"/>
          <table:table-cell office:value-type="float" office:value="8" table:style-name="ce21">
            <text:p>8</text:p>
          </table:table-cell>
          <table:table-cell office:value-type="string" table:style-name="ce21">
            <text:p>Ingeniero Industrial</text:p>
          </table:table-cell>
          <table:table-cell office:value-type="string" table:style-name="ce21">
            <text:p>Ingenierias</text:p>
          </table:table-cell>
          <table:table-cell office:value-type="float" office:value="10" table:style-name="ce21">
            <text:p>10</text:p>
          </table:table-cell>
          <table:table-cell table:style-name="ce35"/>
          <table:table-cell office:value-type="string" table:style-name="ce21">
            <text:p>La Ingenierias Industrial es una rama multidisciplinar de la ingeniería orientada a la aplicación de conocimientos interdisciplinares de ciencias básicas de la ingeniería (matemáticas y físicas), ciencias de la administración, finanzas y de materiales y procesos, en la solución de problemas y optimización de procesos productivos en las diferentes organizaciones industriales, tanto del sector real como de servicios. La Ingenierias Industrial proporciona herramientas que permiten el mejoramiento continuo de los procesos industriales a través del análisis cuantitativo de los procesos de transformación de materiales y transferencia de energía, la administración de los recursos de la producción, humanos, económicos y tecnológicos, la programación y planeación de la producción y la gestión logística y administración de la cadena de abastecimiento, todo enfocado hacia la optimización de las actividades industriales bajo un enfoque de restricciones ambientales y de acceso a los recursos de la producción.</text:p>
          </table:table-cell>
          <table:table-cell table:number-columns-repeated="16375"/>
        </table:table-row>
        <table:table-row table:style-name="ro35">
          <table:table-cell office:value-type="float" office:value="166" table:style-name="ce2">
            <text:p>166</text:p>
          </table:table-cell>
          <table:table-cell office:value-type="string" table:style-name="ce33">
            <text:p>Comunicación y Relaciones Corporativas</text:p>
          </table:table-cell>
          <table:table-cell table:style-name="ce21"/>
          <table:table-cell office:value-type="float" office:value="8" table:style-name="ce21">
            <text:p>8</text:p>
          </table:table-cell>
          <table:table-cell office:value-type="string" table:style-name="ce21">
            <text:p>Profesional en Comunicación y Relaciones Corporativas</text:p>
          </table:table-cell>
          <table:table-cell office:value-type="string" table:style-name="ce21">
            <text:p>Ciencias sociales y humanas</text:p>
          </table:table-cell>
          <table:table-cell office:value-type="float" office:value="10" table:style-name="ce21">
            <text:p>10</text:p>
          </table:table-cell>
          <table:table-cell office:value-type="float" office:value="1830304" table:style-name="ce34">
            <text:p>1.830.304</text:p>
          </table:table-cell>
          <table:table-cell office:value-type="string" table:style-name="ce34">
            <text:p>El comunicador y relacionista corporativo puede desarrollar su trabajo en organizaciones de los sectores público o privado, ya sean organizaciones productivas o de servicios, aportando su concepción estratégica de la comunicación y las relaciones corporativas para la construcción de cultura desde las interacciones, las transacciones y las actividades de coordinación y enlace. Podrá cumplir con actividades como: Realización de diagnósticos y pronósticos de comunicación interna y externa,Diseño de planes de comunicació. Formulación de procesos de comunicación, Evaluación sobre efectividad de procesos de comunicación, Auditoria de comunicaciones,Definición de públicos de un proyecto o producto, Definición de perfiles, clientes, usuarios o públicos y diseños de estrategias para convocarlosy hacer estrategias de medios de comunicación, estrategias de comunicación interpersonal y organizacional.</text:p>
            <text:p/>
          </table:table-cell>
          <table:table-cell table:number-columns-repeated="16375"/>
        </table:table-row>
        <table:table-row table:style-name="ro12">
          <table:table-cell office:value-type="float" office:value="167" table:style-name="ce2">
            <text:p>167</text:p>
          </table:table-cell>
          <table:table-cell office:value-type="string" table:style-name="ce33">
            <text:p>Comunicación Gráfica Publicitaria</text:p>
          </table:table-cell>
          <table:table-cell table:style-name="ce21"/>
          <table:table-cell office:value-type="float" office:value="8" table:style-name="ce21">
            <text:p>8</text:p>
          </table:table-cell>
          <table:table-cell office:value-type="string" table:style-name="ce21">
            <text:p>Comunicador Gráfico Publicitario</text:p>
          </table:table-cell>
          <table:table-cell office:value-type="string" table:style-name="ce21">
            <text:p>Ciencias sociales y humanas</text:p>
          </table:table-cell>
          <table:table-cell office:value-type="float" office:value="10" table:style-name="ce21">
            <text:p>10</text:p>
          </table:table-cell>
          <table:table-cell office:value-type="float" office:value="1492220" table:style-name="ce34">
            <text:p>1.492.220</text:p>
          </table:table-cell>
          <table:table-cell office:value-type="string" table:style-name="ce21">
            <text:p> El Programa de Comunicación Gráfica Publicitaria de la Universidad de Medellín busca contribuir a la formación integral de profesionales competentes en la solución de problemas de comunicación desde una perspectiva estratégica, mediante la intervención de procesos de intercambio de sentido desde lo gráfico-estético y persuasivo-publicitario, que propendan por el desarrollo de su contexto socio cultural, el fomento de la cultura investigativa, la enseñanza libre, la responsabilidad social y la excelencia académica.</text:p>
          </table:table-cell>
          <table:table-cell table:number-columns-repeated="16375"/>
        </table:table-row>
        <table:table-row table:style-name="ro10">
          <table:table-cell office:value-type="float" office:value="168" table:style-name="ce2">
            <text:p>168</text:p>
          </table:table-cell>
          <table:table-cell office:value-type="string" table:style-name="ce33">
            <text:p>Comunicación y Lenguajes Audiovisuales</text:p>
          </table:table-cell>
          <table:table-cell table:style-name="ce21"/>
          <table:table-cell office:value-type="float" office:value="8" table:style-name="ce21">
            <text:p>8</text:p>
          </table:table-cell>
          <table:table-cell office:value-type="string" table:style-name="ce21">
            <text:p>Profesional en Comunicación y Lenguajes Audiovisuales</text:p>
          </table:table-cell>
          <table:table-cell office:value-type="string" table:style-name="ce21">
            <text:p>Ciencias sociales y humanas</text:p>
          </table:table-cell>
          <table:table-cell office:value-type="float" office:value="10" table:style-name="ce21">
            <text:p>10</text:p>
          </table:table-cell>
          <table:table-cell office:value-type="float" office:value="1444428" table:style-name="ce34">
            <text:p>1.444.428</text:p>
          </table:table-cell>
          <table:table-cell office:value-type="string" table:style-name="ce21">
            <text:p>El objeto de estudio del programa lo constituyen la comunicación y los lenguajes audiovisuales aplicados en todos los procesos de creación, producción y realización de piezas de fotografía, vídeo, televisión, cine, sonido y animación en soportes análogos y/o digitales.</text:p>
          </table:table-cell>
          <table:table-cell table:number-columns-repeated="16375"/>
        </table:table-row>
        <table:table-row table:style-name="ro13">
          <table:table-cell office:value-type="float" office:value="169" table:style-name="ce2">
            <text:p>169</text:p>
          </table:table-cell>
          <table:table-cell office:value-type="string" table:style-name="ce33">
            <text:p>Comunicación y Entretenimiento Digital</text:p>
          </table:table-cell>
          <table:table-cell table:style-name="ce21"/>
          <table:table-cell office:value-type="float" office:value="8" table:style-name="ce21">
            <text:p>8</text:p>
          </table:table-cell>
          <table:table-cell office:value-type="string" table:style-name="ce21">
            <text:p>Comunicador en Entretenimiento Digital</text:p>
          </table:table-cell>
          <table:table-cell office:value-type="string" table:style-name="ce21">
            <text:p>Ciencias sociales y humanas</text:p>
          </table:table-cell>
          <table:table-cell office:value-type="float" office:value="10" table:style-name="ce21">
            <text:p>10</text:p>
          </table:table-cell>
          <table:table-cell table:style-name="ce35"/>
          <table:table-cell office:value-type="string" table:style-name="ce21">
            <text:p>La formación de comunicadores capaces de impactar lo social a través de la investigación y el conocimiento de su objeto. En este caso, con un componente específico en la cultura del entretenimiento, la proyección y la producción de contenidos aplicados al mundo digital orientado al entretenimiento y a los procesos de innovación y tecnologíarutapp en la comunicación digital. En resumen, generar competencias para interpretar, crear y gestionar contenidos que permitan la relación entre los mundos analógicos y digitales.</text:p>
          </table:table-cell>
          <table:table-cell table:number-columns-repeated="16375"/>
        </table:table-row>
        <table:table-row table:style-name="ro18">
          <table:table-cell office:value-type="float" office:value="170" table:style-name="ce2">
            <text:p>170</text:p>
          </table:table-cell>
          <table:table-cell office:value-type="string" table:style-name="ce33">
            <text:p>Computación Científica</text:p>
          </table:table-cell>
          <table:table-cell table:style-name="ce21"/>
          <table:table-cell office:value-type="float" office:value="8" table:style-name="ce21">
            <text:p>8</text:p>
          </table:table-cell>
          <table:table-cell office:value-type="string" table:style-name="ce21">
            <text:p>Profesional en Computación Científica</text:p>
          </table:table-cell>
          <table:table-cell office:value-type="string" table:style-name="ce21">
            <text:p>Ciencias Naturales y Matematicas</text:p>
          </table:table-cell>
          <table:table-cell office:value-type="float" office:value="10" table:style-name="ce21">
            <text:p>10</text:p>
          </table:table-cell>
          <table:table-cell table:style-name="ce35"/>
          <table:table-cell office:value-type="string" table:style-name="ce21">
            <text:p>Profesional en Computación Científica dominarás las herramientas, técnicas y teorías de la súper-computación moderna y las ciencias básicas (Matemática, Estadística, Física, Química, Biología) para resolver modelos matemáticos que representan problemas de gran dificultad en la Ciencia, la Ingenierias y la Industria en general, aspecto que te permitirá ser un profesional mas competitivo y acceder a mas oportunidades del mundo laboral. La Computación Científica complementa de manera ideal el trabajo teórico y experimental ya que permite alcanzar soluciones imposibles de alcanzar a nivel puramente teórico y asi mismo permite realizar experimentos virtuales de situaciones muy costosas, peligrosas o dificiles de manipular en el experimento real. De esta manera, se pueden realizar en el computador diversidad de experimentos usando diferentes entradas alternativas o suposiciones. </text:p>
          </table:table-cell>
          <table:table-cell table:number-columns-repeated="16375"/>
        </table:table-row>
        <table:table-row table:style-name="ro36">
          <table:table-cell office:value-type="float" office:value="171" table:style-name="ce2">
            <text:p>171</text:p>
          </table:table-cell>
          <table:table-cell office:value-type="string" table:style-name="ce7">
            <text:p>Arquitectura</text:p>
          </table:table-cell>
          <table:table-cell office:value-type="string" table:style-name="ce18">
            <text:p>No disponible</text:p>
          </table:table-cell>
          <table:table-cell office:value-type="float" office:value="6" table:style-name="ce18">
            <text:p>6</text:p>
          </table:table-cell>
          <table:table-cell office:value-type="string" table:style-name="ce7">
            <text:p>Arquitecto</text:p>
          </table:table-cell>
          <table:table-cell office:value-type="string" table:style-name="ce7">
            <text:p>Artes</text:p>
          </table:table-cell>
          <table:table-cell office:value-type="float" office:value="10" table:style-name="ce7">
            <text:p>10</text:p>
          </table:table-cell>
          <table:table-cell office:value-type="float" office:value="1898881" table:style-name="ce36">
            <text:p>1.898.881</text:p>
          </table:table-cell>
          <table:table-cell office:value-type="string" table:style-name="ce7">
            <text:p>Desde la práctica del proyecto, el egresado tiene la capacidad de generar nuevo conocimiento, ser emprendedor e innovador en el estudio, concepción, planeamiento, realización y verificación del espacio construído; el egresado de arquitectura está en capacidad de resolver de manera crítica e integral, problemas  espaciales, técnicos y constructivos, referidos a  problemas de orden nacional, sobre la vivienda, el hábitat, el espacio urbano, los nuevos materiales, el planeamiento del territorio y las ciudades, el confort climático, el patrimonio y la calidad de vida. </text:p>
          </table:table-cell>
          <table:table-cell table:number-columns-repeated="16375"/>
        </table:table-row>
        <table:table-row table:style-name="ro36">
          <table:table-cell office:value-type="float" office:value="172" table:style-name="ce2">
            <text:p>172</text:p>
          </table:table-cell>
          <table:table-cell office:value-type="string" table:style-name="ce7">
            <text:p>Artes Plásticas</text:p>
          </table:table-cell>
          <table:table-cell office:value-type="string" table:style-name="ce18">
            <text:p>No disponible</text:p>
          </table:table-cell>
          <table:table-cell office:value-type="float" office:value="6" table:style-name="ce18">
            <text:p>6</text:p>
          </table:table-cell>
          <table:table-cell office:value-type="string" table:style-name="ce7">
            <text:p>Maestro en Artes Plásticas</text:p>
          </table:table-cell>
          <table:table-cell office:value-type="string" table:style-name="ce7">
            <text:p>Artes</text:p>
          </table:table-cell>
          <table:table-cell office:value-type="float" office:value="9" table:style-name="ce7">
            <text:p>9</text:p>
          </table:table-cell>
          <table:table-cell office:value-type="float" office:value="1493259" table:style-name="ce36">
            <text:p>1.493.259</text:p>
          </table:table-cell>
          <table:table-cell office:value-type="string" table:style-name="ce7">
            <text:p>El egresado en Artes Plásticas está en capacidad de formular y desarrollar propuestas plásticas y culturales, haciendo énfasis en la investigación como proceso de creación y resignificación de sentido. Igualmente puede desempeñarse en el área de investigación de las ciencias humanas y participar en proyectos de gestión cultural e interdisciplinarios. Además puede desempeñarse en actividades de docencia relacionadas con el arte y en aspectos que competen a la imagen, el objeto y el espacio desde requerimientos académicos, industriales o artísticos. </text:p>
          </table:table-cell>
          <table:table-cell table:number-columns-repeated="16375"/>
        </table:table-row>
        <table:table-row table:style-name="ro36">
          <table:table-cell office:value-type="float" office:value="173" table:style-name="ce2">
            <text:p>173</text:p>
          </table:table-cell>
          <table:table-cell office:value-type="string" table:style-name="ce7">
            <text:p>Ciencia Política</text:p>
          </table:table-cell>
          <table:table-cell office:value-type="string" table:style-name="ce18">
            <text:p>No disponible</text:p>
          </table:table-cell>
          <table:table-cell office:value-type="float" office:value="6" table:style-name="ce18">
            <text:p>6</text:p>
          </table:table-cell>
          <table:table-cell office:value-type="string" table:style-name="ce7">
            <text:p>Politólogo</text:p>
          </table:table-cell>
          <table:table-cell office:value-type="string" table:style-name="ce7">
            <text:p>Ciencias sociales y humanas</text:p>
          </table:table-cell>
          <table:table-cell office:value-type="float" office:value="8" table:style-name="ce7">
            <text:p>8</text:p>
          </table:table-cell>
          <table:table-cell office:value-type="float" office:value="1464456" table:style-name="ce36">
            <text:p>1.464.456</text:p>
          </table:table-cell>
          <table:table-cell office:value-type="string" table:style-name="ce7">
            <text:p>Los egresados del programa en Ciencia Política estarán en capacidad de desempeñarse como: Funcionarios del Estado, responsables en unidades o instituciones de carácter político, público, social o diplomático para adelantar procesos de institucionalización, ordenamiento social y político, de cambio político y de inserción internacional. Politólogo y docente, orientado a la exploración y la indagación profesional de los campos relacionados con la Ciencia Política. Consultor para el análisis de riesgo de inversión, clima político, establecimiento de relaciones públicas y ejecución de proyectos.</text:p>
          </table:table-cell>
          <table:table-cell table:number-columns-repeated="16375"/>
        </table:table-row>
        <table:table-row table:style-name="ro21">
          <table:table-cell office:value-type="float" office:value="174" table:style-name="ce2">
            <text:p>174</text:p>
          </table:table-cell>
          <table:table-cell office:value-type="string" table:style-name="ce7">
            <text:p>Construcción</text:p>
          </table:table-cell>
          <table:table-cell office:value-type="string" table:style-name="ce18">
            <text:p>No disponible</text:p>
          </table:table-cell>
          <table:table-cell office:value-type="float" office:value="6" table:style-name="ce18">
            <text:p>6</text:p>
          </table:table-cell>
          <table:table-cell office:value-type="string" table:style-name="ce7">
            <text:p>Arquitecto</text:p>
          </table:table-cell>
          <table:table-cell office:value-type="string" table:style-name="ce7">
            <text:p>Ingenierias</text:p>
          </table:table-cell>
          <table:table-cell office:value-type="float" office:value="9" table:style-name="ce7">
            <text:p>9</text:p>
          </table:table-cell>
          <table:table-cell office:value-type="float" office:value="2059930" table:style-name="ce36">
            <text:p>2.059.930</text:p>
          </table:table-cell>
          <table:table-cell office:value-type="string" table:style-name="ce7">
            <text:p>Al entrar a definir el perfil profesional y ocupacional del Arquitecto Constructor se identifica una amplia gama de funciones, operaciones o tareas para las cuales se encuentra formado y que está llamado a realizar cuando se exponga al ejercicio profesional. El arquitecto constructor es un profesional facultado para ejercer el diseño de la ejecución de obras edilicias y civiles y para la dirección técnica y administrativa de su ejecución; para ejercer la Interventoría y la consultoría en proyectos y obras de edificación y desarrollar los estudios pertinentes en el orden económico y técnico; para actuar como empresario de la construcción en el sector público o privado y para ejercer la gerencia y la gestión de la construcción. </text:p>
          </table:table-cell>
          <table:table-cell table:number-columns-repeated="16375"/>
        </table:table-row>
        <table:table-row table:style-name="ro20">
          <table:table-cell office:value-type="float" office:value="175" table:style-name="ce2">
            <text:p>175</text:p>
          </table:table-cell>
          <table:table-cell office:value-type="string" table:style-name="ce7">
            <text:p>Economia</text:p>
          </table:table-cell>
          <table:table-cell office:value-type="string" table:style-name="ce18">
            <text:p>No disponible</text:p>
          </table:table-cell>
          <table:table-cell office:value-type="float" office:value="6" table:style-name="ce18">
            <text:p>6</text:p>
          </table:table-cell>
          <table:table-cell office:value-type="string" table:style-name="ce7">
            <text:p>Economista</text:p>
          </table:table-cell>
          <table:table-cell office:value-type="string" table:style-name="ce7">
            <text:p>Administrativas</text:p>
          </table:table-cell>
          <table:table-cell office:value-type="float" office:value="9" table:style-name="ce7">
            <text:p>9</text:p>
          </table:table-cell>
          <table:table-cell office:value-type="float" office:value="1972019" table:style-name="ce36">
            <text:p>1.972.019</text:p>
          </table:table-cell>
          <table:table-cell office:value-type="string" table:style-name="ce7">
            <text:p>Un profesional formado sobre una base científica, ética y humanística, con actitud crítica y capacidad propositiva para resolver problemas teóricos y prácticos propios del campo económico, entre los que pueden citarse el diseño, la planificación y la evaluación de estrategias económicas asociadas a la gestión institucional o de proyectos productivos. El campo de acción del egresado es variado, pudiendo éste desempeñarse tanto en el sector público como en el privado. Su formación le proporciona los elementos básicos para realizar, de modo preferente, tareas de diagnóstico, asesoría, consultoría y análisis económico.</text:p>
          </table:table-cell>
          <table:table-cell table:number-columns-repeated="16375"/>
        </table:table-row>
        <table:table-row table:style-name="ro21">
          <table:table-cell office:value-type="float" office:value="176" table:style-name="ce2">
            <text:p>176</text:p>
          </table:table-cell>
          <table:table-cell office:value-type="string" table:style-name="ce7">
            <text:p>Estadística</text:p>
          </table:table-cell>
          <table:table-cell office:value-type="string" table:style-name="ce18">
            <text:p>No disponible</text:p>
          </table:table-cell>
          <table:table-cell office:value-type="float" office:value="6" table:style-name="ce18">
            <text:p>6</text:p>
          </table:table-cell>
          <table:table-cell office:value-type="string" table:style-name="ce7">
            <text:p>Estadístico</text:p>
          </table:table-cell>
          <table:table-cell office:value-type="string" table:style-name="ce7">
            <text:p>Ciencias Naturales y Matematicas</text:p>
          </table:table-cell>
          <table:table-cell office:value-type="float" office:value="9" table:style-name="ce7">
            <text:p>9</text:p>
          </table:table-cell>
          <table:table-cell office:value-type="float" office:value="2004756" table:style-name="ce36">
            <text:p>2.004.756</text:p>
          </table:table-cell>
          <table:table-cell office:value-type="string" table:style-name="ce7">
            <text:p>El egresado de la Carrera de Estadística debe caracterizarse por tener: Capacidad para liderar e integrarse al trabajo interdisciplinario en áreas como ingeniería, Ciencias de la Salud, agropecuarias, económicas y sociales. Capacidad para desarrollar labores de asesoría y consultoría estadística. Capacidad para abordar la discusión y creación de nuevos métodos estadísticos y nuevas aplicaciones. Con dichas características este profesional podrá desempeñarse como coordinador e impulsador de las tareas antes señaladas en empresas industriales, comerciales y de servicios y en instituciones estatales encargadas de desarrollar procesos científicos, tecnológicos o sociales. También podrá desempeñarse como asesor o consultor independiente.</text:p>
          </table:table-cell>
          <table:table-cell table:number-columns-repeated="16375"/>
        </table:table-row>
        <table:table-row table:style-name="ro23">
          <table:table-cell office:value-type="float" office:value="177" table:style-name="ce2">
            <text:p>177</text:p>
          </table:table-cell>
          <table:table-cell office:value-type="string" table:style-name="ce7">
            <text:p>Historia</text:p>
          </table:table-cell>
          <table:table-cell office:value-type="string" table:style-name="ce18">
            <text:p>No disponible</text:p>
          </table:table-cell>
          <table:table-cell office:value-type="float" office:value="6" table:style-name="ce18">
            <text:p>6</text:p>
          </table:table-cell>
          <table:table-cell office:value-type="string" table:style-name="ce7">
            <text:p>Historiador</text:p>
          </table:table-cell>
          <table:table-cell office:value-type="string" table:style-name="ce7">
            <text:p>Ciencias sociales y humanas</text:p>
          </table:table-cell>
          <table:table-cell office:value-type="float" office:value="8" table:style-name="ce7">
            <text:p>8</text:p>
          </table:table-cell>
          <table:table-cell office:value-type="float" office:value="1339235" table:style-name="ce36">
            <text:p>1.339.235</text:p>
          </table:table-cell>
          <table:table-cell office:value-type="string" table:style-name="ce7">
            <text:p>Ejercer el oficio de Historiador. Establecer en su trabajo relaciones con otras disciplinas del campo de las ciencias sociales y humanas. Emprender estudios de postgrado en el campo de la Historia y de otras ciencias sociales y humanas. Proyectar sus conocimientos hacia el mejoramiento de la calidad educativa en el campo de las ciencias sociales en todos los niveles de la educación. Participar en investigaciones en el campo de los estudios históricos. Participar en proyectos de recuperación y preservación del patrimonio cultural y de las memorias culturales de distintas comunidades y localidades. Participar en grupos interdisciplinarios de investigación sobre temas históricos y problemas vinculados con otras disciplinas. Participar en la elaboración de textos de enseñanza y divulgación histórico-cultural. Ejercitar como historiador la docencia en el área de las ciencias humanas y sociales en la educación básica, media y superior. Dirigir, organizar, coordinar, asesorar y catalogar archivos históricos e institucionales. Asesorar y acompañar a comunidades en la construcción de sus memorias culturales y sus historias locales. Elaborar textos y materiales de enseñanza y de divulgación histórico-cultural. </text:p>
          </table:table-cell>
          <table:table-cell table:number-columns-repeated="16375"/>
        </table:table-row>
        <table:table-row table:style-name="ro20">
          <table:table-cell office:value-type="float" office:value="178" table:style-name="ce2">
            <text:p>178</text:p>
          </table:table-cell>
          <table:table-cell office:value-type="string" table:style-name="ce7">
            <text:p>Ingenierias Administrativ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Administrador</text:p>
          </table:table-cell>
          <table:table-cell office:value-type="string" table:style-name="ce7">
            <text:p>Ingenierias</text:p>
          </table:table-cell>
          <table:table-cell office:value-type="float" office:value="10" table:style-name="ce7">
            <text:p>10</text:p>
          </table:table-cell>
          <table:table-cell office:value-type="float" office:value="2312014" table:style-name="ce36">
            <text:p>2.312.014</text:p>
          </table:table-cell>
          <table:table-cell office:value-type="string" table:style-name="ce7">
            <text:p>El Ingeniero Administrador de la Universidad Nacional es un profesional formado bajo el lema “Trabajo y rectitud”, con sólida formación científica, que le permite desempeñarse profesionalmente en organizaciones públicas y privadas, y en los sectores económicos de producción y servicios para: Dirigir, planear, controlar y evaluar proyectos, administrando los recursos humanos, físicos y financieros, tomando decisiones eficientes y oportunas. Administrar, coordinar y analizar las áreas: financiera, de mercadeo, de recursos humanos, de sistemas, económica y de producción.Usar habilidades matemáticas y analíticas que les permitan un mejor desempeño en su campo profesional.</text:p>
          </table:table-cell>
          <table:table-cell table:number-columns-repeated="16375"/>
        </table:table-row>
        <table:table-row table:style-name="ro37">
          <table:table-cell office:value-type="float" office:value="179" table:style-name="ce2">
            <text:p>179</text:p>
          </table:table-cell>
          <table:table-cell office:value-type="string" table:style-name="ce7">
            <text:p>Ingenierias Agrícol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text:s/>Agricola</text:p>
          </table:table-cell>
          <table:table-cell office:value-type="string" table:style-name="ce7">
            <text:p>Ingenierias</text:p>
          </table:table-cell>
          <table:table-cell office:value-type="float" office:value="10" table:style-name="ce7">
            <text:p>10</text:p>
          </table:table-cell>
          <table:table-cell office:value-type="float" office:value="1645297" table:style-name="ce36">
            <text:p>1.645.297</text:p>
          </table:table-cell>
          <table:table-cell office:value-type="string" table:style-name="ce7">
            <text:p>Un titulado, en Ingenierias Agrícola debe ser capaz de conocer, desarrollar, aplicar la Ciencia y Tecnología en los ámbitos de las explotaciones agrícolas y ganaderas, tanto extensivas como intensivas, la industria agroalimentaria, el desarrollo de maquinaria, motores y tecnología agrícola, la jardinería y el paisajismo, procurando las mejores condiciones sociales, económicas, ecológicas y de respeto al Medio Ambiente. </text:p>
          </table:table-cell>
          <table:table-cell table:number-columns-repeated="16375"/>
        </table:table-row>
        <table:table-row table:style-name="ro36">
          <table:table-cell office:value-type="float" office:value="180" table:style-name="ce2">
            <text:p>180</text:p>
          </table:table-cell>
          <table:table-cell office:value-type="string" table:style-name="ce7">
            <text:p>Ingenierias Agronómic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Agrónomo</text:p>
          </table:table-cell>
          <table:table-cell office:value-type="string" table:style-name="ce7">
            <text:p>Ingenierias</text:p>
          </table:table-cell>
          <table:table-cell office:value-type="float" office:value="10" table:style-name="ce7">
            <text:p>10</text:p>
          </table:table-cell>
          <table:table-cell office:value-type="float" office:value="2205056" table:style-name="ce36">
            <text:p>2.205.056</text:p>
          </table:table-cell>
          <table:table-cell office:value-type="string" table:style-name="ce7">
            <text:p>La Carrera de Ingenierias Agronómica se propone cumplir con el mandato de formar profesionales agropecuarios de nivel superior y especialistas en conocimientos capaces de enfrentar con pertinencia los problemas de la sociedad, prestando servicios eficientes y efectivos, orientados a resolver con criterios técnicos y científicos la planificación del sector agropecuario ecuatoriano con políticas claras que procuren una producción sana, abundante y suficiente para competir con ventaja en el mercado globalizado del mundo.</text:p>
          </table:table-cell>
          <table:table-cell table:number-columns-repeated="16375"/>
        </table:table-row>
        <table:table-row table:style-name="ro38">
          <table:table-cell office:value-type="float" office:value="181" table:style-name="ce2">
            <text:p>181</text:p>
          </table:table-cell>
          <table:table-cell office:value-type="string" table:style-name="ce7">
            <text:p>Ingenierias Ambiental</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text:s/>Ambiental</text:p>
          </table:table-cell>
          <table:table-cell office:value-type="string" table:style-name="ce7">
            <text:p>Ingenierias</text:p>
          </table:table-cell>
          <table:table-cell office:value-type="float" office:value="10" table:style-name="ce7">
            <text:p>10</text:p>
          </table:table-cell>
          <table:table-cell table:style-name="ce37"/>
          <table:table-cell office:value-type="string" table:style-name="ce7">
            <text:p>Los egresados del programa de Ingenierias Ambiental son profesionales con un alto sentido ético y social, visión amplia, idóneos en lo técnico, solventes desde el punto de vista conceptual y con gran capacidad de interacción transdisciplinaria, con formación básica en ciencias y herramientas modernas de análisis y diseño, con capacidad de desempeñarse profesional y científicamente en empresas privadas, empresas de consultoría, entidades del Gobierno, Ministerios, Corporaciones Regionales, Oficinas de Planeación Departamentales y Municipales, Universidades y centros de investigación públicos y privados, organizaciones no gubernamentales, Acciones Comunales, entidades sin ánimo de lucro, etc. Además, algunos de los egresados continuarán con estudios de posgrado (Maestría y Doctorados), abordando temas ambientales.</text:p>
          </table:table-cell>
          <table:table-cell table:number-columns-repeated="16375"/>
        </table:table-row>
        <table:table-row table:style-name="ro37">
          <table:table-cell office:value-type="float" office:value="182" table:style-name="ce2">
            <text:p>182</text:p>
          </table:table-cell>
          <table:table-cell office:value-type="string" table:style-name="ce7">
            <text:p>Ingenierias Biológic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Biológico</text:p>
          </table:table-cell>
          <table:table-cell office:value-type="string" table:style-name="ce7">
            <text:p>Ingenierias</text:p>
          </table:table-cell>
          <table:table-cell office:value-type="float" office:value="10" table:style-name="ce7">
            <text:p>10</text:p>
          </table:table-cell>
          <table:table-cell office:value-type="float" office:value="1674546" table:style-name="ce36">
            <text:p>1.674.546</text:p>
          </table:table-cell>
          <table:table-cell office:value-type="string" table:style-name="ce7">
            <text:p>El Ingeniero Biológico tendrá una base académica sólida en ciencias básicas y de la Ingenierias. Estará en capacidad de participar en procesos biológicos a diferentes escalas, en las áreas ambiental, alimentos, biología molecular, biocombustibles, cosmética, farmacología y genética; así como trabajar en equipos inter y transdisciplinarios con criterios de competitividad, responsabilidad social y sostenibilidad ambiental.</text:p>
          </table:table-cell>
          <table:table-cell table:number-columns-repeated="16375"/>
        </table:table-row>
        <table:table-row table:style-name="ro36">
          <table:table-cell office:value-type="float" office:value="183" table:style-name="ce2">
            <text:p>183</text:p>
          </table:table-cell>
          <table:table-cell office:value-type="string" table:style-name="ce7">
            <text:p>Ingenierias Civil</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Civil</text:p>
          </table:table-cell>
          <table:table-cell office:value-type="string" table:style-name="ce7">
            <text:p>Ingenierias</text:p>
          </table:table-cell>
          <table:table-cell office:value-type="float" office:value="10" table:style-name="ce7">
            <text:p>10</text:p>
          </table:table-cell>
          <table:table-cell office:value-type="float" office:value="2286803" table:style-name="ce36">
            <text:p>2.286.803</text:p>
          </table:table-cell>
          <table:table-cell office:value-type="string" table:style-name="ce7">
            <text:p>El Ingeniero Civil de la Facultad de Minas tiene una formación integral, con los conocimientos y destrezas básicos en cada una de las áreas de la Ingenierias Civil; debe ser capaz de desarrollar su potencial individual para ser competitivo en el ámbito regional, nacional e internacional. Es innovador, abierto a las nuevas tecnologías y generador de empresas. es un profesional formado bajo el lema de la Facultad de Minas: “Trabajo y Rectitud”, con sólida formación científica, con conocimientos propios de las áreas de <text:s/>Hidráulica, Estructuras, Geotecnia y de Vías y Transporte.</text:p>
          </table:table-cell>
          <table:table-cell table:number-columns-repeated="16375"/>
        </table:table-row>
        <table:table-row table:style-name="ro39">
          <table:table-cell office:value-type="float" office:value="184" table:style-name="ce2">
            <text:p>184</text:p>
          </table:table-cell>
          <table:table-cell office:value-type="string" table:style-name="ce7">
            <text:p>Ingenierias de Control</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de Control</text:p>
          </table:table-cell>
          <table:table-cell office:value-type="string" table:style-name="ce7">
            <text:p>Ingenierias</text:p>
          </table:table-cell>
          <table:table-cell office:value-type="float" office:value="10" table:style-name="ce7">
            <text:p>10</text:p>
          </table:table-cell>
          <table:table-cell office:value-type="float" office:value="2488503" table:style-name="ce36">
            <text:p>2.488.503</text:p>
          </table:table-cell>
          <table:table-cell office:value-type="string" table:style-name="ce7">
            <text:p>El Ingeniero de Control de la Universidad de Nacional de Colombia, es un profesional formado bajo el lema de la Facultad de Minas: “Trabajo y Rectitud”, con sólida formación científica, con conocimientos en las siguientes áreas: Modelamiento e identificación de Sistemas Dinámicos, control y Automatización Industrial, Instrumentación y Telecomunicaciones, Proyectos de Ingenierias de Control y Redes Teleinformáticas.</text:p>
          </table:table-cell>
          <table:table-cell table:number-columns-repeated="16375"/>
        </table:table-row>
        <table:table-row table:style-name="ro39">
          <table:table-cell office:value-type="float" office:value="185" table:style-name="ce2">
            <text:p>185</text:p>
          </table:table-cell>
          <table:table-cell office:value-type="string" table:style-name="ce7">
            <text:p>Ingenierias de Minas y Metalurgi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de Minas y Metalurgia</text:p>
          </table:table-cell>
          <table:table-cell office:value-type="string" table:style-name="ce7">
            <text:p>Ingenierias</text:p>
          </table:table-cell>
          <table:table-cell office:value-type="float" office:value="10" table:style-name="ce7">
            <text:p>10</text:p>
          </table:table-cell>
          <table:table-cell office:value-type="float" office:value="4045612" table:style-name="ce36">
            <text:p>4.045.612</text:p>
          </table:table-cell>
          <table:table-cell office:value-type="string" table:style-name="ce7">
            <text:p>El Ingeniero de Minas y Metalurgia de la Universidad de Nacional <text:s/>puede desempeñarse en la industria minero-metalúrgica, en aspectos técnicos propios de cada tipo de industria, que implican la solución de problemas operativos, lo cual conduce a un incremento de productividad y del valor agregado. El sector público, en la gestión, asesoría y funciones propias de la administración pública en el sector minero-metalúrgico.</text:p>
          </table:table-cell>
          <table:table-cell table:number-columns-repeated="16375"/>
        </table:table-row>
        <table:table-row table:style-name="ro39">
          <table:table-cell office:value-type="float" office:value="186" table:style-name="ce2">
            <text:p>186</text:p>
          </table:table-cell>
          <table:table-cell office:value-type="string" table:style-name="ce7">
            <text:p>Ingenierias de Petróleos</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de Petróleos</text:p>
          </table:table-cell>
          <table:table-cell office:value-type="string" table:style-name="ce7">
            <text:p>Ingenierias</text:p>
          </table:table-cell>
          <table:table-cell office:value-type="float" office:value="10" table:style-name="ce7">
            <text:p>10</text:p>
          </table:table-cell>
          <table:table-cell office:value-type="float" office:value="5448223" table:style-name="ce36">
            <text:p>5.448.223</text:p>
          </table:table-cell>
          <table:table-cell office:value-type="string" table:style-name="ce7">
            <text:p>El Ingeniero de petróleos de la Universidad de Nacional de Colombia – Sede Medellín, es un profesional formado bajo el lema de la Facultad de Minas: “Trabajo y Rectitud”, con sólida formación científica, con conocimientos propios de las áreas de ciencias básicas y de computación, ingeniería básica, ciencias sociales, de administración y de medio ambiente, ciencias de la tierra y de exploración, caracterización y explotación de yacimientos de hidrocarburos.</text:p>
          </table:table-cell>
          <table:table-cell table:number-columns-repeated="16375"/>
        </table:table-row>
        <table:table-row table:style-name="ro21">
          <table:table-cell office:value-type="float" office:value="187" table:style-name="ce2">
            <text:p>187</text:p>
          </table:table-cell>
          <table:table-cell office:value-type="string" table:style-name="ce7">
            <text:p>Ingenierias de Sistemas e Informátic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de Sistema e Informática</text:p>
          </table:table-cell>
          <table:table-cell office:value-type="string" table:style-name="ce7">
            <text:p>Ingenierias</text:p>
          </table:table-cell>
          <table:table-cell office:value-type="float" office:value="10" table:style-name="ce7">
            <text:p>10</text:p>
          </table:table-cell>
          <table:table-cell office:value-type="float" office:value="2409092" table:style-name="ce36">
            <text:p>2.409.092</text:p>
          </table:table-cell>
          <table:table-cell office:value-type="string" table:style-name="ce7">
            <text:p>El Ingeniero de Sistemas e Informática de la Universidad de Nacional es un profesional formado bajo el lema de la Facultad de Minas: “Trabajo y Rectitud”, con sólida formación científica, con conocimientos propios de las áreas de ingeniería de software, inteligencia artificial, telecomunicaciones, investigación de operaciones y bases de datos. Preparado para hacer parte de grupos interdisciplinarios de investigación en los que pueda modelar y resolver problemas complejos en diferentes áreas del conocimiento. Actuar en calidad de analista, director o gerente dentro del área de información y sistemas de organizaciones del sector público y privado. Generar o hacer parte de empresas que prestan servicios de asesoría y consultoría en el área de sistemas e informática.</text:p>
          </table:table-cell>
          <table:table-cell table:number-columns-repeated="16375"/>
        </table:table-row>
        <table:table-row table:style-name="ro37">
          <table:table-cell office:value-type="float" office:value="188" table:style-name="ce2">
            <text:p>188</text:p>
          </table:table-cell>
          <table:table-cell office:value-type="string" table:style-name="ce7">
            <text:p>Ingenierias Eléctrica</text:p>
          </table:table-cell>
          <table:table-cell office:value-type="string" table:style-name="ce18">
            <text:p>No disponible</text:p>
          </table:table-cell>
          <table:table-cell office:value-type="float" office:value="6" table:style-name="ce18">
            <text:p>6</text:p>
          </table:table-cell>
          <table:table-cell office:value-type="string" table:style-name="ce7">
            <text:p>ngeniero Elétricista</text:p>
          </table:table-cell>
          <table:table-cell office:value-type="string" table:style-name="ce7">
            <text:p>Ingenierias</text:p>
          </table:table-cell>
          <table:table-cell office:value-type="float" office:value="10" table:style-name="ce7">
            <text:p>10</text:p>
          </table:table-cell>
          <table:table-cell office:value-type="float" office:value="2483036" table:style-name="ce36">
            <text:p>2.483.036</text:p>
          </table:table-cell>
          <table:table-cell office:value-type="string" table:style-name="ce7">
            <text:p>El Ingeniero Electricista de la Universidad de Nacional de Colombia es un profesional <text:s/>con sólida formación científica, con  conocimientos y capacidades en las siguiente áreas: Producción de Energía Eléctrica, transporte de Energía Eléctrica, Análisis de Sistemas Eléctricos; Control, protección y medición de Sistemas Eléctricos y Consumo y comercialización de Energía Eléctrica.</text:p>
          </table:table-cell>
          <table:table-cell table:number-columns-repeated="16375"/>
        </table:table-row>
        <table:table-row table:style-name="ro21">
          <table:table-cell office:value-type="float" office:value="189" table:style-name="ce2">
            <text:p>189</text:p>
          </table:table-cell>
          <table:table-cell office:value-type="string" table:style-name="ce7">
            <text:p>Ingenierias Físic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Físico </text:p>
          </table:table-cell>
          <table:table-cell office:value-type="string" table:style-name="ce7">
            <text:p>Ingenierias</text:p>
          </table:table-cell>
          <table:table-cell office:value-type="float" office:value="10" table:style-name="ce7">
            <text:p>10</text:p>
          </table:table-cell>
          <table:table-cell office:value-type="float" office:value="2322551" table:style-name="ce36">
            <text:p>2.322.551</text:p>
          </table:table-cell>
          <table:table-cell office:value-type="string" table:style-name="ce7">
            <text:p>El Ingeniero Físico de la Universidad Nacional debe caracterizarse por tener la capacidad para participar en el trabajo interdiscilplinario e investigativo en la industria. Una sólida formación en Ciencias Básicas que le permita operar adecuadamente modelos teóricos y herramientas matemáticas en Física, Química y Biología. Una sólida formación experimental que lo capacite para operar adecuadamente técnicas en metrología e instrumentación, y para el análisis y desarrollo de sistemas físicos, físico-químicos y biofísicos. La habilidad para identificar, diagnosticar y planear eficientemente la solución a problemas en investigación y desarrollo empleando las herramientas que le son propias (Optica, Fotónica, Optoelectrónica, Nuevos Materiales, Biofísica, Física Radiológica e Instrumentación Científica).</text:p>
          </table:table-cell>
          <table:table-cell table:number-columns-repeated="16375"/>
        </table:table-row>
        <table:table-row table:style-name="ro40">
          <table:table-cell office:value-type="float" office:value="190" table:style-name="ce2">
            <text:p>190</text:p>
          </table:table-cell>
          <table:table-cell office:value-type="string" table:style-name="ce7">
            <text:p>Ingenierias Forestal</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Forestal</text:p>
          </table:table-cell>
          <table:table-cell office:value-type="string" table:style-name="ce7">
            <text:p>Ingenierias</text:p>
          </table:table-cell>
          <table:table-cell office:value-type="float" office:value="10" table:style-name="ce7">
            <text:p>10</text:p>
          </table:table-cell>
          <table:table-cell office:value-type="float" office:value="2196990" table:style-name="ce38">
            <text:p>2.196.990</text:p>
          </table:table-cell>
          <table:table-cell office:value-type="string" table:style-name="ce7">
            <text:p>La profesión se fue perfilando hacia el desarrollo y optimización del ámbito forestal: silvicultura, aprovechamiento, elaboración y transformación de productos forestales, infraestructuras específicas, etc.</text:p>
          </table:table-cell>
          <table:table-cell table:number-columns-repeated="16375"/>
        </table:table-row>
        <table:table-row table:style-name="ro21">
          <table:table-cell office:value-type="float" office:value="191" table:style-name="ce2">
            <text:p>191</text:p>
          </table:table-cell>
          <table:table-cell office:value-type="string" table:style-name="ce7">
            <text:p>Ingenierias Geológica</text:p>
          </table:table-cell>
          <table:table-cell office:value-type="string" table:style-name="ce18">
            <text:p>No disponible</text:p>
          </table:table-cell>
          <table:table-cell office:value-type="float" office:value="6" table:style-name="ce18">
            <text:p>6</text:p>
          </table:table-cell>
          <table:table-cell office:value-type="string" table:style-name="ce7">
            <text:p> Ingeniero Geólogo </text:p>
          </table:table-cell>
          <table:table-cell office:value-type="string" table:style-name="ce7">
            <text:p>Ingenierias</text:p>
          </table:table-cell>
          <table:table-cell office:value-type="float" office:value="10" table:style-name="ce7">
            <text:p>10</text:p>
          </table:table-cell>
          <table:table-cell office:value-type="float" office:value="4253147" table:style-name="ce36">
            <text:p>4.253.147</text:p>
          </table:table-cell>
          <table:table-cell office:value-type="string" table:style-name="ce7">
            <text:p>El Ingeniero Geólogo de la Universidad de Nacional tiene la capacidad de: Explorar, prospectar, caracterizar y evaluar yacimientos minerales. Además de lo anterior, puede participar en la explotación y gestión técnica, económica y ambientalmente las aguas subterráneas y el petróleo. Evaluar las características geológico – mecánicas, económicas y ambientales necesarias para adelantar estudios de factibilidad diseño, construcción y gestión de los diferentes proyectos mineros, petroleros, civiles y ambientales. Identificar, evaluar y gestionar los procesos geológicos, geomorfológicos, geofísicos, geoquímicos y geotécnicos relacionados con la contaminación, agotamiento o destrucción de los recursos naturales renovables y no renovables.</text:p>
          </table:table-cell>
          <table:table-cell table:number-columns-repeated="16375"/>
        </table:table-row>
        <table:table-row table:style-name="ro36">
          <table:table-cell office:value-type="float" office:value="192" table:style-name="ce2">
            <text:p>192</text:p>
          </table:table-cell>
          <table:table-cell office:value-type="string" table:style-name="ce7">
            <text:p>Ingenierias Industrial</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Industrial</text:p>
          </table:table-cell>
          <table:table-cell office:value-type="string" table:style-name="ce7">
            <text:p>Ingenierias</text:p>
          </table:table-cell>
          <table:table-cell office:value-type="float" office:value="10" table:style-name="ce7">
            <text:p>10</text:p>
          </table:table-cell>
          <table:table-cell office:value-type="float" office:value="2116434" table:style-name="ce36">
            <text:p>2.116.434</text:p>
          </table:table-cell>
          <table:table-cell office:value-type="string" table:style-name="ce7">
            <text:p>El Ingeniero Industrial de la Facultad de Minas se debe desenvolver simultáneamente en cuatro grandes áreas: Sistemas de producción, Sistemas de información, Administración del talento humano y Análisis y evaluación integral de proyectos. Estas áreas sintetizan las competencias profesionales y de formación básicas del programa de Ingenierias Industrial. La flexibilidad curricular permite que los estudiantes profundicen en temas específicos, como Ingenierias de software, Estadística, Economia, Finanzas, Producción, Investigación de operaciones y Mercado de valores.</text:p>
          </table:table-cell>
          <table:table-cell table:number-columns-repeated="16375"/>
        </table:table-row>
        <table:table-row table:style-name="ro20">
          <table:table-cell office:value-type="float" office:value="193" table:style-name="ce2">
            <text:p>193</text:p>
          </table:table-cell>
          <table:table-cell office:value-type="string" table:style-name="ce7">
            <text:p>Ingenierias Mecánic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Mecanico</text:p>
          </table:table-cell>
          <table:table-cell office:value-type="string" table:style-name="ce7">
            <text:p>Ingenierias</text:p>
          </table:table-cell>
          <table:table-cell office:value-type="float" office:value="10" table:style-name="ce7">
            <text:p>10</text:p>
          </table:table-cell>
          <table:table-cell office:value-type="float" office:value="2418581" table:style-name="ce36">
            <text:p>2.418.581</text:p>
          </table:table-cell>
          <table:table-cell office:value-type="string" table:style-name="ce7">
            <text:p>El Ingeniero Mecánico de la Universidad de Nacional de Colombia – Sede Medellín, es un profesional formado bajo el lema de la Facultad de Minas: “TRABAJO Y RECTITUD”, con sólida formación científica y tecnológica, con conocimientos propios de las áreas de: Mecánica y Diseño; Máquinas y Sistemas Termofluídicos; Instrumentación y Control; Materiales y Procesos de Manufactura. Es un profesional creativo, crítico, con espíritu de investigador, con responsabilidad social, comprometido con el mejoramiento de la calidad de vida y del ambiente, formado bajo una estructura flexible y de motivación al autoaprendizaje, lo que le permite adaptarse al entorno en permanente cambio.</text:p>
          </table:table-cell>
          <table:table-cell table:number-columns-repeated="16375"/>
        </table:table-row>
        <table:table-row table:style-name="ro24">
          <table:table-cell office:value-type="float" office:value="194" table:style-name="ce2">
            <text:p>194</text:p>
          </table:table-cell>
          <table:table-cell office:value-type="string" table:style-name="ce7">
            <text:p>Ingenierias Químic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Químico</text:p>
          </table:table-cell>
          <table:table-cell office:value-type="string" table:style-name="ce7">
            <text:p>Ingenierias</text:p>
          </table:table-cell>
          <table:table-cell office:value-type="float" office:value="10" table:style-name="ce7">
            <text:p>10</text:p>
          </table:table-cell>
          <table:table-cell office:value-type="float" office:value="2329515" table:style-name="ce36">
            <text:p>2.329.515</text:p>
          </table:table-cell>
          <table:table-cell office:value-type="string" table:style-name="ce7">
            <text:p>El Ingeniero Químico de la Universidad Nacional <text:s/>es una persona comprometida con el país, quien posee un enfoque integral en las ciencias y técnicas de la ingeniería, aplicando los conceptos termodinámicos a los distintos procesos y la visión de los balances de materia y energía a los mismos; de igual manera hace uso de las herramientas numéricas, algorítmicas, computacionales y estadísticas para el tratamiento analítico de datos y el manejo de esquemas y representaciones, así como también los modela de acuerdo con los modelos que representan los fenómenos de transporte y transferencia, siempre con una referencia constante a las necesidades de su entorno social, tanto a las ambientales como a las económicas. Esta formación integral le permite fabricar o estudiar productos elaborados o semielaborados definidos, conocer los principios, factores y reglas por tener en cuenta para el diseño de reactores químicos, plantas, procesos o productos, y el diseño de reactores, ingeniería y evaluación de proyectos, conscientes de una actualización permanente, todo con el fin de generar los cambios necesarios requeridos por la sociedad local manteniendo una visión global, siempre al servicio de su comunidad y del país, con el respectivo cuidado medioambiental.</text:p>
          </table:table-cell>
          <table:table-cell table:number-columns-repeated="16375"/>
        </table:table-row>
        <table:table-row table:style-name="ro20">
          <table:table-cell office:value-type="float" office:value="195" table:style-name="ce2">
            <text:p>195</text:p>
          </table:table-cell>
          <table:table-cell office:value-type="string" table:style-name="ce7">
            <text:p>Matemáticas</text:p>
          </table:table-cell>
          <table:table-cell office:value-type="string" table:style-name="ce18">
            <text:p>No disponible</text:p>
          </table:table-cell>
          <table:table-cell office:value-type="float" office:value="6" table:style-name="ce18">
            <text:p>6</text:p>
          </table:table-cell>
          <table:table-cell office:value-type="string" table:style-name="ce7">
            <text:p>Matemático</text:p>
          </table:table-cell>
          <table:table-cell office:value-type="string" table:style-name="ce7">
            <text:p>Ciencias Naturales y Matematicas</text:p>
          </table:table-cell>
          <table:table-cell office:value-type="float" office:value="9" table:style-name="ce7">
            <text:p>9</text:p>
          </table:table-cell>
          <table:table-cell office:value-type="float" office:value="1381247" table:style-name="ce36">
            <text:p>1.381.247</text:p>
          </table:table-cell>
          <table:table-cell office:value-type="string" table:style-name="ce7">
            <text:p>Un egresado del programa de Matemáticas ha adquirido competencias que le permiten: Construir modelos matemáticos de diversa complejidad. Asesorar procesos de investigación en áreas de ingeniería y aplicaciones. Desarrollar labores de consultoría o docencia para ayudar en el proceso de formación en ciencias básicas. Liderar e integrarse al trabajo interdisciplinario en áreas como Ingenierias, Ciencias Básicas, Actividades relacionadas con la docencia. Desarrollar labores  de asesoría y consultoría en áreas relacionadas con aplicaciones y modelamiento matemático. Continuar estudios de posgrado relacionados con áreas de Ciencias Exactas o Ingenierias y Aplicaciones.</text:p>
          </table:table-cell>
          <table:table-cell table:number-columns-repeated="16375"/>
        </table:table-row>
        <table:table-row table:style-name="ro20">
          <table:table-cell office:value-type="float" office:value="196" table:style-name="ce2">
            <text:p>196</text:p>
          </table:table-cell>
          <table:table-cell office:value-type="string" table:style-name="ce7">
            <text:p>Zootecnia</text:p>
          </table:table-cell>
          <table:table-cell office:value-type="string" table:style-name="ce18">
            <text:p>No disponible</text:p>
          </table:table-cell>
          <table:table-cell office:value-type="float" office:value="6" table:style-name="ce18">
            <text:p>6</text:p>
          </table:table-cell>
          <table:table-cell office:value-type="string" table:style-name="ce7">
            <text:p>Zootecnista</text:p>
          </table:table-cell>
          <table:table-cell office:value-type="string" table:style-name="ce7">
            <text:p>Ciencias ambientales</text:p>
          </table:table-cell>
          <table:table-cell office:value-type="float" office:value="10" table:style-name="ce7">
            <text:p>10</text:p>
          </table:table-cell>
          <table:table-cell office:value-type="float" office:value="1649866" table:style-name="ce36">
            <text:p>1.649.866</text:p>
          </table:table-cell>
          <table:table-cell office:value-type="string" table:style-name="ce7">
            <text:p>La zootecnia es una ciencia que estudia diversos parámetros para el mejor aprovechamiento de los animales domésticos y silvestres, pero siempre teniendo en cuenta el bienestar animal ante todo y si estos serán útiles al hombre con la finalidad de obtener el máximo rendimiento, administrando los recursos adecuadamente bajo criterios de sostenibilidad. Se ocupa del estudio de la producción de animales, así como de sus derivados (carne, huevo, leche, piel, etc.), teniendo en cuenta el bienestar animal; fijándose como objetivo la obtención del óptimo rendimiento de las explotaciones pecuarias existentes.</text:p>
          </table:table-cell>
          <table:table-cell table:number-columns-repeated="16375"/>
        </table:table-row>
        <table:table-row table:style-name="ro37">
          <table:table-cell office:value-type="float" office:value="197" table:style-name="ce2">
            <text:p>197</text:p>
          </table:table-cell>
          <table:table-cell office:value-type="string" table:style-name="ce39">
            <text:p>Arquitectura</text:p>
          </table:table-cell>
          <table:table-cell office:value-type="float" office:value="6575000" table:style-name="ce19">
            <text:p>6575000</text:p>
          </table:table-cell>
          <table:table-cell office:value-type="float" office:value="2" table:style-name="ce39">
            <text:p>2</text:p>
          </table:table-cell>
          <table:table-cell office:value-type="string" table:style-name="ce39">
            <text:p>Arquitecto</text:p>
          </table:table-cell>
          <table:table-cell office:value-type="string" table:style-name="ce7">
            <text:p>Artes</text:p>
          </table:table-cell>
          <table:table-cell office:value-type="float" office:value="10" table:style-name="ce12">
            <text:p>10</text:p>
          </table:table-cell>
          <table:table-cell office:value-type="float" office:value="2209862" table:style-name="ce40">
            <text:p>2.209.862</text:p>
          </table:table-cell>
          <table:table-cell office:value-type="string" table:style-name="ce7">
            <text:p>El arquitecto UPB es un profesional integral con énfasis en la competencia proyectual; que armoniza la emoción, la razón y la intuición - la dimensión estética - con la capacidad de concebir, diseñar, comprender, comunicar y ejecutar espacios habitables; comprometido con el medio ambiente, el contexto y la sostenibilidad.</text:p>
          </table:table-cell>
          <table:table-cell table:number-columns-repeated="16375"/>
        </table:table-row>
        <table:table-row table:style-name="ro36">
          <table:table-cell office:value-type="float" office:value="198" table:style-name="ce2">
            <text:p>198</text:p>
          </table:table-cell>
          <table:table-cell office:value-type="string" table:style-name="ce39">
            <text:p>Diseño Gráfico</text:p>
          </table:table-cell>
          <table:table-cell office:value-type="float" office:value="6488000" table:style-name="ce19">
            <text:p>6488000</text:p>
          </table:table-cell>
          <table:table-cell office:value-type="float" office:value="2" table:style-name="ce39">
            <text:p>2</text:p>
          </table:table-cell>
          <table:table-cell office:value-type="string" table:style-name="ce39">
            <text:p>Diseñador Gráfico</text:p>
          </table:table-cell>
          <table:table-cell office:value-type="string" table:style-name="ce7">
            <text:p>Artes</text:p>
          </table:table-cell>
          <table:table-cell office:value-type="float" office:value="10" table:style-name="ce12">
            <text:p>10</text:p>
          </table:table-cell>
          <table:table-cell office:value-type="float" office:value="1948093" table:style-name="ce40">
            <text:p>1.948.093</text:p>
          </table:table-cell>
          <table:table-cell office:value-type="string" table:style-name="ce7">
            <text:p>El Diseñador Gráfico de la UPB es un profesional integral comprometido con la búsqueda de una mejor calidad de vida con conciencia crítica frente al entorno y a su propio trabajo y con capacidad de trabajo inter y transdisciplinario. Conocedor y generador de nuevos procesos perceptivos, cognitivos y operativos en la relación del usuario con el producto gráfico y transformador de los recursos y repertorios productivos, económicos y sociales del contexto y de los medios y soportes <text:s/>tradicionales y no tradicionales (impresos, arquigráficos, audiovisuales y digitales), para desarrollar propuestas viables.</text:p>
          </table:table-cell>
          <table:table-cell table:number-columns-repeated="16375"/>
        </table:table-row>
        <table:table-row table:style-name="ro39">
          <table:table-cell office:value-type="float" office:value="199" table:style-name="ce2">
            <text:p>199</text:p>
          </table:table-cell>
          <table:table-cell office:value-type="string" table:style-name="ce39">
            <text:p>Diseño Industrial</text:p>
          </table:table-cell>
          <table:table-cell office:value-type="float" office:value="6488000" table:style-name="ce19">
            <text:p>6488000</text:p>
          </table:table-cell>
          <table:table-cell office:value-type="float" office:value="2" table:style-name="ce39">
            <text:p>2</text:p>
          </table:table-cell>
          <table:table-cell office:value-type="string" table:style-name="ce39">
            <text:p>Diseñador Industrial</text:p>
          </table:table-cell>
          <table:table-cell office:value-type="string" table:style-name="ce7">
            <text:p>Artes</text:p>
          </table:table-cell>
          <table:table-cell office:value-type="float" office:value="10" table:style-name="ce12">
            <text:p>10</text:p>
          </table:table-cell>
          <table:table-cell office:value-type="float" office:value="2084572" table:style-name="ce40">
            <text:p>2.084.572</text:p>
          </table:table-cell>
          <table:table-cell office:value-type="string" table:style-name="ce7">
            <text:p>El Diseñador Industrial que se pretende formar debe ser entonces un investigador metódico y constante de los cambios, las necesidades, las expresiones, los requerimientos y las tendencias del contexto en sus dimensiones social, tecnológica e industrial para identificar nuevas oportunidades de mercado. Un innovador capaz de sintetizar y formalizar productos industriales como soluciones a los problemas con una visión prospectiva.</text:p>
          </table:table-cell>
          <table:table-cell table:number-columns-repeated="16375"/>
        </table:table-row>
        <table:table-row table:style-name="ro36">
          <table:table-cell office:value-type="float" office:value="200" table:style-name="ce2">
            <text:p>200</text:p>
          </table:table-cell>
          <table:table-cell office:value-type="string" table:style-name="ce39">
            <text:p>Diseño de Vestuario</text:p>
          </table:table-cell>
          <table:table-cell office:value-type="float" office:value="6488000" table:style-name="ce19">
            <text:p>6488000</text:p>
          </table:table-cell>
          <table:table-cell office:value-type="float" office:value="2" table:style-name="ce39">
            <text:p>2</text:p>
          </table:table-cell>
          <table:table-cell office:value-type="string" table:style-name="ce39">
            <text:p>Diseñador de vestuario</text:p>
          </table:table-cell>
          <table:table-cell office:value-type="string" table:style-name="ce7">
            <text:p>Artes</text:p>
          </table:table-cell>
          <table:table-cell office:value-type="float" office:value="10" table:style-name="ce12">
            <text:p>10</text:p>
          </table:table-cell>
          <table:table-cell office:value-type="float" office:value="1983667" table:style-name="ce40">
            <text:p>1.983.667</text:p>
          </table:table-cell>
          <table:table-cell office:value-type="string" table:style-name="ce7">
            <text:p>El diseñador de la UPB no es un diseñador de moda es un diseñador de vestuario <text:s/>que sustenta el acto de vestir siendo un investigador capaz de leer y analizar de manera crítica los requerimientos y las tendencias del contexto en todas sus dimensiones, para la generación y el desarrollo del conocimiento. Un profesional que utiliza medios renovables y gestiona el contexto siendo capaz de expresar sus ideas y materializarlas por medio de códigos y recursos técnicos que las hagan inteligibles, viables y construibles para el impulso de empresas de última generación.</text:p>
          </table:table-cell>
          <table:table-cell table:number-columns-repeated="16375"/>
        </table:table-row>
        <table:table-row table:style-name="ro36">
          <table:table-cell office:value-type="float" office:value="201" table:style-name="ce2">
            <text:p>201</text:p>
          </table:table-cell>
          <table:table-cell office:value-type="string" table:style-name="ce39">
            <text:p>Enfermería</text:p>
          </table:table-cell>
          <table:table-cell office:value-type="float" office:value="5208000" table:style-name="ce19">
            <text:p>5208000</text:p>
          </table:table-cell>
          <table:table-cell office:value-type="float" office:value="2" table:style-name="ce39">
            <text:p>2</text:p>
          </table:table-cell>
          <table:table-cell office:value-type="string" table:style-name="ce39">
            <text:p>Enfermero (a)</text:p>
          </table:table-cell>
          <table:table-cell office:value-type="string" table:style-name="ce7">
            <text:p>Ciencias de la Salud</text:p>
          </table:table-cell>
          <table:table-cell office:value-type="float" office:value="10" table:style-name="ce12">
            <text:p>10</text:p>
          </table:table-cell>
          <table:table-cell office:value-type="float" office:value="2799738" table:style-name="ce40">
            <text:p>2.799.738</text:p>
          </table:table-cell>
          <table:table-cell office:value-type="string" table:style-name="ce7">
            <text:p>La Enfermería es considerada como una profesión que tiene como objeto de estudio e intervención el cuidado humano que está implicado en la protección y recuperación de la salud y que tiene como beneficiarios las personas, las familias, los grupos y las comunidades en sus diferentes etapas del ciclo vital, por lo tanto desde la Facultad de Enfermería el Programa tiene claros sus propósitos de formación y los enmarcan en las 3 dimensiones de formación que se encuentran establecidas en el modelo pedagógico de la UPB.</text:p>
          </table:table-cell>
          <table:table-cell table:number-columns-repeated="16375"/>
        </table:table-row>
        <table:table-row table:style-name="ro41">
          <table:table-cell office:value-type="float" office:value="202" table:style-name="ce2">
            <text:p>202</text:p>
          </table:table-cell>
          <table:table-cell office:value-type="string" table:style-name="ce39">
            <text:p>Medicina</text:p>
          </table:table-cell>
          <table:table-cell office:value-type="float" office:value="10376000" table:style-name="ce19">
            <text:p>10376000</text:p>
          </table:table-cell>
          <table:table-cell office:value-type="float" office:value="2" table:style-name="ce39">
            <text:p>2</text:p>
          </table:table-cell>
          <table:table-cell office:value-type="string" table:style-name="ce39">
            <text:p>Médico(a)</text:p>
          </table:table-cell>
          <table:table-cell office:value-type="string" table:style-name="ce7">
            <text:p>Ciencias de la Salud</text:p>
          </table:table-cell>
          <table:table-cell office:value-type="float" office:value="13" table:style-name="ce12">
            <text:p>13</text:p>
          </table:table-cell>
          <table:table-cell office:value-type="float" office:value="3062061" table:style-name="ce40">
            <text:p>3.062.061</text:p>
          </table:table-cell>
          <table:table-cell office:value-type="string" table:style-name="ce7">
            <text:p>El egresado de la Facultad de Medicina de la UPB es una persona formada integralmente que asume un compromiso responsable con la vida, la dignidad humana, el cuidado de sí mismo, las personas y el entorno, y que fundamenta este compromiso en el humanismo cristiano.</text:p>
          </table:table-cell>
          <table:table-cell table:number-columns-repeated="16375"/>
        </table:table-row>
        <table:table-row table:style-name="ro37">
          <table:table-cell office:value-type="float" office:value="203" table:style-name="ce2">
            <text:p>203</text:p>
          </table:table-cell>
          <table:table-cell office:value-type="string" table:style-name="ce39">
            <text:p>Administración de Empresas.</text:p>
          </table:table-cell>
          <table:table-cell office:value-type="float" office:value="5744000" table:style-name="ce19">
            <text:p>5744000</text:p>
          </table:table-cell>
          <table:table-cell office:value-type="float" office:value="2" table:style-name="ce39">
            <text:p>2</text:p>
          </table:table-cell>
          <table:table-cell office:value-type="string" table:style-name="ce39">
            <text:p>Administrador de Empresas</text:p>
          </table:table-cell>
          <table:table-cell office:value-type="string" table:style-name="ce7">
            <text:p>Administrativas</text:p>
          </table:table-cell>
          <table:table-cell office:value-type="float" office:value="8" table:style-name="ce12">
            <text:p>8</text:p>
          </table:table-cell>
          <table:table-cell office:value-type="float" office:value="2450156" table:style-name="ce40">
            <text:p>2.450.156</text:p>
          </table:table-cell>
          <table:table-cell office:value-type="string" table:style-name="ce7">
            <text:p>El Administrador de Empresas de la Universidad Pontificia Bolivariana es un profesional con competencias para el emprendimiento y la gerencia de organizaciones de diferentes niveles de complejidad, mediante la generación, adaptación y transferencia de conocimiento organizacional y administrativo, de acuerdo con las tendencias del desarrollo social.</text:p>
          </table:table-cell>
          <table:table-cell table:number-columns-repeated="16375"/>
        </table:table-row>
        <table:table-row table:style-name="ro39">
          <table:table-cell office:value-type="float" office:value="204" table:style-name="ce2">
            <text:p>204</text:p>
          </table:table-cell>
          <table:table-cell office:value-type="string" table:style-name="ce39">
            <text:p>Administración de Negocios internacionales</text:p>
          </table:table-cell>
          <table:table-cell office:value-type="float" office:value="5744000" table:style-name="ce19">
            <text:p>5744000</text:p>
          </table:table-cell>
          <table:table-cell office:value-type="float" office:value="2" table:style-name="ce39">
            <text:p>2</text:p>
          </table:table-cell>
          <table:table-cell office:value-type="string" table:style-name="ce39">
            <text:p>Administrador de Negocios Internacionales </text:p>
          </table:table-cell>
          <table:table-cell office:value-type="string" table:style-name="ce7">
            <text:p>Administrativas</text:p>
          </table:table-cell>
          <table:table-cell office:value-type="float" office:value="8" table:style-name="ce12">
            <text:p>8</text:p>
          </table:table-cell>
          <table:table-cell office:value-type="float" office:value="1200000" table:style-name="ce40">
            <text:p>1.200.000</text:p>
          </table:table-cell>
          <table:table-cell office:value-type="string" table:style-name="ce7">
            <text:p>Un profesional dotado de competencias para el emprendimiento y la gerencia de organizaciones de diferentes niveles de complejidad, mediante la generación, adaptación y transferencia de conocimiento organizacional y administrativo de los negocios internacionales en el contexto global, de acuerdo con las tendencias del desarrollo económico, político y social.</text:p>
            <text:p/>
          </table:table-cell>
          <table:table-cell table:number-columns-repeated="16375"/>
        </table:table-row>
        <table:table-row table:style-name="ro36">
          <table:table-cell office:value-type="float" office:value="205" table:style-name="ce2">
            <text:p>205</text:p>
          </table:table-cell>
          <table:table-cell office:value-type="string" table:style-name="ce39">
            <text:p> Economia y Desarrollo</text:p>
          </table:table-cell>
          <table:table-cell office:value-type="float" office:value="5744000" table:style-name="ce19">
            <text:p>5744000</text:p>
          </table:table-cell>
          <table:table-cell office:value-type="float" office:value="2" table:style-name="ce39">
            <text:p>2</text:p>
          </table:table-cell>
          <table:table-cell office:value-type="string" table:style-name="ce39">
            <text:p>Economista </text:p>
          </table:table-cell>
          <table:table-cell office:value-type="string" table:style-name="ce7">
            <text:p>Administrativas</text:p>
          </table:table-cell>
          <table:table-cell office:value-type="float" office:value="8" table:style-name="ce12">
            <text:p>8</text:p>
          </table:table-cell>
          <table:table-cell office:value-type="float" office:value="3441200" table:style-name="ce41">
            <text:p>3.441.200</text:p>
          </table:table-cell>
          <table:table-cell office:value-type="string" table:style-name="ce7">
            <text:p>El economista bolivariano es un profesional con capacidad de desempeño competitivo como Analista económico del entorno de las organizaciones; Evaluación y planeación de las áreas de producción, distribución y consumo en empresas de manufactura y servicios; evaluación y planeación financiera; diseño de productos para el sector financiero; formulación de estrategias y desarrollo de mercados; operador de remesas de capital internacional para entidades financieras, empresas de diversos sectores o entidades gubernamentales.</text:p>
          </table:table-cell>
          <table:table-cell table:number-columns-repeated="16375"/>
        </table:table-row>
        <table:table-row table:style-name="ro21">
          <table:table-cell office:value-type="float" office:value="206" table:style-name="ce2">
            <text:p>206</text:p>
          </table:table-cell>
          <table:table-cell office:value-type="string" table:style-name="ce39">
            <text:p>Comunicación social - periodismo</text:p>
          </table:table-cell>
          <table:table-cell office:value-type="float" office:value="6575000" table:style-name="ce19">
            <text:p>6575000</text:p>
          </table:table-cell>
          <table:table-cell office:value-type="float" office:value="2" table:style-name="ce39">
            <text:p>2</text:p>
          </table:table-cell>
          <table:table-cell office:value-type="string" table:style-name="ce39">
            <text:p>Comunicador social - periodista</text:p>
          </table:table-cell>
          <table:table-cell office:value-type="string" table:style-name="ce7">
            <text:p>Ciencias sociales y humanas</text:p>
          </table:table-cell>
          <table:table-cell office:value-type="float" office:value="10" table:style-name="ce12">
            <text:p>10</text:p>
          </table:table-cell>
          <table:table-cell office:value-type="float" office:value="2377494" table:style-name="ce40">
            <text:p>2.377.494</text:p>
          </table:table-cell>
          <table:table-cell office:value-type="string" table:style-name="ce7">
            <text:p>El comunicador social de la UPB es creativo y con una abierta sensibilidad a las transformaciones y tradiciones culturales. Investigador social comprometido con las necesidades del entorno social y con los avances teóricos y tecnológicos en el campo de la comunicación. Informador público y periodista en las múltiples manifestaciones de los medios de comunicación masivos, intérprete veraz de los acontecimientos y formador de opinión pública. Conocedor de la publicidad y mercadeo de los productos comunicacionales. Empresario y líder para el desarrollo, con manejo de distintos lenguajes, conocedor del medio en la práctica y de la solución a sus problemas comunicacionales, comprometido con el desarrollo del país sobre la base de una información directa de sus problemas.</text:p>
          </table:table-cell>
          <table:table-cell table:number-columns-repeated="16375"/>
        </table:table-row>
        <table:table-row table:style-name="ro36">
          <table:table-cell office:value-type="float" office:value="207" table:style-name="ce2">
            <text:p>207</text:p>
          </table:table-cell>
          <table:table-cell office:value-type="string" table:style-name="ce39">
            <text:p>Psicología </text:p>
          </table:table-cell>
          <table:table-cell office:value-type="float" office:value="5258000" table:style-name="ce19">
            <text:p>5258000</text:p>
          </table:table-cell>
          <table:table-cell office:value-type="float" office:value="2" table:style-name="ce39">
            <text:p>2</text:p>
          </table:table-cell>
          <table:table-cell office:value-type="string" table:style-name="ce39">
            <text:p>Psicólogo</text:p>
          </table:table-cell>
          <table:table-cell office:value-type="string" table:style-name="ce7">
            <text:p>Ciencias sociales y humanas</text:p>
          </table:table-cell>
          <table:table-cell office:value-type="float" office:value="10" table:style-name="ce12">
            <text:p>10</text:p>
          </table:table-cell>
          <table:table-cell office:value-type="float" office:value="1865273" table:style-name="ce40">
            <text:p>1.865.273</text:p>
          </table:table-cell>
          <table:table-cell office:value-type="string" table:style-name="ce7">
            <text:p>La Facultad de Psicología de la UPB, debe ser un profesional Íntegro capaz de articular en su existencia, en su cotidianidad y en el ejercicio de su profesión, la ética derivada del Humanismo Cristiano. Con capacidad de cuestionar y reflexionar a partir de los referentes conceptuales, con miras a diseñar y desarrollar programas favorecedores de la salud mental, en los diferentes ámbitos de la psicología. Con sensibilidad y responsabilidad sociales, que a partir de su compromiso ciudadano se asuma como agente transformador del contexto.</text:p>
          </table:table-cell>
          <table:table-cell table:number-columns-repeated="16375"/>
        </table:table-row>
        <table:table-row table:style-name="ro37">
          <table:table-cell office:value-type="float" office:value="208" table:style-name="ce2">
            <text:p>208</text:p>
          </table:table-cell>
          <table:table-cell office:value-type="string" table:style-name="ce39">
            <text:p>Publicidad </text:p>
          </table:table-cell>
          <table:table-cell office:value-type="float" office:value="6575000" table:style-name="ce42">
            <text:p>6575000</text:p>
          </table:table-cell>
          <table:table-cell office:value-type="float" office:value="2" table:style-name="ce39">
            <text:p>2</text:p>
          </table:table-cell>
          <table:table-cell office:value-type="string" table:style-name="ce39">
            <text:p>Publicista</text:p>
          </table:table-cell>
          <table:table-cell office:value-type="string" table:style-name="ce7">
            <text:p>Ciencias sociales y humanas</text:p>
          </table:table-cell>
          <table:table-cell office:value-type="float" office:value="10" table:style-name="ce12">
            <text:p>10</text:p>
          </table:table-cell>
          <table:table-cell office:value-type="float" office:value="1947558" table:style-name="ce40">
            <text:p>1.947.558</text:p>
          </table:table-cell>
          <table:table-cell office:value-type="string" table:style-name="ce7">
            <text:p>El egresado de la Facultad de Publicidad de la UPB de Medellín es un profesional estratega con competencias para integrar diferentes saberes y disciplinas desde la lectura e interpretación del entorno, las organizaciones y sus públicos, para la innovación en la planeación, ejecución y evaluación de procesos estratégicos de comunicación publicitaria.</text:p>
          </table:table-cell>
          <table:table-cell table:number-columns-repeated="16375"/>
        </table:table-row>
        <table:table-row table:style-name="ro36">
          <table:table-cell office:value-type="float" office:value="209" table:style-name="ce2">
            <text:p>209</text:p>
          </table:table-cell>
          <table:table-cell office:value-type="string" table:style-name="ce39">
            <text:p>Trabajo social</text:p>
          </table:table-cell>
          <table:table-cell office:value-type="float" office:value="3256000" table:style-name="ce12">
            <text:p>3256000</text:p>
          </table:table-cell>
          <table:table-cell office:value-type="float" office:value="2" table:style-name="ce39">
            <text:p>2</text:p>
          </table:table-cell>
          <table:table-cell office:value-type="string" table:style-name="ce39">
            <text:p>Trabajador Social</text:p>
          </table:table-cell>
          <table:table-cell office:value-type="string" table:style-name="ce7">
            <text:p>Ciencias sociales y humanas</text:p>
          </table:table-cell>
          <table:table-cell office:value-type="float" office:value="10" table:style-name="ce12">
            <text:p>10</text:p>
          </table:table-cell>
          <table:table-cell office:value-type="float" office:value="2053900" table:style-name="ce40">
            <text:p>2.053.900</text:p>
          </table:table-cell>
          <table:table-cell office:value-type="string" table:style-name="ce7">
            <text:p>El Trabajador Social egresado de la UPB será un profesional íntegro capaz de identificar, analizar e interpretar situaciones y problemas sociales y de desarrollar respuestas acordes con el objetivo del mejoramiento de la calidad de vida de las personas, las familias, los grupos, las comunidades y las organizaciones. <text:s/>Buscar nuevas propuestas científicas y tecnologías que le permitan desarrollarse en un proceso permanente de aprendizaje y de crecimiento en su desempeño profesional. Crear, administrar y desarrollar servicios de bienestar social.</text:p>
          </table:table-cell>
          <table:table-cell table:number-columns-repeated="16375"/>
        </table:table-row>
        <table:table-row table:style-name="ro38">
          <table:table-cell office:value-type="float" office:value="210" table:style-name="ce2">
            <text:p>210</text:p>
          </table:table-cell>
          <table:table-cell office:value-type="string" table:style-name="ce39">
            <text:p>Ciencias Políticas</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Politólogo</text:p>
          </table:table-cell>
          <table:table-cell office:value-type="string" table:style-name="ce7">
            <text:p>Ciencias sociales y humanas</text:p>
          </table:table-cell>
          <table:table-cell office:value-type="float" office:value="8" table:style-name="ce12">
            <text:p>8</text:p>
          </table:table-cell>
          <table:table-cell office:value-type="float" office:value="1019000" table:style-name="ce40">
            <text:p>1.019.000</text:p>
          </table:table-cell>
          <table:table-cell office:value-type="string" table:style-name="ce7">
            <text:p>El politólogo bolivariano es una persona formada integralmente con capacidades para: asumir un compromiso responsable con las dimensiones humanas de la vida; buscar un sentido propio de la vida personal, familiar, social y política; promover formas de asociación humana esenciales para su desarrollo; abrirse a la trascendencia a partir de los principios del Evangelio y del Magisterio de la Iglesia; conocer sus singularidades para proteger la libertad de conciencia y la observancia religiosa y desarrollar sus posibilidades subjetivas con el fin de asumir una posición estética; desarrollar la escucha, habla, lectura y escritura en lengua materna y lengua extranjera; entender y valorar la formación para la creación de empresa y el desarrollo de organizaciones productivas y construir una ética fundamentada en los principios del Humanismo cristiano.</text:p>
          </table:table-cell>
          <table:table-cell table:number-columns-repeated="16375"/>
        </table:table-row>
        <table:table-row table:style-name="ro41">
          <table:table-cell office:value-type="float" office:value="211" table:style-name="ce2">
            <text:p>211</text:p>
          </table:table-cell>
          <table:table-cell office:value-type="string" table:style-name="ce39">
            <text:p>Derecho</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Abogado</text:p>
          </table:table-cell>
          <table:table-cell office:value-type="string" table:style-name="ce7">
            <text:p>Ciencias sociales y humanas</text:p>
          </table:table-cell>
          <table:table-cell office:value-type="float" office:value="10" table:style-name="ce12">
            <text:p>10</text:p>
          </table:table-cell>
          <table:table-cell office:value-type="float" office:value="3120746" table:style-name="ce40">
            <text:p>3.120.746</text:p>
          </table:table-cell>
          <table:table-cell office:value-type="string" table:style-name="ce7">
            <text:p>El Abogado de la Universidad Pontificia Bolivariana posee una sólida formación humanista, unido a un conocimiento integral del Derecho; es un profesional con sensibilidad social y con apertura creativa frente a las nuevas tendencias de un país inmerso en un mundo globalizado.</text:p>
          </table:table-cell>
          <table:table-cell table:number-columns-repeated="16375"/>
        </table:table-row>
        <table:table-row table:style-name="ro38">
          <table:table-cell office:value-type="float" office:value="212" table:style-name="ce2">
            <text:p>212</text:p>
          </table:table-cell>
          <table:table-cell office:value-type="string" table:style-name="ce39">
            <text:p>Licenciatura en Educación Artística</text:p>
          </table:table-cell>
          <table:table-cell office:value-type="float" office:value="2256000" table:style-name="ce12">
            <text:p>2256000</text:p>
          </table:table-cell>
          <table:table-cell office:value-type="float" office:value="2" table:style-name="ce39">
            <text:p>2</text:p>
          </table:table-cell>
          <table:table-cell office:value-type="string" table:style-name="ce39">
            <text:p>Licenciado en Educación Básica con Énfasis en Artística </text:p>
          </table:table-cell>
          <table:table-cell office:value-type="string" table:style-name="ce7">
            <text:p>Ciencias de la educacion</text:p>
          </table:table-cell>
          <table:table-cell office:value-type="float" office:value="10" table:style-name="ce12">
            <text:p>10</text:p>
          </table:table-cell>
          <table:table-cell office:value-type="float" office:value="1231295" table:style-name="ce40">
            <text:p>1.231.295</text:p>
          </table:table-cell>
          <table:table-cell office:value-type="string" table:style-name="ce7">
            <text:p>El objetivo principal de la Licenciatura en Educación Artística corresponde a la finalidad de la Facultad de Educación de proponer un espacio de formación de docentes en el área de la Educación Artística, con el ánimo de profundizar en las didácticas propias de la enseñanza de las Artes y contribuir con ello a la formación en competencia propositiva y el desarrollo de los lenguajes de significación de los estudiantes en los niveles iniciales de la escolaridad. El programa propende por la formación de licenciados que hagan una reflexión sobre el arte como uno de los lenguajes de significación en los cuales se mueve la sociedad contemporánea. El pensum de la licenciatura está conformado por la congruencia del saber pedagógico y el saber artístico obedeciendo a un modelo integrador y a un enfoque transformador que se propone transformar personas, instituciones y saberes.</text:p>
          </table:table-cell>
          <table:table-cell table:number-columns-repeated="16375"/>
        </table:table-row>
        <table:table-row table:style-name="ro37">
          <table:table-cell office:value-type="float" office:value="213" table:style-name="ce2">
            <text:p>213</text:p>
          </table:table-cell>
          <table:table-cell office:value-type="string" table:style-name="ce39">
            <text:p>Licenciatura en Etnoeducación</text:p>
          </table:table-cell>
          <table:table-cell office:value-type="float" office:value="2256000" table:style-name="ce12">
            <text:p>2256000</text:p>
          </table:table-cell>
          <table:table-cell office:value-type="float" office:value="2" table:style-name="ce39">
            <text:p>2</text:p>
          </table:table-cell>
          <table:table-cell office:value-type="string" table:style-name="ce39">
            <text:p>Licenciado en Etnoeducación</text:p>
          </table:table-cell>
          <table:table-cell office:value-type="string" table:style-name="ce7">
            <text:p>Ciencias de la educacion</text:p>
          </table:table-cell>
          <table:table-cell office:value-type="float" office:value="11" table:style-name="ce12">
            <text:p>11</text:p>
          </table:table-cell>
          <table:table-cell office:value-type="float" office:value="1265122" table:style-name="ce40">
            <text:p>1.265.122</text:p>
          </table:table-cell>
          <table:table-cell office:value-type="string" table:style-name="ce7">
            <text:p>Es un verdadero ejercicio misionero por la educación de las minorías étnicas colombianas, a través del cual las comunidades beneficiadas apropian iniciativas productivas y autonómicas, desde un acompañamiento institucional caracterizado por el amor, la generosidad y la alegría de los profesores participantes de la Universidad Pontificia Bolivariana.</text:p>
          </table:table-cell>
          <table:table-cell table:number-columns-repeated="16375"/>
        </table:table-row>
        <table:table-row table:style-name="ro39">
          <table:table-cell office:value-type="float" office:value="214" table:style-name="ce2">
            <text:p>214</text:p>
          </table:table-cell>
          <table:table-cell office:value-type="string" table:style-name="ce39">
            <text:p>Licenciatura en inglés-español</text:p>
          </table:table-cell>
          <table:table-cell office:value-type="float" office:value="2256000" table:style-name="ce12">
            <text:p>2256000</text:p>
          </table:table-cell>
          <table:table-cell office:value-type="float" office:value="2" table:style-name="ce39">
            <text:p>2</text:p>
          </table:table-cell>
          <table:table-cell office:value-type="string" table:style-name="ce39">
            <text:p>Licenciado en Inglés - Español </text:p>
          </table:table-cell>
          <table:table-cell office:value-type="string" table:style-name="ce7">
            <text:p>Ciencias de la educacion</text:p>
          </table:table-cell>
          <table:table-cell office:value-type="float" office:value="10" table:style-name="ce12">
            <text:p>10</text:p>
          </table:table-cell>
          <table:table-cell office:value-type="float" office:value="1461793" table:style-name="ce40">
            <text:p>1.461.793</text:p>
          </table:table-cell>
          <table:table-cell office:value-type="string" table:style-name="ce7">
            <text:p>La denominación del Programa corresponde a la finalidad de la Facultad de Educación de proponer un espacio de formación de docentes en el área de las lenguas materna (español) y extranjera (inglés), con el ánimo de profundizar en las didácticas propias de cada lengua-cultura y contribuir con ello a la formación en competencia comunicativa y desarrollo del lenguaje de los estudiantes en los niveles iniciales de la escolaridad.</text:p>
          </table:table-cell>
          <table:table-cell table:number-columns-repeated="16375"/>
        </table:table-row>
        <table:table-row table:style-name="ro20">
          <table:table-cell office:value-type="float" office:value="215" table:style-name="ce2">
            <text:p>215</text:p>
          </table:table-cell>
          <table:table-cell office:value-type="string" table:style-name="ce39">
            <text:p>Ingenierias Administrativa</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Administrador</text:p>
          </table:table-cell>
          <table:table-cell office:value-type="string" table:style-name="ce7">
            <text:p>Ingenierias</text:p>
          </table:table-cell>
          <table:table-cell office:value-type="float" office:value="10" table:style-name="ce12">
            <text:p>10</text:p>
          </table:table-cell>
          <table:table-cell table:style-name="ce43"/>
          <table:table-cell office:value-type="string" table:style-name="ce7">
            <text:p>Ingenierias Administrativa forma profesionales que direccionen las empresas hacia el crecimiento y desarrollo, optimizando los procesos administrativos, financieros y de mercadeo para generar soluciones efectivas y mejoras que fortalecen el nivel de competencia. Tendrá la capacidad de gerenciar las organizaciones a través del proceso administrativo, buscando la gestión de procesos y la optimización de sus recursos a través de los métodos propios de la ingeniería, siendo capaz de abordar tanto los aspectos administrativos, financieros, de mercadeo y de gestión tecnológica, que les permiten a las empresas ser competitivas.</text:p>
          </table:table-cell>
          <table:table-cell table:number-columns-repeated="16375"/>
        </table:table-row>
        <table:table-row table:style-name="ro37">
          <table:table-cell office:value-type="float" office:value="216" table:style-name="ce2">
            <text:p>216</text:p>
          </table:table-cell>
          <table:table-cell office:value-type="string" table:style-name="ce39">
            <text:p>Ingenierias Aeronáutica</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Aeronáutico</text:p>
          </table:table-cell>
          <table:table-cell office:value-type="string" table:style-name="ce7">
            <text:p>Ingenierias</text:p>
          </table:table-cell>
          <table:table-cell office:value-type="float" office:value="10" table:style-name="ce12">
            <text:p>10</text:p>
          </table:table-cell>
          <table:table-cell office:value-type="float" office:value="1842667" table:style-name="ce40">
            <text:p>1.842.667</text:p>
          </table:table-cell>
          <table:table-cell office:value-type="string" table:style-name="ce7">
            <text:p>Formar Ingenieros Aeronáuticos con una sólida formación humana y tecnológica, para contribuir al desarrollo del sector aeronáutico nacional, sea en empresas nacionales de transporte, entidades oficiales civiles, militares, en industrias aeronáuticas para el diseño, construcción y operación de naves aéreas y espaciales.</text:p>
          </table:table-cell>
          <table:table-cell table:number-columns-repeated="16375"/>
        </table:table-row>
        <table:table-row table:style-name="ro36">
          <table:table-cell office:value-type="float" office:value="217" table:style-name="ce2">
            <text:p>217</text:p>
          </table:table-cell>
          <table:table-cell office:value-type="string" table:style-name="ce39">
            <text:p>Ingenierias Agroindustrial </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Agroindustrial</text:p>
          </table:table-cell>
          <table:table-cell office:value-type="string" table:style-name="ce7">
            <text:p>Ingenierias</text:p>
          </table:table-cell>
          <table:table-cell office:value-type="float" office:value="10" table:style-name="ce12">
            <text:p>10</text:p>
          </table:table-cell>
          <table:table-cell office:value-type="float" office:value="2658546" table:style-name="ce40">
            <text:p>2.658.546</text:p>
          </table:table-cell>
          <table:table-cell office:value-type="string" table:style-name="ce7">
            <text:p>La Ingenierias Agroindustrial de la Universidad Pontificia Bolivariana es una carrera multidisciplinaria que responde a esta necesidad real, integrando elementos de las Ciencias Agropecuarias y Socioeconómicas, de las Tecnologías de Alimentos y de la Ingenierias Industrial, para su aplicación en el procesamiento, conservación, transformación y comercialización de materias primas de origen biológico. Tiene un enfoque de actividades en desarrollo tecnológico para la generación de nuevas empresas, desarrollo de procesos y productos con tecnologías limpias y desarrollo sostenible.</text:p>
          </table:table-cell>
          <table:table-cell table:number-columns-repeated="16375"/>
        </table:table-row>
        <table:table-row table:style-name="ro20">
          <table:table-cell office:value-type="float" office:value="218" table:style-name="ce2">
            <text:p>218</text:p>
          </table:table-cell>
          <table:table-cell office:value-type="string" table:style-name="ce39">
            <text:p>Ingenierias Eléctrica</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Electricista</text:p>
          </table:table-cell>
          <table:table-cell office:value-type="string" table:style-name="ce7">
            <text:p>Ingenierias</text:p>
          </table:table-cell>
          <table:table-cell office:value-type="float" office:value="10" table:style-name="ce12">
            <text:p>10</text:p>
          </table:table-cell>
          <table:table-cell office:value-type="float" office:value="2993709" table:style-name="ce40">
            <text:p>2.993.709</text:p>
          </table:table-cell>
          <table:table-cell office:value-type="string" table:style-name="ce7">
            <text:p>El Programa de Ingenierias Eléctrica pretende formar un profesional con aptitudes y actitudes proactivas para el desempeño de la profesión de ing vc benie­ro electricista. Con capacidad para comunicarse adecuada­mente con los miembros de la comunidad científica y tecnológica, con sus pares, subor­dinados y el público general. Con capacidad y motivación para actualizar permanentemente sus conocimientos cientí­ficos y tecnológicos. Consciente de la necesidad de cultivar sus valores de comportamiento social, tales como el civismo, las buenas maneras, el respeto por el otro y por las normas, la veracidad, y, en general, aquellos que se entienden dentro del concepto de urbanidad.</text:p>
          </table:table-cell>
          <table:table-cell table:number-columns-repeated="16375"/>
        </table:table-row>
        <table:table-row table:style-name="ro41">
          <table:table-cell office:value-type="float" office:value="219" table:style-name="ce2">
            <text:p>219</text:p>
          </table:table-cell>
          <table:table-cell office:value-type="string" table:style-name="ce39">
            <text:p>Ingenierias Electrónica </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Electrónico</text:p>
          </table:table-cell>
          <table:table-cell office:value-type="string" table:style-name="ce7">
            <text:p>Ingenierias</text:p>
          </table:table-cell>
          <table:table-cell office:value-type="float" office:value="10" table:style-name="ce12">
            <text:p>10</text:p>
          </table:table-cell>
          <table:table-cell office:value-type="float" office:value="2928814" table:style-name="ce40">
            <text:p>2.928.814</text:p>
          </table:table-cell>
          <table:table-cell office:value-type="string" table:style-name="ce7">
            <text:p>El Programa de Ingenierias Electrónica pretende formar un profesional con aptitudes y actitudes propias de la profesión de ingeniero electrónico. <text:s/>Con capacidad y motivación para <text:s/>actualizar permanentemente sus conocimientos científicos y tecnológicos.</text:p>
          </table:table-cell>
          <table:table-cell table:number-columns-repeated="16375"/>
        </table:table-row>
        <table:table-row table:style-name="ro21">
          <table:table-cell office:value-type="float" office:value="220" table:style-name="ce2">
            <text:p>220</text:p>
          </table:table-cell>
          <table:table-cell office:value-type="string" table:style-name="ce39">
            <text:p>Ingenierias en Calidad </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en Calidad</text:p>
          </table:table-cell>
          <table:table-cell office:value-type="string" table:style-name="ce7">
            <text:p>Ingenierias</text:p>
          </table:table-cell>
          <table:table-cell office:value-type="float" office:value="10" table:style-name="ce12">
            <text:p>10</text:p>
          </table:table-cell>
          <table:table-cell table:style-name="ce43"/>
          <table:table-cell office:value-type="string" table:style-name="ce7">
            <text:p>La Ingenierias en Calidad es un programa académico que forma profesionales con competencias en que les permita asegurar la calidad de la gestión integral y la sostenibilidad de las organizaciones al diseñar, implementar, mantener y optimizar los sistemas de gestión organizacional, articulados bajo un enfoque por procesos y procurando con esto aumentar los niveles de calidad del producto, del servicio y de la gestión en las organizaciones, de forma ágil, oportuna y flexible, con el objetivo de generar valor, productividad y competitividad empresarial, además que sean capaces de tomar decisiones enfocadas a lograr el mejoramiento organizacional, integrando aspectos sociales, económicos, políticos, ecológicos, legales, entre otros, a través del diseño de los procesos y los controles que garanticen la calidad de éstos.</text:p>
          </table:table-cell>
          <table:table-cell table:number-columns-repeated="16375"/>
        </table:table-row>
        <table:table-row table:style-name="ro36">
          <table:table-cell office:value-type="float" office:value="221" table:style-name="ce2">
            <text:p>221</text:p>
          </table:table-cell>
          <table:table-cell office:value-type="string" table:style-name="ce39">
            <text:p>Ingenierias en Diseño de Entretenimiento Digital </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en Diseño de Entretenimiento Digital</text:p>
          </table:table-cell>
          <table:table-cell office:value-type="string" table:style-name="ce7">
            <text:p>Ingenierias</text:p>
          </table:table-cell>
          <table:table-cell office:value-type="float" office:value="8" table:style-name="ce12">
            <text:p>8</text:p>
          </table:table-cell>
          <table:table-cell table:style-name="ce43"/>
          <table:table-cell office:value-type="string" table:style-name="ce7">
            <text:p>El programa Ingenierias en Diseño de Entretenimiento Digital (único en el país) tiene como objetivo específico la formación de competencias multidisciplinares en ingeniería, diseño y arte que le permitan a sus egresados ser creativos, directores o gerentes de proyectos, usando como herramienta sus conocimientos técnicos, creativos y administrativos. Este perfil es altamente requerido en el sector de entretenimiento digital para estructurar nuevas empresas capaces de competir a nivel internacional e integrar el trabajo de los tecnólogos que se encuentran actualmente en formación.</text:p>
          </table:table-cell>
          <table:table-cell table:number-columns-repeated="16375"/>
        </table:table-row>
        <table:table-row table:style-name="ro39">
          <table:table-cell office:value-type="float" office:value="222" table:style-name="ce2">
            <text:p>222</text:p>
          </table:table-cell>
          <table:table-cell office:value-type="string" table:style-name="ce39">
            <text:p>Ingenierias en Nanotecnología</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en Nanotecnología</text:p>
          </table:table-cell>
          <table:table-cell office:value-type="string" table:style-name="ce7">
            <text:p>Ingenierias</text:p>
          </table:table-cell>
          <table:table-cell office:value-type="float" office:value="10" table:style-name="ce12">
            <text:p>10</text:p>
          </table:table-cell>
          <table:table-cell table:style-name="ce43"/>
          <table:table-cell office:value-type="string" table:style-name="ce7">
            <text:p>La Nanotecnología se ocupa o sugiere el uso, adquisición, desarrollo, implementación, evaluación y control de los materiales o componentes que trabajen a escala nanométrica con el fin fundamental de generar progreso y valor permanente para la organización que lo produce, usa o comercializa.La ingeniería en Nanotecnología es un programa que piensa en el futuro, desde la investigación, el diseño y el análisis de opciones de punta para la industria.</text:p>
          </table:table-cell>
          <table:table-cell table:number-columns-repeated="16375"/>
        </table:table-row>
        <table:table-row table:style-name="ro36">
          <table:table-cell office:value-type="float" office:value="223" table:style-name="ce2">
            <text:p>223</text:p>
          </table:table-cell>
          <table:table-cell office:value-type="string" table:style-name="ce39">
            <text:p>Ingenierias Industrial</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Industrial</text:p>
          </table:table-cell>
          <table:table-cell office:value-type="string" table:style-name="ce7">
            <text:p>Ingenierias</text:p>
          </table:table-cell>
          <table:table-cell office:value-type="float" office:value="10" table:style-name="ce12">
            <text:p>10</text:p>
          </table:table-cell>
          <table:table-cell office:value-type="float" office:value="2179000" table:style-name="ce40">
            <text:p>2.179.000</text:p>
          </table:table-cell>
          <table:table-cell office:value-type="string" table:style-name="ce7">
            <text:p>El Ingeniero Industrial formado en la Universidad Pontificia Bolivariana se caracteriza por contar con conocimientos y habilidades fundamentales en todas las áreas medulares de la Ingenierias Industrial, para desempeñarse con la flexibilidad e idoneidad que el medio empresarial colombiano requiere actualmente. Que se ocupa del desarrollo, mejora, implantación y evaluación de sistemas integrados de gente, riqueza, conocimientos, información, equipamiento, energía, materiales y procesos. También trata sobre el diseño de prototipos para optimizar sistemas y equipos.</text:p>
          </table:table-cell>
          <table:table-cell table:number-columns-repeated="16375"/>
        </table:table-row>
        <table:table-row table:style-name="ro37">
          <table:table-cell office:value-type="float" office:value="224" table:style-name="ce2">
            <text:p>224</text:p>
          </table:table-cell>
          <table:table-cell office:value-type="string" table:style-name="ce39">
            <text:p> Ingenierias Mecánica</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Mecánico</text:p>
          </table:table-cell>
          <table:table-cell office:value-type="string" table:style-name="ce7">
            <text:p>Ingenierias</text:p>
          </table:table-cell>
          <table:table-cell office:value-type="float" office:value="10" table:style-name="ce12">
            <text:p>10</text:p>
          </table:table-cell>
          <table:table-cell office:value-type="float" office:value="2814816" table:style-name="ce40">
            <text:p>2.814.816</text:p>
          </table:table-cell>
          <table:table-cell office:value-type="string" table:style-name="ce7">
            <text:p>El Ingeniero Mecánico egresado de la UPB es un profesional capacitado para integrar conocimientos de las diferentes áreas que enmarcan su profesión, contrastarlos con la realidad y usarlos, bajo el modelo de la gestión por proyectos, dentro de diversos procesos industriales o investigativos para el bien de la sociedad.</text:p>
          </table:table-cell>
          <table:table-cell table:number-columns-repeated="16375"/>
        </table:table-row>
        <table:table-row table:style-name="ro21">
          <table:table-cell office:value-type="float" office:value="225" table:style-name="ce2">
            <text:p>225</text:p>
          </table:table-cell>
          <table:table-cell office:value-type="string" table:style-name="ce39">
            <text:p> Ingenierias Química</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Químico</text:p>
          </table:table-cell>
          <table:table-cell office:value-type="string" table:style-name="ce7">
            <text:p>Ingenierias</text:p>
          </table:table-cell>
          <table:table-cell office:value-type="float" office:value="11" table:style-name="ce12">
            <text:p>11</text:p>
          </table:table-cell>
          <table:table-cell office:value-type="float" office:value="3435245" table:style-name="ce40">
            <text:p>3.435.245</text:p>
          </table:table-cell>
          <table:table-cell office:value-type="string" table:style-name="ce7">
            <text:p>El Ingeniero Químico bolivariano debe ser un profesional competente, visionario, conocedor del estado actual de la Ingenierias y de la función social de la profesión; comprometido con el desarrollo tecnológico de la industria de transformaciones fisicoquímicas de la materia y todo lo relacionado con su campo de acción. Debe además actuar con un gran sentido ético y humanístico; con capacidad de trabajar con grupos interdisciplinarios en planes, programas y proyectos de apertura, integración y desarrollo empresarial, industrial, comercial y de servicios; consciente del uso productivo, racional y eficiente de los recursos naturales y de la conservación del medio ambiente, y de su función social como persona, como ingeniero y como agente de progreso, desarrollo y cambio de la sociedad en que vive.</text:p>
          </table:table-cell>
          <table:table-cell table:number-columns-repeated="16375"/>
        </table:table-row>
        <table:table-row table:style-name="ro37">
          <table:table-cell office:value-type="float" office:value="226" table:style-name="ce2">
            <text:p>226</text:p>
          </table:table-cell>
          <table:table-cell office:value-type="string" table:style-name="ce39">
            <text:p>Ingenierias de Sistemas e Informática</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de sistemas e informática</text:p>
          </table:table-cell>
          <table:table-cell office:value-type="string" table:style-name="ce7">
            <text:p>Ingenierias</text:p>
          </table:table-cell>
          <table:table-cell office:value-type="float" office:value="10" table:style-name="ce12">
            <text:p>10</text:p>
          </table:table-cell>
          <table:table-cell office:value-type="float" office:value="2323074" table:style-name="ce40">
            <text:p>2.323.074</text:p>
          </table:table-cell>
          <table:table-cell office:value-type="string" table:style-name="ce7">
            <text:p>El programa busca formar profesionales idóneos en el Área de Ingenierias de Sistemas e Informática con criterio científico, técnico, empresarial y humanista, capaces de diseñar, implementar, soportar y gestionar soluciones en el campo de las Tecnologías de Información, Comunicación y Computación, para satisfacer las necesidades organizacionales y sociales en el ámbito nacional e internacional.</text:p>
          </table:table-cell>
          <table:table-cell table:number-columns-repeated="16375"/>
        </table:table-row>
        <table:table-row table:style-name="ro39">
          <table:table-cell office:value-type="float" office:value="227" table:style-name="ce2">
            <text:p>227</text:p>
          </table:table-cell>
          <table:table-cell office:value-type="string" table:style-name="ce39">
            <text:p>Ingenierias de Telecomunicaciones</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de Telecomunicaciones</text:p>
          </table:table-cell>
          <table:table-cell office:value-type="string" table:style-name="ce7">
            <text:p>Ingenierias</text:p>
          </table:table-cell>
          <table:table-cell office:value-type="float" office:value="10" table:style-name="ce12">
            <text:p>10</text:p>
          </table:table-cell>
          <table:table-cell office:value-type="float" office:value="2170520" table:style-name="ce40">
            <text:p>2.170.520</text:p>
          </table:table-cell>
          <table:table-cell office:value-type="string" table:style-name="ce7">
            <text:p>El objetivo de nuestro programa es el de Formar un profesional en Ingenierias de Telecomunicaciones con una sólida fundamentación científica, técnica, empresarial y humanista, que esté habilitado para desempeñar competentemente las funciones estratégicas, de operación y de innovación de las tecnologías de telecomunicación, ayudando para que las organizaciones afronten creativamente el entorno competitivo de la globalización.</text:p>
          </table:table-cell>
          <table:table-cell table:number-columns-repeated="16375"/>
        </table:table-row>
        <table:table-row table:style-name="ro37">
          <table:table-cell office:value-type="float" office:value="228" table:style-name="ce2">
            <text:p>228</text:p>
          </table:table-cell>
          <table:table-cell office:value-type="string" table:style-name="ce39">
            <text:p>Ingenierias Textil</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Textil </text:p>
          </table:table-cell>
          <table:table-cell office:value-type="string" table:style-name="ce7">
            <text:p>Ingenierias</text:p>
          </table:table-cell>
          <table:table-cell office:value-type="float" office:value="10" table:style-name="ce12">
            <text:p>10</text:p>
          </table:table-cell>
          <table:table-cell office:value-type="float" office:value="3225982" table:style-name="ce40">
            <text:p>3.225.982</text:p>
          </table:table-cell>
          <table:table-cell office:value-type="string" table:style-name="ce7">
            <text:p>El Ingeniero Textil de la Universidad Pontificia Bolivariana, es un profesional creativo con una visión global y empresarial de la cadena textil, con capacidad de investigar y proponer iniciativas para el desarrollo de productos textiles con valor agregado y dar  soluciones para el mejoramiento de los procesos con el dominio de lo tecnológico, teniendo en cuenta aspectos ambientales, económicos y sociales.</text:p>
          </table:table-cell>
          <table:table-cell table:number-columns-repeated="16375"/>
        </table:table-row>
        <table:table-row table:style-name="ro20">
          <table:table-cell office:value-type="float" office:value="229" table:style-name="ce2">
            <text:p>229</text:p>
          </table:table-cell>
          <table:table-cell office:value-type="string" table:style-name="ce39">
            <text:p>Estudios Literarios</text:p>
          </table:table-cell>
          <table:table-cell office:value-type="float" office:value="2239000" table:style-name="ce12">
            <text:p>2239000</text:p>
          </table:table-cell>
          <table:table-cell office:value-type="float" office:value="2" table:style-name="ce39">
            <text:p>2</text:p>
          </table:table-cell>
          <table:table-cell office:value-type="string" table:style-name="ce39">
            <text:p>Profesional en Estudios Literarios</text:p>
          </table:table-cell>
          <table:table-cell office:value-type="string" table:style-name="ce7">
            <text:p>Ciencias sociales y humanas</text:p>
          </table:table-cell>
          <table:table-cell office:value-type="float" office:value="8" table:style-name="ce12">
            <text:p>8</text:p>
          </table:table-cell>
          <table:table-cell table:style-name="ce19"/>
          <table:table-cell office:value-type="string" table:style-name="ce7">
            <text:p>El profesional en Estudios de la UPB es Un profesional que analiza, comprende, interpretar recrea o produce textos literarios. Un investigador y crítico literario que identifica autores, problemas y obras para darles valor, resaltar el que ya tienen y rescatar patrimonio olvidado. Un creador de textos relacionados con: la teoría, y la elaboración de material literario relacionado con la tecnología.Un ser creativo en el ámbito de la literatura no convencional, con la creación de hipertextos y escenarios interactivos, conjugando el texto verbal con la imagen y el efecto sonoro. Tanto en los espacios académicos como en los de divulgación</text:p>
          </table:table-cell>
          <table:table-cell table:number-columns-repeated="16375"/>
        </table:table-row>
        <table:table-row table:style-name="ro39">
          <table:table-cell office:value-type="float" office:value="230" table:style-name="ce2">
            <text:p>230</text:p>
          </table:table-cell>
          <table:table-cell office:value-type="string" table:style-name="ce39">
            <text:p>Filosofía</text:p>
          </table:table-cell>
          <table:table-cell office:value-type="float" office:value="2239000" table:style-name="ce12">
            <text:p>2239000</text:p>
          </table:table-cell>
          <table:table-cell office:value-type="float" office:value="2" table:style-name="ce39">
            <text:p>2</text:p>
          </table:table-cell>
          <table:table-cell office:value-type="string" table:style-name="ce39">
            <text:p>Filosofo</text:p>
          </table:table-cell>
          <table:table-cell office:value-type="string" table:style-name="ce7">
            <text:p>Ciencias sociales y humanas</text:p>
          </table:table-cell>
          <table:table-cell office:value-type="float" office:value="8" table:style-name="ce12">
            <text:p>8</text:p>
          </table:table-cell>
          <table:table-cell office:value-type="float" office:value="1917469" table:style-name="ce40">
            <text:p>1.917.469</text:p>
          </table:table-cell>
          <table:table-cell office:value-type="string" table:style-name="ce7">
            <text:p>La filosofia en la UPB pretende formar un investigador que con método científico y basándose en el patrimonio filosófico se dedique a la tarea interpretativa en torno a los problemas filosóficos. Un pensador que desde el diálogo Fe-razón demuestre la coherencia entre la visión cristiana del mundo, del hombre y de Dios, con la visión filosófica y la razón. Un profesional que sea capaz de desarrollar otras actividades culturales extendiendo la filosofía a todos los ámbitos de la cultura.</text:p>
          </table:table-cell>
          <table:table-cell table:number-columns-repeated="16375"/>
        </table:table-row>
        <table:table-row table:style-name="ro12">
          <table:table-cell office:value-type="float" office:value="231" table:style-name="ce2">
            <text:p>231</text:p>
          </table:table-cell>
          <table:table-cell office:value-type="string" table:style-name="ce39">
            <text:p>Historia</text:p>
          </table:table-cell>
          <table:table-cell office:value-type="float" office:value="2239000" table:style-name="ce12">
            <text:p>2239000</text:p>
          </table:table-cell>
          <table:table-cell office:value-type="float" office:value="2" table:style-name="ce39">
            <text:p>2</text:p>
          </table:table-cell>
          <table:table-cell office:value-type="string" table:style-name="ce39">
            <text:p>Historiador </text:p>
          </table:table-cell>
          <table:table-cell office:value-type="string" table:style-name="ce7">
            <text:p>Ciencias sociales y humanas</text:p>
          </table:table-cell>
          <table:table-cell office:value-type="float" office:value="8" table:style-name="ce12">
            <text:p>8</text:p>
          </table:table-cell>
          <table:table-cell table:style-name="ce43"/>
          <table:table-cell office:value-type="string" table:style-name="ce21">
            <text:p>Perfil del Profesional de Historia es aquel que lleva a cabo investigaciones históricas y trabaja en proyectos investigativos con grupos interdisciplinarios. Produce nueva información desde variables interpretativas del pasado. Selecciona y administra los recursos necesarios para la conservación de archivos documentales, bibliotecas, museos, casas de la cultura, entre otras instituciones. Se desempeña como catedrático, conferencista e instructor en distintas instituciones académicas.</text:p>
          </table:table-cell>
          <table:table-cell table:number-columns-repeated="16375"/>
        </table:table-row>
        <table:table-row table:style-name="ro39">
          <table:table-cell office:value-type="float" office:value="232" table:style-name="ce2">
            <text:p>232</text:p>
          </table:table-cell>
          <table:table-cell office:value-type="string" table:style-name="ce39">
            <text:p>Licenciatura en Educación Religiosa</text:p>
          </table:table-cell>
          <table:table-cell office:value-type="float" office:value="2239000" table:style-name="ce12">
            <text:p>2239000</text:p>
          </table:table-cell>
          <table:table-cell office:value-type="float" office:value="2" table:style-name="ce39">
            <text:p>2</text:p>
          </table:table-cell>
          <table:table-cell office:value-type="string" table:style-name="ce39">
            <text:p>Licenciado en Educación Religiosa</text:p>
          </table:table-cell>
          <table:table-cell office:value-type="string" table:style-name="ce7">
            <text:p>Ciencias sociales y humanas</text:p>
          </table:table-cell>
          <table:table-cell office:value-type="float" office:value="10" table:style-name="ce12">
            <text:p>10</text:p>
          </table:table-cell>
          <table:table-cell office:value-type="float" office:value="1451243" table:style-name="ce40">
            <text:p>1.451.243</text:p>
          </table:table-cell>
          <table:table-cell office:value-type="string" table:style-name="ce7">
            <text:p>La Facultad de Teología está comprometida con el programa de Licenciatura en Educación Religiosa, para formar maestros con la competencia pedagógica en las disciplinas de: Teología y Filosofía; idóneos para comprender el fenómeno religioso de la cultural, interpretar la realidad y proponer un diálogo asertivo con las diferentes manifestaciones del pluralismo religioso, el ecumenismo y la multi-culturalidad e interactuar en los procesos educativos escolares con calidad</text:p>
          </table:table-cell>
          <table:table-cell table:number-columns-repeated="16375"/>
        </table:table-row>
        <table:table-row table:style-name="ro37">
          <table:table-cell office:value-type="float" office:value="233" table:style-name="ce2">
            <text:p>233</text:p>
          </table:table-cell>
          <table:table-cell office:value-type="string" table:style-name="ce39">
            <text:p>Licenciatura en Filosofía y Letras</text:p>
          </table:table-cell>
          <table:table-cell office:value-type="float" office:value="2239000" table:style-name="ce12">
            <text:p>2239000</text:p>
          </table:table-cell>
          <table:table-cell office:value-type="float" office:value="2" table:style-name="ce39">
            <text:p>2</text:p>
          </table:table-cell>
          <table:table-cell office:value-type="string" table:style-name="ce39">
            <text:p>Licenciado en Filosofía y Letras</text:p>
          </table:table-cell>
          <table:table-cell office:value-type="string" table:style-name="ce7">
            <text:p>Ciencias sociales y humanas</text:p>
          </table:table-cell>
          <table:table-cell office:value-type="float" office:value="10" table:style-name="ce12">
            <text:p>10</text:p>
          </table:table-cell>
          <table:table-cell office:value-type="float" office:value="1605852" table:style-name="ce40">
            <text:p>1.605.852</text:p>
          </table:table-cell>
          <table:table-cell office:value-type="string" table:style-name="ce7">
            <text:p>La Licenciatura en Filosofía y Letras se ha comprometido en la formación de docentes que respondan, desde su saber específico e interdisciplinar, a las necesidades actuales de educación y reflexión que se perciben en el medio, no solo local y nacional, sino también internacional. Asimismo, es capaz de investigar aportando nuevo conocimiento a la propia disciplina y al contexto.</text:p>
          </table:table-cell>
          <table:table-cell table:number-columns-repeated="16375"/>
        </table:table-row>
        <table:table-row table:style-name="ro37">
          <table:table-cell office:value-type="float" office:value="234" table:style-name="ce2">
            <text:p>234</text:p>
          </table:table-cell>
          <table:table-cell office:value-type="string" table:style-name="ce39">
            <text:p> Teología</text:p>
          </table:table-cell>
          <table:table-cell office:value-type="float" office:value="2239000" table:style-name="ce12">
            <text:p>2239000</text:p>
          </table:table-cell>
          <table:table-cell office:value-type="float" office:value="2" table:style-name="ce39">
            <text:p>2</text:p>
          </table:table-cell>
          <table:table-cell office:value-type="string" table:style-name="ce39">
            <text:p>Teólogo</text:p>
          </table:table-cell>
          <table:table-cell office:value-type="string" table:style-name="ce7">
            <text:p>Ciencias sociales y humanas</text:p>
          </table:table-cell>
          <table:table-cell office:value-type="float" office:value="8" table:style-name="ce12">
            <text:p>8</text:p>
          </table:table-cell>
          <table:table-cell office:value-type="float" office:value="2010500" table:style-name="ce40">
            <text:p>2.010.500</text:p>
          </table:table-cell>
          <table:table-cell office:value-type="string" table:style-name="ce7">
            <text:p>La Escuela de Teología, Filosofía y Humanidades reúne, dentro del contexto Universitario, aquellos saberes que se constituyen como columna vertebral del sentido humanista desde la reflexión cristiana en torno a los siempre nuevos, y a la vez antiguos, problemas del hombre: Dios, el mundo y el propio hombre.</text:p>
          </table:table-cell>
          <table:table-cell table:number-columns-repeated="16375"/>
        </table:table-row>
        <table:table-row table:number-rows-repeated="1048341" table:style-name="ro17">
          <table:table-cell table:number-columns-repeated="16384"/>
        </table:table-row>
      </table:table>
      <table:database-ranges>
        <table:database-range table:target-range-address="pregrados.A1:pregrados.I23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rebuchet MS" svg:font-family="&quot;Trebuchet MS&quot;"/>
    <style:font-face style:name="Open Sans" svg:font-family="&quot;Open Sans&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ndres  Mateo Otalvaro  Bermudez</meta:initial-creator>
    <dc:creator>Daniel Velásquez</dc:creator>
    <meta:creation-date>2014-11-25T04:28:58Z</meta:creation-date>
    <dc:date>2014-11-26T04:49:02Z</dc:date>
  </office:meta>
</office:document-meta>
</file>